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type" svg:font-family="Monotyp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80ae6" officeooo:paragraph-rsid="00180ae6" style:font-weight-asian="bold" style:font-weight-complex="bold"/>
    </style:style>
    <style:style style:name="P2" style:family="paragraph" style:parent-style-name="Standard">
      <style:text-properties fo:font-weight="normal" officeooo:rsid="00180ae6" officeooo:paragraph-rsid="00180ae6" style:font-weight-asian="normal" style:font-weight-complex="normal"/>
    </style:style>
    <style:style style:name="P3" style:family="paragraph" style:parent-style-name="Standard">
      <style:text-properties fo:font-size="8pt" fo:font-weight="bold" officeooo:rsid="00180ae6" officeooo:paragraph-rsid="00180ae6" style:font-size-asian="8pt" style:font-weight-asian="bold" style:font-size-complex="8pt" style:font-weight-complex="bold"/>
    </style:style>
    <style:style style:name="P4" style:family="paragraph" style:parent-style-name="Standard">
      <style:text-properties fo:font-size="8pt" fo:font-weight="normal" officeooo:rsid="00180ae6" officeooo:paragraph-rsid="00180ae6" style:font-size-asian="8pt" style:font-weight-asian="normal" style:font-size-complex="8pt" style:font-weight-complex="normal"/>
    </style:style>
    <style:style style:name="P5" style:family="paragraph" style:parent-style-name="Standard">
      <style:text-properties fo:font-size="8pt" style:text-underline-style="none" fo:font-weight="bold" officeooo:rsid="00180ae6" officeooo:paragraph-rsid="00180ae6" style:font-size-asian="8pt" style:font-weight-asian="bold" style:font-size-complex="8pt" style:font-weight-complex="bold"/>
    </style:style>
    <style:style style:name="P6" style:family="paragraph" style:parent-style-name="Standard">
      <style:text-properties fo:font-size="12pt" fo:font-weight="bold" officeooo:rsid="00180ae6" officeooo:paragraph-rsid="00180ae6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2pt" fo:font-weight="bold" officeooo:rsid="00180ae6" officeooo:paragraph-rsid="00180ae6" style:font-size-asian="10.5pt" style:font-weight-asian="bold" style:font-size-complex="12pt" style:font-weight-complex="bold"/>
    </style:style>
    <style:style style:name="P8" style:family="paragraph" style:parent-style-name="Standard">
      <style:text-properties fo:font-size="12pt" style:text-underline-style="solid" style:text-underline-width="auto" style:text-underline-color="font-color" fo:font-weight="bold" officeooo:rsid="00180ae6" officeooo:paragraph-rsid="00180ae6" style:font-size-asian="10.5pt" style:font-weight-asian="bold" style:font-size-complex="12pt" style:font-weight-complex="bold"/>
    </style:style>
    <style:style style:name="P9" style:family="paragraph" style:parent-style-name="Standard">
      <style:text-properties fo:font-size="12pt" style:text-underline-style="solid" style:text-underline-width="auto" style:text-underline-color="font-color" fo:font-weight="bold" officeooo:rsid="0018b71d" officeooo:paragraph-rsid="0018b71d" style:font-size-asian="10.5pt" style:font-weight-asian="bold" style:font-size-complex="12pt" style:font-weight-complex="bold"/>
    </style:style>
    <style:style style:name="P10" style:family="paragraph" style:parent-style-name="Standard">
      <style:text-properties fo:font-size="12pt" style:text-underline-style="none" fo:font-weight="bold" officeooo:rsid="00180ae6" officeooo:paragraph-rsid="00180ae6" style:font-size-asian="10.5pt" style:font-weight-asian="bold" style:font-size-complex="12pt" style:font-weight-complex="bold"/>
    </style:style>
    <style:style style:name="P11" style:family="paragraph" style:parent-style-name="Standard">
      <style:text-properties fo:font-size="12pt" style:text-underline-style="none" fo:font-weight="normal" officeooo:rsid="0018b71d" officeooo:paragraph-rsid="0018b71d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style:text-underline-style="none" fo:font-weight="normal" officeooo:rsid="0018b71d" officeooo:paragraph-rsid="001a8563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style:text-underline-style="none" fo:font-weight="normal" officeooo:rsid="001a8563" officeooo:paragraph-rsid="001a8563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a8d80" officeooo:paragraph-rsid="001a8d80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style:text-underline-style="none" fo:font-weight="bold" officeooo:rsid="001a8d80" officeooo:paragraph-rsid="001a8d80" style:font-weight-asian="bold" style:font-weight-complex="bold"/>
    </style:style>
    <style:style style:name="P16" style:family="paragraph" style:parent-style-name="Standard">
      <style:text-properties style:font-name="Monotype" fo:font-size="8pt" style:text-underline-style="none" fo:font-weight="normal" officeooo:rsid="0018b71d" officeooo:paragraph-rsid="0018b71d" style:font-size-asian="8pt" style:font-weight-asian="normal" style:font-size-complex="8pt" style:font-weight-complex="normal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8pt" style:font-size-asian="8pt" style:font-size-complex="8pt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8pt" style:font-size-asian="8pt" style:font-size-complex="8pt"/>
    </style:style>
    <style:style style:name="P19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/>
      <style:text-properties fo:font-size="8pt" style:font-size-asian="8pt" style:font-size-complex="8pt"/>
    </style:style>
    <style:style style:name="P20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180ae6" officeooo:paragraph-rsid="00180ae6" style:font-weight-asian="bold" style:font-weight-complex="bold"/>
    </style:style>
    <style:style style:name="T1" style:family="text">
      <style:text-properties fo:color="#7f0055" style:font-name="Monospace" fo:font-size="10pt" fo:font-weight="bold" style:font-size-asian="10pt" style:font-weight-asian="bold"/>
    </style:style>
    <style:style style:name="T2" style:family="text">
      <style:text-properties fo:color="#7f0055" style:font-name="Monospace"/>
    </style:style>
    <style:style style:name="T3" style:family="text">
      <style:text-properties fo:color="#7f0055" style:font-name="Monospace" fo:font-weight="bold" style:font-weight-asian="bold"/>
    </style:style>
    <style:style style:name="T4" style:family="text">
      <style:text-properties fo:color="#7f0055" style:font-name="Monospace" style:text-underline-style="solid" style:text-underline-width="auto" style:text-underline-color="font-color" fo:font-weight="bold" style:font-weight-asian="bold"/>
    </style:style>
    <style:style style:name="T5" style:family="text">
      <style:text-properties fo:color="#000000" style:font-name="Monospace" fo:font-size="10pt" style:font-size-asian="10pt"/>
    </style:style>
    <style:style style:name="T6" style:family="text">
      <style:text-properties fo:color="#000000" style:font-name="Monospace"/>
    </style:style>
    <style:style style:name="T7" style:family="text">
      <style:text-properties fo:color="#000000" style:font-name="Monospace" style:text-underline-style="solid" style:text-underline-width="auto" style:text-underline-color="font-color"/>
    </style:style>
    <style:style style:name="T8" style:family="text">
      <style:text-properties fo:color="#000000" style:font-name="Monospace" fo:font-style="italic" style:font-style-asian="italic"/>
    </style:style>
    <style:style style:name="T9" style:family="text">
      <style:text-properties fo:color="#6a3e3e" style:font-name="Monospace"/>
    </style:style>
    <style:style style:name="T10" style:family="text">
      <style:text-properties fo:color="#6a3e3e" style:font-name="Monospace" style:text-underline-style="solid" style:text-underline-width="auto" style:text-underline-color="font-color"/>
    </style:style>
    <style:style style:name="T11" style:family="text">
      <style:text-properties fo:color="#0000c0" style:font-name="Monospace"/>
    </style:style>
    <style:style style:name="T12" style:family="text">
      <style:text-properties fo:color="#0000c0" style:font-name="Monospace" fo:font-style="italic" style:font-style-asian="italic"/>
    </style:style>
    <style:style style:name="T13" style:family="text">
      <style:text-properties fo:color="#0000c0" style:font-name="Monospace" fo:font-style="italic" fo:font-weight="bold" style:font-style-asian="italic" style:font-weight-asian="bold"/>
    </style:style>
    <style:style style:name="T14" style:family="text">
      <style:text-properties fo:color="#646464" style:font-name="Monospace"/>
    </style:style>
    <style:style style:name="T15" style:family="text">
      <style:text-properties fo:color="#646464" style:font-name="Monospace" fo:background-color="#d4d4d4" loext:char-shading-value="0"/>
    </style:style>
    <style:style style:name="T16" style:family="text">
      <style:text-properties fo:color="#2a00ff" style:font-name="Monospace"/>
    </style:style>
    <style:style style:name="T17" style:family="text">
      <style:text-properties fo:color="#3f7f5f" style:font-name="Monospace"/>
    </style:style>
    <style:style style:name="T18" style:family="text">
      <style:text-properties fo:color="#3f7f5f" style:font-name="Monospace" style:text-underline-style="solid" style:text-underline-width="auto" style:text-underline-color="font-color"/>
    </style:style>
    <style:style style:name="T19" style:family="text">
      <style:text-properties fo:color="#7f9fbf" style:font-name="Monospace" fo:font-weight="bold" style:font-weight-asian="bold"/>
    </style:style>
    <style:style style:name="T20" style:family="text">
      <style:text-properties style:font-name="Liberation Serif" style:font-size-asian="12pt"/>
    </style:style>
    <style:style style:name="T21" style:family="text">
      <style:text-properties style:font-name="Liberation Serif" officeooo:rsid="001a8563" style:font-size-asian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CPSC 501 Assignment 3</text:p>
      <text:p text:style-name="P15">Daniel Lewis</text:p>
      <text:p text:style-name="P15">10076890</text:p>
      <text:p text:style-name="P15">T02</text:p>
      <text:p text:style-name="P20">sender package</text:p>
      <text:p text:style-name="P1"/>
      <text:p text:style-name="P1">ReflectiveSerializer.java</text:p>
      <text:p text:style-name="P4"><text:span text:style-name="T3">package</text:span><text:span text:style-name="T6"> sender;</text:span></text:p>
      <text:p text:style-name="P17"/>
      <text:p text:style-name="P19"><text:span text:style-name="T3">public</text:span><text:span text:style-name="T6"> </text:span><text:span text:style-name="T3">interface</text:span><text:span text:style-name="T6"> ReflectiveSerializer {</text:span></text:p>
      <text:p text:style-name="P18"><text:span text:style-name="T6"><text:tab/></text:span><text:span text:style-name="T3">public</text:span><text:span text:style-name="T6"> org.jdom2.Document serialize(Object </text:span><text:span text:style-name="T9">obj</text:span><text:span text:style-name="T6">);</text:span></text:p>
      <text:p text:style-name="P18"><text:span text:style-name="T6">}</text:span></text:p>
      <text:p text:style-name="P2"/>
      <text:p text:style-name="P1">Serializer.java</text:p>
      <text:p text:style-name="P3"><text:span text:style-name="T2">package</text:span><text:span text:style-name="T6"> sender;</text:span></text:p>
      <text:p text:style-name="P17"/>
      <text:p text:style-name="P18"><text:span text:style-name="T3">import</text:span><text:span text:style-name="T6"> </text:span><text:span text:style-name="T7">java.io.IOException</text:span><text:span text:style-name="T6">;</text:span></text:p>
      <text:p text:style-name="P18"><text:span text:style-name="T3">import</text:span><text:span text:style-name="T6"> java.lang.reflect.Array;</text:span></text:p>
      <text:p text:style-name="P18"><text:span text:style-name="T3">import</text:span><text:span text:style-name="T6"> java.lang.reflect.Field;</text:span></text:p>
      <text:p text:style-name="P18"><text:span text:style-name="T3">import</text:span><text:span text:style-name="T6"> java.lang.reflect.Modifier;</text:span></text:p>
      <text:p text:style-name="P18"><text:span text:style-name="T3">import</text:span><text:span text:style-name="T6"> java.util.ArrayList;</text:span></text:p>
      <text:p text:style-name="P18"><text:span text:style-name="T3">import</text:span><text:span text:style-name="T6"> java.util.Arrays;</text:span></text:p>
      <text:p text:style-name="P18"><text:span text:style-name="T3">import</text:span><text:span text:style-name="T6"> java.util.HashMap;</text:span></text:p>
      <text:p text:style-name="P18"><text:span text:style-name="T3">import</text:span><text:span text:style-name="T6"> java.util.LinkedList;</text:span></text:p>
      <text:p text:style-name="P17"/>
      <text:p text:style-name="P18"><text:span text:style-name="T3">import</text:span><text:span text:style-name="T6"> org.jdom2.Document;</text:span></text:p>
      <text:p text:style-name="P18"><text:span text:style-name="T3">import</text:span><text:span text:style-name="T6"> org.jdom2.Element;</text:span></text:p>
      <text:p text:style-name="P18"><text:span text:style-name="T3">import</text:span><text:span text:style-name="T6"> </text:span><text:span text:style-name="T7">org.jdom2.output.Format</text:span><text:span text:style-name="T6">;</text:span></text:p>
      <text:p text:style-name="P18"><text:span text:style-name="T3">import</text:span><text:span text:style-name="T6"> </text:span><text:span text:style-name="T7">org.jdom2.output.XMLOutputter</text:span><text:span text:style-name="T6">;</text:span></text:p>
      <text:p text:style-name="P17"/>
      <text:p text:style-name="P18"><text:span text:style-name="T3">import</text:span><text:span text:style-name="T6"> </text:span><text:span text:style-name="T7">testClasses</text:span><text:span text:style-name="T6">.*;</text:span></text:p>
      <text:p text:style-name="P18"><text:span text:style-name="T3">import</text:span><text:span text:style-name="T6"> </text:span><text:span text:style-name="T7">reciever</text:span><text:span text:style-name="T6">.*;</text:span></text:p>
      <text:p text:style-name="P17"/>
      <text:p text:style-name="P18"><text:span text:style-name="T3">public</text:span><text:span text:style-name="T6"> </text:span><text:span text:style-name="T3">class</text:span><text:span text:style-name="T6"> Serializer </text:span><text:span text:style-name="T3">implements</text:span><text:span text:style-name="T6"> ReflectiveSerializer {</text:span></text:p>
      <text:p text:style-name="P17"/>
      <text:p text:style-name="P18"><text:span text:style-name="T6"><text:tab/></text:span><text:span text:style-name="T3">private</text:span><text:span text:style-name="T6"> HashMap&lt;Object, Integer&gt; </text:span><text:span text:style-name="T11">serialized</text:span><text:span text:style-name="T6">;</text:span></text:p>
      <text:p text:style-name="P18"><text:span text:style-name="T6"><text:tab/></text:span><text:span text:style-name="T3">private</text:span><text:span text:style-name="T6"> LinkedList&lt;Element&gt; </text:span><text:span text:style-name="T11">elementsToAdd</text:span><text:span text:style-name="T6">;</text:span></text:p>
      <text:p text:style-name="P18"><text:span text:style-name="T6"><text:tab/></text:span><text:span text:style-name="T3">private</text:span><text:span text:style-name="T6"> Document </text:span><text:span text:style-name="T11">doc</text:span><text:span text:style-name="T6">;</text:span></text:p>
      <text:p text:style-name="P18"><text:span text:style-name="T6"><text:tab/></text:span><text:span text:style-name="T3">int</text:span><text:span text:style-name="T6"> </text:span><text:span text:style-name="T11">currentID</text:span><text:span text:style-name="T6">;</text:span></text:p>
      <text:p text:style-name="P18"><text:span text:style-name="T6"><text:tab/></text:span></text:p>
      <text:p text:style-name="P18"><text:span text:style-name="T6"><text:tab/></text:span><text:span text:style-name="T3">public</text:span><text:span text:style-name="T6"> Serializer()</text:span></text:p>
      <text:p text:style-name="P18"><text:span text:style-name="T6"><text:tab/>{</text:span></text:p>
      <text:p text:style-name="P18"><text:span text:style-name="T6"><text:tab/><text:tab/></text:span><text:span text:style-name="T11">serialized</text:span><text:span text:style-name="T6"> = </text:span><text:span text:style-name="T4">new</text:span><text:span text:style-name="T7"> HashMap()</text:span><text:span text:style-name="T6">;</text:span></text:p>
      <text:p text:style-name="P18"><text:span text:style-name="T6"><text:tab/><text:tab/></text:span><text:span text:style-name="T11">elementsToAdd</text:span><text:span text:style-name="T6"> = </text:span><text:span text:style-name="T3">new</text:span><text:span text:style-name="T6"> LinkedList&lt;Element&gt;();</text:span></text:p>
      <text:p text:style-name="P18"><text:span text:style-name="T6"><text:tab/><text:tab/></text:span><text:span text:style-name="T11">currentID</text:span><text:span text:style-name="T6"> = 0;</text:span></text:p>
      <text:p text:style-name="P18"><text:span text:style-name="T6"><text:tab/>}</text:span></text:p>
      <text:p text:style-name="P18"><text:span text:style-name="T6"><text:tab/></text:span></text:p>
      <text:p text:style-name="P18"><text:span text:style-name="T6"><text:tab/></text:span><text:span text:style-name="T14">@Override</text:span></text:p>
      <text:p text:style-name="P18"><text:span text:style-name="T6"><text:tab/></text:span><text:span text:style-name="T3">public</text:span><text:span text:style-name="T6"> Document serialize(Object </text:span><text:span text:style-name="T9">obj</text:span><text:span text:style-name="T6">) {</text:span></text:p>
      <text:p text:style-name="P18"><text:span text:style-name="T6"><text:tab/><text:tab/></text:span></text:p>
      <text:p text:style-name="P18"><text:span text:style-name="T6"><text:tab/><text:tab/>Element </text:span><text:span text:style-name="T9">root</text:span><text:span text:style-name="T6"> = </text:span><text:span text:style-name="T3">new</text:span><text:span text:style-name="T6"> Element(</text:span><text:span text:style-name="T16">"serialized"</text:span><text:span text:style-name="T6">);</text:span></text:p>
      <text:p text:style-name="P18"><text:span text:style-name="T6"><text:tab/><text:tab/></text:span><text:span text:style-name="T11">doc</text:span><text:span text:style-name="T6"> = </text:span><text:span text:style-name="T3">new</text:span><text:span text:style-name="T6"> Document(</text:span><text:span text:style-name="T9">root</text:span><text:span text:style-name="T6">);<text:tab/><text:tab/></text:span></text:p>
      <text:p text:style-name="P18"><text:span text:style-name="T6"><text:tab/></text:span></text:p>
      <text:p text:style-name="P18"><text:span text:style-name="T6"><text:tab/><text:tab/></text:span><text:span text:style-name="T11">elementsToAdd</text:span><text:span text:style-name="T6">.push(serializeObject(</text:span><text:span text:style-name="T9">obj</text:span><text:span text:style-name="T6">, getID()));</text:span></text:p>
      <text:p text:style-name="P18"><text:span text:style-name="T6"><text:tab/><text:tab/></text:span></text:p>
      <text:p text:style-name="P18"><text:span text:style-name="T6"><text:tab/><text:tab/></text:span><text:span text:style-name="T9">root</text:span><text:span text:style-name="T6">.addContent(</text:span><text:span text:style-name="T11">elementsToAdd</text:span><text:span text:style-name="T6">);</text:span></text:p>
      <text:p text:style-name="P18"><text:span text:style-name="T6"><text:tab/><text:tab/></text:span></text:p>
      <text:p text:style-name="P18"><text:span text:style-name="T6"><text:tab/><text:tab/></text:span><text:span text:style-name="T11">currentID</text:span><text:span text:style-name="T6"> = 0;</text:span></text:p>
      <text:p text:style-name="P18"><text:span text:style-name="T6"><text:tab/><text:tab/></text:span><text:span text:style-name="T11">serialized</text:span><text:span text:style-name="T6">.clear();</text:span></text:p>
      <text:p text:style-name="P18"><text:span text:style-name="T6"><text:tab/><text:tab/></text:span><text:span text:style-name="T11">elementsToAdd</text:span><text:span text:style-name="T6">.clear();</text:span></text:p>
      <text:p text:style-name="P18"><text:span text:style-name="T6"><text:tab/><text:tab/></text:span><text:span text:style-name="T3">return</text:span><text:span text:style-name="T6"> </text:span><text:span text:style-name="T11">doc</text:span><text:span text:style-name="T6">;</text:span></text:p>
      <text:p text:style-name="P18"><text:span text:style-name="T6"><text:tab/>}</text:span></text:p>
      <text:p text:style-name="P18"><text:span text:style-name="T6"><text:tab/></text:span></text:p>
      <text:p text:style-name="P18"><text:span text:style-name="T6"><text:tab/></text:span><text:span text:style-name="T3">private</text:span><text:span text:style-name="T6"> </text:span><text:span text:style-name="T3">int</text:span><text:span text:style-name="T6"> getID()</text:span></text:p>
      <text:p text:style-name="P18"><text:span text:style-name="T6"><text:tab/>{</text:span></text:p>
      <text:p text:style-name="P18"><text:span text:style-name="T6"><text:tab/><text:tab/></text:span><text:span text:style-name="T3">return</text:span><text:span text:style-name="T6"> </text:span><text:span text:style-name="T11">currentID</text:span><text:span text:style-name="T6">++;</text:span></text:p>
      <text:p text:style-name="P18"><text:span text:style-name="T6"><text:tab/>}</text:span></text:p>
      <text:p text:style-name="P18"><text:span text:style-name="T6"><text:tab/></text:span></text:p>
      <text:p text:style-name="P18"><text:span text:style-name="T6"><text:tab/></text:span><text:span text:style-name="T3">private</text:span><text:span text:style-name="T6"> Element serializeField(Field </text:span><text:span text:style-name="T9">field</text:span><text:span text:style-name="T6">, Object </text:span><text:span text:style-name="T9">obj</text:span><text:span text:style-name="T6">)</text:span></text:p>
      <text:p text:style-name="P18"><text:span text:style-name="T6"><text:tab/>{</text:span></text:p>
      <text:p text:style-name="P18"><text:span text:style-name="T6"><text:tab/><text:tab/></text:span><text:span text:style-name="T9">field</text:span><text:span text:style-name="T6">.setAccessible(</text:span><text:span text:style-name="T3">true</text:span><text:span text:style-name="T6">);</text:span></text:p>
      <text:p text:style-name="P18"><text:span text:style-name="T6"><text:tab/><text:tab/></text:span></text:p>
      <text:p text:style-name="P18"><text:span text:style-name="T6"><text:tab/><text:tab/>String </text:span><text:span text:style-name="T9">declaringClass</text:span><text:span text:style-name="T6"> = </text:span><text:span text:style-name="T9">field</text:span><text:span text:style-name="T6">.getDeclaringClass().getName();</text:span></text:p>
      <text:p text:style-name="P18"><text:span text:style-name="T6"><text:tab/><text:tab/></text:span></text:p>
      <text:p text:style-name="P18"><text:soft-page-break/><text:span text:style-name="T6"><text:tab/><text:tab/>Element </text:span><text:span text:style-name="T9">newField</text:span><text:span text:style-name="T6"> = </text:span><text:span text:style-name="T3">new</text:span><text:span text:style-name="T6"> Element(</text:span><text:span text:style-name="T16">"field"</text:span><text:span text:style-name="T6">);</text:span></text:p>
      <text:p text:style-name="P18"><text:span text:style-name="T6"><text:tab/><text:tab/></text:span><text:span text:style-name="T9">newField</text:span><text:span text:style-name="T6">.setAttribute(</text:span><text:span text:style-name="T16">"name"</text:span><text:span text:style-name="T6">, </text:span><text:span text:style-name="T9">field</text:span><text:span text:style-name="T6">.getName());</text:span></text:p>
      <text:p text:style-name="P18"><text:span text:style-name="T6"><text:tab/><text:tab/></text:span><text:span text:style-name="T9">newField</text:span><text:span text:style-name="T6">.setAttribute(</text:span><text:span text:style-name="T16">"declaringClass"</text:span><text:span text:style-name="T6">, </text:span><text:span text:style-name="T9">declaringClass</text:span><text:span text:style-name="T6">);</text:span></text:p>
      <text:p text:style-name="P18"><text:span text:style-name="T6"><text:tab/><text:tab/>Element </text:span><text:span text:style-name="T9">value</text:span><text:span text:style-name="T6">;<text:tab/><text:tab/><text:tab/></text:span></text:p>
      <text:p text:style-name="P18"><text:span text:style-name="T6"><text:tab/><text:tab/></text:span></text:p>
      <text:p text:style-name="P18"><text:span text:style-name="T6"><text:tab/><text:tab/></text:span><text:span text:style-name="T3">if</text:span><text:span text:style-name="T6">(</text:span><text:span text:style-name="T9">field</text:span><text:span text:style-name="T6">.getType().isPrimitive())</text:span></text:p>
      <text:p text:style-name="P18"><text:span text:style-name="T6"><text:tab/><text:tab/>{</text:span></text:p>
      <text:p text:style-name="P18"><text:span text:style-name="T6"><text:tab/><text:tab/><text:tab/></text:span><text:span text:style-name="T9">value</text:span><text:span text:style-name="T6"> = </text:span><text:span text:style-name="T3">new</text:span><text:span text:style-name="T6"> Element(</text:span><text:span text:style-name="T16">"value"</text:span><text:span text:style-name="T6">);</text:span></text:p>
      <text:p text:style-name="P18"><text:span text:style-name="T6"><text:tab/><text:tab/><text:tab/></text:span></text:p>
      <text:p text:style-name="P18"><text:span text:style-name="T6"><text:tab/><text:tab/><text:tab/></text:span><text:span text:style-name="T3">try</text:span><text:span text:style-name="T6"> {</text:span></text:p>
      <text:p text:style-name="P18"><text:span text:style-name="T6"><text:tab/><text:tab/><text:tab/><text:tab/></text:span><text:span text:style-name="T9">value</text:span><text:span text:style-name="T6">.addContent(</text:span><text:span text:style-name="T9">field</text:span><text:span text:style-name="T6">.get(</text:span><text:span text:style-name="T9">obj</text:span><text:span text:style-name="T6">).toString());</text:span></text:p>
      <text:p text:style-name="P18"><text:span text:style-name="T6"><text:tab/><text:tab/><text:tab/>} </text:span><text:span text:style-name="T3">catch</text:span><text:span text:style-name="T6"> (IllegalArgumentException </text:span><text:span text:style-name="T9">e</text:span><text:span text:style-name="T6">) {</text:span></text:p>
      <text:p text:style-name="P18"><text:span text:style-name="T6"><text:tab/><text:tab/><text:tab/><text:tab/></text:span><text:span text:style-name="T9">e</text:span><text:span text:style-name="T6">.printStackTrace();</text:span></text:p>
      <text:p text:style-name="P18"><text:span text:style-name="T6"><text:tab/><text:tab/><text:tab/>} </text:span><text:span text:style-name="T3">catch</text:span><text:span text:style-name="T6"> (IllegalAccessException </text:span><text:span text:style-name="T9">e</text:span><text:span text:style-name="T6">) {</text:span></text:p>
      <text:p text:style-name="P18"><text:span text:style-name="T6"><text:tab/><text:tab/><text:tab/><text:tab/></text:span><text:span text:style-name="T9">e</text:span><text:span text:style-name="T6">.printStackTrace();</text:span></text:p>
      <text:p text:style-name="P18"><text:span text:style-name="T6"><text:tab/><text:tab/><text:tab/>}</text:span></text:p>
      <text:p text:style-name="P18"><text:span text:style-name="T6"><text:tab/><text:tab/>}</text:span></text:p>
      <text:p text:style-name="P18"><text:span text:style-name="T6"><text:tab/><text:tab/></text:span><text:span text:style-name="T3">else</text:span></text:p>
      <text:p text:style-name="P18"><text:span text:style-name="T6"><text:tab/><text:tab/>{</text:span></text:p>
      <text:p text:style-name="P18"><text:span text:style-name="T6"><text:tab/><text:tab/><text:tab/></text:span><text:span text:style-name="T9">value</text:span><text:span text:style-name="T6"> = </text:span><text:span text:style-name="T3">new</text:span><text:span text:style-name="T6"> Element(</text:span><text:span text:style-name="T16">"reference"</text:span><text:span text:style-name="T6">);</text:span></text:p>
      <text:p text:style-name="P18"><text:span text:style-name="T6"><text:tab/><text:tab/><text:tab/></text:span></text:p>
      <text:p text:style-name="P18"><text:span text:style-name="T6"><text:tab/><text:tab/><text:tab/>Object </text:span><text:span text:style-name="T9">instance</text:span><text:span text:style-name="T6"> = </text:span><text:span text:style-name="T3">null</text:span><text:span text:style-name="T6">;</text:span></text:p>
      <text:p text:style-name="P18"><text:span text:style-name="T6"><text:tab/><text:tab/><text:tab/></text:span><text:span text:style-name="T3">try</text:span><text:span text:style-name="T6"> {</text:span></text:p>
      <text:p text:style-name="P18"><text:span text:style-name="T6"><text:tab/><text:tab/><text:tab/><text:tab/></text:span><text:span text:style-name="T9">instance</text:span><text:span text:style-name="T6"> = </text:span><text:span text:style-name="T9">field</text:span><text:span text:style-name="T6">.get(</text:span><text:span text:style-name="T9">obj</text:span><text:span text:style-name="T6">);</text:span></text:p>
      <text:p text:style-name="P18"><text:span text:style-name="T6"><text:tab/><text:tab/><text:tab/>} </text:span><text:span text:style-name="T3">catch</text:span><text:span text:style-name="T6"> (IllegalArgumentException </text:span><text:span text:style-name="T9">e</text:span><text:span text:style-name="T6">) {</text:span></text:p>
      <text:p text:style-name="P18"><text:span text:style-name="T6"><text:tab/><text:tab/><text:tab/><text:tab/></text:span><text:span text:style-name="T9">e</text:span><text:span text:style-name="T6">.printStackTrace();</text:span></text:p>
      <text:p text:style-name="P18"><text:span text:style-name="T6"><text:tab/><text:tab/><text:tab/>} </text:span><text:span text:style-name="T3">catch</text:span><text:span text:style-name="T6"> (IllegalAccessException </text:span><text:span text:style-name="T9">e</text:span><text:span text:style-name="T6">) {</text:span></text:p>
      <text:p text:style-name="P18"><text:span text:style-name="T6"><text:tab/><text:tab/><text:tab/><text:tab/></text:span><text:span text:style-name="T9">e</text:span><text:span text:style-name="T6">.printStackTrace();</text:span></text:p>
      <text:p text:style-name="P18"><text:span text:style-name="T6"><text:tab/><text:tab/><text:tab/>}</text:span></text:p>
      <text:p text:style-name="P18"><text:span text:style-name="T6"><text:tab/><text:tab/><text:tab/></text:span></text:p>
      <text:p text:style-name="P18"><text:span text:style-name="T6"><text:tab/><text:tab/><text:tab/></text:span><text:span text:style-name="T3">int</text:span><text:span text:style-name="T6"> </text:span><text:span text:style-name="T9">id</text:span><text:span text:style-name="T6">;</text:span></text:p>
      <text:p text:style-name="P18"><text:span text:style-name="T6"><text:tab/><text:tab/><text:tab/></text:span></text:p>
      <text:p text:style-name="P18"><text:span text:style-name="T6"><text:tab/><text:tab/><text:tab/></text:span><text:span text:style-name="T3">if</text:span><text:span text:style-name="T6">(</text:span><text:span text:style-name="T9">instance</text:span><text:span text:style-name="T6"> != </text:span><text:span text:style-name="T3">null</text:span><text:span text:style-name="T6">){</text:span></text:p>
      <text:p text:style-name="P18"><text:span text:style-name="T6"><text:tab/><text:tab/><text:tab/><text:tab/></text:span><text:span text:style-name="T3">if</text:span><text:span text:style-name="T6">(</text:span><text:span text:style-name="T11">serialized</text:span><text:span text:style-name="T6">.containsKey(</text:span><text:span text:style-name="T9">instance</text:span><text:span text:style-name="T6">))</text:span></text:p>
      <text:p text:style-name="P18"><text:span text:style-name="T6"><text:tab/><text:tab/><text:tab/><text:tab/><text:tab/></text:span><text:span text:style-name="T9">id</text:span><text:span text:style-name="T6"> = </text:span><text:span text:style-name="T11">serialized</text:span><text:span text:style-name="T6">.get(</text:span><text:span text:style-name="T9">instance</text:span><text:span text:style-name="T6">);</text:span></text:p>
      <text:p text:style-name="P18"><text:span text:style-name="T6"><text:tab/><text:tab/><text:tab/><text:tab/></text:span><text:span text:style-name="T3">else</text:span></text:p>
      <text:p text:style-name="P18"><text:span text:style-name="T6"><text:tab/><text:tab/><text:tab/><text:tab/>{</text:span></text:p>
      <text:p text:style-name="P18"><text:span text:style-name="T6"><text:tab/><text:tab/><text:tab/><text:tab/><text:tab/></text:span><text:span text:style-name="T9">id</text:span><text:span text:style-name="T6"> = getID();</text:span></text:p>
      <text:p text:style-name="P18"><text:span text:style-name="T6"><text:tab/><text:tab/><text:tab/><text:tab/><text:tab/>Element </text:span><text:span text:style-name="T9">toAdd</text:span><text:span text:style-name="T6"> = serializeObject(</text:span><text:span text:style-name="T9">instance</text:span><text:span text:style-name="T6">, </text:span><text:span text:style-name="T9">id</text:span><text:span text:style-name="T6">);</text:span></text:p>
      <text:p text:style-name="P18"><text:span text:style-name="T6"><text:tab/><text:tab/><text:tab/><text:tab/><text:tab/></text:span><text:span text:style-name="T3">if</text:span><text:span text:style-name="T6">(</text:span><text:span text:style-name="T9">toAdd</text:span><text:span text:style-name="T6"> != </text:span><text:span text:style-name="T3">null</text:span><text:span text:style-name="T6">)</text:span></text:p>
      <text:p text:style-name="P18"><text:span text:style-name="T6"><text:tab/><text:tab/><text:tab/><text:tab/><text:tab/><text:tab/></text:span><text:span text:style-name="T11">elementsToAdd</text:span><text:span text:style-name="T6">.add(</text:span><text:span text:style-name="T9">toAdd</text:span><text:span text:style-name="T6">); </text:span></text:p>
      <text:p text:style-name="P18"><text:span text:style-name="T6"><text:tab/><text:tab/><text:tab/><text:tab/>}</text:span></text:p>
      <text:p text:style-name="P18"><text:span text:style-name="T6"><text:tab/><text:tab/><text:tab/><text:tab/></text:span></text:p>
      <text:p text:style-name="P18"><text:span text:style-name="T6"><text:tab/><text:tab/><text:tab/><text:tab/></text:span><text:span text:style-name="T9">value</text:span><text:span text:style-name="T6">.addContent(Integer.</text:span><text:span text:style-name="T8">toString</text:span><text:span text:style-name="T6">(</text:span><text:span text:style-name="T9">id</text:span><text:span text:style-name="T6">));</text:span></text:p>
      <text:p text:style-name="P18"><text:span text:style-name="T6"><text:tab/><text:tab/><text:tab/>}</text:span></text:p>
      <text:p text:style-name="P18"><text:span text:style-name="T6"><text:tab/><text:tab/><text:tab/></text:span><text:span text:style-name="T3">else</text:span></text:p>
      <text:p text:style-name="P18"><text:span text:style-name="T6"><text:tab/><text:tab/><text:tab/><text:tab/></text:span><text:span text:style-name="T9">value</text:span><text:span text:style-name="T6">.addContent(</text:span><text:span text:style-name="T16">"null"</text:span><text:span text:style-name="T6">);</text:span></text:p>
      <text:p text:style-name="P18"><text:span text:style-name="T6"><text:tab/><text:tab/><text:tab/></text:span></text:p>
      <text:p text:style-name="P18"><text:span text:style-name="T6"><text:tab/><text:tab/>}</text:span></text:p>
      <text:p text:style-name="P18"><text:span text:style-name="T6"><text:tab/><text:tab/></text:span></text:p>
      <text:p text:style-name="P18"><text:span text:style-name="T6"><text:tab/><text:tab/></text:span><text:span text:style-name="T9">newField</text:span><text:span text:style-name="T6">.addContent(</text:span><text:span text:style-name="T9">value</text:span><text:span text:style-name="T6">);</text:span></text:p>
      <text:p text:style-name="P18"><text:span text:style-name="T6"><text:tab/><text:tab/></text:span></text:p>
      <text:p text:style-name="P18"><text:span text:style-name="T6"><text:tab/><text:tab/></text:span><text:span text:style-name="T3">return</text:span><text:span text:style-name="T6"> </text:span><text:span text:style-name="T9">newField</text:span><text:span text:style-name="T6">;</text:span></text:p>
      <text:p text:style-name="P18"><text:span text:style-name="T6"><text:tab/>}</text:span></text:p>
      <text:p text:style-name="P18"><text:span text:style-name="T6"><text:tab/></text:span></text:p>
      <text:p text:style-name="P18"><text:span text:style-name="T6"><text:tab/></text:span><text:span text:style-name="T3">private</text:span><text:span text:style-name="T6"> Element serializeObject(Object </text:span><text:span text:style-name="T9">obj</text:span><text:span text:style-name="T6">, </text:span><text:span text:style-name="T3">int</text:span><text:span text:style-name="T6"> </text:span><text:span text:style-name="T9">id</text:span><text:span text:style-name="T6">)</text:span></text:p>
      <text:p text:style-name="P18"><text:span text:style-name="T6"><text:tab/>{</text:span></text:p>
      <text:p text:style-name="P18"><text:span text:style-name="T6"><text:tab/><text:tab/></text:span><text:span text:style-name="T3">if</text:span><text:span text:style-name="T6">(</text:span><text:span text:style-name="T11">serialized</text:span><text:span text:style-name="T6">.containsKey(</text:span><text:span text:style-name="T9">obj</text:span><text:span text:style-name="T6">))</text:span></text:p>
      <text:p text:style-name="P18"><text:span text:style-name="T6"><text:tab/><text:tab/><text:tab/></text:span><text:span text:style-name="T3">return</text:span><text:span text:style-name="T6"> </text:span><text:span text:style-name="T3">null</text:span><text:span text:style-name="T6">;</text:span></text:p>
      <text:p text:style-name="P18"><text:span text:style-name="T6"><text:tab/><text:tab/></text:span></text:p>
      <text:p text:style-name="P18"><text:span text:style-name="T6"><text:tab/><text:tab/></text:span><text:span text:style-name="T11">serialized</text:span><text:span text:style-name="T6">.put(</text:span><text:span text:style-name="T9">obj</text:span><text:span text:style-name="T6">, </text:span><text:span text:style-name="T9">id</text:span><text:span text:style-name="T6">);</text:span></text:p>
      <text:p text:style-name="P18"><text:span text:style-name="T6"><text:tab/><text:tab/></text:span><text:span text:style-name="T7">Class</text:span><text:span text:style-name="T6"> </text:span><text:span text:style-name="T9">metaObj</text:span><text:span text:style-name="T6"> = </text:span><text:span text:style-name="T9">obj</text:span><text:span text:style-name="T6">.getClass();<text:tab/><text:tab/></text:span></text:p>
      <text:p text:style-name="P18"><text:span text:style-name="T6"><text:tab/><text:tab/>Element </text:span><text:span text:style-name="T9">newObj</text:span><text:span text:style-name="T6"> = </text:span><text:span text:style-name="T3">new</text:span><text:span text:style-name="T6"> Element(</text:span><text:span text:style-name="T16">"object"</text:span><text:span text:style-name="T6">);</text:span></text:p>
      <text:p text:style-name="P18"><text:span text:style-name="T6"><text:tab/><text:tab/></text:span><text:span text:style-name="T9">newObj</text:span><text:span text:style-name="T6">.setAttribute(</text:span><text:span text:style-name="T16">"class"</text:span><text:span text:style-name="T6">, </text:span><text:span text:style-name="T9">metaObj</text:span><text:span text:style-name="T6">.getName());</text:span></text:p>
      <text:p text:style-name="P18"><text:span text:style-name="T6"><text:tab/><text:tab/></text:span><text:span text:style-name="T9">newObj</text:span><text:span text:style-name="T6">.setAttribute(</text:span><text:span text:style-name="T16">"id"</text:span><text:span text:style-name="T6">, Integer.</text:span><text:span text:style-name="T8">toString</text:span><text:span text:style-name="T6">(</text:span><text:span text:style-name="T9">id</text:span><text:span text:style-name="T6">));</text:span></text:p>
      <text:p text:style-name="P18"><text:span text:style-name="T6"><text:tab/><text:tab/></text:span></text:p>
      <text:p text:style-name="P18"><text:span text:style-name="T6"><text:tab/><text:tab/></text:span><text:span text:style-name="T3">if</text:span><text:span text:style-name="T6">(</text:span><text:span text:style-name="T9">metaObj</text:span><text:span text:style-name="T6">.isArray())</text:span></text:p>
      <text:p text:style-name="P18"><text:span text:style-name="T6"><text:tab/><text:tab/><text:tab/></text:span><text:span text:style-name="T3">return</text:span><text:span text:style-name="T6"> serializeArray(</text:span><text:span text:style-name="T9">obj</text:span><text:span text:style-name="T6">, </text:span><text:span text:style-name="T9">id</text:span><text:span text:style-name="T6">, </text:span><text:span text:style-name="T9">newObj</text:span><text:span text:style-name="T6">);</text:span></text:p>
      <text:p text:style-name="P18"><text:span text:style-name="T6"><text:tab/><text:tab/></text:span></text:p>
      <text:p text:style-name="P18"><text:span text:style-name="T6"><text:tab/><text:tab/>ArrayList&lt;Field&gt; </text:span><text:span text:style-name="T9">fields</text:span><text:span text:style-name="T6"> = </text:span><text:span text:style-name="T3">new</text:span><text:span text:style-name="T6"> ArrayList&lt;Field&gt;(Arrays.</text:span><text:span text:style-name="T8">asList</text:span><text:span text:style-name="T6">(</text:span><text:span text:style-name="T9">metaObj</text:span><text:span text:style-name="T6">.getDeclaredFields()));</text:span></text:p>
      <text:p text:style-name="P18"><text:span text:style-name="T6"><text:tab/><text:tab/></text:span><text:span text:style-name="T7">Class</text:span><text:span text:style-name="T6"> </text:span><text:span text:style-name="T9">superClass</text:span><text:span text:style-name="T6"> = </text:span><text:span text:style-name="T9">metaObj</text:span><text:span text:style-name="T6">.getSuperclass();</text:span></text:p>
      <text:p text:style-name="P18"><text:span text:style-name="T6"><text:tab/><text:tab/></text:span></text:p>
      <text:p text:style-name="P18"><text:soft-page-break/><text:span text:style-name="T6"><text:tab/><text:tab/></text:span><text:span text:style-name="T3">while</text:span><text:span text:style-name="T6">(</text:span><text:span text:style-name="T9">superClass</text:span><text:span text:style-name="T6"> != </text:span><text:span text:style-name="T3">null</text:span><text:span text:style-name="T6">)</text:span></text:p>
      <text:p text:style-name="P18"><text:span text:style-name="T6"><text:tab/><text:tab/>{</text:span></text:p>
      <text:p text:style-name="P18"><text:span text:style-name="T6"><text:tab/><text:tab/><text:tab/></text:span><text:span text:style-name="T9">fields</text:span><text:span text:style-name="T6">.addAll(Arrays.</text:span><text:span text:style-name="T8">asList</text:span><text:span text:style-name="T6">(</text:span><text:span text:style-name="T9">superClass</text:span><text:span text:style-name="T6">.getDeclaredFields()));</text:span></text:p>
      <text:p text:style-name="P18"><text:span text:style-name="T6"><text:tab/><text:tab/><text:tab/></text:span><text:span text:style-name="T9">superClass</text:span><text:span text:style-name="T6"> = </text:span><text:span text:style-name="T9">superClass</text:span><text:span text:style-name="T6">.getSuperclass();</text:span></text:p>
      <text:p text:style-name="P18"><text:span text:style-name="T6"><text:tab/><text:tab/>}</text:span></text:p>
      <text:p text:style-name="P18"><text:span text:style-name="T6"><text:tab/><text:tab/></text:span></text:p>
      <text:p text:style-name="P18"><text:span text:style-name="T6"><text:tab/><text:tab/></text:span><text:span text:style-name="T9">fields</text:span><text:span text:style-name="T6">.removeIf(</text:span><text:span text:style-name="T9">x</text:span><text:span text:style-name="T6"> -&gt; Modifier.</text:span><text:span text:style-name="T8">isStatic</text:span><text:span text:style-name="T6">(</text:span><text:span text:style-name="T9">x</text:span><text:span text:style-name="T6">.getModifiers()));</text:span></text:p>
      <text:p text:style-name="P18"><text:span text:style-name="T6"><text:tab/><text:tab/></text:span></text:p>
      <text:p text:style-name="P18"><text:span text:style-name="T6"><text:tab/><text:tab/></text:span><text:span text:style-name="T3">for</text:span><text:span text:style-name="T6">(Field </text:span><text:span text:style-name="T9">field</text:span><text:span text:style-name="T6"> : </text:span><text:span text:style-name="T9">fields</text:span><text:span text:style-name="T6">)</text:span></text:p>
      <text:p text:style-name="P18"><text:span text:style-name="T6"><text:tab/><text:tab/>{<text:tab/><text:tab/></text:span></text:p>
      <text:p text:style-name="P18"><text:span text:style-name="T6"><text:tab/><text:tab/><text:tab/></text:span><text:span text:style-name="T9">newObj</text:span><text:span text:style-name="T6">.addContent(serializeField(</text:span><text:span text:style-name="T9">field</text:span><text:span text:style-name="T6">, </text:span><text:span text:style-name="T9">obj</text:span><text:span text:style-name="T6">));<text:tab/><text:tab/></text:span></text:p>
      <text:p text:style-name="P18"><text:span text:style-name="T6"><text:tab/><text:tab/>}</text:span></text:p>
      <text:p text:style-name="P18"><text:span text:style-name="T6"><text:tab/><text:tab/></text:span></text:p>
      <text:p text:style-name="P18"><text:span text:style-name="T6"><text:tab/><text:tab/></text:span><text:span text:style-name="T3">return</text:span><text:span text:style-name="T6"> </text:span><text:span text:style-name="T9">newObj</text:span><text:span text:style-name="T6">;</text:span></text:p>
      <text:p text:style-name="P18"><text:span text:style-name="T6"><text:tab/>}</text:span></text:p>
      <text:p text:style-name="P18"><text:span text:style-name="T6"><text:tab/></text:span></text:p>
      <text:p text:style-name="P18"><text:span text:style-name="T6"><text:tab/></text:span><text:span text:style-name="T3">private</text:span><text:span text:style-name="T6"> Element serializeArray(Object </text:span><text:span text:style-name="T9">instance</text:span><text:span text:style-name="T6">, </text:span><text:span text:style-name="T3">int</text:span><text:span text:style-name="T6"> </text:span><text:span text:style-name="T9">id</text:span><text:span text:style-name="T6">, Element </text:span><text:span text:style-name="T9">base</text:span><text:span text:style-name="T6">)</text:span></text:p>
      <text:p text:style-name="P18"><text:span text:style-name="T6"><text:tab/>{</text:span></text:p>
      <text:p text:style-name="P18"><text:span text:style-name="T6"><text:tab/><text:tab/></text:span><text:span text:style-name="T7">Class</text:span><text:span text:style-name="T6"> </text:span><text:span text:style-name="T9">arrayClass</text:span><text:span text:style-name="T6"> = </text:span><text:span text:style-name="T9">instance</text:span><text:span text:style-name="T6">.getClass();</text:span></text:p>
      <text:p text:style-name="P18"><text:span text:style-name="T6"><text:tab/><text:tab/></text:span></text:p>
      <text:p text:style-name="P18"><text:span text:style-name="T6"><text:tab/><text:tab/></text:span><text:span text:style-name="T3">if</text:span><text:span text:style-name="T6">(!</text:span><text:span text:style-name="T9">arrayClass</text:span><text:span text:style-name="T6">.isArray())</text:span></text:p>
      <text:p text:style-name="P18"><text:span text:style-name="T6"><text:tab/><text:tab/><text:tab/></text:span><text:span text:style-name="T3">return</text:span><text:span text:style-name="T6"> </text:span><text:span text:style-name="T3">null</text:span><text:span text:style-name="T6">;</text:span></text:p>
      <text:p text:style-name="P17"/>
      <text:p text:style-name="P18"><text:span text:style-name="T6"><text:tab/><text:tab/></text:span></text:p>
      <text:p text:style-name="P18"><text:span text:style-name="T6"><text:tab/><text:tab/></text:span><text:span text:style-name="T3">int</text:span><text:span text:style-name="T6"> </text:span><text:span text:style-name="T9">length</text:span><text:span text:style-name="T6"> = Array.</text:span><text:span text:style-name="T8">getLength</text:span><text:span text:style-name="T6">(</text:span><text:span text:style-name="T9">instance</text:span><text:span text:style-name="T6">);</text:span></text:p>
      <text:p text:style-name="P18"><text:span text:style-name="T6"><text:tab/><text:tab/></text:span><text:span text:style-name="T9">base</text:span><text:span text:style-name="T6">.setAttribute(</text:span><text:span text:style-name="T16">"length"</text:span><text:span text:style-name="T6">, Integer.</text:span><text:span text:style-name="T8">toString</text:span><text:span text:style-name="T6">(</text:span><text:span text:style-name="T9">length</text:span><text:span text:style-name="T6">));</text:span></text:p>
      <text:p text:style-name="P18"><text:span text:style-name="T6"><text:tab/><text:tab/></text:span></text:p>
      <text:p text:style-name="P18"><text:span text:style-name="T6"><text:tab/><text:tab/></text:span><text:span text:style-name="T3">if</text:span><text:span text:style-name="T6">(</text:span><text:span text:style-name="T9">arrayClass</text:span><text:span text:style-name="T6">.getComponentType().isPrimitive())</text:span></text:p>
      <text:p text:style-name="P18"><text:span text:style-name="T6"><text:tab/><text:tab/>{</text:span></text:p>
      <text:p text:style-name="P18"><text:span text:style-name="T6"><text:tab/><text:tab/><text:tab/></text:span><text:span text:style-name="T3">for</text:span><text:span text:style-name="T6">(</text:span><text:span text:style-name="T3">int</text:span><text:span text:style-name="T6"> </text:span><text:span text:style-name="T9">i</text:span><text:span text:style-name="T6"> = 0; </text:span><text:span text:style-name="T9">i</text:span><text:span text:style-name="T6"> &lt; </text:span><text:span text:style-name="T9">length</text:span><text:span text:style-name="T6">; </text:span><text:span text:style-name="T9">i</text:span><text:span text:style-name="T6">++)</text:span></text:p>
      <text:p text:style-name="P18"><text:span text:style-name="T6"><text:tab/><text:tab/><text:tab/>{</text:span></text:p>
      <text:p text:style-name="P18"><text:span text:style-name="T6"><text:tab/><text:tab/><text:tab/><text:tab/>Element </text:span><text:span text:style-name="T9">value</text:span><text:span text:style-name="T6"> = </text:span><text:span text:style-name="T3">new</text:span><text:span text:style-name="T6"> Element(</text:span><text:span text:style-name="T16">"value"</text:span><text:span text:style-name="T6">);</text:span></text:p>
      <text:p text:style-name="P18"><text:span text:style-name="T6"><text:tab/><text:tab/><text:tab/><text:tab/></text:span><text:span text:style-name="T9">value</text:span><text:span text:style-name="T6">.addContent(Array.</text:span><text:span text:style-name="T8">get</text:span><text:span text:style-name="T6">(</text:span><text:span text:style-name="T9">instance</text:span><text:span text:style-name="T6">, </text:span><text:span text:style-name="T9">i</text:span><text:span text:style-name="T6">).toString());</text:span></text:p>
      <text:p text:style-name="P18"><text:span text:style-name="T6"><text:tab/><text:tab/><text:tab/><text:tab/></text:span><text:span text:style-name="T9">base</text:span><text:span text:style-name="T6">.addContent(</text:span><text:span text:style-name="T9">value</text:span><text:span text:style-name="T6">);</text:span></text:p>
      <text:p text:style-name="P18"><text:span text:style-name="T6"><text:tab/><text:tab/><text:tab/>}</text:span></text:p>
      <text:p text:style-name="P18"><text:span text:style-name="T6"><text:tab/><text:tab/>}</text:span></text:p>
      <text:p text:style-name="P18"><text:span text:style-name="T6"><text:tab/><text:tab/></text:span><text:span text:style-name="T3">else</text:span></text:p>
      <text:p text:style-name="P18"><text:span text:style-name="T6"><text:tab/><text:tab/>{</text:span></text:p>
      <text:p text:style-name="P18"><text:span text:style-name="T6"><text:tab/><text:tab/><text:tab/></text:span><text:span text:style-name="T3">for</text:span><text:span text:style-name="T6">(</text:span><text:span text:style-name="T3">int</text:span><text:span text:style-name="T6"> </text:span><text:span text:style-name="T9">i</text:span><text:span text:style-name="T6"> = 0; </text:span><text:span text:style-name="T9">i</text:span><text:span text:style-name="T6"> &lt; </text:span><text:span text:style-name="T9">length</text:span><text:span text:style-name="T6">; </text:span><text:span text:style-name="T9">i</text:span><text:span text:style-name="T6">++)</text:span></text:p>
      <text:p text:style-name="P18"><text:span text:style-name="T6"><text:tab/><text:tab/><text:tab/>{</text:span></text:p>
      <text:p text:style-name="P18"><text:span text:style-name="T6"><text:tab/><text:tab/><text:tab/><text:tab/>Element </text:span><text:span text:style-name="T9">reference</text:span><text:span text:style-name="T6"> = </text:span><text:span text:style-name="T3">new</text:span><text:span text:style-name="T6"> Element(</text:span><text:span text:style-name="T16">"reference"</text:span><text:span text:style-name="T6">);</text:span></text:p>
      <text:p text:style-name="P18"><text:span text:style-name="T6"><text:tab/><text:tab/><text:tab/><text:tab/>Object </text:span><text:span text:style-name="T9">elementInstance</text:span><text:span text:style-name="T6"> = Array.</text:span><text:span text:style-name="T8">get</text:span><text:span text:style-name="T6">(</text:span><text:span text:style-name="T9">instance</text:span><text:span text:style-name="T6">, </text:span><text:span text:style-name="T9">i</text:span><text:span text:style-name="T6">);</text:span></text:p>
      <text:p text:style-name="P18"><text:span text:style-name="T6"><text:tab/><text:tab/><text:tab/><text:tab/></text:span><text:span text:style-name="T3">int</text:span><text:span text:style-name="T6"> </text:span><text:span text:style-name="T9">elementRefID</text:span><text:span text:style-name="T6">;</text:span></text:p>
      <text:p text:style-name="P18"><text:span text:style-name="T6"><text:tab/><text:tab/><text:tab/><text:tab/></text:span></text:p>
      <text:p text:style-name="P18"><text:span text:style-name="T6"><text:tab/><text:tab/><text:tab/><text:tab/></text:span><text:span text:style-name="T3">if</text:span><text:span text:style-name="T6">(</text:span><text:span text:style-name="T9">elementInstance</text:span><text:span text:style-name="T6"> != </text:span><text:span text:style-name="T3">null</text:span><text:span text:style-name="T6">)</text:span></text:p>
      <text:p text:style-name="P18"><text:span text:style-name="T6"><text:tab/><text:tab/><text:tab/><text:tab/>{</text:span></text:p>
      <text:p text:style-name="P18"><text:span text:style-name="T6"><text:tab/><text:tab/><text:tab/><text:tab/><text:tab/></text:span><text:span text:style-name="T3">if</text:span><text:span text:style-name="T6">(</text:span><text:span text:style-name="T11">serialized</text:span><text:span text:style-name="T6">.containsKey(</text:span><text:span text:style-name="T9">elementInstance</text:span><text:span text:style-name="T6">))</text:span></text:p>
      <text:p text:style-name="P18"><text:span text:style-name="T6"><text:tab/><text:tab/><text:tab/><text:tab/><text:tab/><text:tab/></text:span><text:span text:style-name="T9">elementRefID</text:span><text:span text:style-name="T6"> = </text:span><text:span text:style-name="T11">serialized</text:span><text:span text:style-name="T6">.get(</text:span><text:span text:style-name="T9">elementInstance</text:span><text:span text:style-name="T6">);</text:span></text:p>
      <text:p text:style-name="P18"><text:span text:style-name="T6"><text:tab/><text:tab/><text:tab/><text:tab/><text:tab/></text:span><text:span text:style-name="T3">else</text:span></text:p>
      <text:p text:style-name="P18"><text:span text:style-name="T6"><text:tab/><text:tab/><text:tab/><text:tab/><text:tab/>{</text:span></text:p>
      <text:p text:style-name="P18"><text:span text:style-name="T6"><text:tab/><text:tab/><text:tab/><text:tab/><text:tab/><text:tab/></text:span><text:span text:style-name="T9">elementRefID</text:span><text:span text:style-name="T6"> = getID();</text:span></text:p>
      <text:p text:style-name="P18"><text:span text:style-name="T6"><text:tab/><text:tab/><text:tab/><text:tab/><text:tab/><text:tab/>Element </text:span><text:span text:style-name="T9">toAdd</text:span><text:span text:style-name="T6"> = serializeObject(</text:span><text:span text:style-name="T9">elementInstance</text:span><text:span text:style-name="T6">, </text:span><text:span text:style-name="T9">elementRefID</text:span><text:span text:style-name="T6">);</text:span></text:p>
      <text:p text:style-name="P18"><text:span text:style-name="T6"><text:tab/><text:tab/><text:tab/><text:tab/><text:tab/><text:tab/></text:span><text:span text:style-name="T3">if</text:span><text:span text:style-name="T6">(</text:span><text:span text:style-name="T9">toAdd</text:span><text:span text:style-name="T6"> != </text:span><text:span text:style-name="T3">null</text:span><text:span text:style-name="T6">)</text:span></text:p>
      <text:p text:style-name="P18"><text:span text:style-name="T6"><text:tab/><text:tab/><text:tab/><text:tab/><text:tab/><text:tab/><text:tab/></text:span><text:span text:style-name="T11">elementsToAdd</text:span><text:span text:style-name="T6">.add(</text:span><text:span text:style-name="T9">toAdd</text:span><text:span text:style-name="T6">);</text:span></text:p>
      <text:p text:style-name="P18"><text:span text:style-name="T6"><text:tab/><text:tab/><text:tab/><text:tab/><text:tab/>}</text:span></text:p>
      <text:p text:style-name="P18"><text:span text:style-name="T6"><text:tab/><text:tab/><text:tab/><text:tab/><text:tab/></text:span></text:p>
      <text:p text:style-name="P18"><text:span text:style-name="T6"><text:tab/><text:tab/><text:tab/><text:tab/><text:tab/></text:span><text:span text:style-name="T9">reference</text:span><text:span text:style-name="T6">.addContent(Integer.</text:span><text:span text:style-name="T8">toString</text:span><text:span text:style-name="T6">(</text:span><text:span text:style-name="T9">elementRefID</text:span><text:span text:style-name="T6">));</text:span></text:p>
      <text:p text:style-name="P18"><text:span text:style-name="T6"><text:tab/><text:tab/><text:tab/><text:tab/>}</text:span></text:p>
      <text:p text:style-name="P18"><text:span text:style-name="T6"><text:tab/><text:tab/><text:tab/><text:tab/></text:span><text:span text:style-name="T3">else</text:span></text:p>
      <text:p text:style-name="P18"><text:span text:style-name="T6"><text:tab/><text:tab/><text:tab/><text:tab/><text:tab/></text:span><text:span text:style-name="T9">reference</text:span><text:span text:style-name="T6">.addContent(</text:span><text:span text:style-name="T16">"null"</text:span><text:span text:style-name="T6">);</text:span></text:p>
      <text:p text:style-name="P18"><text:span text:style-name="T6"><text:tab/><text:tab/><text:tab/><text:tab/></text:span></text:p>
      <text:p text:style-name="P18"><text:span text:style-name="T6"><text:tab/><text:tab/><text:tab/><text:tab/></text:span><text:span text:style-name="T9">base</text:span><text:span text:style-name="T6">.addContent(</text:span><text:span text:style-name="T9">reference</text:span><text:span text:style-name="T6">);</text:span></text:p>
      <text:p text:style-name="P18"><text:span text:style-name="T6"><text:tab/><text:tab/><text:tab/>}</text:span></text:p>
      <text:p text:style-name="P18"><text:span text:style-name="T6"><text:tab/><text:tab/>}</text:span></text:p>
      <text:p text:style-name="P18"><text:span text:style-name="T6"><text:tab/><text:tab/></text:span></text:p>
      <text:p text:style-name="P18"><text:span text:style-name="T6"><text:tab/><text:tab/></text:span><text:span text:style-name="T3">return</text:span><text:span text:style-name="T6"> </text:span><text:span text:style-name="T9">base</text:span><text:span text:style-name="T6">;</text:span></text:p>
      <text:p text:style-name="P18"><text:span text:style-name="T6"><text:tab/>}</text:span></text:p>
      <text:p text:style-name="P17"/>
      <text:p text:style-name="P18"><text:span text:style-name="T6">}</text:span></text:p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6">ObjectCreator.java</text:p>
      <text:p text:style-name="P3"><text:span text:style-name="T2">package</text:span><text:span text:style-name="T6"> sender;</text:span></text:p>
      <text:p text:style-name="P17"/>
      <text:p text:style-name="P18"><text:span text:style-name="T3">import</text:span><text:span text:style-name="T6"> java.io.ByteArrayOutputStream;</text:span></text:p>
      <text:p text:style-name="P18"><text:span text:style-name="T3">import</text:span><text:span text:style-name="T6"> java.io.IOException;</text:span></text:p>
      <text:p text:style-name="P18"><text:span text:style-name="T3">import</text:span><text:span text:style-name="T6"> java.util.ArrayList;</text:span></text:p>
      <text:p text:style-name="P18"><text:span text:style-name="T3">import</text:span><text:span text:style-name="T6"> java.util.Scanner;</text:span></text:p>
      <text:p text:style-name="P17"/>
      <text:p text:style-name="P18"><text:span text:style-name="T3">import</text:span><text:span text:style-name="T6"> org.jdom2.Document;</text:span></text:p>
      <text:p text:style-name="P18"><text:span text:style-name="T3">import</text:span><text:span text:style-name="T6"> org.jdom2.output.Format;</text:span></text:p>
      <text:p text:style-name="P18"><text:span text:style-name="T3">import</text:span><text:span text:style-name="T6"> org.jdom2.output.XMLOutputter;</text:span></text:p>
      <text:p text:style-name="P17"/>
      <text:p text:style-name="P18"><text:span text:style-name="T3">import</text:span><text:span text:style-name="T6"> objectInspector.*;</text:span></text:p>
      <text:p text:style-name="P18"><text:span text:style-name="T3">import</text:span><text:span text:style-name="T6"> testClasses.*;</text:span></text:p>
      <text:p text:style-name="P17"/>
      <text:p text:style-name="P18"><text:span text:style-name="T3">public</text:span><text:span text:style-name="T6"> </text:span><text:span text:style-name="T3">class</text:span><text:span text:style-name="T6"> ObjectCreator {</text:span></text:p>
      <text:p text:style-name="P18"><text:span text:style-name="T6"><text:tab/></text:span></text:p>
      <text:p text:style-name="P18"><text:span text:style-name="T6"><text:tab/></text:span><text:span text:style-name="T3">private</text:span><text:span text:style-name="T6"> </text:span><text:span text:style-name="T3">static</text:span><text:span text:style-name="T6"> Scanner </text:span><text:span text:style-name="T12">in</text:span><text:span text:style-name="T6"> = </text:span><text:span text:style-name="T3">new</text:span><text:span text:style-name="T6"> Scanner(System.</text:span><text:span text:style-name="T13">in</text:span><text:span text:style-name="T6">);</text:span></text:p>
      <text:p text:style-name="P18"><text:span text:style-name="T6"><text:tab/></text:span></text:p>
      <text:p text:style-name="P18"><text:span text:style-name="T6"><text:tab/></text:span><text:span text:style-name="T3">public</text:span><text:span text:style-name="T6"> </text:span><text:span text:style-name="T3">static</text:span><text:span text:style-name="T6"> </text:span><text:span text:style-name="T3">void</text:span><text:span text:style-name="T6"> main(String[] </text:span><text:span text:style-name="T9">args</text:span><text:span text:style-name="T6">)</text:span></text:p>
      <text:p text:style-name="P18"><text:span text:style-name="T6"><text:tab/>{</text:span></text:p>
      <text:p text:style-name="P18"><text:span text:style-name="T6"><text:tab/><text:tab/>System.</text:span><text:span text:style-name="T13">out</text:span><text:span text:style-name="T6">.println(</text:span><text:span text:style-name="T16">"This program will serialize an object of your choice, then send it to another"</text:span></text:p>
      <text:p text:style-name="P18"><text:span text:style-name="T6"><text:tab/><text:tab/><text:tab/><text:tab/>+ </text:span><text:span text:style-name="T16">" computer and deserialize it. \n"</text:span><text:span text:style-name="T6">);</text:span></text:p>
      <text:p text:style-name="P18"><text:span text:style-name="T6"><text:tab/><text:tab/>System.</text:span><text:span text:style-name="T13">out</text:span><text:span text:style-name="T6">.print(</text:span><text:span text:style-name="T16">"What type of object would you like to serialize?\n"</text:span></text:p>
      <text:p text:style-name="P18"><text:span text:style-name="T6"><text:tab/><text:tab/><text:tab/><text:tab/>+ </text:span><text:span text:style-name="T16">"1. A simple object with primitive fields\n"</text:span></text:p>
      <text:p text:style-name="P18"><text:span text:style-name="T6"><text:tab/><text:tab/><text:tab/><text:tab/>+ </text:span><text:span text:style-name="T16">"2. An object with fields that contain object references\n"</text:span></text:p>
      <text:p text:style-name="P18"><text:span text:style-name="T6"><text:tab/><text:tab/><text:tab/><text:tab/>+ </text:span><text:span text:style-name="T16">"3. An object with fields that contain circular object references (ie. objects connected in a graph)\n"</text:span></text:p>
      <text:p text:style-name="P18"><text:span text:style-name="T6"><text:tab/><text:tab/><text:tab/><text:tab/>+ </text:span><text:span text:style-name="T16">"4. An object with a reference to an array of primitives\n"</text:span></text:p>
      <text:p text:style-name="P18"><text:span text:style-name="T6"><text:tab/><text:tab/><text:tab/><text:tab/>+ </text:span><text:span text:style-name="T16">"5. An object with a reference to an array of object references\n"</text:span></text:p>
      <text:p text:style-name="P18"><text:span text:style-name="T6"><text:tab/><text:tab/><text:tab/><text:tab/>+ </text:span><text:span text:style-name="T16">"6. An object with a reference to a Java Collection of objects\n"</text:span></text:p>
      <text:p text:style-name="P18"><text:span text:style-name="T6"><text:tab/><text:tab/><text:tab/><text:tab/>+ </text:span><text:span text:style-name="T16">"Selection: <text:s/>"</text:span><text:span text:style-name="T6">);</text:span></text:p>
      <text:p text:style-name="P18"><text:span text:style-name="T6"><text:tab/><text:tab/></text:span></text:p>
      <text:p text:style-name="P18"><text:span text:style-name="T6"><text:tab/><text:tab/>Object </text:span><text:span text:style-name="T9">selection</text:span><text:span text:style-name="T6"> = </text:span><text:span text:style-name="T3">null</text:span><text:span text:style-name="T6">;</text:span></text:p>
      <text:p text:style-name="P18"><text:span text:style-name="T6"><text:tab/><text:tab/></text:span></text:p>
      <text:p text:style-name="P18"><text:span text:style-name="T6"><text:tab/><text:tab/></text:span><text:span text:style-name="T3">switch</text:span><text:span text:style-name="T6">(</text:span><text:span text:style-name="T12">in</text:span><text:span text:style-name="T6">.nextLine().charAt(0))</text:span></text:p>
      <text:p text:style-name="P18"><text:span text:style-name="T6"><text:tab/><text:tab/>{</text:span></text:p>
      <text:p text:style-name="P18"><text:span text:style-name="T6"><text:tab/><text:tab/></text:span><text:span text:style-name="T3">case</text:span><text:span text:style-name="T6"> </text:span><text:span text:style-name="T16">'1'</text:span><text:span text:style-name="T6">:</text:span></text:p>
      <text:p text:style-name="P18"><text:span text:style-name="T6"><text:tab/><text:tab/><text:tab/></text:span><text:span text:style-name="T9">selection</text:span><text:span text:style-name="T6"> = </text:span><text:span text:style-name="T8">createSimpleObject</text:span><text:span text:style-name="T6">();</text:span></text:p>
      <text:p text:style-name="P18"><text:span text:style-name="T6"><text:tab/><text:tab/><text:tab/></text:span><text:span text:style-name="T3">break</text:span><text:span text:style-name="T6">;</text:span></text:p>
      <text:p text:style-name="P18"><text:span text:style-name="T6"><text:tab/><text:tab/></text:span><text:span text:style-name="T3">case</text:span><text:span text:style-name="T6"> </text:span><text:span text:style-name="T16">'2'</text:span><text:span text:style-name="T6">:</text:span></text:p>
      <text:p text:style-name="P18"><text:span text:style-name="T6"><text:tab/><text:tab/><text:tab/></text:span><text:span text:style-name="T9">selection</text:span><text:span text:style-name="T6"> = </text:span><text:span text:style-name="T8">createObjectWithReferences</text:span><text:span text:style-name="T6">();</text:span></text:p>
      <text:p text:style-name="P18"><text:span text:style-name="T6"><text:tab/><text:tab/><text:tab/></text:span><text:span text:style-name="T3">break</text:span><text:span text:style-name="T6">;</text:span></text:p>
      <text:p text:style-name="P18"><text:span text:style-name="T6"><text:tab/><text:tab/></text:span><text:span text:style-name="T3">case</text:span><text:span text:style-name="T6"> </text:span><text:span text:style-name="T16">'3'</text:span><text:span text:style-name="T6">:</text:span></text:p>
      <text:p text:style-name="P18"><text:span text:style-name="T6"><text:tab/><text:tab/><text:tab/></text:span><text:span text:style-name="T9">selection</text:span><text:span text:style-name="T6"> = </text:span><text:span text:style-name="T8">createCircularNodes</text:span><text:span text:style-name="T6">();</text:span></text:p>
      <text:p text:style-name="P18"><text:span text:style-name="T6"><text:tab/><text:tab/><text:tab/></text:span><text:span text:style-name="T3">break</text:span><text:span text:style-name="T6">;</text:span></text:p>
      <text:p text:style-name="P18"><text:span text:style-name="T6"><text:tab/><text:tab/></text:span><text:span text:style-name="T3">case</text:span><text:span text:style-name="T6"> </text:span><text:span text:style-name="T16">'4'</text:span><text:span text:style-name="T6">:</text:span></text:p>
      <text:p text:style-name="P18"><text:span text:style-name="T6"><text:tab/><text:tab/><text:tab/></text:span><text:span text:style-name="T9">selection</text:span><text:span text:style-name="T6"> = </text:span><text:span text:style-name="T8">createObjectWithPrimitiveArray</text:span><text:span text:style-name="T6">();</text:span></text:p>
      <text:p text:style-name="P18"><text:span text:style-name="T6"><text:tab/><text:tab/><text:tab/></text:span><text:span text:style-name="T3">break</text:span><text:span text:style-name="T6">;</text:span></text:p>
      <text:p text:style-name="P18"><text:span text:style-name="T6"><text:tab/><text:tab/></text:span><text:span text:style-name="T3">case</text:span><text:span text:style-name="T16">'5'</text:span><text:span text:style-name="T6">:</text:span></text:p>
      <text:p text:style-name="P18"><text:span text:style-name="T6"><text:tab/><text:tab/><text:tab/></text:span><text:span text:style-name="T9">selection</text:span><text:span text:style-name="T6"> = </text:span><text:span text:style-name="T8">createObjectWithObjectArray</text:span><text:span text:style-name="T6">();</text:span></text:p>
      <text:p text:style-name="P18"><text:span text:style-name="T6"><text:tab/><text:tab/><text:tab/></text:span><text:span text:style-name="T3">break</text:span><text:span text:style-name="T6">;</text:span></text:p>
      <text:p text:style-name="P18"><text:span text:style-name="T6"><text:tab/><text:tab/></text:span><text:span text:style-name="T3">case</text:span><text:span text:style-name="T6"> </text:span><text:span text:style-name="T16">'6'</text:span><text:span text:style-name="T6">:</text:span></text:p>
      <text:p text:style-name="P18"><text:span text:style-name="T6"><text:tab/><text:tab/><text:tab/></text:span><text:span text:style-name="T9">selection</text:span><text:span text:style-name="T6"> = </text:span><text:span text:style-name="T8">createObjectWithCollection</text:span><text:span text:style-name="T6">();</text:span></text:p>
      <text:p text:style-name="P18"><text:span text:style-name="T6"><text:tab/><text:tab/>}</text:span></text:p>
      <text:p text:style-name="P18"><text:span text:style-name="T6"><text:tab/><text:tab/></text:span></text:p>
      <text:p text:style-name="P18"><text:span text:style-name="T6"><text:tab/><text:tab/></text:span></text:p>
      <text:p text:style-name="P18"><text:span text:style-name="T6"><text:tab/><text:tab/>Document </text:span><text:span text:style-name="T9">doc</text:span><text:span text:style-name="T6"> = </text:span><text:span text:style-name="T3">new</text:span><text:span text:style-name="T6"> Serializer().serialize(</text:span><text:span text:style-name="T9">selection</text:span><text:span text:style-name="T6">);</text:span></text:p>
      <text:p text:style-name="P18"><text:span text:style-name="T6"><text:tab/><text:tab/></text:span></text:p>
      <text:p text:style-name="P18"><text:span text:style-name="T6"><text:tab/><text:tab/></text:span><text:span text:style-name="T17">// HERE'S WHERE YOU ADD THE NETWORK CONNECTION / OUTPUT</text:span></text:p>
      <text:p text:style-name="P18"><text:span text:style-name="T6"><text:tab/><text:tab/>XMLOutputter </text:span><text:span text:style-name="T9">outputter</text:span><text:span text:style-name="T6"> = </text:span><text:span text:style-name="T3">new</text:span><text:span text:style-name="T6"> XMLOutputter();</text:span></text:p>
      <text:p text:style-name="P18"><text:span text:style-name="T6"><text:tab/><text:tab/></text:span><text:span text:style-name="T9">outputter</text:span><text:span text:style-name="T6">.setFormat(Format.</text:span><text:span text:style-name="T8">getPrettyFormat</text:span><text:span text:style-name="T6">());</text:span></text:p>
      <text:p text:style-name="P18"><text:span text:style-name="T6"><text:tab/><text:tab/>ByteArrayOutputStream </text:span><text:span text:style-name="T9">stream</text:span><text:span text:style-name="T6"> = </text:span><text:span text:style-name="T3">new</text:span><text:span text:style-name="T6"> ByteArrayOutputStream();</text:span></text:p>
      <text:p text:style-name="P18"><text:span text:style-name="T6"><text:tab/><text:tab/></text:span><text:span text:style-name="T3">try</text:span><text:span text:style-name="T6"> {</text:span></text:p>
      <text:p text:style-name="P18"><text:span text:style-name="T6"><text:tab/><text:tab/><text:tab/></text:span><text:span text:style-name="T9">outputter</text:span><text:span text:style-name="T6">.output(</text:span><text:span text:style-name="T9">doc</text:span><text:span text:style-name="T6">, </text:span><text:span text:style-name="T9">stream</text:span><text:span text:style-name="T6">);</text:span></text:p>
      <text:p text:style-name="P18"><text:span text:style-name="T6"><text:tab/><text:tab/><text:tab/></text:span></text:p>
      <text:p text:style-name="P18"><text:span text:style-name="T6"><text:tab/><text:tab/><text:tab/>System.</text:span><text:span text:style-name="T13">out</text:span><text:span text:style-name="T6">.print(</text:span><text:span text:style-name="T16">"Do you want to see the XML document created? (Y/N): "</text:span><text:span text:style-name="T6">);</text:span></text:p>
      <text:p text:style-name="P18"><text:span text:style-name="T6"><text:tab/><text:tab/><text:tab/></text:span><text:span text:style-name="T3">if</text:span><text:span text:style-name="T6">(</text:span><text:span text:style-name="T12">in</text:span><text:span text:style-name="T6">.nextLine().charAt(0) == </text:span><text:span text:style-name="T16">'Y'</text:span><text:span text:style-name="T6">);</text:span></text:p>
      <text:p text:style-name="P18"><text:span text:style-name="T6"><text:tab/><text:tab/><text:tab/><text:tab/></text:span><text:span text:style-name="T9">outputter</text:span><text:span text:style-name="T6">.output(</text:span><text:span text:style-name="T9">doc</text:span><text:span text:style-name="T6">, System.</text:span><text:span text:style-name="T13">out</text:span><text:span text:style-name="T6">);</text:span></text:p>
      <text:p text:style-name="P18"><text:span text:style-name="T6"><text:tab/><text:tab/><text:tab/></text:span></text:p>
      <text:p text:style-name="P18"><text:soft-page-break/><text:span text:style-name="T6"><text:tab/><text:tab/>} </text:span><text:span text:style-name="T3">catch</text:span><text:span text:style-name="T6"> (IOException </text:span><text:span text:style-name="T9">e</text:span><text:span text:style-name="T6">) {</text:span></text:p>
      <text:p text:style-name="P18"><text:span text:style-name="T6"><text:tab/><text:tab/><text:tab/></text:span><text:span text:style-name="T9">e</text:span><text:span text:style-name="T6">.printStackTrace();</text:span></text:p>
      <text:p text:style-name="P18"><text:span text:style-name="T6"><text:tab/><text:tab/>}</text:span></text:p>
      <text:p text:style-name="P18"><text:span text:style-name="T6"><text:tab/><text:tab/></text:span></text:p>
      <text:p text:style-name="P18"><text:span text:style-name="T6"><text:tab/><text:tab/></text:span></text:p>
      <text:p text:style-name="P18"><text:span text:style-name="T6"><text:tab/><text:tab/></text:span></text:p>
      <text:p text:style-name="P18"><text:span text:style-name="T6"><text:tab/><text:tab/>System.</text:span><text:span text:style-name="T13">out</text:span><text:span text:style-name="T6">.println(</text:span><text:span text:style-name="T16">"\nNow the program will transmit the XML file to another computer, which will deserialize it."</text:span><text:span text:style-name="T6">);</text:span></text:p>
      <text:p text:style-name="P18"><text:span text:style-name="T6"><text:tab/><text:tab/></text:span></text:p>
      <text:p text:style-name="P18"><text:span text:style-name="T6"><text:tab/><text:tab/>System.</text:span><text:span text:style-name="T13">out</text:span><text:span text:style-name="T6">.print(</text:span><text:span text:style-name="T16">"Enter the destination IP: "</text:span><text:span text:style-name="T6">);</text:span></text:p>
      <text:p text:style-name="P18"><text:span text:style-name="T6"><text:tab/><text:tab/>String </text:span><text:span text:style-name="T9">IP</text:span><text:span text:style-name="T6"> = </text:span><text:span text:style-name="T12">in</text:span><text:span text:style-name="T6">.nextLine();</text:span></text:p>
      <text:p text:style-name="P18"><text:span text:style-name="T6"><text:tab/><text:tab/>System.</text:span><text:span text:style-name="T13">out</text:span><text:span text:style-name="T6">.print(</text:span><text:span text:style-name="T16">"\nEnter the listening port: "</text:span><text:span text:style-name="T6">);</text:span></text:p>
      <text:p text:style-name="P18"><text:span text:style-name="T6"><text:tab/><text:tab/></text:span><text:span text:style-name="T3">int</text:span><text:span text:style-name="T6"> </text:span><text:span text:style-name="T9">port</text:span><text:span text:style-name="T6"> = </text:span><text:span text:style-name="T12">in</text:span><text:span text:style-name="T6">.nextInt();</text:span></text:p>
      <text:p text:style-name="P18"><text:span text:style-name="T6"><text:tab/><text:tab/></text:span></text:p>
      <text:p text:style-name="P18"><text:span text:style-name="T6"><text:tab/><text:tab/>Client.</text:span><text:span text:style-name="T8">sendDocument</text:span><text:span text:style-name="T6">(</text:span><text:span text:style-name="T9">IP</text:span><text:span text:style-name="T6">, </text:span><text:span text:style-name="T9">port</text:span><text:span text:style-name="T6">, </text:span><text:span text:style-name="T9">stream</text:span><text:span text:style-name="T6">.toByteArray());</text:span></text:p>
      <text:p text:style-name="P18"><text:span text:style-name="T6"><text:tab/><text:tab/></text:span></text:p>
      <text:p text:style-name="P18"><text:span text:style-name="T6"><text:tab/><text:tab/>System.</text:span><text:span text:style-name="T13">out</text:span><text:span text:style-name="T6">.println(</text:span><text:span text:style-name="T16">"This is an inspection of the object you sent. Use it to compare on to the deserialized object on the receiving side."</text:span><text:span text:style-name="T6">);</text:span></text:p>
      <text:p text:style-name="P18"><text:span text:style-name="T6"><text:tab/><text:tab/></text:span></text:p>
      <text:p text:style-name="P18"><text:span text:style-name="T6"><text:tab/><text:tab/>(</text:span><text:span text:style-name="T3">new</text:span><text:span text:style-name="T6"> Inspector()).inspect(</text:span><text:span text:style-name="T9">selection</text:span><text:span text:style-name="T6">, </text:span><text:span text:style-name="T3">true</text:span><text:span text:style-name="T6">);</text:span></text:p>
      <text:p text:style-name="P18"><text:span text:style-name="T6"><text:tab/>}</text:span></text:p>
      <text:p text:style-name="P18"><text:span text:style-name="T6"><text:tab/></text:span></text:p>
      <text:p text:style-name="P18"><text:span text:style-name="T6"><text:tab/></text:span><text:span text:style-name="T3">private</text:span><text:span text:style-name="T6"> </text:span><text:span text:style-name="T3">static</text:span><text:span text:style-name="T6"> SimpleObject createSimpleObject()</text:span></text:p>
      <text:p text:style-name="P18"><text:span text:style-name="T6"><text:tab/>{</text:span></text:p>
      <text:p text:style-name="P18"><text:span text:style-name="T6"><text:tab/><text:tab/>SimpleObject </text:span><text:span text:style-name="T9">newObject</text:span><text:span text:style-name="T6">;</text:span></text:p>
      <text:p text:style-name="P18"><text:span text:style-name="T6"><text:tab/><text:tab/></text:span><text:span text:style-name="T3">int</text:span><text:span text:style-name="T6"> </text:span><text:span text:style-name="T9">intField</text:span><text:span text:style-name="T6">;</text:span></text:p>
      <text:p text:style-name="P18"><text:span text:style-name="T6"><text:tab/><text:tab/></text:span><text:span text:style-name="T3">double</text:span><text:span text:style-name="T6"> </text:span><text:span text:style-name="T9">doubleField</text:span><text:span text:style-name="T6">;</text:span></text:p>
      <text:p text:style-name="P18"><text:span text:style-name="T6"><text:tab/><text:tab/></text:span><text:span text:style-name="T3">char</text:span><text:span text:style-name="T6"> </text:span><text:span text:style-name="T9">charField</text:span><text:span text:style-name="T6">;</text:span></text:p>
      <text:p text:style-name="P18"><text:span text:style-name="T6"><text:tab/><text:tab/></text:span><text:span text:style-name="T3">boolean</text:span><text:span text:style-name="T6"> </text:span><text:span text:style-name="T9">booleanField</text:span><text:span text:style-name="T6">;</text:span></text:p>
      <text:p text:style-name="P18"><text:span text:style-name="T6"><text:tab/><text:tab/></text:span></text:p>
      <text:p text:style-name="P18"><text:span text:style-name="T6"><text:tab/><text:tab/>System.</text:span><text:span text:style-name="T13">out</text:span><text:span text:style-name="T6">.println(</text:span><text:span text:style-name="T16">"This simple object has 4 different primitive fields: int, double, char, and boolean."</text:span><text:span text:style-name="T6">);</text:span></text:p>
      <text:p text:style-name="P18"><text:span text:style-name="T6"><text:tab/><text:tab/>System.</text:span><text:span text:style-name="T13">out</text:span><text:span text:style-name="T6">.println(</text:span><text:span text:style-name="T16">"Please enter a value for the int field: "</text:span><text:span text:style-name="T6">);</text:span></text:p>
      <text:p text:style-name="P18"><text:span text:style-name="T6"><text:tab/><text:tab/></text:span><text:span text:style-name="T9">intField</text:span><text:span text:style-name="T6"> = Integer.</text:span><text:span text:style-name="T8">parseInt</text:span><text:span text:style-name="T6">(</text:span><text:span text:style-name="T12">in</text:span><text:span text:style-name="T6">.nextLine());</text:span></text:p>
      <text:p text:style-name="P18"><text:span text:style-name="T6"><text:tab/><text:tab/>System.</text:span><text:span text:style-name="T13">out</text:span><text:span text:style-name="T6">.println(</text:span><text:span text:style-name="T16">"Please enter a value for the double field: "</text:span><text:span text:style-name="T6">);</text:span></text:p>
      <text:p text:style-name="P18"><text:span text:style-name="T6"><text:tab/><text:tab/></text:span><text:span text:style-name="T9">doubleField</text:span><text:span text:style-name="T6"> = Double.</text:span><text:span text:style-name="T8">parseDouble</text:span><text:span text:style-name="T6">(</text:span><text:span text:style-name="T12">in</text:span><text:span text:style-name="T6">.nextLine());</text:span></text:p>
      <text:p text:style-name="P18"><text:span text:style-name="T6"><text:tab/><text:tab/>System.</text:span><text:span text:style-name="T13">out</text:span><text:span text:style-name="T6">.println(</text:span><text:span text:style-name="T16">"Please enter a value for the char field: "</text:span><text:span text:style-name="T6">);</text:span></text:p>
      <text:p text:style-name="P18"><text:span text:style-name="T6"><text:tab/><text:tab/></text:span><text:span text:style-name="T9">charField</text:span><text:span text:style-name="T6"> = </text:span><text:span text:style-name="T12">in</text:span><text:span text:style-name="T6">.nextLine().charAt(0);</text:span></text:p>
      <text:p text:style-name="P18"><text:span text:style-name="T6"><text:tab/><text:tab/>System.</text:span><text:span text:style-name="T13">out</text:span><text:span text:style-name="T6">.println(</text:span><text:span text:style-name="T16">"Please enter a value for the boolean field (true or false): "</text:span><text:span text:style-name="T6">);</text:span></text:p>
      <text:p text:style-name="P18"><text:span text:style-name="T6"><text:tab/><text:tab/></text:span><text:span text:style-name="T9">booleanField</text:span><text:span text:style-name="T6"> = </text:span><text:span text:style-name="T16">"true"</text:span><text:span text:style-name="T6">.compareToIgnoreCase(</text:span><text:span text:style-name="T12">in</text:span><text:span text:style-name="T6">.nextLine()) == 0;</text:span></text:p>
      <text:p text:style-name="P18"><text:span text:style-name="T6"><text:tab/><text:tab/></text:span></text:p>
      <text:p text:style-name="P18"><text:span text:style-name="T6"><text:tab/><text:tab/></text:span><text:span text:style-name="T9">newObject</text:span><text:span text:style-name="T6"> = </text:span><text:span text:style-name="T3">new</text:span><text:span text:style-name="T6"> SimpleObject(</text:span><text:span text:style-name="T9">intField</text:span><text:span text:style-name="T6">, </text:span><text:span text:style-name="T9">doubleField</text:span><text:span text:style-name="T6">, </text:span><text:span text:style-name="T9">charField</text:span><text:span text:style-name="T6">, </text:span><text:span text:style-name="T9">booleanField</text:span><text:span text:style-name="T6">);</text:span></text:p>
      <text:p text:style-name="P18"><text:span text:style-name="T6"><text:tab/><text:tab/></text:span></text:p>
      <text:p text:style-name="P18"><text:span text:style-name="T6"><text:tab/><text:tab/>System.</text:span><text:span text:style-name="T13">out</text:span><text:span text:style-name="T6">.println(</text:span><text:span text:style-name="T16">"The Simple object looks like: "</text:span><text:span text:style-name="T6"> + </text:span><text:span text:style-name="T9">newObject</text:span><text:span text:style-name="T6">);</text:span></text:p>
      <text:p text:style-name="P18"><text:span text:style-name="T6"><text:tab/><text:tab/></text:span></text:p>
      <text:p text:style-name="P18"><text:span text:style-name="T6"><text:tab/><text:tab/></text:span><text:span text:style-name="T3">return</text:span><text:span text:style-name="T6"> </text:span><text:span text:style-name="T9">newObject</text:span><text:span text:style-name="T6">;</text:span></text:p>
      <text:p text:style-name="P18"><text:span text:style-name="T6"><text:tab/>}</text:span></text:p>
      <text:p text:style-name="P18"><text:span text:style-name="T6"><text:tab/></text:span></text:p>
      <text:p text:style-name="P18"><text:span text:style-name="T6"><text:tab/></text:span><text:span text:style-name="T3">private</text:span><text:span text:style-name="T6"> </text:span><text:span text:style-name="T3">static</text:span><text:span text:style-name="T6"> ObjectWithReferences createObjectWithReferences()</text:span></text:p>
      <text:p text:style-name="P18"><text:span text:style-name="T6"><text:tab/>{</text:span></text:p>
      <text:p text:style-name="P18"><text:span text:style-name="T6"><text:tab/><text:tab/>ObjectWithReferences </text:span><text:span text:style-name="T9">newObject</text:span><text:span text:style-name="T6">;</text:span></text:p>
      <text:p text:style-name="P18"><text:span text:style-name="T6"><text:tab/><text:tab/>SimpleObject </text:span><text:span text:style-name="T9">firstField</text:span><text:span text:style-name="T6">, </text:span><text:span text:style-name="T9">secondField</text:span><text:span text:style-name="T6">, </text:span><text:span text:style-name="T9">thirdField</text:span><text:span text:style-name="T6">;</text:span></text:p>
      <text:p text:style-name="P18"><text:span text:style-name="T6"><text:tab/><text:tab/></text:span></text:p>
      <text:p text:style-name="P18"><text:span text:style-name="T6"><text:tab/><text:tab/>System.</text:span><text:span text:style-name="T13">out</text:span><text:span text:style-name="T6">.println(</text:span><text:span text:style-name="T16">"This object has 3 references to simple objects."</text:span><text:span text:style-name="T6">);</text:span></text:p>
      <text:p text:style-name="P18"><text:span text:style-name="T6"><text:tab/><text:tab/>System.</text:span><text:span text:style-name="T13">out</text:span><text:span text:style-name="T6">.println(</text:span><text:span text:style-name="T16">"Please enter info for the first simple object."</text:span><text:span text:style-name="T6">);<text:tab/><text:tab/></text:span></text:p>
      <text:p text:style-name="P18"><text:span text:style-name="T6"><text:tab/><text:tab/></text:span><text:span text:style-name="T9">firstField</text:span><text:span text:style-name="T6"> = </text:span><text:span text:style-name="T8">createSimpleObject</text:span><text:span text:style-name="T6">();</text:span></text:p>
      <text:p text:style-name="P18"><text:span text:style-name="T6"><text:tab/><text:tab/></text:span></text:p>
      <text:p text:style-name="P18"><text:span text:style-name="T6"><text:tab/><text:tab/>System.</text:span><text:span text:style-name="T13">out</text:span><text:span text:style-name="T6">.println(</text:span><text:span text:style-name="T16">"Please enter info for the second simple object."</text:span><text:span text:style-name="T6">);</text:span></text:p>
      <text:p text:style-name="P18"><text:span text:style-name="T6"><text:tab/><text:tab/></text:span><text:span text:style-name="T9">secondField</text:span><text:span text:style-name="T6"> = </text:span><text:span text:style-name="T8">createSimpleObject</text:span><text:span text:style-name="T6">();</text:span></text:p>
      <text:p text:style-name="P18"><text:span text:style-name="T6"><text:tab/><text:tab/></text:span></text:p>
      <text:p text:style-name="P18"><text:span text:style-name="T6"><text:tab/><text:tab/>System.</text:span><text:span text:style-name="T13">out</text:span><text:span text:style-name="T6">.println(</text:span><text:span text:style-name="T16">"Please enter info for the third simple object."</text:span><text:span text:style-name="T6">);</text:span></text:p>
      <text:p text:style-name="P18"><text:span text:style-name="T6"><text:tab/><text:tab/></text:span><text:span text:style-name="T9">thirdField</text:span><text:span text:style-name="T6"> = </text:span><text:span text:style-name="T8">createSimpleObject</text:span><text:span text:style-name="T6">();</text:span></text:p>
      <text:p text:style-name="P18"><text:span text:style-name="T6"><text:tab/><text:tab/></text:span></text:p>
      <text:p text:style-name="P18"><text:span text:style-name="T6"><text:tab/><text:tab/></text:span><text:span text:style-name="T9">newObject</text:span><text:span text:style-name="T6"> = </text:span><text:span text:style-name="T3">new</text:span><text:span text:style-name="T6"> ObjectWithReferences(</text:span><text:span text:style-name="T9">firstField</text:span><text:span text:style-name="T6">, </text:span><text:span text:style-name="T9">secondField</text:span><text:span text:style-name="T6">, </text:span><text:span text:style-name="T9">thirdField</text:span><text:span text:style-name="T6">);</text:span></text:p>
      <text:p text:style-name="P18"><text:span text:style-name="T6"><text:tab/><text:tab/></text:span></text:p>
      <text:p text:style-name="P18"><text:span text:style-name="T6"><text:tab/><text:tab/>System.</text:span><text:span text:style-name="T13">out</text:span><text:span text:style-name="T6">.println(</text:span><text:span text:style-name="T16">"The object with references looks like:\n"</text:span><text:span text:style-name="T6"> + </text:span><text:span text:style-name="T9">newObject</text:span><text:span text:style-name="T6">);</text:span></text:p>
      <text:p text:style-name="P18"><text:span text:style-name="T6"><text:tab/><text:tab/></text:span></text:p>
      <text:p text:style-name="P18"><text:span text:style-name="T6"><text:tab/><text:tab/></text:span><text:span text:style-name="T3">return</text:span><text:span text:style-name="T6"> </text:span><text:span text:style-name="T9">newObject</text:span><text:span text:style-name="T6">;</text:span></text:p>
      <text:p text:style-name="P18"><text:span text:style-name="T6"><text:tab/>}</text:span></text:p>
      <text:p text:style-name="P18"><text:span text:style-name="T6"><text:tab/></text:span></text:p>
      <text:p text:style-name="P18"><text:span text:style-name="T6"><text:tab/></text:span><text:span text:style-name="T3">private</text:span><text:span text:style-name="T6"> </text:span><text:span text:style-name="T3">static</text:span><text:span text:style-name="T6"> CircularNode createCircularNodes()</text:span></text:p>
      <text:p text:style-name="P18"><text:span text:style-name="T6"><text:tab/>{</text:span></text:p>
      <text:p text:style-name="P18"><text:soft-page-break/><text:span text:style-name="T6"><text:tab/><text:tab/>CircularNode </text:span><text:span text:style-name="T9">first</text:span><text:span text:style-name="T6">, </text:span><text:span text:style-name="T9">second</text:span><text:span text:style-name="T6">, </text:span><text:span text:style-name="T9">third</text:span><text:span text:style-name="T6">;</text:span></text:p>
      <text:p text:style-name="P18"><text:span text:style-name="T6"><text:tab/><text:tab/></text:span></text:p>
      <text:p text:style-name="P18"><text:span text:style-name="T6"><text:tab/><text:tab/>System.</text:span><text:span text:style-name="T13">out</text:span><text:span text:style-name="T6">.println(</text:span><text:span text:style-name="T16">"This object is 3 nodes connected to one another in a circle (ie. 1 -&gt; 2 -&gt; 3 -&gt; 1 etc.)"</text:span><text:span text:style-name="T6">);</text:span></text:p>
      <text:p text:style-name="P18"><text:span text:style-name="T6"><text:tab/><text:tab/>System.</text:span><text:span text:style-name="T13">out</text:span><text:span text:style-name="T6">.println(</text:span><text:span text:style-name="T16">"Please enter an identifier (integer) for the first node: "</text:span><text:span text:style-name="T6">);</text:span></text:p>
      <text:p text:style-name="P18"><text:span text:style-name="T6"><text:tab/><text:tab/></text:span><text:span text:style-name="T9">first</text:span><text:span text:style-name="T6"> = </text:span><text:span text:style-name="T3">new</text:span><text:span text:style-name="T6"> CircularNode(Integer.</text:span><text:span text:style-name="T8">parseInt</text:span><text:span text:style-name="T6">(</text:span><text:span text:style-name="T12">in</text:span><text:span text:style-name="T6">.nextLine()));</text:span></text:p>
      <text:p text:style-name="P18"><text:span text:style-name="T6"><text:tab/><text:tab/>System.</text:span><text:span text:style-name="T13">out</text:span><text:span text:style-name="T6">.println(</text:span><text:span text:style-name="T16">"Please enter an identifier (integer) for the second node: "</text:span><text:span text:style-name="T6">);</text:span></text:p>
      <text:p text:style-name="P18"><text:span text:style-name="T6"><text:tab/><text:tab/></text:span><text:span text:style-name="T9">second</text:span><text:span text:style-name="T6"> = </text:span><text:span text:style-name="T3">new</text:span><text:span text:style-name="T6"> CircularNode(Integer.</text:span><text:span text:style-name="T8">parseInt</text:span><text:span text:style-name="T6">(</text:span><text:span text:style-name="T12">in</text:span><text:span text:style-name="T6">.nextLine()));</text:span></text:p>
      <text:p text:style-name="P18"><text:span text:style-name="T6"><text:tab/><text:tab/>System.</text:span><text:span text:style-name="T13">out</text:span><text:span text:style-name="T6">.println(</text:span><text:span text:style-name="T16">"Please enter an identifier (integer) for the third node: "</text:span><text:span text:style-name="T6">);</text:span></text:p>
      <text:p text:style-name="P18"><text:span text:style-name="T6"><text:tab/><text:tab/></text:span><text:span text:style-name="T9">third</text:span><text:span text:style-name="T6"> = </text:span><text:span text:style-name="T3">new</text:span><text:span text:style-name="T6"> CircularNode(Integer.</text:span><text:span text:style-name="T8">parseInt</text:span><text:span text:style-name="T6">(</text:span><text:span text:style-name="T12">in</text:span><text:span text:style-name="T6">.nextLine()));</text:span></text:p>
      <text:p text:style-name="P18"><text:span text:style-name="T6"><text:tab/><text:tab/></text:span></text:p>
      <text:p text:style-name="P18"><text:span text:style-name="T6"><text:tab/><text:tab/></text:span><text:span text:style-name="T9">first</text:span><text:span text:style-name="T6">.</text:span><text:span text:style-name="T11">next</text:span><text:span text:style-name="T6"> = </text:span><text:span text:style-name="T9">second</text:span><text:span text:style-name="T6">;</text:span></text:p>
      <text:p text:style-name="P18"><text:span text:style-name="T6"><text:tab/><text:tab/></text:span><text:span text:style-name="T9">second</text:span><text:span text:style-name="T6">.</text:span><text:span text:style-name="T11">next</text:span><text:span text:style-name="T6"> = </text:span><text:span text:style-name="T9">third</text:span><text:span text:style-name="T6">;</text:span></text:p>
      <text:p text:style-name="P18"><text:span text:style-name="T6"><text:tab/><text:tab/></text:span><text:span text:style-name="T9">third</text:span><text:span text:style-name="T6">.</text:span><text:span text:style-name="T11">next</text:span><text:span text:style-name="T6"> = </text:span><text:span text:style-name="T9">first</text:span><text:span text:style-name="T6">;</text:span></text:p>
      <text:p text:style-name="P18"><text:span text:style-name="T6"><text:tab/><text:tab/></text:span></text:p>
      <text:p text:style-name="P18"><text:span text:style-name="T6"><text:tab/><text:tab/>System.</text:span><text:span text:style-name="T13">out</text:span><text:span text:style-name="T6">.println(</text:span><text:span text:style-name="T16">"Your circular chain looks like: "</text:span><text:span text:style-name="T6"> + </text:span><text:span text:style-name="T9">first</text:span><text:span text:style-name="T6"> + </text:span><text:span text:style-name="T16">" -&gt; "</text:span><text:span text:style-name="T6"> + </text:span><text:span text:style-name="T9">first</text:span><text:span text:style-name="T6">.</text:span><text:span text:style-name="T11">next</text:span><text:span text:style-name="T6"> + </text:span><text:span text:style-name="T16">" -&gt; "</text:span><text:span text:style-name="T6"> + </text:span><text:span text:style-name="T9">first</text:span><text:span text:style-name="T6">.</text:span><text:span text:style-name="T11">next</text:span><text:span text:style-name="T6">.</text:span><text:span text:style-name="T11">next</text:span><text:span text:style-name="T6"> + </text:span><text:span text:style-name="T16">" -&gt; "</text:span><text:span text:style-name="T6"> + </text:span><text:span text:style-name="T9">first</text:span><text:span text:style-name="T6">.</text:span><text:span text:style-name="T11">next</text:span><text:span text:style-name="T6">.</text:span><text:span text:style-name="T11">next</text:span><text:span text:style-name="T6">.</text:span><text:span text:style-name="T11">next</text:span><text:span text:style-name="T6">);</text:span></text:p>
      <text:p text:style-name="P18"><text:span text:style-name="T6"><text:tab/><text:tab/></text:span></text:p>
      <text:p text:style-name="P18"><text:span text:style-name="T6"><text:tab/><text:tab/></text:span><text:span text:style-name="T3">return</text:span><text:span text:style-name="T6"> </text:span><text:span text:style-name="T9">first</text:span><text:span text:style-name="T6">;</text:span></text:p>
      <text:p text:style-name="P18"><text:span text:style-name="T6"><text:tab/>}<text:tab/></text:span></text:p>
      <text:p text:style-name="P18"><text:span text:style-name="T6"><text:tab/></text:span></text:p>
      <text:p text:style-name="P18"><text:span text:style-name="T6"><text:tab/></text:span><text:span text:style-name="T3">private</text:span><text:span text:style-name="T6"> </text:span><text:span text:style-name="T3">static</text:span><text:span text:style-name="T6"> ObjectWithPrimitiveArray createObjectWithPrimitiveArray()</text:span></text:p>
      <text:p text:style-name="P18"><text:span text:style-name="T6"><text:tab/>{</text:span></text:p>
      <text:p text:style-name="P18"><text:span text:style-name="T6"><text:tab/><text:tab/>ObjectWithPrimitiveArray </text:span><text:span text:style-name="T9">newObject</text:span><text:span text:style-name="T6">;</text:span></text:p>
      <text:p text:style-name="P18"><text:span text:style-name="T6"><text:tab/><text:tab/></text:span><text:span text:style-name="T3">int</text:span><text:span text:style-name="T6"> [] </text:span><text:span text:style-name="T9">array</text:span><text:span text:style-name="T6">;</text:span></text:p>
      <text:p text:style-name="P18"><text:span text:style-name="T6"><text:tab/><text:tab/></text:span></text:p>
      <text:p text:style-name="P18"><text:span text:style-name="T6"><text:tab/><text:tab/>System.</text:span><text:span text:style-name="T13">out</text:span><text:span text:style-name="T6">.println(</text:span><text:span text:style-name="T16">"This object contains an array of integers."</text:span><text:span text:style-name="T6">);</text:span></text:p>
      <text:p text:style-name="P18"><text:span text:style-name="T6"><text:tab/><text:tab/>System.</text:span><text:span text:style-name="T13">out</text:span><text:span text:style-name="T6">.println(</text:span><text:span text:style-name="T16">"Please enter how many entries the array should have: "</text:span><text:span text:style-name="T6">);</text:span></text:p>
      <text:p text:style-name="P18"><text:span text:style-name="T6"><text:tab/><text:tab/></text:span><text:span text:style-name="T9">array</text:span><text:span text:style-name="T6"> = </text:span><text:span text:style-name="T3">new</text:span><text:span text:style-name="T6"> </text:span><text:span text:style-name="T3">int</text:span><text:span text:style-name="T6">[Integer.</text:span><text:span text:style-name="T8">parseInt</text:span><text:span text:style-name="T6">(</text:span><text:span text:style-name="T12">in</text:span><text:span text:style-name="T6">.nextLine())];</text:span></text:p>
      <text:p text:style-name="P18"><text:span text:style-name="T6"><text:tab/><text:tab/></text:span></text:p>
      <text:p text:style-name="P18"><text:span text:style-name="T6"><text:tab/><text:tab/></text:span><text:span text:style-name="T3">for</text:span><text:span text:style-name="T6">(</text:span><text:span text:style-name="T3">int</text:span><text:span text:style-name="T6"> </text:span><text:span text:style-name="T9">i</text:span><text:span text:style-name="T6"> = 0; </text:span><text:span text:style-name="T9">i</text:span><text:span text:style-name="T6"> &lt; </text:span><text:span text:style-name="T9">array</text:span><text:span text:style-name="T6">.</text:span><text:span text:style-name="T11">length</text:span><text:span text:style-name="T6">; </text:span><text:span text:style-name="T9">i</text:span><text:span text:style-name="T6">++)</text:span></text:p>
      <text:p text:style-name="P18"><text:span text:style-name="T6"><text:tab/><text:tab/>{</text:span></text:p>
      <text:p text:style-name="P18"><text:span text:style-name="T6"><text:tab/><text:tab/><text:tab/>System.</text:span><text:span text:style-name="T13">out</text:span><text:span text:style-name="T6">.println(</text:span><text:span text:style-name="T16">"Please enter an integer value for element #"</text:span><text:span text:style-name="T6"> + </text:span><text:span text:style-name="T9">i</text:span><text:span text:style-name="T6"> + </text:span><text:span text:style-name="T16">": "</text:span><text:span text:style-name="T6">);</text:span></text:p>
      <text:p text:style-name="P18"><text:span text:style-name="T6"><text:tab/><text:tab/><text:tab/></text:span><text:span text:style-name="T9">array</text:span><text:span text:style-name="T6">[</text:span><text:span text:style-name="T9">i</text:span><text:span text:style-name="T6">] = Integer.</text:span><text:span text:style-name="T8">parseInt</text:span><text:span text:style-name="T6">(</text:span><text:span text:style-name="T12">in</text:span><text:span text:style-name="T6">.nextLine());</text:span></text:p>
      <text:p text:style-name="P18"><text:span text:style-name="T6"><text:tab/><text:tab/>}</text:span></text:p>
      <text:p text:style-name="P18"><text:span text:style-name="T6"><text:tab/><text:tab/></text:span></text:p>
      <text:p text:style-name="P18"><text:span text:style-name="T6"><text:tab/><text:tab/></text:span><text:span text:style-name="T9">newObject</text:span><text:span text:style-name="T6"> = </text:span><text:span text:style-name="T3">new</text:span><text:span text:style-name="T6"> ObjectWithPrimitiveArray(</text:span><text:span text:style-name="T9">array</text:span><text:span text:style-name="T6">);</text:span></text:p>
      <text:p text:style-name="P18"><text:span text:style-name="T6"><text:tab/><text:tab/></text:span></text:p>
      <text:p text:style-name="P18"><text:span text:style-name="T6"><text:tab/><text:tab/>System.</text:span><text:span text:style-name="T13">out</text:span><text:span text:style-name="T6">.println(</text:span><text:span text:style-name="T16">"Your object looks like: "</text:span><text:span text:style-name="T6"> + </text:span><text:span text:style-name="T9">newObject</text:span><text:span text:style-name="T6">);</text:span></text:p>
      <text:p text:style-name="P18"><text:span text:style-name="T6"><text:tab/><text:tab/></text:span></text:p>
      <text:p text:style-name="P18"><text:span text:style-name="T6"><text:tab/><text:tab/></text:span><text:span text:style-name="T3">return</text:span><text:span text:style-name="T6"> </text:span><text:span text:style-name="T9">newObject</text:span><text:span text:style-name="T6">;</text:span></text:p>
      <text:p text:style-name="P18"><text:span text:style-name="T6"><text:tab/>}<text:tab/></text:span></text:p>
      <text:p text:style-name="P18"><text:span text:style-name="T6"><text:tab/></text:span></text:p>
      <text:p text:style-name="P18"><text:span text:style-name="T6"><text:tab/></text:span><text:span text:style-name="T3">private</text:span><text:span text:style-name="T6"> </text:span><text:span text:style-name="T3">static</text:span><text:span text:style-name="T6"> ObjectWithObjectArray createObjectWithObjectArray()</text:span></text:p>
      <text:p text:style-name="P18"><text:span text:style-name="T6"><text:tab/>{</text:span></text:p>
      <text:p text:style-name="P18"><text:span text:style-name="T6"><text:tab/><text:tab/>ObjectWithObjectArray </text:span><text:span text:style-name="T9">newObject</text:span><text:span text:style-name="T6">;</text:span></text:p>
      <text:p text:style-name="P18"><text:span text:style-name="T6"><text:tab/><text:tab/>SimpleObject [] </text:span><text:span text:style-name="T9">array</text:span><text:span text:style-name="T6">;</text:span></text:p>
      <text:p text:style-name="P18"><text:span text:style-name="T6"><text:tab/><text:tab/></text:span></text:p>
      <text:p text:style-name="P18"><text:span text:style-name="T6"><text:tab/><text:tab/>System.</text:span><text:span text:style-name="T13">out</text:span><text:span text:style-name="T6">.println(</text:span><text:span text:style-name="T16">"This object contains an array of simple objects."</text:span><text:span text:style-name="T6">);</text:span></text:p>
      <text:p text:style-name="P18"><text:span text:style-name="T6"><text:tab/><text:tab/>System.</text:span><text:span text:style-name="T13">out</text:span><text:span text:style-name="T6">.println(</text:span><text:span text:style-name="T16">"Please enter how many entries the array should have: "</text:span><text:span text:style-name="T6">);</text:span></text:p>
      <text:p text:style-name="P18"><text:span text:style-name="T6"><text:tab/><text:tab/></text:span><text:span text:style-name="T9">array</text:span><text:span text:style-name="T6"> = </text:span><text:span text:style-name="T3">new</text:span><text:span text:style-name="T6"> SimpleObject[Integer.</text:span><text:span text:style-name="T8">parseInt</text:span><text:span text:style-name="T6">(</text:span><text:span text:style-name="T12">in</text:span><text:span text:style-name="T6">.nextLine())];</text:span></text:p>
      <text:p text:style-name="P18"><text:span text:style-name="T6"><text:tab/><text:tab/></text:span></text:p>
      <text:p text:style-name="P18"><text:span text:style-name="T6"><text:tab/><text:tab/></text:span><text:span text:style-name="T3">for</text:span><text:span text:style-name="T6">(</text:span><text:span text:style-name="T3">int</text:span><text:span text:style-name="T6"> </text:span><text:span text:style-name="T9">i</text:span><text:span text:style-name="T6"> = 0; </text:span><text:span text:style-name="T9">i</text:span><text:span text:style-name="T6"> &lt; </text:span><text:span text:style-name="T9">array</text:span><text:span text:style-name="T6">.</text:span><text:span text:style-name="T11">length</text:span><text:span text:style-name="T6">; </text:span><text:span text:style-name="T9">i</text:span><text:span text:style-name="T6">++)</text:span></text:p>
      <text:p text:style-name="P18"><text:span text:style-name="T6"><text:tab/><text:tab/>{</text:span></text:p>
      <text:p text:style-name="P18"><text:span text:style-name="T6"><text:tab/><text:tab/><text:tab/>System.</text:span><text:span text:style-name="T13">out</text:span><text:span text:style-name="T6">.println(</text:span><text:span text:style-name="T16">"Please enter the info for element #"</text:span><text:span text:style-name="T6"> + </text:span><text:span text:style-name="T9">i</text:span><text:span text:style-name="T6"> + </text:span><text:span text:style-name="T16">": "</text:span><text:span text:style-name="T6">);</text:span></text:p>
      <text:p text:style-name="P18"><text:span text:style-name="T6"><text:tab/><text:tab/><text:tab/></text:span><text:span text:style-name="T9">array</text:span><text:span text:style-name="T6">[</text:span><text:span text:style-name="T9">i</text:span><text:span text:style-name="T6">] = </text:span><text:span text:style-name="T8">createSimpleObject</text:span><text:span text:style-name="T6">();</text:span></text:p>
      <text:p text:style-name="P18"><text:span text:style-name="T6"><text:tab/><text:tab/>}</text:span></text:p>
      <text:p text:style-name="P18"><text:span text:style-name="T6"><text:tab/><text:tab/></text:span></text:p>
      <text:p text:style-name="P18"><text:span text:style-name="T6"><text:tab/><text:tab/></text:span><text:span text:style-name="T9">newObject</text:span><text:span text:style-name="T6"> = </text:span><text:span text:style-name="T3">new</text:span><text:span text:style-name="T6"> ObjectWithObjectArray(</text:span><text:span text:style-name="T9">array</text:span><text:span text:style-name="T6">);</text:span></text:p>
      <text:p text:style-name="P18"><text:span text:style-name="T6"><text:tab/><text:tab/></text:span></text:p>
      <text:p text:style-name="P18"><text:span text:style-name="T6"><text:tab/><text:tab/>System.</text:span><text:span text:style-name="T13">out</text:span><text:span text:style-name="T6">.println(</text:span><text:span text:style-name="T16">"Your object looks like: "</text:span><text:span text:style-name="T6"> + </text:span><text:span text:style-name="T9">newObject</text:span><text:span text:style-name="T6">);</text:span></text:p>
      <text:p text:style-name="P18"><text:span text:style-name="T6"><text:tab/><text:tab/></text:span></text:p>
      <text:p text:style-name="P18"><text:span text:style-name="T6"><text:tab/><text:tab/></text:span><text:span text:style-name="T3">return</text:span><text:span text:style-name="T6"> </text:span><text:span text:style-name="T9">newObject</text:span><text:span text:style-name="T6">;</text:span></text:p>
      <text:p text:style-name="P18"><text:span text:style-name="T6"><text:tab/><text:tab/></text:span></text:p>
      <text:p text:style-name="P18"><text:span text:style-name="T6"><text:tab/>}</text:span></text:p>
      <text:p text:style-name="P18"><text:span text:style-name="T6"><text:tab/></text:span></text:p>
      <text:p text:style-name="P18"><text:span text:style-name="T6"><text:tab/></text:span></text:p>
      <text:p text:style-name="P18"><text:span text:style-name="T6"><text:tab/></text:span><text:span text:style-name="T3">private</text:span><text:span text:style-name="T6"> </text:span><text:span text:style-name="T3">static</text:span><text:span text:style-name="T6"> ObjectWithCollection createObjectWithCollection()</text:span></text:p>
      <text:p text:style-name="P18"><text:span text:style-name="T6"><text:tab/>{</text:span></text:p>
      <text:p text:style-name="P18"><text:span text:style-name="T6"><text:tab/><text:tab/>ObjectWithCollection </text:span><text:span text:style-name="T9">newObject</text:span><text:span text:style-name="T6">;</text:span></text:p>
      <text:p text:style-name="P18"><text:span text:style-name="T6"><text:tab/><text:tab/>ArrayList&lt;SimpleObject&gt; </text:span><text:span text:style-name="T9">list</text:span><text:span text:style-name="T6"> = </text:span><text:span text:style-name="T3">new</text:span><text:span text:style-name="T6"> ArrayList&lt;SimpleObject&gt;();</text:span></text:p>
      <text:p text:style-name="P18"><text:span text:style-name="T6"><text:tab/><text:tab/></text:span><text:span text:style-name="T3">int</text:span><text:span text:style-name="T6"> </text:span><text:span text:style-name="T9">size</text:span><text:span text:style-name="T6">;</text:span></text:p>
      <text:p text:style-name="P18"><text:soft-page-break/><text:span text:style-name="T6"><text:tab/><text:tab/></text:span></text:p>
      <text:p text:style-name="P18"><text:span text:style-name="T6"><text:tab/><text:tab/>System.</text:span><text:span text:style-name="T13">out</text:span><text:span text:style-name="T6">.println(</text:span><text:span text:style-name="T16">"This object contains an ArrayList of simple objects."</text:span><text:span text:style-name="T6">);</text:span></text:p>
      <text:p text:style-name="P18"><text:span text:style-name="T6"><text:tab/><text:tab/>System.</text:span><text:span text:style-name="T13">out</text:span><text:span text:style-name="T6">.println(</text:span><text:span text:style-name="T16">"Please enter how many entries the list should have: "</text:span><text:span text:style-name="T6">);</text:span></text:p>
      <text:p text:style-name="P18"><text:span text:style-name="T6"><text:tab/><text:tab/></text:span><text:span text:style-name="T9">size</text:span><text:span text:style-name="T6"> = Integer.</text:span><text:span text:style-name="T8">parseInt</text:span><text:span text:style-name="T6">(</text:span><text:span text:style-name="T12">in</text:span><text:span text:style-name="T6">.nextLine());</text:span></text:p>
      <text:p text:style-name="P18"><text:span text:style-name="T6"><text:tab/><text:tab/></text:span></text:p>
      <text:p text:style-name="P18"><text:span text:style-name="T6"><text:tab/><text:tab/></text:span><text:span text:style-name="T3">for</text:span><text:span text:style-name="T6">(</text:span><text:span text:style-name="T3">int</text:span><text:span text:style-name="T6"> </text:span><text:span text:style-name="T9">i</text:span><text:span text:style-name="T6"> = 0; </text:span><text:span text:style-name="T9">i</text:span><text:span text:style-name="T6"> &lt; </text:span><text:span text:style-name="T9">size</text:span><text:span text:style-name="T6">; </text:span><text:span text:style-name="T9">i</text:span><text:span text:style-name="T6">++)</text:span></text:p>
      <text:p text:style-name="P18"><text:span text:style-name="T6"><text:tab/><text:tab/>{</text:span></text:p>
      <text:p text:style-name="P18"><text:span text:style-name="T6"><text:tab/><text:tab/><text:tab/>System.</text:span><text:span text:style-name="T13">out</text:span><text:span text:style-name="T6">.println(</text:span><text:span text:style-name="T16">"Please enter the info for element #"</text:span><text:span text:style-name="T6"> + </text:span><text:span text:style-name="T9">i</text:span><text:span text:style-name="T6"> + </text:span><text:span text:style-name="T16">": "</text:span><text:span text:style-name="T6">);</text:span></text:p>
      <text:p text:style-name="P18"><text:span text:style-name="T6"><text:tab/><text:tab/><text:tab/></text:span><text:span text:style-name="T9">list</text:span><text:span text:style-name="T6">.add(</text:span><text:span text:style-name="T8">createSimpleObject</text:span><text:span text:style-name="T6">());</text:span></text:p>
      <text:p text:style-name="P18"><text:span text:style-name="T6"><text:tab/><text:tab/>}</text:span></text:p>
      <text:p text:style-name="P18"><text:span text:style-name="T6"><text:tab/><text:tab/></text:span></text:p>
      <text:p text:style-name="P18"><text:span text:style-name="T6"><text:tab/><text:tab/></text:span><text:span text:style-name="T9">newObject</text:span><text:span text:style-name="T6"> = </text:span><text:span text:style-name="T3">new</text:span><text:span text:style-name="T6"> ObjectWithCollection(</text:span><text:span text:style-name="T9">list</text:span><text:span text:style-name="T6">);</text:span></text:p>
      <text:p text:style-name="P18"><text:span text:style-name="T6"><text:tab/><text:tab/></text:span></text:p>
      <text:p text:style-name="P18"><text:span text:style-name="T6"><text:tab/><text:tab/>System.</text:span><text:span text:style-name="T13">out</text:span><text:span text:style-name="T6">.println(</text:span><text:span text:style-name="T16">"Your object looks like: "</text:span><text:span text:style-name="T6"> + </text:span><text:span text:style-name="T9">newObject</text:span><text:span text:style-name="T6">);</text:span></text:p>
      <text:p text:style-name="P18"><text:span text:style-name="T6"><text:tab/><text:tab/></text:span></text:p>
      <text:p text:style-name="P18"><text:span text:style-name="T6"><text:tab/><text:tab/></text:span><text:span text:style-name="T3">return</text:span><text:span text:style-name="T6"> </text:span><text:span text:style-name="T9">newObject</text:span><text:span text:style-name="T6">;</text:span></text:p>
      <text:p text:style-name="P18"><text:span text:style-name="T6"><text:tab/>}</text:span></text:p>
      <text:p text:style-name="P18"><text:span text:style-name="T6"><text:tab/></text:span></text:p>
      <text:p text:style-name="P18"><text:span text:style-name="T6">}</text:span></text:p>
      <text:p text:style-name="P3"/>
      <text:p text:style-name="P7">Client.java</text:p>
      <text:p text:style-name="P4"><text:span text:style-name="T3">package</text:span><text:span text:style-name="T6"> sender;</text:span></text:p>
      <text:p text:style-name="P17"/>
      <text:p text:style-name="P18"><text:span text:style-name="T3">import</text:span><text:span text:style-name="T6"> java.io.IOException;</text:span></text:p>
      <text:p text:style-name="P18"><text:span text:style-name="T3">import</text:span><text:span text:style-name="T6"> java.io.OutputStream;</text:span></text:p>
      <text:p text:style-name="P18"><text:span text:style-name="T3">import</text:span><text:span text:style-name="T6"> java.net.Socket;</text:span></text:p>
      <text:p text:style-name="P18"><text:span text:style-name="T3">import</text:span><text:span text:style-name="T6"> java.net.UnknownHostException;</text:span></text:p>
      <text:p text:style-name="P17"/>
      <text:p text:style-name="P18"><text:span text:style-name="T3">public</text:span><text:span text:style-name="T6"> </text:span><text:span text:style-name="T3">class</text:span><text:span text:style-name="T6"> Client {</text:span></text:p>
      <text:p text:style-name="P17"/>
      <text:p text:style-name="P18"><text:span text:style-name="T6"><text:tab/></text:span><text:span text:style-name="T3">public</text:span><text:span text:style-name="T6"> </text:span><text:span text:style-name="T3">static</text:span><text:span text:style-name="T6"> </text:span><text:span text:style-name="T3">void</text:span><text:span text:style-name="T6"> sendDocument(String </text:span><text:span text:style-name="T9">IP</text:span><text:span text:style-name="T6">, </text:span><text:span text:style-name="T3">int</text:span><text:span text:style-name="T6"> </text:span><text:span text:style-name="T9">port</text:span><text:span text:style-name="T6">, </text:span><text:span text:style-name="T3">byte</text:span><text:span text:style-name="T6">[] </text:span><text:span text:style-name="T9">data</text:span><text:span text:style-name="T6">)</text:span></text:p>
      <text:p text:style-name="P18"><text:span text:style-name="T6"><text:tab/>{</text:span></text:p>
      <text:p text:style-name="P18"><text:span text:style-name="T6"><text:tab/><text:tab/></text:span><text:span text:style-name="T3">try</text:span><text:span text:style-name="T6"> {</text:span></text:p>
      <text:p text:style-name="P18"><text:span text:style-name="T6"><text:tab/><text:tab/><text:tab/>Socket </text:span><text:span text:style-name="T9">socket</text:span><text:span text:style-name="T6"> = </text:span><text:span text:style-name="T3">new</text:span><text:span text:style-name="T6"> Socket(</text:span><text:span text:style-name="T9">IP</text:span><text:span text:style-name="T6">, </text:span><text:span text:style-name="T9">port</text:span><text:span text:style-name="T6">);</text:span></text:p>
      <text:p text:style-name="P17"/>
      <text:p text:style-name="P18"><text:span text:style-name="T6"><text:tab/><text:tab/><text:tab/>OutputStream </text:span><text:span text:style-name="T9">output</text:span><text:span text:style-name="T6"> = </text:span><text:span text:style-name="T9">socket</text:span><text:span text:style-name="T6">.getOutputStream();</text:span></text:p>
      <text:p text:style-name="P18"><text:span text:style-name="T6"><text:tab/><text:tab/><text:tab/></text:span><text:span text:style-name="T9">output</text:span><text:span text:style-name="T6">.write(</text:span><text:span text:style-name="T9">data</text:span><text:span text:style-name="T6">, 0, </text:span><text:span text:style-name="T9">data</text:span><text:span text:style-name="T6">.</text:span><text:span text:style-name="T11">length</text:span><text:span text:style-name="T6">);</text:span></text:p>
      <text:p text:style-name="P18"><text:span text:style-name="T6"><text:tab/><text:tab/><text:tab/></text:span><text:span text:style-name="T9">output</text:span><text:span text:style-name="T6">.flush();</text:span></text:p>
      <text:p text:style-name="P18"><text:span text:style-name="T6"><text:tab/><text:tab/><text:tab/></text:span><text:span text:style-name="T9">socket</text:span><text:span text:style-name="T6">.close();<text:tab/><text:tab/><text:tab/></text:span></text:p>
      <text:p text:style-name="P18"><text:span text:style-name="T6"><text:tab/><text:tab/><text:tab/></text:span></text:p>
      <text:p text:style-name="P18"><text:span text:style-name="T6"><text:tab/><text:tab/>} </text:span><text:span text:style-name="T3">catch</text:span><text:span text:style-name="T6"> (UnknownHostException </text:span><text:span text:style-name="T9">e</text:span><text:span text:style-name="T6">) {</text:span></text:p>
      <text:p text:style-name="P18"><text:span text:style-name="T6"><text:tab/><text:tab/><text:tab/>System.</text:span><text:span text:style-name="T13">out</text:span><text:span text:style-name="T6">.println(</text:span><text:span text:style-name="T16">"Unknown Host: "</text:span><text:span text:style-name="T6"> + </text:span><text:span text:style-name="T9">IP</text:span><text:span text:style-name="T6"> + </text:span><text:span text:style-name="T16">". Please try again."</text:span><text:span text:style-name="T6">);</text:span></text:p>
      <text:p text:style-name="P18"><text:span text:style-name="T6"><text:tab/><text:tab/><text:tab/></text:span><text:span text:style-name="T9">e</text:span><text:span text:style-name="T6">.printStackTrace();</text:span></text:p>
      <text:p text:style-name="P18"><text:span text:style-name="T6"><text:tab/><text:tab/>} </text:span><text:span text:style-name="T3">catch</text:span><text:span text:style-name="T6"> (IOException </text:span><text:span text:style-name="T9">e</text:span><text:span text:style-name="T6">) {</text:span></text:p>
      <text:p text:style-name="P18"><text:span text:style-name="T6"><text:tab/><text:tab/><text:tab/></text:span><text:span text:style-name="T9">e</text:span><text:span text:style-name="T6">.printStackTrace();</text:span></text:p>
      <text:p text:style-name="P18"><text:span text:style-name="T6"><text:tab/><text:tab/>}</text:span></text:p>
      <text:p text:style-name="P18"><text:span text:style-name="T6"><text:tab/>}</text:span></text:p>
      <text:p text:style-name="P18"><text:span text:style-name="T6">}</text:span></text:p>
      <text:p text:style-name="P4"/>
      <text:p text:style-name="P8">receiver Package</text:p>
      <text:p text:style-name="P8"/>
      <text:p text:style-name="P10">ReflectiveDeserializer.java</text:p>
      <text:p text:style-name="P5"><text:span text:style-name="T2">package</text:span><text:span text:style-name="T6"> reciever;</text:span></text:p>
      <text:p text:style-name="P17"/>
      <text:p text:style-name="P18"><text:span text:style-name="T3">public</text:span><text:span text:style-name="T6"> </text:span><text:span text:style-name="T3">interface</text:span><text:span text:style-name="T6"> ReflectiveDeserializer {</text:span></text:p>
      <text:p text:style-name="P18"><text:span text:style-name="T6"><text:tab/></text:span><text:span text:style-name="T3">public</text:span><text:span text:style-name="T6"> Object deserialize(org.jdom2.Document </text:span><text:span text:style-name="T9">document</text:span><text:span text:style-name="T6">);</text:span></text:p>
      <text:p text:style-name="P18"><text:span text:style-name="T6">}</text:span></text:p>
      <text:p text:style-name="P10"/>
      <text:p text:style-name="P10">Deserializer.java</text:p>
      <text:p text:style-name="P5"><text:span text:style-name="T2">package</text:span><text:span text:style-name="T6"> reciever;</text:span></text:p>
      <text:p text:style-name="P17"/>
      <text:p text:style-name="P18"><text:span text:style-name="T3">import</text:span><text:span text:style-name="T6"> java.lang.reflect.Array;</text:span></text:p>
      <text:p text:style-name="P18"><text:span text:style-name="T3">import</text:span><text:span text:style-name="T6"> java.lang.reflect.Constructor;</text:span></text:p>
      <text:p text:style-name="P18"><text:span text:style-name="T3">import</text:span><text:span text:style-name="T6"> java.lang.reflect.Field;</text:span></text:p>
      <text:p text:style-name="P18"><text:span text:style-name="T3">import</text:span><text:span text:style-name="T6"> java.util.HashMap;</text:span></text:p>
      <text:p text:style-name="P18"><text:span text:style-name="T3">import</text:span><text:span text:style-name="T6"> java.util.List;</text:span></text:p>
      <text:p text:style-name="P17"/>
      <text:p text:style-name="P18"><text:span text:style-name="T3">import</text:span><text:span text:style-name="T6"> org.jdom2.Document;</text:span></text:p>
      <text:p text:style-name="P18"><text:span text:style-name="T3">import</text:span><text:span text:style-name="T6"> org.jdom2.Element;</text:span></text:p>
      <text:p text:style-name="P17"/>
      <text:p text:style-name="P18"><text:soft-page-break/><text:span text:style-name="T3">public</text:span><text:span text:style-name="T6"> </text:span><text:span text:style-name="T3">class</text:span><text:span text:style-name="T6"> Deserializer </text:span><text:span text:style-name="T3">implements</text:span><text:span text:style-name="T6"> ReflectiveDeserializer {</text:span></text:p>
      <text:p text:style-name="P18"><text:span text:style-name="T6"><text:tab/>HashMap&lt;String, Object&gt; </text:span><text:span text:style-name="T11">deserialized</text:span><text:span text:style-name="T6">;</text:span></text:p>
      <text:p text:style-name="P18"><text:span text:style-name="T6"><text:tab/></text:span></text:p>
      <text:p text:style-name="P18"><text:span text:style-name="T6"><text:tab/></text:span><text:span text:style-name="T3">public</text:span><text:span text:style-name="T6"> Deserializer()</text:span></text:p>
      <text:p text:style-name="P18"><text:span text:style-name="T6"><text:tab/>{</text:span></text:p>
      <text:p text:style-name="P18"><text:span text:style-name="T6"><text:tab/><text:tab/></text:span><text:span text:style-name="T11">deserialized</text:span><text:span text:style-name="T6"> = </text:span><text:span text:style-name="T3">new</text:span><text:span text:style-name="T6"> HashMap&lt;String, Object&gt;();</text:span></text:p>
      <text:p text:style-name="P18"><text:span text:style-name="T6"><text:tab/>}</text:span></text:p>
      <text:p text:style-name="P18"><text:span text:style-name="T6"><text:tab/></text:span></text:p>
      <text:p text:style-name="P18"><text:span text:style-name="T6"><text:tab/></text:span><text:span text:style-name="T14">@Override</text:span></text:p>
      <text:p text:style-name="P18"><text:span text:style-name="T6"><text:tab/></text:span><text:span text:style-name="T3">public</text:span><text:span text:style-name="T6"> Object deserialize(Document </text:span><text:span text:style-name="T9">document</text:span><text:span text:style-name="T6">) </text:span></text:p>
      <text:p text:style-name="P18"><text:span text:style-name="T6"><text:tab/>{</text:span></text:p>
      <text:p text:style-name="P18"><text:span text:style-name="T6"><text:tab/><text:tab/>Element </text:span><text:span text:style-name="T9">root</text:span><text:span text:style-name="T6"> = </text:span><text:span text:style-name="T9">document</text:span><text:span text:style-name="T6">.getRootElement();</text:span></text:p>
      <text:p text:style-name="P18"><text:span text:style-name="T6"><text:tab/><text:tab/>List&lt;Element&gt; </text:span><text:span text:style-name="T9">toDeserialize</text:span><text:span text:style-name="T6"> = </text:span><text:span text:style-name="T9">root</text:span><text:span text:style-name="T6">.getChildren();</text:span></text:p>
      <text:p text:style-name="P18"><text:span text:style-name="T6"><text:tab/><text:tab/></text:span><text:span text:style-name="T7">Class</text:span><text:span text:style-name="T6"> </text:span><text:span text:style-name="T9">toLoad</text:span><text:span text:style-name="T6">;</text:span></text:p>
      <text:p text:style-name="P18"><text:span text:style-name="T6"><text:tab/><text:tab/>String </text:span><text:span text:style-name="T9">id</text:span><text:span text:style-name="T6">;</text:span></text:p>
      <text:p text:style-name="P18"><text:span text:style-name="T6"><text:tab/><text:tab/>Object </text:span><text:span text:style-name="T9">instance</text:span><text:span text:style-name="T6">;</text:span></text:p>
      <text:p text:style-name="P18"><text:span text:style-name="T6"><text:tab/><text:tab/></text:span></text:p>
      <text:p text:style-name="P18"><text:span text:style-name="T6"><text:tab/><text:tab/></text:span><text:span text:style-name="T17">// Need 2 loops, one to load up empty instances, then one to </text:span></text:p>
      <text:p text:style-name="P18"><text:span text:style-name="T6"><text:tab/><text:tab/></text:span><text:span text:style-name="T17">// fill fields</text:span></text:p>
      <text:p text:style-name="P18"><text:span text:style-name="T6"><text:tab/><text:tab/></text:span><text:span text:style-name="T3">for</text:span><text:span text:style-name="T6">(Element </text:span><text:span text:style-name="T9">loadFrom</text:span><text:span text:style-name="T6"> : </text:span><text:span text:style-name="T9">toDeserialize</text:span><text:span text:style-name="T6">)</text:span></text:p>
      <text:p text:style-name="P18"><text:span text:style-name="T6"><text:tab/><text:tab/>{</text:span></text:p>
      <text:p text:style-name="P18"><text:span text:style-name="T6"><text:tab/><text:tab/><text:tab/></text:span><text:span text:style-name="T9">id</text:span><text:span text:style-name="T6"> = </text:span><text:span text:style-name="T9">loadFrom</text:span><text:span text:style-name="T6">.getAttributeValue(</text:span><text:span text:style-name="T16">"id"</text:span><text:span text:style-name="T6">);</text:span></text:p>
      <text:p text:style-name="P18"><text:span text:style-name="T6"><text:tab/><text:tab/><text:tab/></text:span><text:span text:style-name="T9">toLoad</text:span><text:span text:style-name="T6"> = loadClass(</text:span><text:span text:style-name="T9">loadFrom</text:span><text:span text:style-name="T6">);</text:span></text:p>
      <text:p text:style-name="P18"><text:span text:style-name="T6"><text:tab/><text:tab/><text:tab/></text:span></text:p>
      <text:p text:style-name="P18"><text:span text:style-name="T6"><text:tab/><text:tab/><text:tab/></text:span><text:span text:style-name="T9">instance</text:span><text:span text:style-name="T6"> = loadEmptyInstance(</text:span><text:span text:style-name="T9">toLoad</text:span><text:span text:style-name="T6">, </text:span><text:span text:style-name="T9">loadFrom</text:span><text:span text:style-name="T6">);<text:tab/><text:tab/><text:tab/></text:span></text:p>
      <text:p text:style-name="P18"><text:span text:style-name="T6"><text:tab/><text:tab/><text:tab/></text:span><text:span text:style-name="T11">deserialized</text:span><text:span text:style-name="T6">.put(</text:span><text:span text:style-name="T9">id</text:span><text:span text:style-name="T6">, </text:span><text:span text:style-name="T9">instance</text:span><text:span text:style-name="T6">);</text:span></text:p>
      <text:p text:style-name="P18"><text:span text:style-name="T6"><text:tab/><text:tab/>}</text:span></text:p>
      <text:p text:style-name="P18"><text:span text:style-name="T6"><text:tab/><text:tab/></text:span></text:p>
      <text:p text:style-name="P17"/>
      <text:p text:style-name="P18"><text:span text:style-name="T6"><text:tab/><text:tab/></text:span><text:span text:style-name="T7">Class</text:span><text:span text:style-name="T6"> </text:span><text:span text:style-name="T9">readingIn</text:span><text:span text:style-name="T6"> = </text:span><text:span text:style-name="T3">null</text:span><text:span text:style-name="T6">;</text:span></text:p>
      <text:p text:style-name="P17"/>
      <text:p text:style-name="P18"><text:span text:style-name="T6"><text:tab/><text:tab/></text:span><text:span text:style-name="T3">for</text:span><text:span text:style-name="T6">(Element </text:span><text:span text:style-name="T9">loadFrom</text:span><text:span text:style-name="T6"> : </text:span><text:span text:style-name="T9">toDeserialize</text:span><text:span text:style-name="T6">)</text:span></text:p>
      <text:p text:style-name="P18"><text:span text:style-name="T6"><text:tab/><text:tab/>{</text:span></text:p>
      <text:p text:style-name="P18"><text:span text:style-name="T6"><text:tab/><text:tab/><text:tab/></text:span></text:p>
      <text:p text:style-name="P18"><text:span text:style-name="T6"><text:tab/><text:tab/><text:tab/></text:span><text:span text:style-name="T3">try</text:span><text:span text:style-name="T6"> {</text:span></text:p>
      <text:p text:style-name="P18"><text:span text:style-name="T6"><text:tab/><text:tab/><text:tab/><text:tab/></text:span><text:span text:style-name="T9">readingIn</text:span><text:span text:style-name="T6"> = Class.</text:span><text:span text:style-name="T8">forName</text:span><text:span text:style-name="T6">(</text:span><text:span text:style-name="T9">loadFrom</text:span><text:span text:style-name="T6">.getAttributeValue(</text:span><text:span text:style-name="T16">"class"</text:span><text:span text:style-name="T6">));</text:span></text:p>
      <text:p text:style-name="P18"><text:span text:style-name="T6"><text:tab/><text:tab/><text:tab/>} </text:span><text:span text:style-name="T3">catch</text:span><text:span text:style-name="T6"> (ClassNotFoundException </text:span><text:span text:style-name="T9">e1</text:span><text:span text:style-name="T6">) {</text:span></text:p>
      <text:p text:style-name="P18"><text:span text:style-name="T6"><text:tab/><text:tab/><text:tab/><text:tab/></text:span><text:span text:style-name="T9">e1</text:span><text:span text:style-name="T6">.printStackTrace();</text:span></text:p>
      <text:p text:style-name="P18"><text:span text:style-name="T6"><text:tab/><text:tab/><text:tab/><text:tab/></text:span><text:span text:style-name="T3">return</text:span><text:span text:style-name="T6"> </text:span><text:span text:style-name="T3">null</text:span><text:span text:style-name="T6">;</text:span></text:p>
      <text:p text:style-name="P18"><text:span text:style-name="T6"><text:tab/><text:tab/><text:tab/>}</text:span></text:p>
      <text:p text:style-name="P18"><text:span text:style-name="T6"><text:tab/><text:tab/><text:tab/></text:span></text:p>
      <text:p text:style-name="P18"><text:span text:style-name="T6"><text:tab/><text:tab/><text:tab/></text:span><text:span text:style-name="T3">if</text:span><text:span text:style-name="T6">(</text:span><text:span text:style-name="T9">readingIn</text:span><text:span text:style-name="T6">.isArray())</text:span></text:p>
      <text:p text:style-name="P18"><text:span text:style-name="T6"><text:tab/><text:tab/><text:tab/>{</text:span></text:p>
      <text:p text:style-name="P18"><text:span text:style-name="T6"><text:tab/><text:tab/><text:tab/><text:tab/>fillArray(</text:span><text:span text:style-name="T9">readingIn</text:span><text:span text:style-name="T6">, </text:span><text:span text:style-name="T9">loadFrom</text:span><text:span text:style-name="T6">);</text:span></text:p>
      <text:p text:style-name="P18"><text:span text:style-name="T6"><text:tab/><text:tab/><text:tab/>}</text:span></text:p>
      <text:p text:style-name="P18"><text:span text:style-name="T6"><text:tab/><text:tab/><text:tab/></text:span><text:span text:style-name="T3">else</text:span></text:p>
      <text:p text:style-name="P18"><text:span text:style-name="T6"><text:tab/><text:tab/><text:tab/>{<text:tab/><text:tab/><text:tab/><text:tab/><text:tab/></text:span></text:p>
      <text:p text:style-name="P18"><text:span text:style-name="T6"><text:tab/><text:tab/><text:tab/><text:tab/>fillObject(</text:span><text:span text:style-name="T9">loadFrom</text:span><text:span text:style-name="T6">);</text:span></text:p>
      <text:p text:style-name="P18"><text:span text:style-name="T6"><text:tab/><text:tab/><text:tab/>}</text:span></text:p>
      <text:p text:style-name="P18"><text:span text:style-name="T6"><text:tab/><text:tab/>}</text:span></text:p>
      <text:p text:style-name="P18"><text:span text:style-name="T6"><text:tab/><text:tab/></text:span></text:p>
      <text:p text:style-name="P18"><text:span text:style-name="T6"><text:tab/><text:tab/></text:span><text:span text:style-name="T3">return</text:span><text:span text:style-name="T6"> </text:span><text:span text:style-name="T11">deserialized</text:span><text:span text:style-name="T6">.get(</text:span><text:span text:style-name="T16">"0"</text:span><text:span text:style-name="T6">);</text:span></text:p>
      <text:p text:style-name="P18"><text:span text:style-name="T6"><text:tab/>}</text:span></text:p>
      <text:p text:style-name="P18"><text:span text:style-name="T6"><text:tab/></text:span></text:p>
      <text:p text:style-name="P18"><text:span text:style-name="T6"><text:tab/></text:span><text:span text:style-name="T3">private</text:span><text:span text:style-name="T6"> </text:span><text:span text:style-name="T3">void</text:span><text:span text:style-name="T6"> fillArray(</text:span><text:span text:style-name="T7">Class</text:span><text:span text:style-name="T6"> </text:span><text:span text:style-name="T9">readingIn</text:span><text:span text:style-name="T6">, Element </text:span><text:span text:style-name="T9">loadFrom</text:span><text:span text:style-name="T6">)</text:span></text:p>
      <text:p text:style-name="P18"><text:span text:style-name="T6"><text:tab/>{</text:span></text:p>
      <text:p text:style-name="P18"><text:span text:style-name="T6"><text:tab/><text:tab/>String </text:span><text:span text:style-name="T9">id</text:span><text:span text:style-name="T6"> = </text:span><text:span text:style-name="T9">loadFrom</text:span><text:span text:style-name="T6">.getAttributeValue(</text:span><text:span text:style-name="T16">"id"</text:span><text:span text:style-name="T6">);</text:span></text:p>
      <text:p text:style-name="P18"><text:span text:style-name="T6"><text:tab/><text:tab/>Object </text:span><text:span text:style-name="T9">instance</text:span><text:span text:style-name="T6"> = </text:span><text:span text:style-name="T11">deserialized</text:span><text:span text:style-name="T6">.get(</text:span><text:span text:style-name="T9">id</text:span><text:span text:style-name="T6">);</text:span></text:p>
      <text:p text:style-name="P18"><text:span text:style-name="T6"><text:tab/><text:tab/>List&lt;Element&gt; </text:span><text:span text:style-name="T9">fields</text:span><text:span text:style-name="T6"> = </text:span><text:span text:style-name="T9">loadFrom</text:span><text:span text:style-name="T6">.getChildren();</text:span></text:p>
      <text:p text:style-name="P18"><text:span text:style-name="T6"><text:tab/><text:tab/></text:span></text:p>
      <text:p text:style-name="P18"><text:span text:style-name="T6"><text:tab/><text:tab/>Element </text:span><text:span text:style-name="T9">currentValueOrReference</text:span><text:span text:style-name="T6">;</text:span></text:p>
      <text:p text:style-name="P18"><text:span text:style-name="T6"><text:tab/><text:tab/>String </text:span><text:span text:style-name="T9">value</text:span><text:span text:style-name="T6">;</text:span></text:p>
      <text:p text:style-name="P18"><text:span text:style-name="T6"><text:tab/><text:tab/></text:span></text:p>
      <text:p text:style-name="P18"><text:span text:style-name="T6"><text:tab/><text:tab/></text:span><text:span text:style-name="T7">Class</text:span><text:span text:style-name="T6"> </text:span><text:span text:style-name="T9">componentType</text:span><text:span text:style-name="T6"> = </text:span><text:span text:style-name="T9">readingIn</text:span><text:span text:style-name="T6">.getComponentType();</text:span></text:p>
      <text:p text:style-name="P18"><text:span text:style-name="T6"><text:tab/><text:tab/></text:span><text:span text:style-name="T3">int</text:span><text:span text:style-name="T6"> </text:span><text:span text:style-name="T9">length</text:span><text:span text:style-name="T6"> = Integer.</text:span><text:span text:style-name="T8">parseInt</text:span><text:span text:style-name="T6">(</text:span><text:span text:style-name="T9">loadFrom</text:span><text:span text:style-name="T6">.getAttributeValue(</text:span><text:span text:style-name="T16">"length"</text:span><text:span text:style-name="T6">));</text:span></text:p>
      <text:p text:style-name="P18"><text:span text:style-name="T6"><text:tab/><text:tab/></text:span><text:span text:style-name="T3">for</text:span><text:span text:style-name="T6">(</text:span><text:span text:style-name="T3">int</text:span><text:span text:style-name="T6"> </text:span><text:span text:style-name="T9">i</text:span><text:span text:style-name="T6"> = 0; </text:span><text:span text:style-name="T9">i</text:span><text:span text:style-name="T6"> &lt; </text:span><text:span text:style-name="T9">length</text:span><text:span text:style-name="T6">; </text:span><text:span text:style-name="T9">i</text:span><text:span text:style-name="T6">++)</text:span></text:p>
      <text:p text:style-name="P18"><text:span text:style-name="T6"><text:tab/><text:tab/>{</text:span></text:p>
      <text:p text:style-name="P18"><text:span text:style-name="T6"><text:tab/><text:tab/><text:tab/></text:span><text:span text:style-name="T9">currentValueOrReference</text:span><text:span text:style-name="T6"> = </text:span><text:span text:style-name="T9">fields</text:span><text:span text:style-name="T6">.get(</text:span><text:span text:style-name="T9">i</text:span><text:span text:style-name="T6">);</text:span></text:p>
      <text:p text:style-name="P18"><text:span text:style-name="T6"><text:tab/><text:tab/><text:tab/></text:span><text:span text:style-name="T9">value</text:span><text:span text:style-name="T6"> = </text:span><text:span text:style-name="T9">currentValueOrReference</text:span><text:span text:style-name="T6">.getText();</text:span></text:p>
      <text:p text:style-name="P18"><text:span text:style-name="T6"><text:tab/><text:tab/><text:tab/></text:span></text:p>
      <text:p text:style-name="P18"><text:span text:style-name="T6"><text:tab/><text:tab/><text:tab/></text:span><text:span text:style-name="T3">if</text:span><text:span text:style-name="T6">(</text:span><text:span text:style-name="T9">currentValueOrReference</text:span><text:span text:style-name="T6">.getName().compareTo(</text:span><text:span text:style-name="T16">"value"</text:span><text:span text:style-name="T6">) == 0)</text:span></text:p>
      <text:p text:style-name="P18"><text:span text:style-name="T6"><text:tab/><text:tab/><text:tab/><text:tab/>Array.</text:span><text:span text:style-name="T8">set</text:span><text:span text:style-name="T6">(</text:span><text:span text:style-name="T9">instance</text:span><text:span text:style-name="T6">, </text:span><text:span text:style-name="T9">i</text:span><text:span text:style-name="T6">, </text:span><text:span text:style-name="T8">toObject</text:span><text:span text:style-name="T6">(</text:span><text:span text:style-name="T9">componentType</text:span><text:span text:style-name="T6">, </text:span><text:span text:style-name="T9">value</text:span><text:span text:style-name="T6">));</text:span></text:p>
      <text:p text:style-name="P18"><text:soft-page-break/><text:span text:style-name="T6"><text:tab/><text:tab/><text:tab/></text:span><text:span text:style-name="T3">else</text:span></text:p>
      <text:p text:style-name="P18"><text:span text:style-name="T6"><text:tab/><text:tab/><text:tab/><text:tab/>Array.</text:span><text:span text:style-name="T8">set</text:span><text:span text:style-name="T6">(</text:span><text:span text:style-name="T9">instance</text:span><text:span text:style-name="T6">, </text:span><text:span text:style-name="T9">i</text:span><text:span text:style-name="T6">, </text:span><text:span text:style-name="T11">deserialized</text:span><text:span text:style-name="T6">.get(</text:span><text:span text:style-name="T9">value</text:span><text:span text:style-name="T6">));</text:span></text:p>
      <text:p text:style-name="P18"><text:span text:style-name="T6"><text:tab/><text:tab/>}</text:span></text:p>
      <text:p text:style-name="P18"><text:span text:style-name="T6"><text:tab/>}</text:span></text:p>
      <text:p text:style-name="P18"><text:span text:style-name="T6"><text:tab/></text:span></text:p>
      <text:p text:style-name="P18"><text:span text:style-name="T6"><text:tab/></text:span><text:span text:style-name="T3">private</text:span><text:span text:style-name="T6"> </text:span><text:span text:style-name="T3">void</text:span><text:span text:style-name="T6"> fillObject(Element </text:span><text:span text:style-name="T9">loadFrom</text:span><text:span text:style-name="T6">)</text:span></text:p>
      <text:p text:style-name="P18"><text:span text:style-name="T6"><text:tab/>{</text:span></text:p>
      <text:p text:style-name="P18"><text:span text:style-name="T6"><text:tab/><text:tab/>String </text:span><text:span text:style-name="T9">id</text:span><text:span text:style-name="T6"> = </text:span><text:span text:style-name="T9">loadFrom</text:span><text:span text:style-name="T6">.getAttributeValue(</text:span><text:span text:style-name="T16">"id"</text:span><text:span text:style-name="T6">);</text:span></text:p>
      <text:p text:style-name="P18"><text:span text:style-name="T6"><text:tab/><text:tab/>Object </text:span><text:span text:style-name="T9">instance</text:span><text:span text:style-name="T6"> = </text:span><text:span text:style-name="T11">deserialized</text:span><text:span text:style-name="T6">.get(</text:span><text:span text:style-name="T9">id</text:span><text:span text:style-name="T6">);</text:span></text:p>
      <text:p text:style-name="P18"><text:span text:style-name="T6"><text:tab/><text:tab/>List&lt;Element&gt; </text:span><text:span text:style-name="T9">fields</text:span><text:span text:style-name="T6"> = </text:span><text:span text:style-name="T9">loadFrom</text:span><text:span text:style-name="T6">.getChildren();</text:span></text:p>
      <text:p text:style-name="P18"><text:span text:style-name="T6"><text:tab/><text:tab/></text:span></text:p>
      <text:p text:style-name="P18"><text:span text:style-name="T6"><text:tab/><text:tab/>List&lt;Element&gt; </text:span><text:span text:style-name="T9">values</text:span><text:span text:style-name="T6">;</text:span></text:p>
      <text:p text:style-name="P18"><text:span text:style-name="T6"><text:tab/><text:tab/></text:span><text:span text:style-name="T7">Class</text:span><text:span text:style-name="T6"> </text:span><text:span text:style-name="T9">declaringClass</text:span><text:span text:style-name="T6">;</text:span></text:p>
      <text:p text:style-name="P18"><text:span text:style-name="T6"><text:tab/><text:tab/>Field </text:span><text:span text:style-name="T9">currentField</text:span><text:span text:style-name="T6">;</text:span></text:p>
      <text:p text:style-name="P18"><text:span text:style-name="T6"><text:tab/><text:tab/>String </text:span><text:span text:style-name="T9">fieldName</text:span><text:span text:style-name="T6">, </text:span><text:span text:style-name="T9">fieldValue</text:span><text:span text:style-name="T6">;</text:span></text:p>
      <text:p text:style-name="P18"><text:span text:style-name="T6"><text:tab/><text:tab/>Element </text:span><text:span text:style-name="T9">currentValueOrReference</text:span><text:span text:style-name="T6">;</text:span></text:p>
      <text:p text:style-name="P18"><text:span text:style-name="T6"><text:tab/><text:tab/></text:span></text:p>
      <text:p text:style-name="P18"><text:span text:style-name="T6"><text:tab/><text:tab/></text:span><text:span text:style-name="T3">try</text:span><text:span text:style-name="T6"> </text:span></text:p>
      <text:p text:style-name="P18"><text:span text:style-name="T6"><text:tab/><text:tab/>{<text:tab/><text:tab/></text:span></text:p>
      <text:p text:style-name="P18"><text:span text:style-name="T6"><text:tab/><text:tab/><text:tab/></text:span><text:span text:style-name="T3">for</text:span><text:span text:style-name="T6">(Element </text:span><text:span text:style-name="T9">fieldToLoad</text:span><text:span text:style-name="T6"> : </text:span><text:span text:style-name="T9">fields</text:span><text:span text:style-name="T6">)</text:span></text:p>
      <text:p text:style-name="P18"><text:span text:style-name="T6"><text:tab/><text:tab/><text:tab/>{</text:span></text:p>
      <text:p text:style-name="P18"><text:span text:style-name="T6"><text:tab/><text:tab/><text:tab/><text:tab/></text:span><text:span text:style-name="T9">declaringClass</text:span><text:span text:style-name="T6"> = Class.</text:span><text:span text:style-name="T8">forName</text:span><text:span text:style-name="T6">(</text:span><text:span text:style-name="T9">fieldToLoad</text:span><text:span text:style-name="T6">.getAttributeValue(</text:span><text:span text:style-name="T16">"declaringClass"</text:span><text:span text:style-name="T6">)); <text:tab/><text:tab/><text:tab/></text:span></text:p>
      <text:p text:style-name="P18"><text:span text:style-name="T6"><text:tab/><text:tab/><text:tab/><text:tab/></text:span><text:span text:style-name="T9">fieldName</text:span><text:span text:style-name="T6"> = </text:span><text:span text:style-name="T9">fieldToLoad</text:span><text:span text:style-name="T6">.getAttributeValue(</text:span><text:span text:style-name="T16">"name"</text:span><text:span text:style-name="T6">);</text:span></text:p>
      <text:p text:style-name="P18"><text:span text:style-name="T6"><text:tab/><text:tab/><text:tab/><text:tab/></text:span><text:span text:style-name="T9">currentField</text:span><text:span text:style-name="T6"> = </text:span><text:span text:style-name="T9">declaringClass</text:span><text:span text:style-name="T6">.getDeclaredField(</text:span><text:span text:style-name="T9">fieldName</text:span><text:span text:style-name="T6">);</text:span></text:p>
      <text:p text:style-name="P18"><text:span text:style-name="T6"><text:tab/><text:tab/><text:tab/><text:tab/></text:span><text:span text:style-name="T9">values</text:span><text:span text:style-name="T6"> = </text:span><text:span text:style-name="T9">fieldToLoad</text:span><text:span text:style-name="T6">.getChildren();</text:span></text:p>
      <text:p text:style-name="P18"><text:span text:style-name="T6"><text:tab/><text:tab/><text:tab/><text:tab/></text:span><text:span text:style-name="T9">currentValueOrReference</text:span><text:span text:style-name="T6"> = </text:span><text:span text:style-name="T9">values</text:span><text:span text:style-name="T6">.get(0);</text:span></text:p>
      <text:p text:style-name="P18"><text:span text:style-name="T6"><text:tab/><text:tab/><text:tab/><text:tab/></text:span><text:span text:style-name="T9">currentField</text:span><text:span text:style-name="T6">.setAccessible(</text:span><text:span text:style-name="T3">true</text:span><text:span text:style-name="T6">);</text:span></text:p>
      <text:p text:style-name="P18"><text:span text:style-name="T6"><text:tab/><text:tab/><text:tab/><text:tab/></text:span><text:span text:style-name="T9">fieldValue</text:span><text:span text:style-name="T6"> = </text:span><text:span text:style-name="T9">currentValueOrReference</text:span><text:span text:style-name="T6">.getText();</text:span></text:p>
      <text:p text:style-name="P18"><text:span text:style-name="T6"><text:tab/><text:tab/><text:tab/><text:tab/></text:span></text:p>
      <text:p text:style-name="P18"><text:span text:style-name="T6"><text:tab/><text:tab/><text:tab/><text:tab/></text:span><text:span text:style-name="T3">if</text:span><text:span text:style-name="T6">(</text:span><text:span text:style-name="T9">values</text:span><text:span text:style-name="T6">.isEmpty())</text:span></text:p>
      <text:p text:style-name="P18"><text:span text:style-name="T6"><text:tab/><text:tab/><text:tab/><text:tab/><text:tab/></text:span><text:span text:style-name="T3">return</text:span><text:span text:style-name="T6">;</text:span></text:p>
      <text:p text:style-name="P18"><text:span text:style-name="T6"><text:tab/><text:tab/><text:tab/><text:tab/></text:span><text:span text:style-name="T3">else</text:span><text:span text:style-name="T6"> </text:span><text:span text:style-name="T3">if</text:span><text:span text:style-name="T6">(</text:span><text:span text:style-name="T9">currentValueOrReference</text:span><text:span text:style-name="T6">.getName().compareTo(</text:span><text:span text:style-name="T16">"value"</text:span><text:span text:style-name="T6">) == 0)</text:span></text:p>
      <text:p text:style-name="P18"><text:span text:style-name="T6"><text:tab/><text:tab/><text:tab/><text:tab/><text:tab/></text:span><text:span text:style-name="T9">currentField</text:span><text:span text:style-name="T6">.set(</text:span><text:span text:style-name="T9">instance</text:span><text:span text:style-name="T6">, </text:span><text:span text:style-name="T8">toObject</text:span><text:span text:style-name="T6">(</text:span><text:span text:style-name="T9">currentField</text:span><text:span text:style-name="T6">.getType(), </text:span><text:span text:style-name="T9">fieldValue</text:span><text:span text:style-name="T6">));</text:span></text:p>
      <text:p text:style-name="P18"><text:span text:style-name="T6"><text:tab/><text:tab/><text:tab/><text:tab/></text:span><text:span text:style-name="T3">else</text:span></text:p>
      <text:p text:style-name="P18"><text:span text:style-name="T6"><text:tab/><text:tab/><text:tab/><text:tab/><text:tab/></text:span><text:span text:style-name="T9">currentField</text:span><text:span text:style-name="T6">.set(</text:span><text:span text:style-name="T9">instance</text:span><text:span text:style-name="T6">, </text:span><text:span text:style-name="T11">deserialized</text:span><text:span text:style-name="T6">.get(</text:span><text:span text:style-name="T9">fieldValue</text:span><text:span text:style-name="T6">));</text:span></text:p>
      <text:p text:style-name="P18"><text:span text:style-name="T6"><text:tab/><text:tab/><text:tab/>}</text:span></text:p>
      <text:p text:style-name="P18"><text:span text:style-name="T6"><text:tab/><text:tab/>}</text:span></text:p>
      <text:p text:style-name="P18"><text:span text:style-name="T6"><text:tab/><text:tab/></text:span><text:span text:style-name="T3">catch</text:span><text:span text:style-name="T6"> (Exception </text:span><text:span text:style-name="T9">e</text:span><text:span text:style-name="T6">) </text:span></text:p>
      <text:p text:style-name="P18"><text:span text:style-name="T6"><text:tab/><text:tab/>{</text:span></text:p>
      <text:p text:style-name="P18"><text:span text:style-name="T6"><text:tab/><text:tab/><text:tab/></text:span><text:span text:style-name="T9">e</text:span><text:span text:style-name="T6">.printStackTrace();</text:span></text:p>
      <text:p text:style-name="P18"><text:span text:style-name="T6"><text:tab/><text:tab/><text:tab/></text:span><text:span text:style-name="T3">return</text:span><text:span text:style-name="T6">;</text:span></text:p>
      <text:p text:style-name="P18"><text:span text:style-name="T6"><text:tab/><text:tab/>}</text:span></text:p>
      <text:p text:style-name="P18"><text:span text:style-name="T6"><text:tab/>}</text:span></text:p>
      <text:p text:style-name="P18"><text:span text:style-name="T6"><text:tab/></text:span></text:p>
      <text:p text:style-name="P18"><text:span text:style-name="T6"><text:tab/></text:span><text:span text:style-name="T3">private</text:span><text:span text:style-name="T6"> </text:span><text:span text:style-name="T7">Class</text:span><text:span text:style-name="T6"> loadClass(Element </text:span><text:span text:style-name="T9">loadFrom</text:span><text:span text:style-name="T6">)</text:span></text:p>
      <text:p text:style-name="P18"><text:span text:style-name="T6"><text:tab/>{</text:span></text:p>
      <text:p text:style-name="P18"><text:span text:style-name="T6"><text:tab/><text:tab/></text:span><text:span text:style-name="T7">Class</text:span><text:span text:style-name="T6"> </text:span><text:span text:style-name="T9">toLoad</text:span><text:span text:style-name="T6"> = </text:span><text:span text:style-name="T3">null</text:span><text:span text:style-name="T6">;</text:span></text:p>
      <text:p text:style-name="P18"><text:span text:style-name="T6"><text:tab/><text:tab/></text:span></text:p>
      <text:p text:style-name="P18"><text:span text:style-name="T6"><text:tab/><text:tab/></text:span><text:span text:style-name="T3">try</text:span><text:span text:style-name="T6"> </text:span></text:p>
      <text:p text:style-name="P18"><text:span text:style-name="T6"><text:tab/><text:tab/>{</text:span></text:p>
      <text:p text:style-name="P18"><text:span text:style-name="T6"><text:tab/><text:tab/><text:tab/></text:span><text:span text:style-name="T9">toLoad</text:span><text:span text:style-name="T6"> = Class.</text:span><text:span text:style-name="T8">forName</text:span><text:span text:style-name="T6">(</text:span><text:span text:style-name="T9">loadFrom</text:span><text:span text:style-name="T6">.getAttributeValue(</text:span><text:span text:style-name="T16">"class"</text:span><text:span text:style-name="T6">));</text:span></text:p>
      <text:p text:style-name="P18"><text:span text:style-name="T6"><text:tab/><text:tab/><text:tab/></text:span></text:p>
      <text:p text:style-name="P18"><text:span text:style-name="T6"><text:tab/><text:tab/>} </text:span></text:p>
      <text:p text:style-name="P18"><text:span text:style-name="T6"><text:tab/><text:tab/></text:span><text:span text:style-name="T3">catch</text:span><text:span text:style-name="T6"> (ClassNotFoundException </text:span><text:span text:style-name="T9">e</text:span><text:span text:style-name="T6">) </text:span></text:p>
      <text:p text:style-name="P18"><text:span text:style-name="T6"><text:tab/><text:tab/>{</text:span></text:p>
      <text:p text:style-name="P18"><text:span text:style-name="T6"><text:tab/><text:tab/><text:tab/></text:span><text:span text:style-name="T9">e</text:span><text:span text:style-name="T6">.printStackTrace();</text:span></text:p>
      <text:p text:style-name="P18"><text:span text:style-name="T6"><text:tab/><text:tab/><text:tab/></text:span><text:span text:style-name="T3">return</text:span><text:span text:style-name="T6"> </text:span><text:span text:style-name="T3">null</text:span><text:span text:style-name="T6">;</text:span></text:p>
      <text:p text:style-name="P18"><text:span text:style-name="T6"><text:tab/><text:tab/>}</text:span></text:p>
      <text:p text:style-name="P18"><text:span text:style-name="T6"><text:tab/><text:tab/></text:span></text:p>
      <text:p text:style-name="P18"><text:span text:style-name="T6"><text:tab/><text:tab/></text:span><text:span text:style-name="T3">return</text:span><text:span text:style-name="T6"> </text:span><text:span text:style-name="T9">toLoad</text:span><text:span text:style-name="T6">;</text:span></text:p>
      <text:p text:style-name="P18"><text:span text:style-name="T6"><text:tab/>}</text:span></text:p>
      <text:p text:style-name="P18"><text:span text:style-name="T6"><text:tab/></text:span></text:p>
      <text:p text:style-name="P18"><text:span text:style-name="T6"><text:tab/></text:span><text:span text:style-name="T3">private</text:span><text:span text:style-name="T6"> Object loadEmptyInstance(</text:span><text:span text:style-name="T7">Class</text:span><text:span text:style-name="T6"> </text:span><text:span text:style-name="T9">toLoad</text:span><text:span text:style-name="T6">, Element </text:span><text:span text:style-name="T9">loadFrom</text:span><text:span text:style-name="T6">)</text:span></text:p>
      <text:p text:style-name="P18"><text:span text:style-name="T6"><text:tab/>{</text:span></text:p>
      <text:p text:style-name="P18"><text:span text:style-name="T6"><text:tab/><text:tab/>Object </text:span><text:span text:style-name="T9">instance</text:span><text:span text:style-name="T6"> = </text:span><text:span text:style-name="T3">null</text:span><text:span text:style-name="T6">;</text:span></text:p>
      <text:p text:style-name="P18"><text:span text:style-name="T6"><text:tab/><text:tab/></text:span></text:p>
      <text:p text:style-name="P18"><text:span text:style-name="T6"><text:tab/><text:tab/></text:span><text:span text:style-name="T3">if</text:span><text:span text:style-name="T6">(</text:span><text:span text:style-name="T9">toLoad</text:span><text:span text:style-name="T6">.isArray())</text:span></text:p>
      <text:p text:style-name="P18"><text:span text:style-name="T6"><text:tab/><text:tab/>{</text:span></text:p>
      <text:p text:style-name="P18"><text:span text:style-name="T6"><text:tab/><text:tab/><text:tab/></text:span><text:span text:style-name="T7">Class</text:span><text:span text:style-name="T6"> </text:span><text:span text:style-name="T9">arrayType</text:span><text:span text:style-name="T6"> = </text:span><text:span text:style-name="T9">toLoad</text:span><text:span text:style-name="T6">.getComponentType();</text:span></text:p>
      <text:p text:style-name="P18"><text:span text:style-name="T6"><text:tab/><text:tab/><text:tab/></text:span><text:span text:style-name="T3">int</text:span><text:span text:style-name="T6"> </text:span><text:span text:style-name="T9">length</text:span><text:span text:style-name="T6"> = Integer.</text:span><text:span text:style-name="T8">parseInt</text:span><text:span text:style-name="T6">(</text:span><text:span text:style-name="T9">loadFrom</text:span><text:span text:style-name="T6">.getAttributeValue(</text:span><text:span text:style-name="T16">"length"</text:span><text:span text:style-name="T6">));</text:span></text:p>
      <text:p text:style-name="P18"><text:span text:style-name="T6"><text:tab/><text:tab/><text:tab/></text:span></text:p>
      <text:p text:style-name="P18"><text:soft-page-break/><text:span text:style-name="T6"><text:tab/><text:tab/><text:tab/></text:span><text:span text:style-name="T9">instance</text:span><text:span text:style-name="T6"> = Array.</text:span><text:span text:style-name="T8">newInstance</text:span><text:span text:style-name="T6">(</text:span><text:span text:style-name="T9">arrayType</text:span><text:span text:style-name="T6">, </text:span><text:span text:style-name="T9">length</text:span><text:span text:style-name="T6">);</text:span></text:p>
      <text:p text:style-name="P18"><text:span text:style-name="T6"><text:tab/><text:tab/>}</text:span></text:p>
      <text:p text:style-name="P18"><text:span text:style-name="T6"><text:tab/><text:tab/></text:span><text:span text:style-name="T3">else</text:span></text:p>
      <text:p text:style-name="P18"><text:span text:style-name="T6"><text:tab/><text:tab/>{</text:span></text:p>
      <text:p text:style-name="P18"><text:span text:style-name="T6"><text:tab/><text:tab/><text:tab/></text:span><text:span text:style-name="T3">try</text:span><text:span text:style-name="T6"> </text:span></text:p>
      <text:p text:style-name="P18"><text:span text:style-name="T6"><text:tab/><text:tab/><text:tab/>{</text:span></text:p>
      <text:p text:style-name="P18"><text:span text:style-name="T6"><text:tab/><text:tab/><text:tab/><text:tab/></text:span><text:span text:style-name="T7">Constructor</text:span><text:span text:style-name="T6"> </text:span><text:span text:style-name="T9">emptyConstructor</text:span><text:span text:style-name="T6"> = </text:span><text:span text:style-name="T10">toLoad</text:span><text:span text:style-name="T7">.getDeclaredConstructor(</text:span><text:span text:style-name="T4">null</text:span><text:span text:style-name="T7">)</text:span><text:span text:style-name="T6">;</text:span></text:p>
      <text:p text:style-name="P18"><text:span text:style-name="T6"><text:tab/><text:tab/><text:tab/><text:tab/></text:span><text:span text:style-name="T9">emptyConstructor</text:span><text:span text:style-name="T6">.setAccessible(</text:span><text:span text:style-name="T3">true</text:span><text:span text:style-name="T6">);</text:span></text:p>
      <text:p text:style-name="P18"><text:span text:style-name="T6"><text:tab/><text:tab/><text:tab/><text:tab/></text:span><text:span text:style-name="T9">instance</text:span><text:span text:style-name="T6"> = </text:span><text:span text:style-name="T9">emptyConstructor</text:span><text:span text:style-name="T6">.newInstance((Object[])</text:span><text:span text:style-name="T3">null</text:span><text:span text:style-name="T6">);</text:span></text:p>
      <text:p text:style-name="P18"><text:span text:style-name="T6"><text:tab/><text:tab/><text:tab/>} </text:span></text:p>
      <text:p text:style-name="P18"><text:span text:style-name="T6"><text:tab/><text:tab/><text:tab/></text:span><text:span text:style-name="T3">catch</text:span><text:span text:style-name="T6"> (Exception </text:span><text:span text:style-name="T9">e</text:span><text:span text:style-name="T6">) </text:span></text:p>
      <text:p text:style-name="P18"><text:span text:style-name="T6"><text:tab/><text:tab/><text:tab/>{</text:span></text:p>
      <text:p text:style-name="P18"><text:span text:style-name="T6"><text:tab/><text:tab/><text:tab/><text:tab/></text:span><text:span text:style-name="T9">e</text:span><text:span text:style-name="T6">.printStackTrace();</text:span></text:p>
      <text:p text:style-name="P18"><text:span text:style-name="T6"><text:tab/><text:tab/><text:tab/><text:tab/></text:span><text:span text:style-name="T3">return</text:span><text:span text:style-name="T6"> </text:span><text:span text:style-name="T3">null</text:span><text:span text:style-name="T6">;</text:span></text:p>
      <text:p text:style-name="P18"><text:span text:style-name="T6"><text:tab/><text:tab/><text:tab/>}</text:span></text:p>
      <text:p text:style-name="P18"><text:span text:style-name="T6"><text:tab/><text:tab/>}</text:span></text:p>
      <text:p text:style-name="P18"><text:span text:style-name="T6"><text:tab/><text:tab/></text:span></text:p>
      <text:p text:style-name="P18"><text:span text:style-name="T6"><text:tab/><text:tab/></text:span><text:span text:style-name="T3">return</text:span><text:span text:style-name="T6"> </text:span><text:span text:style-name="T9">instance</text:span><text:span text:style-name="T6">;</text:span></text:p>
      <text:p text:style-name="P18"><text:span text:style-name="T6"><text:tab/>}</text:span></text:p>
      <text:p text:style-name="P18"><text:span text:style-name="T6"><text:tab/></text:span></text:p>
      <text:p text:style-name="P18"><text:span text:style-name="T6"><text:tab/></text:span><text:span text:style-name="T3">private</text:span><text:span text:style-name="T6"> </text:span><text:span text:style-name="T3">static</text:span><text:span text:style-name="T6"> Object toObject( </text:span><text:span text:style-name="T7">Class</text:span><text:span text:style-name="T6"> </text:span><text:span text:style-name="T9">clazz</text:span><text:span text:style-name="T6">, String </text:span><text:span text:style-name="T9">value</text:span><text:span text:style-name="T6"> ) </text:span></text:p>
      <text:p text:style-name="P18"><text:span text:style-name="T6"><text:tab/>{</text:span></text:p>
      <text:p text:style-name="P18"><text:span text:style-name="T6"><text:tab/> <text:s text:c="3"/></text:span><text:span text:style-name="T3">if</text:span><text:span text:style-name="T6">( </text:span><text:span text:style-name="T3">boolean</text:span><text:span text:style-name="T6">.</text:span><text:span text:style-name="T3">class</text:span><text:span text:style-name="T6"> == </text:span><text:span text:style-name="T9">clazz</text:span><text:span text:style-name="T6"> ) </text:span><text:span text:style-name="T3">return</text:span><text:span text:style-name="T6"> Boolean.</text:span><text:span text:style-name="T8">parseBoolean</text:span><text:span text:style-name="T6">( </text:span><text:span text:style-name="T9">value</text:span><text:span text:style-name="T6"> );</text:span></text:p>
      <text:p text:style-name="P18"><text:span text:style-name="T6"><text:tab/> <text:s text:c="3"/></text:span><text:span text:style-name="T3">if</text:span><text:span text:style-name="T6">( </text:span><text:span text:style-name="T3">byte</text:span><text:span text:style-name="T6">.</text:span><text:span text:style-name="T3">class</text:span><text:span text:style-name="T6"> == </text:span><text:span text:style-name="T9">clazz</text:span><text:span text:style-name="T6"> ) </text:span><text:span text:style-name="T3">return</text:span><text:span text:style-name="T6"> Byte.</text:span><text:span text:style-name="T8">parseByte</text:span><text:span text:style-name="T6">( </text:span><text:span text:style-name="T9">value</text:span><text:span text:style-name="T6"> );</text:span></text:p>
      <text:p text:style-name="P18"><text:span text:style-name="T6"><text:tab/> <text:s text:c="3"/></text:span><text:span text:style-name="T3">if</text:span><text:span text:style-name="T6">( </text:span><text:span text:style-name="T3">short</text:span><text:span text:style-name="T6">.</text:span><text:span text:style-name="T3">class</text:span><text:span text:style-name="T6"> == </text:span><text:span text:style-name="T9">clazz</text:span><text:span text:style-name="T6"> ) </text:span><text:span text:style-name="T3">return</text:span><text:span text:style-name="T6"> Short.</text:span><text:span text:style-name="T8">parseShort</text:span><text:span text:style-name="T6">( </text:span><text:span text:style-name="T9">value</text:span><text:span text:style-name="T6"> );</text:span></text:p>
      <text:p text:style-name="P18"><text:span text:style-name="T6"><text:tab/> <text:s text:c="3"/></text:span><text:span text:style-name="T3">if</text:span><text:span text:style-name="T6">( </text:span><text:span text:style-name="T3">int</text:span><text:span text:style-name="T6">.</text:span><text:span text:style-name="T3">class</text:span><text:span text:style-name="T6"> == </text:span><text:span text:style-name="T9">clazz</text:span><text:span text:style-name="T6"> ) </text:span><text:span text:style-name="T3">return</text:span><text:span text:style-name="T6"> Integer.</text:span><text:span text:style-name="T8">parseInt</text:span><text:span text:style-name="T6">( </text:span><text:span text:style-name="T9">value</text:span><text:span text:style-name="T6"> );</text:span></text:p>
      <text:p text:style-name="P18"><text:span text:style-name="T6"><text:tab/> <text:s text:c="3"/></text:span><text:span text:style-name="T3">if</text:span><text:span text:style-name="T6">( </text:span><text:span text:style-name="T3">long</text:span><text:span text:style-name="T6">.</text:span><text:span text:style-name="T3">class</text:span><text:span text:style-name="T6"> == </text:span><text:span text:style-name="T9">clazz</text:span><text:span text:style-name="T6"> ) </text:span><text:span text:style-name="T3">return</text:span><text:span text:style-name="T6"> Long.</text:span><text:span text:style-name="T8">parseLong</text:span><text:span text:style-name="T6">( </text:span><text:span text:style-name="T9">value</text:span><text:span text:style-name="T6"> );</text:span></text:p>
      <text:p text:style-name="P18"><text:span text:style-name="T6"><text:tab/> <text:s text:c="3"/></text:span><text:span text:style-name="T3">if</text:span><text:span text:style-name="T6">( </text:span><text:span text:style-name="T3">float</text:span><text:span text:style-name="T6">.</text:span><text:span text:style-name="T3">class</text:span><text:span text:style-name="T6"> == </text:span><text:span text:style-name="T9">clazz</text:span><text:span text:style-name="T6"> ) </text:span><text:span text:style-name="T3">return</text:span><text:span text:style-name="T6"> Float.</text:span><text:span text:style-name="T8">parseFloat</text:span><text:span text:style-name="T6">( </text:span><text:span text:style-name="T9">value</text:span><text:span text:style-name="T6"> );</text:span></text:p>
      <text:p text:style-name="P18"><text:span text:style-name="T6"><text:tab/> <text:s text:c="3"/></text:span><text:span text:style-name="T3">if</text:span><text:span text:style-name="T6">( </text:span><text:span text:style-name="T3">double</text:span><text:span text:style-name="T6">.</text:span><text:span text:style-name="T3">class</text:span><text:span text:style-name="T6"> == </text:span><text:span text:style-name="T9">clazz</text:span><text:span text:style-name="T6"> ) </text:span><text:span text:style-name="T3">return</text:span><text:span text:style-name="T6"> Double.</text:span><text:span text:style-name="T8">parseDouble</text:span><text:span text:style-name="T6">( </text:span><text:span text:style-name="T9">value</text:span><text:span text:style-name="T6"> );</text:span></text:p>
      <text:p text:style-name="P18"><text:span text:style-name="T6"><text:tab/> <text:s text:c="3"/></text:span><text:span text:style-name="T3">if</text:span><text:span text:style-name="T6">( </text:span><text:span text:style-name="T3">char</text:span><text:span text:style-name="T6">.</text:span><text:span text:style-name="T3">class</text:span><text:span text:style-name="T6"> == </text:span><text:span text:style-name="T9">clazz</text:span><text:span text:style-name="T6">) </text:span><text:span text:style-name="T3">return</text:span><text:span text:style-name="T6"> </text:span><text:span text:style-name="T9">value</text:span><text:span text:style-name="T6">.charAt(0);</text:span></text:p>
      <text:p text:style-name="P18"><text:span text:style-name="T6"><text:tab/> <text:s text:c="3"/></text:span></text:p>
      <text:p text:style-name="P18"><text:span text:style-name="T6"><text:tab/> <text:s text:c="3"/></text:span><text:span text:style-name="T3">return</text:span><text:span text:style-name="T6"> </text:span><text:span text:style-name="T9">value</text:span><text:span text:style-name="T6">;</text:span></text:p>
      <text:p text:style-name="P18"><text:span text:style-name="T6"><text:tab/>}</text:span></text:p>
      <text:p text:style-name="P17"/>
      <text:p text:style-name="P18"><text:span text:style-name="T6">}</text:span></text:p>
      <text:p text:style-name="P8"/>
      <text:p text:style-name="P10">Server.java</text:p>
      <text:p text:style-name="P5"><text:span text:style-name="T2">package</text:span><text:span text:style-name="T6"> reciever;</text:span></text:p>
      <text:p text:style-name="P17"/>
      <text:p text:style-name="P18"><text:span text:style-name="T3">import</text:span><text:span text:style-name="T6"> java.io.IOException;</text:span></text:p>
      <text:p text:style-name="P18"><text:span text:style-name="T3">import</text:span><text:span text:style-name="T6"> java.io.InputStream;</text:span></text:p>
      <text:p text:style-name="P18"><text:span text:style-name="T3">import</text:span><text:span text:style-name="T6"> java.net.ServerSocket;</text:span></text:p>
      <text:p text:style-name="P18"><text:span text:style-name="T3">import</text:span><text:span text:style-name="T6"> java.net.Socket;</text:span></text:p>
      <text:p text:style-name="P18"><text:span text:style-name="T3">import</text:span><text:span text:style-name="T6"> java.util.Scanner;</text:span></text:p>
      <text:p text:style-name="P17"/>
      <text:p text:style-name="P18"><text:span text:style-name="T3">import</text:span><text:span text:style-name="T6"> org.jdom2.Document;</text:span></text:p>
      <text:p text:style-name="P18"><text:span text:style-name="T3">import</text:span><text:span text:style-name="T6"> org.jdom2.JDOMException;</text:span></text:p>
      <text:p text:style-name="P18"><text:span text:style-name="T3">import</text:span><text:span text:style-name="T6"> org.jdom2.input.SAXBuilder;</text:span></text:p>
      <text:p text:style-name="P17"/>
      <text:p text:style-name="P18"><text:span text:style-name="T3">import</text:span><text:span text:style-name="T6"> objectInspector.Inspector;</text:span></text:p>
      <text:p text:style-name="P17"/>
      <text:p text:style-name="P18"><text:span text:style-name="T3">public</text:span><text:span text:style-name="T6"> </text:span><text:span text:style-name="T3">class</text:span><text:span text:style-name="T6"> Server {</text:span></text:p>
      <text:p text:style-name="P18"><text:span text:style-name="T6"><text:tab/></text:span></text:p>
      <text:p text:style-name="P18"><text:span text:style-name="T6"><text:tab/></text:span><text:span text:style-name="T3">public</text:span><text:span text:style-name="T6"> </text:span><text:span text:style-name="T3">static</text:span><text:span text:style-name="T6"> </text:span><text:span text:style-name="T3">void</text:span><text:span text:style-name="T6"> main(String[] </text:span><text:span text:style-name="T9">args</text:span><text:span text:style-name="T6">)</text:span></text:p>
      <text:p text:style-name="P18"><text:span text:style-name="T6"><text:tab/>{</text:span></text:p>
      <text:p text:style-name="P18"><text:span text:style-name="T6"><text:tab/><text:tab/></text:span><text:span text:style-name="T3">if</text:span><text:span text:style-name="T6">(</text:span><text:span text:style-name="T9">args</text:span><text:span text:style-name="T6">.</text:span><text:span text:style-name="T11">length</text:span><text:span text:style-name="T6"> != 1)</text:span></text:p>
      <text:p text:style-name="P18"><text:span text:style-name="T6"><text:tab/><text:tab/>{</text:span></text:p>
      <text:p text:style-name="P18"><text:span text:style-name="T6"><text:tab/><text:tab/><text:tab/>System.</text:span><text:span text:style-name="T13">out</text:span><text:span text:style-name="T6">.println(</text:span><text:span text:style-name="T16">"Usage: java Server &lt;listening port #&gt;"</text:span><text:span text:style-name="T6">);</text:span></text:p>
      <text:p text:style-name="P18"><text:span text:style-name="T6"><text:tab/><text:tab/><text:tab/></text:span><text:span text:style-name="T3">return</text:span><text:span text:style-name="T6">;</text:span></text:p>
      <text:p text:style-name="P18"><text:span text:style-name="T6"><text:tab/><text:tab/>}</text:span></text:p>
      <text:p text:style-name="P18"><text:span text:style-name="T6"><text:tab/><text:tab/></text:span></text:p>
      <text:p text:style-name="P18"><text:span text:style-name="T6"><text:tab/><text:tab/></text:span><text:span text:style-name="T3">boolean</text:span><text:span text:style-name="T6"> </text:span><text:span text:style-name="T9">listen</text:span><text:span text:style-name="T6"> = </text:span><text:span text:style-name="T3">true</text:span><text:span text:style-name="T6">;</text:span></text:p>
      <text:p text:style-name="P18"><text:span text:style-name="T6"><text:tab/><text:tab/>SAXBuilder </text:span><text:span text:style-name="T9">builder</text:span><text:span text:style-name="T6"> = </text:span><text:span text:style-name="T3">new</text:span><text:span text:style-name="T6"> SAXBuilder();</text:span></text:p>
      <text:p text:style-name="P18"><text:span text:style-name="T6"><text:tab/><text:tab/>Scanner </text:span><text:span text:style-name="T9">in</text:span><text:span text:style-name="T6"> = </text:span><text:span text:style-name="T3">new</text:span><text:span text:style-name="T6"> Scanner(System.</text:span><text:span text:style-name="T13">in</text:span><text:span text:style-name="T6">);</text:span></text:p>
      <text:p text:style-name="P18"><text:span text:style-name="T6"><text:tab/><text:tab/></text:span><text:span text:style-name="T3">int</text:span><text:span text:style-name="T6"> </text:span><text:span text:style-name="T9">port</text:span><text:span text:style-name="T6"> = Integer.</text:span><text:span text:style-name="T8">parseInt</text:span><text:span text:style-name="T6">(</text:span><text:span text:style-name="T9">args</text:span><text:span text:style-name="T6">[0]);</text:span></text:p>
      <text:p text:style-name="P18"><text:span text:style-name="T6"><text:tab/><text:tab/>Deserializer </text:span><text:span text:style-name="T9">deserializer</text:span><text:span text:style-name="T6"> = </text:span><text:span text:style-name="T3">new</text:span><text:span text:style-name="T6"> Deserializer();</text:span></text:p>
      <text:p text:style-name="P18"><text:span text:style-name="T6"><text:tab/><text:tab/></text:span></text:p>
      <text:p text:style-name="P18"><text:span text:style-name="T6"><text:tab/><text:tab/></text:span><text:span text:style-name="T3">try</text:span><text:span text:style-name="T6">{</text:span></text:p>
      <text:p text:style-name="P18"><text:span text:style-name="T6"><text:tab/><text:tab/><text:tab/></text:span></text:p>
      <text:p text:style-name="P18"><text:span text:style-name="T6"><text:tab/><text:tab/><text:tab/>ServerSocket </text:span><text:span text:style-name="T9">servsock</text:span><text:span text:style-name="T6"> = </text:span><text:span text:style-name="T3">new</text:span><text:span text:style-name="T6"> ServerSocket(</text:span><text:span text:style-name="T9">port</text:span><text:span text:style-name="T6">);</text:span></text:p>
      <text:p text:style-name="P18"><text:span text:style-name="T6"><text:tab/><text:tab/> <text:s text:c="3"/></text:span></text:p>
      <text:p text:style-name="P18"><text:span text:style-name="T6"><text:tab/><text:tab/> <text:s text:c="3"/></text:span><text:span text:style-name="T3">while</text:span><text:span text:style-name="T6"> (</text:span><text:span text:style-name="T9">listen</text:span><text:span text:style-name="T6">) {</text:span></text:p>
      <text:p text:style-name="P18"><text:soft-page-break/><text:span text:style-name="T6"><text:tab/><text:tab/> <text:s text:c="3"/><text:tab/></text:span></text:p>
      <text:p text:style-name="P18"><text:span text:style-name="T6"><text:tab/><text:tab/> <text:s text:c="3"/><text:tab/>System.</text:span><text:span text:style-name="T13">out</text:span><text:span text:style-name="T6">.println(</text:span><text:span text:style-name="T16">"Listening on port "</text:span><text:span text:style-name="T6"> + </text:span><text:span text:style-name="T9">port</text:span><text:span text:style-name="T6"> + </text:span><text:span text:style-name="T16">"..."</text:span><text:span text:style-name="T6">);</text:span></text:p>
      <text:p text:style-name="P18"><text:span text:style-name="T6"><text:tab/><text:tab/> <text:s text:c="3"/><text:tab/>Socket </text:span><text:span text:style-name="T9">socket</text:span><text:span text:style-name="T6"> = </text:span><text:span text:style-name="T9">servsock</text:span><text:span text:style-name="T6">.accept();</text:span></text:p>
      <text:p text:style-name="P18"><text:span text:style-name="T6"><text:tab/><text:tab/> <text:s text:c="3"/><text:tab/>System.</text:span><text:span text:style-name="T13">out</text:span><text:span text:style-name="T6">.println(</text:span><text:span text:style-name="T16">"Connection established! Reading XML now..."</text:span><text:span text:style-name="T6">);</text:span></text:p>
      <text:p text:style-name="P18"><text:span text:style-name="T6"><text:tab/><text:tab/> <text:s text:c="5"/></text:span></text:p>
      <text:p text:style-name="P18"><text:span text:style-name="T6"><text:tab/><text:tab/> <text:s text:c="3"/><text:tab/>InputStream </text:span><text:span text:style-name="T9">inputStream</text:span><text:span text:style-name="T6"> = </text:span><text:span text:style-name="T9">socket</text:span><text:span text:style-name="T6">.getInputStream();</text:span></text:p>
      <text:p text:style-name="P17"/>
      <text:p text:style-name="P18"><text:span text:style-name="T6"><text:tab/><text:tab/> <text:s text:c="3"/><text:tab/>Document </text:span><text:span text:style-name="T9">document</text:span><text:span text:style-name="T6"> = </text:span><text:span text:style-name="T9">builder</text:span><text:span text:style-name="T6">.build(</text:span><text:span text:style-name="T9">inputStream</text:span><text:span text:style-name="T6">);</text:span></text:p>
      <text:p text:style-name="P18"><text:span text:style-name="T6"><text:tab/><text:tab/> <text:s text:c="3"/><text:tab/>System.</text:span><text:span text:style-name="T13">out</text:span><text:span text:style-name="T6">.println(</text:span><text:span text:style-name="T16">"Deserializing object..."</text:span><text:span text:style-name="T6">);</text:span></text:p>
      <text:p text:style-name="P18"><text:span text:style-name="T6"><text:tab/><text:tab/> <text:s text:c="3"/><text:tab/>Object </text:span><text:span text:style-name="T9">obj</text:span><text:span text:style-name="T6"> = </text:span><text:span text:style-name="T9">deserializer</text:span><text:span text:style-name="T6">.deserialize(</text:span><text:span text:style-name="T9">document</text:span><text:span text:style-name="T6">);</text:span></text:p>
      <text:p text:style-name="P18"><text:span text:style-name="T6"><text:tab/><text:tab/> <text:s text:c="3"/><text:tab/>System.</text:span><text:span text:style-name="T13">out</text:span><text:span text:style-name="T6">.println(</text:span><text:span text:style-name="T16">"Object deserialized! It looks like this:\n\n"</text:span><text:span text:style-name="T6">);</text:span></text:p>
      <text:p text:style-name="P18"><text:span text:style-name="T6"><text:tab/><text:tab/> <text:s text:c="3"/><text:tab/>(</text:span><text:span text:style-name="T3">new</text:span><text:span text:style-name="T6"> Inspector()).inspect(</text:span><text:span text:style-name="T9">obj</text:span><text:span text:style-name="T6">, </text:span><text:span text:style-name="T3">true</text:span><text:span text:style-name="T6">);</text:span></text:p>
      <text:p text:style-name="P18"><text:span text:style-name="T6"><text:tab/><text:tab/> <text:s text:c="5"/></text:span></text:p>
      <text:p text:style-name="P18"><text:span text:style-name="T6"><text:tab/><text:tab/> <text:s text:c="3"/><text:tab/></text:span><text:span text:style-name="T9">socket</text:span><text:span text:style-name="T6">.close();</text:span></text:p>
      <text:p text:style-name="P18"><text:span text:style-name="T6"><text:tab/><text:tab/> <text:s text:c="5"/></text:span></text:p>
      <text:p text:style-name="P18"><text:span text:style-name="T6"><text:tab/><text:tab/> <text:s text:c="3"/><text:tab/>System.</text:span><text:span text:style-name="T13">out</text:span><text:span text:style-name="T6">.print(</text:span><text:span text:style-name="T16">"Do you want to attempt another connection? (Y/N): "</text:span><text:span text:style-name="T6">);</text:span></text:p>
      <text:p text:style-name="P18"><text:span text:style-name="T6"><text:tab/><text:tab/> <text:s text:c="3"/><text:tab/></text:span><text:span text:style-name="T3">if</text:span><text:span text:style-name="T6">(</text:span><text:span text:style-name="T9">in</text:span><text:span text:style-name="T6">.nextLine().compareToIgnoreCase(</text:span><text:span text:style-name="T16">"N"</text:span><text:span text:style-name="T6">) == 0)</text:span></text:p>
      <text:p text:style-name="P18"><text:span text:style-name="T6"><text:tab/><text:tab/> <text:s text:c="3"/><text:tab/><text:tab/></text:span><text:span text:style-name="T9">listen</text:span><text:span text:style-name="T6"> = </text:span><text:span text:style-name="T3">false</text:span><text:span text:style-name="T6">;</text:span></text:p>
      <text:p text:style-name="P18"><text:span text:style-name="T6"><text:tab/><text:tab/> <text:s text:c="3"/>}</text:span></text:p>
      <text:p text:style-name="P18"><text:span text:style-name="T6"><text:tab/><text:tab/> <text:s text:c="3"/></text:span></text:p>
      <text:p text:style-name="P18"><text:span text:style-name="T6"><text:tab/><text:tab/> <text:s text:c="3"/></text:span><text:span text:style-name="T9">in</text:span><text:span text:style-name="T6">.close();</text:span></text:p>
      <text:p text:style-name="P18"><text:span text:style-name="T6"><text:tab/><text:tab/> <text:s text:c="3"/></text:span><text:span text:style-name="T9">servsock</text:span><text:span text:style-name="T6">.close();</text:span></text:p>
      <text:p text:style-name="P18"><text:span text:style-name="T6"><text:tab/><text:tab/>}</text:span></text:p>
      <text:p text:style-name="P18"><text:span text:style-name="T6"><text:tab/><text:tab/></text:span><text:span text:style-name="T3">catch</text:span><text:span text:style-name="T6">(IOException </text:span><text:span text:style-name="T9">e</text:span><text:span text:style-name="T6">)</text:span></text:p>
      <text:p text:style-name="P18"><text:span text:style-name="T6"><text:tab/><text:tab/>{</text:span></text:p>
      <text:p text:style-name="P18"><text:span text:style-name="T6"><text:tab/><text:tab/><text:tab/>System.</text:span><text:span text:style-name="T13">err</text:span><text:span text:style-name="T6">.println(</text:span><text:span text:style-name="T16">"Could not connect on port "</text:span><text:span text:style-name="T6"> + </text:span><text:span text:style-name="T9">port</text:span><text:span text:style-name="T6"> + </text:span><text:span text:style-name="T16">". Please try again."</text:span><text:span text:style-name="T6">);</text:span></text:p>
      <text:p text:style-name="P18"><text:span text:style-name="T6"><text:tab/><text:tab/><text:tab/></text:span><text:span text:style-name="T9">e</text:span><text:span text:style-name="T6">.printStackTrace();</text:span></text:p>
      <text:p text:style-name="P18"><text:span text:style-name="T6"><text:tab/><text:tab/>}</text:span></text:p>
      <text:p text:style-name="P18"><text:span text:style-name="T6"><text:tab/><text:tab/></text:span><text:span text:style-name="T3">catch</text:span><text:span text:style-name="T6">(JDOMException </text:span><text:span text:style-name="T9">e</text:span><text:span text:style-name="T6">)</text:span></text:p>
      <text:p text:style-name="P18"><text:span text:style-name="T6"><text:tab/><text:tab/>{</text:span></text:p>
      <text:p text:style-name="P18"><text:span text:style-name="T6"><text:tab/><text:tab/><text:tab/>System.</text:span><text:span text:style-name="T13">err</text:span><text:span text:style-name="T6">.println(</text:span><text:span text:style-name="T16">"Something went wrong when building the XML document. Please try again."</text:span><text:span text:style-name="T6">);</text:span></text:p>
      <text:p text:style-name="P18"><text:span text:style-name="T6"><text:tab/><text:tab/><text:tab/></text:span><text:span text:style-name="T9">e</text:span><text:span text:style-name="T6">.printStackTrace();</text:span></text:p>
      <text:p text:style-name="P18"><text:span text:style-name="T6"><text:tab/><text:tab/>}</text:span></text:p>
      <text:p text:style-name="P18"><text:span text:style-name="T6"><text:tab/>}</text:span></text:p>
      <text:p text:style-name="P18"><text:span text:style-name="T6">}</text:span></text:p>
      <text:p text:style-name="P10"/>
      <text:p text:style-name="P8">ObjectInspector Package</text:p>
      <text:p text:style-name="P8"/>
      <text:p text:style-name="P10">Helpers.java</text:p>
      <text:p text:style-name="P5"><text:span text:style-name="T2">package</text:span><text:span text:style-name="T6"> objectInspector;</text:span></text:p>
      <text:p text:style-name="P17"/>
      <text:p text:style-name="P18"><text:span text:style-name="T3">import</text:span><text:span text:style-name="T6"> java.lang.reflect.Array;</text:span></text:p>
      <text:p text:style-name="P18"><text:span text:style-name="T3">import</text:span><text:span text:style-name="T6"> java.util.Arrays;</text:span></text:p>
      <text:p text:style-name="P17"/>
      <text:p text:style-name="P18"><text:span text:style-name="T3">public</text:span><text:span text:style-name="T6"> </text:span><text:span text:style-name="T3">abstract</text:span><text:span text:style-name="T6"> </text:span><text:span text:style-name="T3">class</text:span><text:span text:style-name="T6"> Helpers {</text:span></text:p>
      <text:p text:style-name="P18"><text:span text:style-name="T6"><text:tab/></text:span></text:p>
      <text:p text:style-name="P18"><text:span text:style-name="T6"><text:tab/></text:span><text:span text:style-name="T17">// Adds tabs as prefix (for formatting)</text:span></text:p>
      <text:p text:style-name="P18"><text:span text:style-name="T6"><text:tab/></text:span><text:span text:style-name="T3">public</text:span><text:span text:style-name="T6"> </text:span><text:span text:style-name="T3">static</text:span><text:span text:style-name="T6"> String prefix(</text:span><text:span text:style-name="T3">int</text:span><text:span text:style-name="T6"> </text:span><text:span text:style-name="T9">depth</text:span><text:span text:style-name="T6">)</text:span></text:p>
      <text:p text:style-name="P18"><text:span text:style-name="T6"><text:tab/>{</text:span></text:p>
      <text:p text:style-name="P18"><text:span text:style-name="T6"><text:tab/><text:tab/></text:span><text:span text:style-name="T3">if</text:span><text:span text:style-name="T6">(</text:span><text:span text:style-name="T9">depth</text:span><text:span text:style-name="T6"> &lt; 0)</text:span></text:p>
      <text:p text:style-name="P18"><text:span text:style-name="T6"><text:tab/><text:tab/><text:tab/></text:span><text:span text:style-name="T3">return</text:span><text:span text:style-name="T6"> </text:span><text:span text:style-name="T16">""</text:span><text:span text:style-name="T6">;</text:span></text:p>
      <text:p text:style-name="P18"><text:span text:style-name="T6"><text:tab/><text:tab/></text:span></text:p>
      <text:p text:style-name="P18"><text:span text:style-name="T6"><text:tab/><text:tab/></text:span><text:span text:style-name="T3">char</text:span><text:span text:style-name="T6">[] </text:span><text:span text:style-name="T9">array</text:span><text:span text:style-name="T6"> = </text:span><text:span text:style-name="T3">new</text:span><text:span text:style-name="T6"> </text:span><text:span text:style-name="T3">char</text:span><text:span text:style-name="T6">[</text:span><text:span text:style-name="T9">depth</text:span><text:span text:style-name="T6">];</text:span></text:p>
      <text:p text:style-name="P18"><text:span text:style-name="T6"><text:tab/> <text:s text:c="3"/>Arrays.</text:span><text:span text:style-name="T8">fill</text:span><text:span text:style-name="T6">(</text:span><text:span text:style-name="T9">array</text:span><text:span text:style-name="T6">, </text:span><text:span text:style-name="T16">'\t'</text:span><text:span text:style-name="T6">);</text:span></text:p>
      <text:p text:style-name="P18"><text:span text:style-name="T6"><text:tab/> <text:s text:c="3"/></text:span><text:span text:style-name="T3">return</text:span><text:span text:style-name="T6"> </text:span><text:span text:style-name="T3">new</text:span><text:span text:style-name="T6"> String(</text:span><text:span text:style-name="T9">array</text:span><text:span text:style-name="T6">);</text:span></text:p>
      <text:p text:style-name="P18"><text:span text:style-name="T6"><text:tab/>}</text:span></text:p>
      <text:p text:style-name="P18"><text:span text:style-name="T6"><text:tab/></text:span></text:p>
      <text:p text:style-name="P18"><text:span text:style-name="T6"><text:tab/></text:span></text:p>
      <text:p text:style-name="P18"><text:span text:style-name="T6"><text:tab/></text:span><text:span text:style-name="T17">// Retrieves info from a metaArray.</text:span></text:p>
      <text:p text:style-name="P18"><text:span text:style-name="T6"><text:tab/></text:span><text:span text:style-name="T17">// NOTE: Assumes the object </text:span><text:span text:style-name="T18">inputted</text:span><text:span text:style-name="T17"> IS an array</text:span></text:p>
      <text:p text:style-name="P18"><text:span text:style-name="T6"><text:tab/></text:span><text:span text:style-name="T3">public</text:span><text:span text:style-name="T6"> </text:span><text:span text:style-name="T3">static</text:span><text:span text:style-name="T6"> String getInfoFromArray(Object </text:span><text:span text:style-name="T9">obj</text:span><text:span text:style-name="T6">)</text:span></text:p>
      <text:p text:style-name="P18"><text:span text:style-name="T6"><text:tab/>{</text:span></text:p>
      <text:p text:style-name="P18"><text:span text:style-name="T6"><text:tab/><text:tab/>StringBuilder </text:span><text:span text:style-name="T9">builder</text:span><text:span text:style-name="T6"> = </text:span><text:span text:style-name="T3">new</text:span><text:span text:style-name="T6"> StringBuilder();</text:span></text:p>
      <text:p text:style-name="P18"><text:span text:style-name="T6"><text:tab/><text:tab/></text:span><text:span text:style-name="T9">builder</text:span><text:span text:style-name="T6">.append(</text:span><text:span text:style-name="T16">'['</text:span><text:span text:style-name="T6">);</text:span></text:p>
      <text:p text:style-name="P18"><text:span text:style-name="T6"><text:tab/><text:tab/></text:span><text:span text:style-name="T3">int</text:span><text:span text:style-name="T6"> </text:span><text:span text:style-name="T9">length</text:span><text:span text:style-name="T6"> = Array.</text:span><text:span text:style-name="T8">getLength</text:span><text:span text:style-name="T6">(</text:span><text:span text:style-name="T9">obj</text:span><text:span text:style-name="T6">);</text:span></text:p>
      <text:p text:style-name="P18"><text:span text:style-name="T6"><text:tab/> <text:s text:c="3"/></text:span><text:span text:style-name="T3">for</text:span><text:span text:style-name="T6"> (</text:span><text:span text:style-name="T3">int</text:span><text:span text:style-name="T6"> </text:span><text:span text:style-name="T9">i</text:span><text:span text:style-name="T6"> = 0; </text:span><text:span text:style-name="T9">i</text:span><text:span text:style-name="T6"> &lt; </text:span><text:span text:style-name="T9">length</text:span><text:span text:style-name="T6">; </text:span><text:span text:style-name="T9">i</text:span><text:span text:style-name="T6"> ++) {</text:span></text:p>
      <text:p text:style-name="P18"><text:span text:style-name="T6"><text:tab/> <text:s text:c="7"/>Object </text:span><text:span text:style-name="T9">arrayElement</text:span><text:span text:style-name="T6"> = Array.</text:span><text:span text:style-name="T8">get</text:span><text:span text:style-name="T6">(</text:span><text:span text:style-name="T9">obj</text:span><text:span text:style-name="T6">, </text:span><text:span text:style-name="T9">i</text:span><text:span text:style-name="T6">);</text:span></text:p>
      <text:p text:style-name="P18"><text:span text:style-name="T6"><text:tab/> <text:s text:c="7"/></text:span><text:span text:style-name="T9">builder</text:span><text:span text:style-name="T6">.append(</text:span><text:span text:style-name="T9">arrayElement</text:span><text:span text:style-name="T6">);</text:span></text:p>
      <text:p text:style-name="P18"><text:span text:style-name="T6"><text:tab/> <text:s text:c="7"/></text:span><text:span text:style-name="T3">if</text:span><text:span text:style-name="T6">(</text:span><text:span text:style-name="T9">i</text:span><text:span text:style-name="T6"> &lt; </text:span><text:span text:style-name="T9">length</text:span><text:span text:style-name="T6"> -1)</text:span></text:p>
      <text:p text:style-name="P18"><text:span text:style-name="T6"><text:tab/> <text:s text:c="7"/><text:tab/></text:span><text:span text:style-name="T9">builder</text:span><text:span text:style-name="T6">.append(</text:span><text:span text:style-name="T16">", "</text:span><text:span text:style-name="T6">);</text:span></text:p>
      <text:p text:style-name="P18"><text:soft-page-break/><text:span text:style-name="T6"><text:tab/> <text:s text:c="3"/>}</text:span></text:p>
      <text:p text:style-name="P18"><text:span text:style-name="T6"><text:tab/> <text:s text:c="3"/></text:span><text:span text:style-name="T9">builder</text:span><text:span text:style-name="T6">.append(</text:span><text:span text:style-name="T16">']'</text:span><text:span text:style-name="T6">);</text:span></text:p>
      <text:p text:style-name="P18"><text:span text:style-name="T6"><text:tab/> <text:s text:c="3"/></text:span></text:p>
      <text:p text:style-name="P18"><text:span text:style-name="T6"><text:tab/> <text:s text:c="3"/></text:span><text:span text:style-name="T3">return</text:span><text:span text:style-name="T6"> </text:span><text:span text:style-name="T9">builder</text:span><text:span text:style-name="T6">.toString();</text:span></text:p>
      <text:p text:style-name="P18"><text:span text:style-name="T6"><text:tab/>}</text:span></text:p>
      <text:p text:style-name="P18"><text:span text:style-name="T6">}</text:span></text:p>
      <text:p text:style-name="P10"/>
      <text:p text:style-name="P10"/>
      <text:p text:style-name="P10">ReflectiveInspector.java</text:p>
      <text:p text:style-name="P5"><text:span text:style-name="T2">package</text:span><text:span text:style-name="T6"> objectInspector;</text:span></text:p>
      <text:p text:style-name="P17"/>
      <text:p text:style-name="P18"><text:span text:style-name="T3">public</text:span><text:span text:style-name="T6"> </text:span><text:span text:style-name="T3">interface</text:span><text:span text:style-name="T6"> ReflectiveInspector {</text:span></text:p>
      <text:p text:style-name="P18"><text:span text:style-name="T6"><text:tab/></text:span><text:span text:style-name="T3">public</text:span><text:span text:style-name="T6"> </text:span><text:span text:style-name="T3">void</text:span><text:span text:style-name="T6"> inspect(Object </text:span><text:span text:style-name="T9">obj</text:span><text:span text:style-name="T6">, </text:span><text:span text:style-name="T3">boolean</text:span><text:span text:style-name="T6"> </text:span><text:span text:style-name="T9">recursive</text:span><text:span text:style-name="T6">);</text:span></text:p>
      <text:p text:style-name="P18"><text:span text:style-name="T6">}</text:span></text:p>
      <text:p text:style-name="P5"/>
      <text:p text:style-name="P10">Inspector.java</text:p>
      <text:p text:style-name="P5"><text:span text:style-name="T2">package</text:span><text:span text:style-name="T6"> objectInspector;</text:span></text:p>
      <text:p text:style-name="P17"/>
      <text:p text:style-name="P18"><text:span text:style-name="T3">import</text:span><text:span text:style-name="T6"> java.lang.reflect.*;</text:span></text:p>
      <text:p text:style-name="P18"><text:span text:style-name="T3">import</text:span><text:span text:style-name="T6"> java.util.ArrayList;</text:span></text:p>
      <text:p text:style-name="P18"><text:span text:style-name="T3">import</text:span><text:span text:style-name="T6"> </text:span><text:span text:style-name="T7">java.util.Arrays</text:span><text:span text:style-name="T6">;</text:span></text:p>
      <text:p text:style-name="P18"><text:span text:style-name="T3">import</text:span><text:span text:style-name="T6"> java.util.HashSet;</text:span></text:p>
      <text:p text:style-name="P18"><text:span text:style-name="T3">import</text:span><text:span text:style-name="T6"> </text:span><text:span text:style-name="T7">java.util.LinkedList</text:span><text:span text:style-name="T6">;</text:span></text:p>
      <text:p text:style-name="P17"/>
      <text:p text:style-name="P18"><text:span text:style-name="T3">public</text:span><text:span text:style-name="T6"> </text:span><text:span text:style-name="T3">class</text:span><text:span text:style-name="T6"> Inspector </text:span><text:span text:style-name="T3">implements</text:span><text:span text:style-name="T6"> ReflectiveInspector </text:span></text:p>
      <text:p text:style-name="P18"><text:span text:style-name="T6">{</text:span></text:p>
      <text:p text:style-name="P18"><text:span text:style-name="T6"><text:tab/>HashSet&lt;Object&gt; </text:span><text:span text:style-name="T11">inspected</text:span><text:span text:style-name="T6"> = </text:span><text:span text:style-name="T3">new</text:span><text:span text:style-name="T6"> HashSet&lt;Object&gt;();</text:span></text:p>
      <text:p text:style-name="P18"><text:span text:style-name="T6"><text:tab/></text:span></text:p>
      <text:p text:style-name="P18"><text:span text:style-name="T6"><text:tab/></text:span><text:span text:style-name="T17">// The driver behind the introspection. Gets the class and sends it off to be inspected.</text:span></text:p>
      <text:p text:style-name="P18"><text:span text:style-name="T6"><text:tab/></text:span><text:span text:style-name="T14">@Override</text:span></text:p>
      <text:p text:style-name="P18"><text:span text:style-name="T6"><text:tab/></text:span><text:span text:style-name="T3">public</text:span><text:span text:style-name="T6"> </text:span><text:span text:style-name="T3">void</text:span><text:span text:style-name="T6"> inspect(Object </text:span><text:span text:style-name="T9">obj</text:span><text:span text:style-name="T6">, </text:span><text:span text:style-name="T3">boolean</text:span><text:span text:style-name="T6"> </text:span><text:span text:style-name="T9">recursive</text:span><text:span text:style-name="T6">) </text:span></text:p>
      <text:p text:style-name="P18"><text:span text:style-name="T6"><text:tab/>{</text:span></text:p>
      <text:p text:style-name="P18"><text:span text:style-name="T6"><text:tab/><text:tab/>System.</text:span><text:span text:style-name="T13">out</text:span><text:span text:style-name="T6">.println(</text:span><text:span text:style-name="T16">"RECURSIVE IS SET TO "</text:span><text:span text:style-name="T6"> + </text:span><text:span text:style-name="T9">recursive</text:span><text:span text:style-name="T6"> + </text:span><text:span text:style-name="T16">". WILL"</text:span><text:span text:style-name="T6"> + (</text:span><text:span text:style-name="T9">recursive</text:span><text:span text:style-name="T6"> ? </text:span><text:span text:style-name="T16">" "</text:span><text:span text:style-name="T6"> : </text:span><text:span text:style-name="T16">" NOT "</text:span><text:span text:style-name="T6">) + </text:span><text:span text:style-name="T16">"RECURSIVELY INSPECT FIELDS."</text:span><text:span text:style-name="T6">);</text:span></text:p>
      <text:p text:style-name="P18"><text:span text:style-name="T6"><text:tab/><text:tab/></text:span></text:p>
      <text:p text:style-name="P18"><text:span text:style-name="T6"><text:tab/><text:tab/>Object </text:span><text:span text:style-name="T9">instance</text:span><text:span text:style-name="T6"> = </text:span><text:span text:style-name="T9">obj</text:span><text:span text:style-name="T6">;</text:span></text:p>
      <text:p text:style-name="P18"><text:span text:style-name="T6"><text:tab/><text:tab/></text:span><text:span text:style-name="T7">Class</text:span><text:span text:style-name="T6"> </text:span><text:span text:style-name="T9">inspecting</text:span><text:span text:style-name="T6">;</text:span></text:p>
      <text:p text:style-name="P18"><text:span text:style-name="T6"><text:tab/><text:tab/></text:span></text:p>
      <text:p text:style-name="P18"><text:span text:style-name="T6"><text:tab/><text:tab/></text:span><text:span text:style-name="T17">// Checks if the added object was a Class; if so, this</text:span></text:p>
      <text:p text:style-name="P18"><text:span text:style-name="T6"><text:tab/><text:tab/></text:span><text:span text:style-name="T17">// means it's an interface that was added, so there is </text:span></text:p>
      <text:p text:style-name="P18"><text:span text:style-name="T6"><text:tab/><text:tab/></text:span><text:span text:style-name="T17">// no instantiation of the object. Just inspect it as is.</text:span></text:p>
      <text:p text:style-name="P18"><text:span text:style-name="T6"><text:tab/><text:tab/></text:span><text:span text:style-name="T3">if</text:span><text:span text:style-name="T6">(</text:span><text:span text:style-name="T9">instance</text:span><text:span text:style-name="T6">.getClass().isInstance(Class.</text:span><text:span text:style-name="T3">class</text:span><text:span text:style-name="T6">) )</text:span></text:p>
      <text:p text:style-name="P18"><text:span text:style-name="T6"><text:tab/><text:tab/>{</text:span></text:p>
      <text:p text:style-name="P18"><text:span text:style-name="T6"><text:tab/><text:tab/><text:tab/></text:span><text:span text:style-name="T9">inspecting</text:span><text:span text:style-name="T6"> = (</text:span><text:span text:style-name="T7">Class</text:span><text:span text:style-name="T6">)</text:span><text:span text:style-name="T9">instance</text:span><text:span text:style-name="T6">;</text:span></text:p>
      <text:p text:style-name="P18"><text:span text:style-name="T6"><text:tab/><text:tab/><text:tab/></text:span><text:span text:style-name="T9">instance</text:span><text:span text:style-name="T6"> = </text:span><text:span text:style-name="T3">null</text:span><text:span text:style-name="T6">;</text:span></text:p>
      <text:p text:style-name="P18"><text:span text:style-name="T6"><text:tab/><text:tab/>}</text:span></text:p>
      <text:p text:style-name="P18"><text:span text:style-name="T6"><text:tab/><text:tab/></text:span><text:span text:style-name="T3">else</text:span></text:p>
      <text:p text:style-name="P18"><text:span text:style-name="T6"><text:tab/><text:tab/>{</text:span></text:p>
      <text:p text:style-name="P18"><text:span text:style-name="T6"><text:tab/><text:tab/><text:tab/></text:span><text:span text:style-name="T9">inspecting</text:span><text:span text:style-name="T6"> = </text:span><text:span text:style-name="T9">instance</text:span><text:span text:style-name="T6">.getClass();</text:span></text:p>
      <text:p text:style-name="P18"><text:span text:style-name="T6"><text:tab/><text:tab/>}</text:span></text:p>
      <text:p text:style-name="P17"/>
      <text:p text:style-name="P18"><text:span text:style-name="T6"><text:tab/><text:tab/></text:span><text:span text:style-name="T11">inspected</text:span><text:span text:style-name="T6">.add(</text:span><text:span text:style-name="T9">inspecting</text:span><text:span text:style-name="T6">);</text:span></text:p>
      <text:p text:style-name="P18"><text:span text:style-name="T6"><text:tab/><text:tab/></text:span></text:p>
      <text:p text:style-name="P18"><text:span text:style-name="T6"><text:tab/><text:tab/></text:span><text:span text:style-name="T17">// These two calls needed to be separated to make sure we don't</text:span></text:p>
      <text:p text:style-name="P18"><text:span text:style-name="T6"><text:tab/><text:tab/></text:span><text:span text:style-name="T17">// get duplicates when printing the inheritance hierarchy.</text:span></text:p>
      <text:p text:style-name="P18"><text:span text:style-name="T6"><text:tab/><text:tab/>System.</text:span><text:span text:style-name="T13">out</text:span><text:span text:style-name="T6">.println(findClassInfo(</text:span><text:span text:style-name="T9">inspecting</text:span><text:span text:style-name="T6">, </text:span><text:span text:style-name="T9">instance</text:span><text:span text:style-name="T6">, </text:span><text:span text:style-name="T9">recursive</text:span><text:span text:style-name="T6">, 0));</text:span></text:p>
      <text:p text:style-name="P18"><text:span text:style-name="T6"><text:tab/><text:tab/>System.</text:span><text:span text:style-name="T13">out</text:span><text:span text:style-name="T6">.println(String.</text:span><text:span text:style-name="T8">join</text:span><text:span text:style-name="T6">(</text:span><text:span text:style-name="T16">"\n"</text:span><text:span text:style-name="T6"> + Helpers.</text:span><text:span text:style-name="T8">prefix</text:span><text:span text:style-name="T6">(0), traverseInheritanceHierarcy(</text:span><text:span text:style-name="T9">inspecting</text:span><text:span text:style-name="T6">, </text:span><text:span text:style-name="T9">instance</text:span><text:span text:style-name="T6">, </text:span><text:span text:style-name="T9">recursive</text:span><text:span text:style-name="T6">, 0)));</text:span></text:p>
      <text:p text:style-name="P17"/>
      <text:p text:style-name="P18"><text:span text:style-name="T6"><text:tab/>}</text:span></text:p>
      <text:p text:style-name="P18"><text:span text:style-name="T6"><text:tab/></text:span></text:p>
      <text:p text:style-name="P18"><text:span text:style-name="T6"><text:tab/></text:span><text:span text:style-name="T17">// Returns a list of the declared fields in this class, and if recursive is set to true,</text:span></text:p>
      <text:p text:style-name="P18"><text:span text:style-name="T6"><text:tab/></text:span><text:span text:style-name="T17">// inspects all non-primitive fields.</text:span></text:p>
      <text:p text:style-name="P18"><text:span text:style-name="T6"><text:tab/></text:span><text:span text:style-name="T3">public</text:span><text:span text:style-name="T6"> ArrayList&lt;String&gt; findDeclaredFieldInfo(</text:span><text:span text:style-name="T7">Class</text:span><text:span text:style-name="T6"> </text:span><text:span text:style-name="T9">inspecting</text:span><text:span text:style-name="T6">, Object </text:span><text:span text:style-name="T9">instance</text:span><text:span text:style-name="T6">, </text:span><text:span text:style-name="T3">boolean</text:span><text:span text:style-name="T6"> </text:span><text:span text:style-name="T9">recursive</text:span><text:span text:style-name="T6">, </text:span><text:span text:style-name="T3">int</text:span><text:span text:style-name="T6"> </text:span><text:span text:style-name="T9">depth</text:span><text:span text:style-name="T6">)</text:span></text:p>
      <text:p text:style-name="P18"><text:span text:style-name="T6"><text:tab/>{</text:span></text:p>
      <text:p text:style-name="P18"><text:span text:style-name="T6"><text:tab/><text:tab/>StringBuilder </text:span><text:span text:style-name="T9">builder</text:span><text:span text:style-name="T6"> = </text:span><text:span text:style-name="T3">new</text:span><text:span text:style-name="T6"> StringBuilder();</text:span></text:p>
      <text:p text:style-name="P18"><text:span text:style-name="T6"><text:tab/><text:tab/>Field [] </text:span><text:span text:style-name="T9">fields</text:span><text:span text:style-name="T6"> = </text:span><text:span text:style-name="T9">inspecting</text:span><text:span text:style-name="T6">.getDeclaredFields();</text:span></text:p>
      <text:p text:style-name="P18"><text:span text:style-name="T6"><text:tab/><text:tab/>ArrayList&lt;String&gt; </text:span><text:span text:style-name="T9">strings</text:span><text:span text:style-name="T6"> = </text:span><text:span text:style-name="T3">new</text:span><text:span text:style-name="T6"> ArrayList&lt;String&gt;();</text:span></text:p>
      <text:p text:style-name="P18"><text:span text:style-name="T6"><text:tab/><text:tab/></text:span></text:p>
      <text:p text:style-name="P18"><text:span text:style-name="T6"><text:tab/><text:tab/></text:span><text:span text:style-name="T3">for</text:span><text:span text:style-name="T6">(Field </text:span><text:span text:style-name="T9">field</text:span><text:span text:style-name="T6"> : </text:span><text:span text:style-name="T9">fields</text:span><text:span text:style-name="T6">)</text:span></text:p>
      <text:p text:style-name="P18"><text:soft-page-break/><text:span text:style-name="T6"><text:tab/><text:tab/>{</text:span></text:p>
      <text:p text:style-name="P18"><text:span text:style-name="T6"><text:tab/><text:tab/><text:tab/></text:span><text:span text:style-name="T9">builder</text:span><text:span text:style-name="T6">.setLength(0);</text:span></text:p>
      <text:p text:style-name="P18"><text:span text:style-name="T6"><text:tab/><text:tab/><text:tab/></text:span><text:span text:style-name="T17">// Modifiers</text:span></text:p>
      <text:p text:style-name="P18"><text:span text:style-name="T6"><text:tab/><text:tab/><text:tab/>String </text:span><text:span text:style-name="T9">modifier</text:span><text:span text:style-name="T6"> = Modifier.</text:span><text:span text:style-name="T8">toString</text:span><text:span text:style-name="T6">(</text:span><text:span text:style-name="T9">field</text:span><text:span text:style-name="T6">.getModifiers());</text:span></text:p>
      <text:p text:style-name="P18"><text:span text:style-name="T6"><text:tab/><text:tab/><text:tab/></text:span><text:span text:style-name="T9">builder</text:span><text:span text:style-name="T6">.append(</text:span><text:span text:style-name="T9">modifier</text:span><text:span text:style-name="T6">);</text:span></text:p>
      <text:p text:style-name="P18"><text:span text:style-name="T6"><text:tab/><text:tab/><text:tab/></text:span><text:span text:style-name="T9">builder</text:span><text:span text:style-name="T6">.append(</text:span><text:span text:style-name="T16">' '</text:span><text:span text:style-name="T6">);</text:span></text:p>
      <text:p text:style-name="P18"><text:span text:style-name="T6"><text:tab/><text:tab/><text:tab/></text:span></text:p>
      <text:p text:style-name="P18"><text:span text:style-name="T6"><text:tab/><text:tab/><text:tab/></text:span><text:span text:style-name="T17">//Type </text:span></text:p>
      <text:p text:style-name="P18"><text:span text:style-name="T6"><text:tab/><text:tab/><text:tab/></text:span><text:span text:style-name="T9">builder</text:span><text:span text:style-name="T6">.append(</text:span><text:span text:style-name="T9">field</text:span><text:span text:style-name="T6">.getType().getCanonicalName());</text:span></text:p>
      <text:p text:style-name="P18"><text:span text:style-name="T6"><text:tab/><text:tab/><text:tab/></text:span><text:span text:style-name="T9">builder</text:span><text:span text:style-name="T6">.append(</text:span><text:span text:style-name="T16">' '</text:span><text:span text:style-name="T6">);</text:span></text:p>
      <text:p text:style-name="P18"><text:span text:style-name="T6"><text:tab/><text:tab/><text:tab/></text:span></text:p>
      <text:p text:style-name="P18"><text:span text:style-name="T6"><text:tab/><text:tab/><text:tab/></text:span><text:span text:style-name="T17">// Value; if there is no instance, don't bother checking</text:span></text:p>
      <text:p text:style-name="P18"><text:span text:style-name="T6"><text:tab/><text:tab/><text:tab/></text:span><text:span text:style-name="T9">builder</text:span><text:span text:style-name="T6">.append(</text:span><text:span text:style-name="T9">field</text:span><text:span text:style-name="T6">.getName());</text:span></text:p>
      <text:p text:style-name="P18"><text:span text:style-name="T6"><text:tab/><text:tab/><text:tab/></text:span><text:span text:style-name="T3">if</text:span><text:span text:style-name="T6">(</text:span><text:span text:style-name="T9">instance</text:span><text:span text:style-name="T6"> != </text:span><text:span text:style-name="T3">null</text:span><text:span text:style-name="T6">)</text:span></text:p>
      <text:p text:style-name="P18"><text:span text:style-name="T6"><text:tab/><text:tab/><text:tab/>{</text:span></text:p>
      <text:p text:style-name="P18"><text:span text:style-name="T6"><text:tab/><text:tab/><text:tab/><text:tab/></text:span><text:span text:style-name="T9">field</text:span><text:span text:style-name="T6">.setAccessible(</text:span><text:span text:style-name="T3">true</text:span><text:span text:style-name="T6">);</text:span></text:p>
      <text:p text:style-name="P18"><text:span text:style-name="T6"><text:tab/><text:tab/><text:tab/><text:tab/></text:span><text:span text:style-name="T9">builder</text:span><text:span text:style-name="T6">.append(</text:span><text:span text:style-name="T16">" = "</text:span><text:span text:style-name="T6">);</text:span></text:p>
      <text:p text:style-name="P18"><text:span text:style-name="T6"><text:tab/><text:tab/><text:tab/><text:tab/></text:span><text:span text:style-name="T3">try</text:span><text:span text:style-name="T6"> {</text:span></text:p>
      <text:p text:style-name="P18"><text:span text:style-name="T6"><text:tab/><text:tab/><text:tab/><text:tab/><text:tab/>Object </text:span><text:span text:style-name="T9">obj</text:span><text:span text:style-name="T6"> = </text:span><text:span text:style-name="T9">field</text:span><text:span text:style-name="T6">.get(</text:span><text:span text:style-name="T9">instance</text:span><text:span text:style-name="T6">);</text:span></text:p>
      <text:p text:style-name="P18"><text:span text:style-name="T6"><text:tab/><text:tab/><text:tab/><text:tab/><text:tab/></text:span><text:span text:style-name="T3">if</text:span><text:span text:style-name="T6">(</text:span><text:span text:style-name="T9">obj</text:span><text:span text:style-name="T6"> != </text:span><text:span text:style-name="T3">null</text:span><text:span text:style-name="T6">){</text:span></text:p>
      <text:p text:style-name="P18"><text:span text:style-name="T6"><text:tab/><text:tab/><text:tab/><text:tab/><text:tab/><text:tab/></text:span><text:span text:style-name="T17">// Dealing with </text:span><text:span text:style-name="T18">pesky</text:span><text:span text:style-name="T17"> arrays</text:span></text:p>
      <text:p text:style-name="P18"><text:span text:style-name="T6"><text:tab/><text:tab/><text:tab/><text:tab/><text:tab/><text:tab/></text:span><text:span text:style-name="T3">if</text:span><text:span text:style-name="T6">(</text:span><text:span text:style-name="T9">obj</text:span><text:span text:style-name="T6">.getClass().isArray())</text:span></text:p>
      <text:p text:style-name="P18"><text:span text:style-name="T6"><text:tab/><text:tab/><text:tab/><text:tab/><text:tab/><text:tab/><text:tab/></text:span><text:span text:style-name="T9">builder</text:span><text:span text:style-name="T6">.append(Helpers.</text:span><text:span text:style-name="T8">getInfoFromArray</text:span><text:span text:style-name="T6">(</text:span><text:span text:style-name="T9">obj</text:span><text:span text:style-name="T6">));</text:span></text:p>
      <text:p text:style-name="P17"/>
      <text:p text:style-name="P18"><text:span text:style-name="T6"><text:tab/><text:tab/><text:tab/><text:tab/><text:tab/><text:tab/></text:span><text:span text:style-name="T3">else</text:span></text:p>
      <text:p text:style-name="P18"><text:span text:style-name="T6"><text:tab/><text:tab/><text:tab/><text:tab/><text:tab/><text:tab/><text:tab/></text:span><text:span text:style-name="T9">builder</text:span><text:span text:style-name="T6">.append(</text:span><text:span text:style-name="T9">obj</text:span><text:span text:style-name="T6">);</text:span></text:p>
      <text:p text:style-name="P18"><text:span text:style-name="T6"><text:tab/><text:tab/><text:tab/><text:tab/><text:tab/><text:tab/></text:span></text:p>
      <text:p text:style-name="P18"><text:span text:style-name="T6"><text:tab/><text:tab/><text:tab/><text:tab/><text:tab/><text:tab/></text:span><text:span text:style-name="T17">// If the field is an object, inspect it</text:span></text:p>
      <text:p text:style-name="P18"><text:span text:style-name="T6"><text:tab/><text:tab/><text:tab/><text:tab/><text:tab/><text:tab/></text:span><text:span text:style-name="T3">if</text:span><text:span text:style-name="T6">(!</text:span><text:span text:style-name="T9">field</text:span><text:span text:style-name="T6">.getType().isPrimitive() &amp;&amp; </text:span><text:span text:style-name="T9">recursive</text:span><text:span text:style-name="T6"> == </text:span><text:span text:style-name="T3">true</text:span><text:span text:style-name="T6">)</text:span></text:p>
      <text:p text:style-name="P18"><text:span text:style-name="T6"><text:tab/><text:tab/><text:tab/><text:tab/><text:tab/><text:tab/>{</text:span></text:p>
      <text:p text:style-name="P18"><text:span text:style-name="T6"><text:tab/><text:tab/><text:tab/><text:tab/><text:tab/><text:tab/><text:tab/></text:span><text:span text:style-name="T9">strings</text:span><text:span text:style-name="T6">.add(</text:span><text:span text:style-name="T16">"***********************************************************"</text:span><text:span text:style-name="T6">);</text:span></text:p>
      <text:p text:style-name="P18"><text:span text:style-name="T6"><text:tab/><text:tab/><text:tab/><text:tab/><text:tab/><text:tab/><text:tab/></text:span><text:span text:style-name="T9">strings</text:span><text:span text:style-name="T6">.add(</text:span><text:span text:style-name="T16">"Inspecting Field of "</text:span><text:span text:style-name="T6"> + </text:span><text:span text:style-name="T9">inspecting</text:span><text:span text:style-name="T6">.getCanonicalName() +</text:span><text:span text:style-name="T16">": "</text:span><text:span text:style-name="T6"> + </text:span><text:span text:style-name="T9">field</text:span><text:span text:style-name="T6">.getName());</text:span></text:p>
      <text:p text:style-name="P18"><text:span text:style-name="T6"><text:tab/><text:tab/><text:tab/><text:tab/><text:tab/><text:tab/><text:tab/></text:span><text:span text:style-name="T9">strings</text:span><text:span text:style-name="T6">.add(</text:span><text:span text:style-name="T16">"***********************************************************"</text:span><text:span text:style-name="T6">);</text:span></text:p>
      <text:p text:style-name="P18"><text:span text:style-name="T6"><text:tab/><text:tab/><text:tab/><text:tab/><text:tab/><text:tab/><text:tab/></text:span><text:span text:style-name="T3">if</text:span><text:span text:style-name="T6">(!</text:span><text:span text:style-name="T11">inspected</text:span><text:span text:style-name="T6">.contains(</text:span><text:span text:style-name="T9">obj</text:span><text:span text:style-name="T6">))</text:span></text:p>
      <text:p text:style-name="P18"><text:span text:style-name="T6"><text:tab/><text:tab/><text:tab/><text:tab/><text:tab/><text:tab/><text:tab/>{</text:span></text:p>
      <text:p text:style-name="P18"><text:span text:style-name="T6"><text:tab/><text:tab/><text:tab/><text:tab/><text:tab/><text:tab/><text:tab/><text:tab/></text:span><text:span text:style-name="T11">inspected</text:span><text:span text:style-name="T6">.add(</text:span><text:span text:style-name="T9">obj</text:span><text:span text:style-name="T6">);</text:span></text:p>
      <text:p text:style-name="P18"><text:span text:style-name="T6"><text:tab/><text:tab/><text:tab/><text:tab/><text:tab/><text:tab/><text:tab/><text:tab/></text:span><text:span text:style-name="T9">builder</text:span><text:span text:style-name="T6">.append(findClassInfo(</text:span><text:span text:style-name="T9">obj</text:span><text:span text:style-name="T6">.getClass(), </text:span><text:span text:style-name="T9">obj</text:span><text:span text:style-name="T6">, </text:span><text:span text:style-name="T3">false</text:span><text:span text:style-name="T6">, </text:span><text:span text:style-name="T9">depth</text:span><text:span text:style-name="T6"> + 1));</text:span></text:p>
      <text:p text:style-name="P18"><text:span text:style-name="T6"><text:tab/><text:tab/><text:tab/><text:tab/><text:tab/><text:tab/><text:tab/><text:tab/></text:span><text:span text:style-name="T9">builder</text:span><text:span text:style-name="T6">.append(Helpers.</text:span><text:span text:style-name="T8">prefix</text:span><text:span text:style-name="T6">(</text:span><text:span text:style-name="T9">depth</text:span><text:span text:style-name="T6"> + 1) + String.</text:span><text:span text:style-name="T8">join</text:span><text:span text:style-name="T6">(</text:span><text:span text:style-name="T16">"\n"</text:span><text:span text:style-name="T6"> + Helpers.</text:span><text:span text:style-name="T8">prefix</text:span><text:span text:style-name="T6">(</text:span><text:span text:style-name="T9">depth</text:span><text:span text:style-name="T6"> + 1), traverseInheritanceHierarcy(</text:span><text:span text:style-name="T9">obj</text:span><text:span text:style-name="T6">.getClass(), </text:span><text:span text:style-name="T9">obj</text:span><text:span text:style-name="T6">, </text:span><text:span text:style-name="T9">recursive</text:span><text:span text:style-name="T6">, </text:span><text:span text:style-name="T9">depth</text:span><text:span text:style-name="T6"> + 1)));</text:span></text:p>
      <text:p text:style-name="P18"><text:span text:style-name="T6"><text:tab/><text:tab/><text:tab/><text:tab/><text:tab/><text:tab/><text:tab/>}</text:span></text:p>
      <text:p text:style-name="P18"><text:span text:style-name="T6"><text:tab/><text:tab/><text:tab/><text:tab/><text:tab/><text:tab/><text:tab/></text:span><text:span text:style-name="T3">else</text:span></text:p>
      <text:p text:style-name="P18"><text:span text:style-name="T6"><text:tab/><text:tab/><text:tab/><text:tab/><text:tab/><text:tab/><text:tab/>{</text:span></text:p>
      <text:p text:style-name="P18"><text:span text:style-name="T6"><text:tab/><text:tab/><text:tab/><text:tab/><text:tab/><text:tab/><text:tab/><text:tab/></text:span><text:span text:style-name="T9">builder</text:span><text:span text:style-name="T6">.append(</text:span><text:span text:style-name="T16">"This class has already been inspected!"</text:span><text:span text:style-name="T6">);</text:span></text:p>
      <text:p text:style-name="P18"><text:span text:style-name="T6"><text:tab/><text:tab/><text:tab/><text:tab/><text:tab/><text:tab/><text:tab/>}</text:span></text:p>
      <text:p text:style-name="P18"><text:span text:style-name="T6"><text:tab/><text:tab/><text:tab/><text:tab/><text:tab/><text:tab/>}</text:span></text:p>
      <text:p text:style-name="P18"><text:span text:style-name="T6"><text:tab/><text:tab/><text:tab/><text:tab/><text:tab/>}</text:span></text:p>
      <text:p text:style-name="P18"><text:span text:style-name="T6"><text:tab/><text:tab/><text:tab/><text:tab/><text:tab/></text:span><text:span text:style-name="T3">else</text:span></text:p>
      <text:p text:style-name="P18"><text:span text:style-name="T6"><text:tab/><text:tab/><text:tab/><text:tab/><text:tab/><text:tab/></text:span><text:span text:style-name="T9">builder</text:span><text:span text:style-name="T6">.append(</text:span><text:span text:style-name="T9">obj</text:span><text:span text:style-name="T6">);</text:span></text:p>
      <text:p text:style-name="P18"><text:span text:style-name="T6"><text:tab/><text:tab/><text:tab/><text:tab/><text:tab/></text:span></text:p>
      <text:p text:style-name="P18"><text:span text:style-name="T6"><text:tab/><text:tab/><text:tab/><text:tab/><text:tab/></text:span></text:p>
      <text:p text:style-name="P18"><text:span text:style-name="T6"><text:tab/><text:tab/><text:tab/><text:tab/>} </text:span><text:span text:style-name="T3">catch</text:span><text:span text:style-name="T6"> (IllegalArgumentException </text:span><text:span text:style-name="T9">e</text:span><text:span text:style-name="T6">) {</text:span></text:p>
      <text:p text:style-name="P18"><text:span text:style-name="T6"><text:tab/><text:tab/><text:tab/><text:tab/><text:tab/></text:span><text:span text:style-name="T9">e</text:span><text:span text:style-name="T6">.printStackTrace();</text:span></text:p>
      <text:p text:style-name="P18"><text:span text:style-name="T6"><text:tab/><text:tab/><text:tab/><text:tab/>} </text:span><text:span text:style-name="T3">catch</text:span><text:span text:style-name="T6"> (IllegalAccessException </text:span><text:span text:style-name="T9">e</text:span><text:span text:style-name="T6">) {</text:span></text:p>
      <text:p text:style-name="P18"><text:span text:style-name="T6"><text:tab/><text:tab/><text:tab/><text:tab/><text:tab/></text:span><text:span text:style-name="T9">e</text:span><text:span text:style-name="T6">.printStackTrace();</text:span></text:p>
      <text:p text:style-name="P18"><text:span text:style-name="T6"><text:tab/><text:tab/><text:tab/><text:tab/>}</text:span></text:p>
      <text:p text:style-name="P18"><text:span text:style-name="T6"><text:tab/><text:tab/><text:tab/>}</text:span></text:p>
      <text:p text:style-name="P18"><text:span text:style-name="T6"><text:tab/><text:tab/><text:tab/></text:span></text:p>
      <text:p text:style-name="P18"><text:span text:style-name="T6"><text:tab/><text:tab/><text:tab/></text:span><text:span text:style-name="T9">strings</text:span><text:span text:style-name="T6">.add(</text:span><text:span text:style-name="T9">builder</text:span><text:span text:style-name="T6">.toString());</text:span></text:p>
      <text:p text:style-name="P18"><text:span text:style-name="T6"><text:tab/><text:tab/>}</text:span></text:p>
      <text:p text:style-name="P18"><text:span text:style-name="T6"><text:tab/><text:tab/></text:span></text:p>
      <text:p text:style-name="P18"><text:span text:style-name="T6"><text:tab/><text:tab/></text:span><text:span text:style-name="T3">return</text:span><text:span text:style-name="T6"> </text:span><text:span text:style-name="T9">strings</text:span><text:span text:style-name="T6">;</text:span></text:p>
      <text:p text:style-name="P18"><text:span text:style-name="T6"><text:tab/><text:tab/></text:span></text:p>
      <text:p text:style-name="P18"><text:span text:style-name="T6"><text:tab/>}</text:span></text:p>
      <text:p text:style-name="P18"><text:span text:style-name="T6"><text:tab/></text:span></text:p>
      <text:p text:style-name="P18"><text:span text:style-name="T6"><text:tab/></text:span><text:span text:style-name="T17">// Inspects all </text:span><text:span text:style-name="T18">superclasses</text:span><text:span text:style-name="T17"> in the inheritance hierarchy.</text:span></text:p>
      <text:p text:style-name="P18"><text:span text:style-name="T6"><text:tab/></text:span><text:span text:style-name="T3">public</text:span><text:span text:style-name="T6"> ArrayList&lt;String&gt; traverseInheritanceHierarcy(</text:span><text:span text:style-name="T7">Class</text:span><text:span text:style-name="T6"> </text:span><text:span text:style-name="T9">inspecting</text:span><text:span text:style-name="T6">, Object </text:span><text:span text:style-name="T9">instance</text:span><text:span text:style-name="T6">, </text:span><text:span text:style-name="T3">boolean</text:span><text:span text:style-name="T6"> </text:span><text:span text:style-name="T9">recursive</text:span><text:span text:style-name="T6">, </text:span><text:soft-page-break/><text:span text:style-name="T3">int</text:span><text:span text:style-name="T6"> </text:span><text:span text:style-name="T9">depth</text:span><text:span text:style-name="T6">)</text:span></text:p>
      <text:p text:style-name="P18"><text:span text:style-name="T6"><text:tab/>{</text:span></text:p>
      <text:p text:style-name="P18"><text:span text:style-name="T6"><text:tab/><text:tab/></text:span></text:p>
      <text:p text:style-name="P18"><text:span text:style-name="T6"><text:tab/><text:tab/></text:span><text:span text:style-name="T17">// Instead of using recursion, we can simply look all the way up the tree</text:span></text:p>
      <text:p text:style-name="P18"><text:span text:style-name="T6"><text:tab/><text:tab/></text:span><text:span text:style-name="T17">// and iterate over these </text:span><text:span text:style-name="T18">superclasses</text:span></text:p>
      <text:p text:style-name="P18"><text:span text:style-name="T6"><text:tab/><text:tab/>StringBuilder </text:span><text:span text:style-name="T9">builder</text:span><text:span text:style-name="T6"> = </text:span><text:span text:style-name="T3">new</text:span><text:span text:style-name="T6"> StringBuilder();</text:span></text:p>
      <text:p text:style-name="P18"><text:span text:style-name="T6"><text:tab/><text:tab/>ArrayList&lt;String&gt; </text:span><text:span text:style-name="T9">strings</text:span><text:span text:style-name="T6"> = </text:span><text:span text:style-name="T3">new</text:span><text:span text:style-name="T6"> ArrayList&lt;String&gt;();</text:span></text:p>
      <text:p text:style-name="P18"><text:span text:style-name="T6"><text:tab/><text:tab/>ArrayList&lt;</text:span><text:span text:style-name="T7">Class</text:span><text:span text:style-name="T6">&gt; </text:span><text:span text:style-name="T9">superClasses</text:span><text:span text:style-name="T6"> = </text:span><text:span text:style-name="T3">new</text:span><text:span text:style-name="T6"> ArrayList&lt;</text:span><text:span text:style-name="T7">Class</text:span><text:span text:style-name="T6">&gt;();</text:span></text:p>
      <text:p text:style-name="P18"><text:span text:style-name="T6"><text:tab/><text:tab/></text:span><text:span text:style-name="T7">Class</text:span><text:span text:style-name="T6"> </text:span><text:span text:style-name="T9">superClass</text:span><text:span text:style-name="T6"> = </text:span><text:span text:style-name="T9">inspecting</text:span><text:span text:style-name="T6">.getSuperclass();</text:span></text:p>
      <text:p text:style-name="P18"><text:span text:style-name="T6"><text:tab/><text:tab/></text:span><text:span text:style-name="T3">while</text:span><text:span text:style-name="T6">(</text:span><text:span text:style-name="T9">superClass</text:span><text:span text:style-name="T6"> != </text:span><text:span text:style-name="T3">null</text:span><text:span text:style-name="T6">)</text:span></text:p>
      <text:p text:style-name="P18"><text:span text:style-name="T6"><text:tab/><text:tab/>{</text:span></text:p>
      <text:p text:style-name="P18"><text:span text:style-name="T6"><text:tab/><text:tab/><text:tab/></text:span><text:span text:style-name="T9">superClasses</text:span><text:span text:style-name="T6">.add(</text:span><text:span text:style-name="T9">superClass</text:span><text:span text:style-name="T6">);</text:span></text:p>
      <text:p text:style-name="P18"><text:span text:style-name="T6"><text:tab/><text:tab/><text:tab/></text:span><text:span text:style-name="T9">superClass</text:span><text:span text:style-name="T6"> = </text:span><text:span text:style-name="T9">superClass</text:span><text:span text:style-name="T6">.getSuperclass();</text:span></text:p>
      <text:p text:style-name="P18"><text:span text:style-name="T6"><text:tab/><text:tab/>}</text:span></text:p>
      <text:p text:style-name="P18"><text:span text:style-name="T6"><text:tab/><text:tab/></text:span></text:p>
      <text:p text:style-name="P18"><text:span text:style-name="T6"><text:tab/><text:tab/></text:span><text:span text:style-name="T17">// Gets information on each class using the findClassInfo() method. This is why</text:span></text:p>
      <text:p text:style-name="P18"><text:span text:style-name="T6"><text:tab/><text:tab/></text:span><text:span text:style-name="T17">// we have to call this method directly after calling findClassInfo elsewhere,</text:span></text:p>
      <text:p text:style-name="P18"><text:span text:style-name="T6"><text:tab/><text:tab/></text:span><text:span text:style-name="T17">// because otherwise we would potentially look up the inheritance hierarchy of</text:span></text:p>
      <text:p text:style-name="P18"><text:span text:style-name="T6"><text:tab/><text:tab/></text:span><text:span text:style-name="T17">// objects multiple times.</text:span></text:p>
      <text:p text:style-name="P18"><text:span text:style-name="T6"><text:tab/><text:tab/></text:span><text:span text:style-name="T3">for</text:span><text:span text:style-name="T6">(</text:span><text:span text:style-name="T7">Class</text:span><text:span text:style-name="T6"> </text:span><text:span text:style-name="T9">currentSuper</text:span><text:span text:style-name="T6"> : </text:span><text:span text:style-name="T9">superClasses</text:span><text:span text:style-name="T6">)</text:span></text:p>
      <text:p text:style-name="P18"><text:span text:style-name="T6"><text:tab/><text:tab/>{</text:span></text:p>
      <text:p text:style-name="P17"/>
      <text:p text:style-name="P18"><text:span text:style-name="T6"><text:tab/><text:tab/><text:tab/></text:span><text:span text:style-name="T9">strings</text:span><text:span text:style-name="T6">.add(</text:span><text:span text:style-name="T16">"***********************************************************"</text:span><text:span text:style-name="T6">);</text:span></text:p>
      <text:p text:style-name="P18"><text:span text:style-name="T6"><text:tab/><text:tab/><text:tab/></text:span><text:span text:style-name="T9">strings</text:span><text:span text:style-name="T6">.add(</text:span><text:span text:style-name="T16">"Inspecting Superclass of "</text:span><text:span text:style-name="T6"> + </text:span><text:span text:style-name="T9">inspecting</text:span><text:span text:style-name="T6">.getCanonicalName() + </text:span><text:span text:style-name="T16">": "</text:span><text:span text:style-name="T6"> + </text:span><text:span text:style-name="T9">currentSuper</text:span><text:span text:style-name="T6">.getCanonicalName());</text:span></text:p>
      <text:p text:style-name="P18"><text:span text:style-name="T6"><text:tab/><text:tab/><text:tab/></text:span><text:span text:style-name="T9">strings</text:span><text:span text:style-name="T6">.add(</text:span><text:span text:style-name="T16">"***********************************************************"</text:span><text:span text:style-name="T6">);</text:span></text:p>
      <text:p text:style-name="P17"/>
      <text:p text:style-name="P18"><text:span text:style-name="T6"><text:tab/><text:tab/><text:tab/></text:span><text:span text:style-name="T9">builder</text:span><text:span text:style-name="T6">.setLength(0);</text:span></text:p>
      <text:p text:style-name="P18"><text:span text:style-name="T6"><text:tab/><text:tab/><text:tab/></text:span></text:p>
      <text:p text:style-name="P18"><text:span text:style-name="T6"><text:tab/><text:tab/><text:tab/></text:span><text:span text:style-name="T3">if</text:span><text:span text:style-name="T6">(</text:span><text:span text:style-name="T11">inspected</text:span><text:span text:style-name="T6">.contains(</text:span><text:span text:style-name="T9">currentSuper</text:span><text:span text:style-name="T6">))</text:span></text:p>
      <text:p text:style-name="P18"><text:span text:style-name="T6"><text:tab/><text:tab/><text:tab/>{</text:span></text:p>
      <text:p text:style-name="P18"><text:span text:style-name="T6"><text:tab/><text:tab/><text:tab/><text:tab/></text:span><text:span text:style-name="T9">builder</text:span><text:span text:style-name="T6">.append(Helpers.</text:span><text:span text:style-name="T8">prefix</text:span><text:span text:style-name="T6">(</text:span><text:span text:style-name="T9">depth</text:span><text:span text:style-name="T6"> + 1) + </text:span><text:span text:style-name="T16">"This class was already inspected!\n"</text:span><text:span text:style-name="T6">);</text:span></text:p>
      <text:p text:style-name="P18"><text:span text:style-name="T6"><text:tab/><text:tab/><text:tab/>}</text:span></text:p>
      <text:p text:style-name="P18"><text:span text:style-name="T6"><text:tab/><text:tab/><text:tab/></text:span><text:span text:style-name="T3">else</text:span></text:p>
      <text:p text:style-name="P18"><text:span text:style-name="T6"><text:tab/><text:tab/><text:tab/>{</text:span></text:p>
      <text:p text:style-name="P18"><text:span text:style-name="T6"><text:tab/><text:tab/><text:tab/><text:tab/></text:span><text:span text:style-name="T9">builder</text:span><text:span text:style-name="T6">.append(findClassInfo(</text:span><text:span text:style-name="T9">currentSuper</text:span><text:span text:style-name="T6">, </text:span><text:span text:style-name="T9">instance</text:span><text:span text:style-name="T6">, </text:span><text:span text:style-name="T9">recursive</text:span><text:span text:style-name="T6">, </text:span><text:span text:style-name="T9">depth</text:span><text:span text:style-name="T6"> + 1));</text:span></text:p>
      <text:p text:style-name="P18"><text:span text:style-name="T6"><text:tab/><text:tab/><text:tab/>}</text:span></text:p>
      <text:p text:style-name="P18"><text:span text:style-name="T6"><text:tab/><text:tab/><text:tab/></text:span><text:span text:style-name="T9">strings</text:span><text:span text:style-name="T6">.add(</text:span><text:span text:style-name="T9">builder</text:span><text:span text:style-name="T6">.toString());</text:span></text:p>
      <text:p text:style-name="P18"><text:span text:style-name="T6"><text:tab/><text:tab/>}</text:span></text:p>
      <text:p text:style-name="P18"><text:span text:style-name="T6"><text:tab/><text:tab/></text:span></text:p>
      <text:p text:style-name="P18"><text:span text:style-name="T6"><text:tab/><text:tab/></text:span><text:span text:style-name="T3">return</text:span><text:span text:style-name="T6"> </text:span><text:span text:style-name="T9">strings</text:span><text:span text:style-name="T6">;</text:span></text:p>
      <text:p text:style-name="P18"><text:span text:style-name="T6"><text:tab/>}</text:span></text:p>
      <text:p text:style-name="P18"><text:span text:style-name="T6"><text:tab/></text:span></text:p>
      <text:p text:style-name="P18"><text:span text:style-name="T6"><text:tab/></text:span></text:p>
      <text:p text:style-name="P18"><text:span text:style-name="T6"><text:tab/></text:span><text:span text:style-name="T17">// The recursive part. Calls all of the other methods which in turn recursively call this one.</text:span></text:p>
      <text:p text:style-name="P18"><text:span text:style-name="T6"><text:tab/></text:span><text:span text:style-name="T3">public</text:span><text:span text:style-name="T6"> String findClassInfo(</text:span><text:span text:style-name="T7">Class</text:span><text:span text:style-name="T6"> </text:span><text:span text:style-name="T9">inspecting</text:span><text:span text:style-name="T6">, Object </text:span><text:span text:style-name="T9">instance</text:span><text:span text:style-name="T6">, </text:span><text:span text:style-name="T3">boolean</text:span><text:span text:style-name="T6"> </text:span><text:span text:style-name="T9">recursive</text:span><text:span text:style-name="T6">, </text:span><text:span text:style-name="T3">int</text:span><text:span text:style-name="T6"> </text:span><text:span text:style-name="T9">depth</text:span><text:span text:style-name="T6">)</text:span></text:p>
      <text:p text:style-name="P18"><text:span text:style-name="T6"><text:tab/>{</text:span></text:p>
      <text:p text:style-name="P18"><text:span text:style-name="T6"><text:tab/><text:tab/>StringBuilder </text:span><text:span text:style-name="T9">builder</text:span><text:span text:style-name="T6"> = </text:span><text:span text:style-name="T3">new</text:span><text:span text:style-name="T6"> StringBuilder();</text:span></text:p>
      <text:p text:style-name="P18"><text:span text:style-name="T6"><text:tab/><text:tab/></text:span></text:p>
      <text:p text:style-name="P18"><text:span text:style-name="T6"><text:tab/><text:tab/></text:span><text:span text:style-name="T7">Class</text:span><text:span text:style-name="T6"> </text:span><text:span text:style-name="T9">superClass</text:span><text:span text:style-name="T6"> = </text:span><text:span text:style-name="T9">inspecting</text:span><text:span text:style-name="T6">.getSuperclass();</text:span></text:p>
      <text:p text:style-name="P18"><text:span text:style-name="T6"><text:tab/><text:tab/>String </text:span><text:span text:style-name="T9">superClassName</text:span><text:span text:style-name="T6"> = </text:span><text:span text:style-name="T9">superClass</text:span><text:span text:style-name="T6"> == </text:span><text:span text:style-name="T3">null</text:span><text:span text:style-name="T6"> ? </text:span><text:span text:style-name="T3">null</text:span><text:span text:style-name="T6"> : </text:span><text:span text:style-name="T9">superClass</text:span><text:span text:style-name="T6">.getCanonicalName();</text:span></text:p>
      <text:p text:style-name="P18"><text:span text:style-name="T6"><text:tab/><text:tab/></text:span></text:p>
      <text:p text:style-name="P18"><text:span text:style-name="T6"><text:tab/><text:tab/></text:span></text:p>
      <text:p text:style-name="P18"><text:span text:style-name="T6"><text:tab/><text:tab/></text:span><text:span text:style-name="T9">builder</text:span><text:span text:style-name="T6">.append(</text:span><text:span text:style-name="T16">"\n"</text:span><text:span text:style-name="T6"> + Helpers.</text:span><text:span text:style-name="T8">prefix</text:span><text:span text:style-name="T6">(</text:span><text:span text:style-name="T9">depth</text:span><text:span text:style-name="T6">) + </text:span><text:span text:style-name="T16">"-----------------------------------------------------------\n"</text:span><text:span text:style-name="T6"> + Helpers.</text:span><text:span text:style-name="T8">prefix</text:span><text:span text:style-name="T6">(</text:span><text:span text:style-name="T9">depth</text:span><text:span text:style-name="T6">) + </text:span><text:span text:style-name="T16">"NEW CLASS:\n"</text:span><text:span text:style-name="T6"> + Helpers.</text:span><text:span text:style-name="T8">prefix</text:span><text:span text:style-name="T6">(</text:span><text:span text:style-name="T9">depth</text:span><text:span text:style-name="T6">) + </text:span><text:span text:style-name="T9">inspecting</text:span><text:span text:style-name="T6">.getCanonicalName() + </text:span><text:span text:style-name="T16">'\n'</text:span><text:span text:style-name="T6">);</text:span></text:p>
      <text:p text:style-name="P18"><text:span text:style-name="T6"><text:tab/><text:tab/></text:span><text:span text:style-name="T9">builder</text:span><text:span text:style-name="T6">.append(</text:span><text:span text:style-name="T16">"\n"</text:span><text:span text:style-name="T6"> + Helpers.</text:span><text:span text:style-name="T8">prefix</text:span><text:span text:style-name="T6">(</text:span><text:span text:style-name="T9">depth</text:span><text:span text:style-name="T6">) + </text:span><text:span text:style-name="T16">"Immediate Superclass Name:\n"</text:span><text:span text:style-name="T6"> + Helpers.</text:span><text:span text:style-name="T8">prefix</text:span><text:span text:style-name="T6">(</text:span><text:span text:style-name="T9">depth</text:span><text:span text:style-name="T6">) + </text:span><text:span text:style-name="T9">superClassName</text:span><text:span text:style-name="T6"> + </text:span><text:span text:style-name="T16">'\n'</text:span><text:span text:style-name="T6">);</text:span></text:p>
      <text:p text:style-name="P18"><text:span text:style-name="T6"><text:tab/><text:tab/></text:span><text:span text:style-name="T9">builder</text:span><text:span text:style-name="T6">.append(</text:span><text:span text:style-name="T16">"\n"</text:span><text:span text:style-name="T6"> + Helpers.</text:span><text:span text:style-name="T8">prefix</text:span><text:span text:style-name="T6">(</text:span><text:span text:style-name="T9">depth</text:span><text:span text:style-name="T6">) + </text:span><text:span text:style-name="T16">"Fields:\n"</text:span><text:span text:style-name="T6"> + Helpers.</text:span><text:span text:style-name="T8">prefix</text:span><text:span text:style-name="T6">(</text:span><text:span text:style-name="T9">depth</text:span><text:span text:style-name="T6">) + String.</text:span><text:span text:style-name="T8">join</text:span><text:span text:style-name="T6">(</text:span><text:span text:style-name="T16">"\n"</text:span><text:span text:style-name="T6"> + Helpers.</text:span><text:span text:style-name="T8">prefix</text:span><text:span text:style-name="T6">(</text:span><text:span text:style-name="T9">depth</text:span><text:span text:style-name="T6">), findDeclaredFieldInfo(</text:span><text:span text:style-name="T9">inspecting</text:span><text:span text:style-name="T6">, </text:span><text:span text:style-name="T9">instance</text:span><text:span text:style-name="T6">, </text:span><text:span text:style-name="T9">recursive</text:span><text:span text:style-name="T6">, </text:span><text:span text:style-name="T9">depth</text:span><text:span text:style-name="T6"> + 1)) + </text:span><text:span text:style-name="T16">'\n'</text:span><text:span text:style-name="T6">);</text:span></text:p>
      <text:p text:style-name="P18"><text:span text:style-name="T6"><text:tab/><text:tab/></text:span><text:span text:style-name="T9">builder</text:span><text:span text:style-name="T6">.append(</text:span><text:span text:style-name="T16">"\n"</text:span><text:span text:style-name="T6"> + Helpers.</text:span><text:span text:style-name="T8">prefix</text:span><text:span text:style-name="T6">(</text:span><text:span text:style-name="T9">depth</text:span><text:span text:style-name="T6">) + </text:span><text:span text:style-name="T16">"-----------------------------------------------------------\n"</text:span><text:span text:style-name="T6">);</text:span></text:p>
      <text:p text:style-name="P18"><text:span text:style-name="T6"><text:tab/><text:tab/></text:span><text:span text:style-name="T3">return</text:span><text:span text:style-name="T6"> </text:span><text:span text:style-name="T9">builder</text:span><text:span text:style-name="T6">.toString();</text:span></text:p>
      <text:p text:style-name="P18"><text:span text:style-name="T6"><text:tab/>}</text:span></text:p>
      <text:p text:style-name="P18"><text:span text:style-name="T6"><text:tab/></text:span></text:p>
      <text:p text:style-name="P18"><text:span text:style-name="T6">}</text:span></text:p>
      <text:p text:style-name="P5"/>
      <text:p text:style-name="P10"/>
      <text:p text:style-name="P10"/>
      <text:p text:style-name="P10"/>
      <text:p text:style-name="P8"><text:soft-page-break/>testClasses Package</text:p>
      <text:p text:style-name="P8"/>
      <text:p text:style-name="P10">CirucularNode.java</text:p>
      <text:p text:style-name="P10"/>
      <text:p text:style-name="P5"><text:span text:style-name="T2">package</text:span><text:span text:style-name="T6"> testClasses;</text:span></text:p>
      <text:p text:style-name="P17"/>
      <text:p text:style-name="P18"><text:span text:style-name="T3">public</text:span><text:span text:style-name="T6"> </text:span><text:span text:style-name="T3">class</text:span><text:span text:style-name="T6"> CircularNode {</text:span></text:p>
      <text:p text:style-name="P17"/>
      <text:p text:style-name="P18"><text:span text:style-name="T6"><text:tab/></text:span><text:span text:style-name="T3">public</text:span><text:span text:style-name="T6"> </text:span><text:span text:style-name="T3">int</text:span><text:span text:style-name="T6"> </text:span><text:span text:style-name="T11">identifier</text:span><text:span text:style-name="T6">;</text:span></text:p>
      <text:p text:style-name="P18"><text:span text:style-name="T6"><text:tab/></text:span><text:span text:style-name="T3">public</text:span><text:span text:style-name="T6"> CircularNode </text:span><text:span text:style-name="T11">next</text:span><text:span text:style-name="T6">;</text:span></text:p>
      <text:p text:style-name="P18"><text:span text:style-name="T6"><text:tab/></text:span></text:p>
      <text:p text:style-name="P18"><text:span text:style-name="T6"><text:tab/></text:span><text:span text:style-name="T3">public</text:span><text:span text:style-name="T6"> CircularNode()</text:span></text:p>
      <text:p text:style-name="P18"><text:span text:style-name="T6"><text:tab/>{</text:span></text:p>
      <text:p text:style-name="P18"><text:span text:style-name="T6"><text:tab/><text:tab/></text:span><text:span text:style-name="T11">identifier</text:span><text:span text:style-name="T6"> = -1;</text:span></text:p>
      <text:p text:style-name="P18"><text:span text:style-name="T6"><text:tab/><text:tab/></text:span><text:span text:style-name="T11">next</text:span><text:span text:style-name="T6"> = </text:span><text:span text:style-name="T3">null</text:span><text:span text:style-name="T6">;</text:span></text:p>
      <text:p text:style-name="P18"><text:span text:style-name="T6"><text:tab/>}</text:span></text:p>
      <text:p text:style-name="P18"><text:span text:style-name="T6"><text:tab/></text:span></text:p>
      <text:p text:style-name="P18"><text:span text:style-name="T6"><text:tab/></text:span><text:span text:style-name="T3">public</text:span><text:span text:style-name="T6"> CircularNode(</text:span><text:span text:style-name="T3">int</text:span><text:span text:style-name="T6"> </text:span><text:span text:style-name="T9">value</text:span><text:span text:style-name="T6">)</text:span></text:p>
      <text:p text:style-name="P18"><text:span text:style-name="T6"><text:tab/>{</text:span></text:p>
      <text:p text:style-name="P18"><text:span text:style-name="T6"><text:tab/><text:tab/></text:span><text:span text:style-name="T11">identifier</text:span><text:span text:style-name="T6"> = </text:span><text:span text:style-name="T9">value</text:span><text:span text:style-name="T6">;</text:span></text:p>
      <text:p text:style-name="P18"><text:span text:style-name="T6"><text:tab/>}</text:span></text:p>
      <text:p text:style-name="P18"><text:span text:style-name="T6"><text:tab/></text:span></text:p>
      <text:p text:style-name="P18"><text:span text:style-name="T6"><text:tab/></text:span><text:span text:style-name="T3">public</text:span><text:span text:style-name="T6"> String toString()</text:span></text:p>
      <text:p text:style-name="P18"><text:span text:style-name="T6"><text:tab/>{</text:span></text:p>
      <text:p text:style-name="P18"><text:span text:style-name="T6"><text:tab/><text:tab/></text:span><text:span text:style-name="T3">return</text:span><text:span text:style-name="T6"> </text:span><text:span text:style-name="T16">"Chain:"</text:span><text:span text:style-name="T6"> + </text:span><text:span text:style-name="T11">identifier</text:span><text:span text:style-name="T6"> + </text:span><text:span text:style-name="T16">"-&gt;"</text:span><text:span text:style-name="T6"> + </text:span><text:span text:style-name="T11">next</text:span><text:span text:style-name="T6">.</text:span><text:span text:style-name="T11">identifier</text:span><text:span text:style-name="T6"> + </text:span><text:span text:style-name="T16">"-&gt;"</text:span><text:span text:style-name="T6"> + </text:span><text:span text:style-name="T11">next</text:span><text:span text:style-name="T6">.</text:span><text:span text:style-name="T11">next</text:span><text:span text:style-name="T6">.</text:span><text:span text:style-name="T11">identifier</text:span><text:span text:style-name="T6"> + </text:span><text:span text:style-name="T16">"-&gt;"</text:span><text:span text:style-name="T6"> + </text:span><text:span text:style-name="T11">next</text:span><text:span text:style-name="T6">.</text:span><text:span text:style-name="T11">next</text:span><text:span text:style-name="T6">.</text:span><text:span text:style-name="T11">next</text:span><text:span text:style-name="T6">.</text:span><text:span text:style-name="T11">identifier</text:span><text:span text:style-name="T6">; </text:span></text:p>
      <text:p text:style-name="P18"><text:span text:style-name="T6"><text:tab/>}</text:span></text:p>
      <text:p text:style-name="P18"><text:span text:style-name="T6"><text:tab/></text:span></text:p>
      <text:p text:style-name="P18"><text:span text:style-name="T6"><text:tab/></text:span><text:span text:style-name="T14">@</text:span><text:span text:style-name="T15">Override</text:span></text:p>
      <text:p text:style-name="P18"><text:span text:style-name="T6"><text:tab/></text:span><text:span text:style-name="T3">public</text:span><text:span text:style-name="T6"> </text:span><text:span text:style-name="T3">boolean</text:span><text:span text:style-name="T6"> equals(Object </text:span><text:span text:style-name="T9">o</text:span><text:span text:style-name="T6">)</text:span></text:p>
      <text:p text:style-name="P18"><text:span text:style-name="T6"><text:tab/>{</text:span></text:p>
      <text:p text:style-name="P18"><text:span text:style-name="T6"><text:tab/><text:tab/></text:span><text:span text:style-name="T3">if</text:span><text:span text:style-name="T6">(!(</text:span><text:span text:style-name="T9">o</text:span><text:span text:style-name="T6"> </text:span><text:span text:style-name="T3">instanceof</text:span><text:span text:style-name="T6"> CircularNode))</text:span></text:p>
      <text:p text:style-name="P18"><text:span text:style-name="T6"><text:tab/><text:tab/><text:tab/></text:span><text:span text:style-name="T3">return</text:span><text:span text:style-name="T6"> </text:span><text:span text:style-name="T3">false</text:span><text:span text:style-name="T6">;</text:span></text:p>
      <text:p text:style-name="P18"><text:span text:style-name="T6"><text:tab/><text:tab/></text:span></text:p>
      <text:p text:style-name="P18"><text:span text:style-name="T6"><text:tab/><text:tab/></text:span><text:span text:style-name="T3">boolean</text:span><text:span text:style-name="T6"> </text:span><text:span text:style-name="T9">result</text:span><text:span text:style-name="T6"> = </text:span><text:span text:style-name="T3">true</text:span><text:span text:style-name="T6">;</text:span></text:p>
      <text:p text:style-name="P18"><text:span text:style-name="T6"><text:tab/><text:tab/></text:span></text:p>
      <text:p text:style-name="P18"><text:span text:style-name="T6"><text:tab/><text:tab/>CircularNode </text:span><text:span text:style-name="T10">current</text:span><text:span text:style-name="T6"> = </text:span><text:span text:style-name="T3">this</text:span><text:span text:style-name="T6">;</text:span></text:p>
      <text:p text:style-name="P18"><text:span text:style-name="T6"><text:tab/><text:tab/>CircularNode </text:span><text:span text:style-name="T9">next</text:span><text:span text:style-name="T6"> = </text:span><text:span text:style-name="T3">this</text:span><text:span text:style-name="T6">.</text:span><text:span text:style-name="T11">next</text:span><text:span text:style-name="T6">;</text:span></text:p>
      <text:p text:style-name="P18"><text:span text:style-name="T6"><text:tab/><text:tab/></text:span></text:p>
      <text:p text:style-name="P18"><text:span text:style-name="T6"><text:tab/><text:tab/></text:span><text:span text:style-name="T3">while</text:span><text:span text:style-name="T6">(</text:span><text:span text:style-name="T9">next</text:span><text:span text:style-name="T6"> != </text:span><text:span text:style-name="T3">this</text:span><text:span text:style-name="T6">)</text:span></text:p>
      <text:p text:style-name="P18"><text:span text:style-name="T6"><text:tab/><text:tab/>{</text:span></text:p>
      <text:p text:style-name="P18"><text:span text:style-name="T6"><text:tab/><text:tab/><text:tab/></text:span><text:span text:style-name="T9">result</text:span><text:span text:style-name="T6"> = </text:span><text:span text:style-name="T9">result</text:span><text:span text:style-name="T6"> &amp;&amp; ((CircularNode)</text:span><text:span text:style-name="T9">o</text:span><text:span text:style-name="T6">).</text:span><text:span text:style-name="T11">identifier</text:span><text:span text:style-name="T6"> == </text:span><text:span text:style-name="T3">this</text:span><text:span text:style-name="T6">.</text:span><text:span text:style-name="T11">identifier</text:span><text:span text:style-name="T6">;</text:span></text:p>
      <text:p text:style-name="P18"><text:span text:style-name="T6"><text:tab/><text:tab/><text:tab/></text:span><text:span text:style-name="T9">current</text:span><text:span text:style-name="T6"> = </text:span><text:span text:style-name="T9">next</text:span><text:span text:style-name="T6">;</text:span></text:p>
      <text:p text:style-name="P18"><text:span text:style-name="T6"><text:tab/><text:tab/><text:tab/></text:span><text:span text:style-name="T9">next</text:span><text:span text:style-name="T6"> = </text:span><text:span text:style-name="T9">next</text:span><text:span text:style-name="T6">.</text:span><text:span text:style-name="T11">next</text:span><text:span text:style-name="T6">;<text:tab/><text:tab/></text:span></text:p>
      <text:p text:style-name="P18"><text:span text:style-name="T6"><text:tab/><text:tab/>}<text:tab/></text:span></text:p>
      <text:p text:style-name="P18"><text:span text:style-name="T6"><text:tab/><text:tab/></text:span></text:p>
      <text:p text:style-name="P18"><text:span text:style-name="T6"><text:tab/><text:tab/></text:span><text:span text:style-name="T3">return</text:span><text:span text:style-name="T6"> </text:span><text:span text:style-name="T9">result</text:span><text:span text:style-name="T6">;</text:span></text:p>
      <text:p text:style-name="P18"><text:span text:style-name="T6"><text:tab/>}</text:span></text:p>
      <text:p text:style-name="P18"><text:span text:style-name="T6">}</text:span></text:p>
      <text:p text:style-name="P5"/>
      <text:p text:style-name="P10"/>
      <text:p text:style-name="P10">ObjectWithCollection.java</text:p>
      <text:p text:style-name="P5"><text:span text:style-name="T2">package</text:span><text:span text:style-name="T6"> testClasses;</text:span></text:p>
      <text:p text:style-name="P17"/>
      <text:p text:style-name="P18"><text:span text:style-name="T3">import</text:span><text:span text:style-name="T6"> java.util.ArrayList;</text:span></text:p>
      <text:p text:style-name="P17"/>
      <text:p text:style-name="P18"><text:span text:style-name="T3">public</text:span><text:span text:style-name="T6"> </text:span><text:span text:style-name="T3">class</text:span><text:span text:style-name="T6"> ObjectWithCollection {</text:span></text:p>
      <text:p text:style-name="P18"><text:span text:style-name="T6"><text:tab/></text:span><text:span text:style-name="T3">private</text:span><text:span text:style-name="T6"> ArrayList&lt;SimpleObject&gt; </text:span><text:span text:style-name="T11">list</text:span><text:span text:style-name="T6">;</text:span></text:p>
      <text:p text:style-name="P18"><text:span text:style-name="T6"><text:tab/></text:span></text:p>
      <text:p text:style-name="P18"><text:span text:style-name="T6"><text:tab/></text:span><text:span text:style-name="T3">public</text:span><text:span text:style-name="T6"> ObjectWithCollection()</text:span></text:p>
      <text:p text:style-name="P18"><text:span text:style-name="T6"><text:tab/>{</text:span></text:p>
      <text:p text:style-name="P18"><text:span text:style-name="T6"><text:tab/><text:tab/></text:span><text:span text:style-name="T11">list</text:span><text:span text:style-name="T6"> = </text:span><text:span text:style-name="T3">null</text:span><text:span text:style-name="T6">;</text:span></text:p>
      <text:p text:style-name="P18"><text:span text:style-name="T6"><text:tab/>}</text:span></text:p>
      <text:p text:style-name="P18"><text:span text:style-name="T6"><text:tab/></text:span></text:p>
      <text:p text:style-name="P18"><text:span text:style-name="T6"><text:tab/></text:span><text:span text:style-name="T3">public</text:span><text:span text:style-name="T6"> ObjectWithCollection(ArrayList&lt;SimpleObject&gt; </text:span><text:span text:style-name="T9">list</text:span><text:span text:style-name="T6">)</text:span></text:p>
      <text:p text:style-name="P18"><text:span text:style-name="T6"><text:tab/>{</text:span></text:p>
      <text:p text:style-name="P18"><text:span text:style-name="T6"><text:tab/><text:tab/></text:span><text:span text:style-name="T3">this</text:span><text:span text:style-name="T6">.</text:span><text:span text:style-name="T11">list</text:span><text:span text:style-name="T6"> = </text:span><text:span text:style-name="T9">list</text:span><text:span text:style-name="T6">;</text:span></text:p>
      <text:p text:style-name="P18"><text:span text:style-name="T6"><text:tab/>}</text:span></text:p>
      <text:p text:style-name="P18"><text:span text:style-name="T6"><text:tab/></text:span></text:p>
      <text:p text:style-name="P18"><text:span text:style-name="T6"><text:tab/></text:span><text:span text:style-name="T3">public</text:span><text:span text:style-name="T6"> String toString()</text:span></text:p>
      <text:p text:style-name="P18"><text:soft-page-break/><text:span text:style-name="T6"><text:tab/>{</text:span></text:p>
      <text:p text:style-name="P18"><text:span text:style-name="T6"><text:tab/><text:tab/>String </text:span><text:span text:style-name="T9">value</text:span><text:span text:style-name="T6"> = </text:span><text:span text:style-name="T16">"{"</text:span><text:span text:style-name="T6">;</text:span></text:p>
      <text:p text:style-name="P18"><text:span text:style-name="T6"><text:tab/><text:tab/></text:span></text:p>
      <text:p text:style-name="P18"><text:span text:style-name="T6"><text:tab/><text:tab/></text:span><text:span text:style-name="T3">for</text:span><text:span text:style-name="T6">(</text:span><text:span text:style-name="T3">int</text:span><text:span text:style-name="T6"> </text:span><text:span text:style-name="T9">i</text:span><text:span text:style-name="T6"> = 0; </text:span><text:span text:style-name="T9">i</text:span><text:span text:style-name="T6"> &lt; </text:span><text:span text:style-name="T11">list</text:span><text:span text:style-name="T6">.size(); </text:span><text:span text:style-name="T9">i</text:span><text:span text:style-name="T6">++)</text:span></text:p>
      <text:p text:style-name="P18"><text:span text:style-name="T6"><text:tab/><text:tab/>{</text:span></text:p>
      <text:p text:style-name="P18"><text:span text:style-name="T6"><text:tab/><text:tab/><text:tab/></text:span><text:span text:style-name="T9">value</text:span><text:span text:style-name="T6"> += </text:span><text:span text:style-name="T11">list</text:span><text:span text:style-name="T6">.get(</text:span><text:span text:style-name="T9">i</text:span><text:span text:style-name="T6">);</text:span></text:p>
      <text:p text:style-name="P18"><text:span text:style-name="T6"><text:tab/><text:tab/><text:tab/></text:span></text:p>
      <text:p text:style-name="P18"><text:span text:style-name="T6"><text:tab/><text:tab/><text:tab/></text:span><text:span text:style-name="T3">if</text:span><text:span text:style-name="T6">(</text:span><text:span text:style-name="T9">i</text:span><text:span text:style-name="T6"> &lt; </text:span><text:span text:style-name="T11">list</text:span><text:span text:style-name="T6">.size() -1)</text:span></text:p>
      <text:p text:style-name="P18"><text:span text:style-name="T6"><text:tab/><text:tab/><text:tab/><text:tab/></text:span><text:span text:style-name="T9">value</text:span><text:span text:style-name="T6"> += </text:span><text:span text:style-name="T16">", "</text:span><text:span text:style-name="T6">;</text:span></text:p>
      <text:p text:style-name="P18"><text:span text:style-name="T6"><text:tab/><text:tab/><text:tab/></text:span></text:p>
      <text:p text:style-name="P18"><text:span text:style-name="T6"><text:tab/><text:tab/>}</text:span></text:p>
      <text:p text:style-name="P18"><text:span text:style-name="T6"><text:tab/><text:tab/></text:span><text:span text:style-name="T9">value</text:span><text:span text:style-name="T6"> += </text:span><text:span text:style-name="T16">"}"</text:span><text:span text:style-name="T6">;</text:span></text:p>
      <text:p text:style-name="P18"><text:span text:style-name="T6"><text:tab/><text:tab/></text:span></text:p>
      <text:p text:style-name="P18"><text:span text:style-name="T6"><text:tab/><text:tab/></text:span><text:span text:style-name="T3">return</text:span><text:span text:style-name="T6"> </text:span><text:span text:style-name="T9">value</text:span><text:span text:style-name="T6">;</text:span></text:p>
      <text:p text:style-name="P18"><text:span text:style-name="T6"><text:tab/>}</text:span></text:p>
      <text:p text:style-name="P18"><text:span text:style-name="T6"><text:tab/></text:span></text:p>
      <text:p text:style-name="P18"><text:span text:style-name="T6"><text:tab/></text:span><text:span text:style-name="T14">@Override</text:span></text:p>
      <text:p text:style-name="P18"><text:span text:style-name="T6"><text:tab/></text:span><text:span text:style-name="T3">public</text:span><text:span text:style-name="T6"> </text:span><text:span text:style-name="T3">boolean</text:span><text:span text:style-name="T6"> equals(Object </text:span><text:span text:style-name="T9">o</text:span><text:span text:style-name="T6">)</text:span></text:p>
      <text:p text:style-name="P18"><text:span text:style-name="T6"><text:tab/>{</text:span></text:p>
      <text:p text:style-name="P18"><text:span text:style-name="T6"><text:tab/><text:tab/></text:span><text:span text:style-name="T3">if</text:span><text:span text:style-name="T6">(!(</text:span><text:span text:style-name="T9">o</text:span><text:span text:style-name="T6"> </text:span><text:span text:style-name="T3">instanceof</text:span><text:span text:style-name="T6"> ObjectWithCollection))</text:span></text:p>
      <text:p text:style-name="P18"><text:span text:style-name="T6"><text:tab/><text:tab/><text:tab/></text:span><text:span text:style-name="T3">return</text:span><text:span text:style-name="T6"> </text:span><text:span text:style-name="T3">false</text:span><text:span text:style-name="T6">;</text:span></text:p>
      <text:p text:style-name="P18"><text:span text:style-name="T6"><text:tab/><text:tab/></text:span></text:p>
      <text:p text:style-name="P18"><text:span text:style-name="T6"><text:tab/><text:tab/></text:span><text:span text:style-name="T3">return</text:span><text:span text:style-name="T6"> ((ObjectWithCollection)</text:span><text:span text:style-name="T9">o</text:span><text:span text:style-name="T6">).</text:span><text:span text:style-name="T11">list</text:span><text:span text:style-name="T6">.equals(</text:span><text:span text:style-name="T3">this</text:span><text:span text:style-name="T6">.</text:span><text:span text:style-name="T11">list</text:span><text:span text:style-name="T6">);</text:span></text:p>
      <text:p text:style-name="P17"/>
      <text:p text:style-name="P18"><text:span text:style-name="T6"><text:tab/>}</text:span></text:p>
      <text:p text:style-name="P18"><text:span text:style-name="T6">}</text:span></text:p>
      <text:p text:style-name="P10"/>
      <text:p text:style-name="P10">ObjectWithObjectArray.java</text:p>
      <text:p text:style-name="P5"><text:span text:style-name="T2">package</text:span><text:span text:style-name="T6"> testClasses;</text:span></text:p>
      <text:p text:style-name="P17"/>
      <text:p text:style-name="P18"><text:span text:style-name="T3">import</text:span><text:span text:style-name="T6"> java.util.Arrays;</text:span></text:p>
      <text:p text:style-name="P17"/>
      <text:p text:style-name="P18"><text:span text:style-name="T3">public</text:span><text:span text:style-name="T6"> </text:span><text:span text:style-name="T3">class</text:span><text:span text:style-name="T6"> ObjectWithObjectArray {</text:span></text:p>
      <text:p text:style-name="P18"><text:span text:style-name="T6"><text:tab/></text:span><text:span text:style-name="T3">private</text:span><text:span text:style-name="T6"> SimpleObject[] </text:span><text:span text:style-name="T11">array</text:span><text:span text:style-name="T6">;</text:span></text:p>
      <text:p text:style-name="P18"><text:span text:style-name="T6"><text:tab/></text:span></text:p>
      <text:p text:style-name="P18"><text:span text:style-name="T6"><text:tab/></text:span><text:span text:style-name="T3">public</text:span><text:span text:style-name="T6"> ObjectWithObjectArray()</text:span></text:p>
      <text:p text:style-name="P18"><text:span text:style-name="T6"><text:tab/>{</text:span></text:p>
      <text:p text:style-name="P18"><text:span text:style-name="T6"><text:tab/><text:tab/></text:span><text:span text:style-name="T11">array</text:span><text:span text:style-name="T6"> = </text:span><text:span text:style-name="T3">null</text:span><text:span text:style-name="T6">;</text:span></text:p>
      <text:p text:style-name="P18"><text:span text:style-name="T6"><text:tab/>}</text:span></text:p>
      <text:p text:style-name="P18"><text:span text:style-name="T6"><text:tab/></text:span></text:p>
      <text:p text:style-name="P18"><text:span text:style-name="T6"><text:tab/></text:span><text:span text:style-name="T3">public</text:span><text:span text:style-name="T6"> ObjectWithObjectArray(SimpleObject[] </text:span><text:span text:style-name="T9">array</text:span><text:span text:style-name="T6">)</text:span></text:p>
      <text:p text:style-name="P18"><text:span text:style-name="T6"><text:tab/>{</text:span></text:p>
      <text:p text:style-name="P18"><text:span text:style-name="T6"><text:tab/><text:tab/></text:span><text:span text:style-name="T3">this</text:span><text:span text:style-name="T6">.</text:span><text:span text:style-name="T11">array</text:span><text:span text:style-name="T6"> = </text:span><text:span text:style-name="T9">array</text:span><text:span text:style-name="T6">;</text:span></text:p>
      <text:p text:style-name="P18"><text:span text:style-name="T6"><text:tab/>}</text:span></text:p>
      <text:p text:style-name="P18"><text:span text:style-name="T6"><text:tab/></text:span></text:p>
      <text:p text:style-name="P18"><text:span text:style-name="T6"><text:tab/></text:span><text:span text:style-name="T3">public</text:span><text:span text:style-name="T6"> String toString()</text:span></text:p>
      <text:p text:style-name="P18"><text:span text:style-name="T6"><text:tab/>{</text:span></text:p>
      <text:p text:style-name="P18"><text:span text:style-name="T6"><text:tab/><text:tab/>String </text:span><text:span text:style-name="T9">value</text:span><text:span text:style-name="T6"> = </text:span><text:span text:style-name="T16">"{"</text:span><text:span text:style-name="T6">;</text:span></text:p>
      <text:p text:style-name="P18"><text:span text:style-name="T6"><text:tab/><text:tab/></text:span></text:p>
      <text:p text:style-name="P18"><text:span text:style-name="T6"><text:tab/><text:tab/></text:span><text:span text:style-name="T3">for</text:span><text:span text:style-name="T6">(</text:span><text:span text:style-name="T3">int</text:span><text:span text:style-name="T6"> </text:span><text:span text:style-name="T9">i</text:span><text:span text:style-name="T6"> = 0; </text:span><text:span text:style-name="T9">i</text:span><text:span text:style-name="T6"> &lt; </text:span><text:span text:style-name="T11">array</text:span><text:span text:style-name="T6">.</text:span><text:span text:style-name="T11">length</text:span><text:span text:style-name="T6">; </text:span><text:span text:style-name="T9">i</text:span><text:span text:style-name="T6">++)</text:span></text:p>
      <text:p text:style-name="P18"><text:span text:style-name="T6"><text:tab/><text:tab/>{</text:span></text:p>
      <text:p text:style-name="P18"><text:span text:style-name="T6"><text:tab/><text:tab/><text:tab/></text:span><text:span text:style-name="T9">value</text:span><text:span text:style-name="T6"> += </text:span><text:span text:style-name="T11">array</text:span><text:span text:style-name="T6">[</text:span><text:span text:style-name="T9">i</text:span><text:span text:style-name="T6">];</text:span></text:p>
      <text:p text:style-name="P18"><text:span text:style-name="T6"><text:tab/><text:tab/><text:tab/></text:span></text:p>
      <text:p text:style-name="P18"><text:span text:style-name="T6"><text:tab/><text:tab/><text:tab/></text:span><text:span text:style-name="T3">if</text:span><text:span text:style-name="T6">(</text:span><text:span text:style-name="T9">i</text:span><text:span text:style-name="T6"> &lt; </text:span><text:span text:style-name="T11">array</text:span><text:span text:style-name="T6">.</text:span><text:span text:style-name="T11">length</text:span><text:span text:style-name="T6"> -1)</text:span></text:p>
      <text:p text:style-name="P18"><text:span text:style-name="T6"><text:tab/><text:tab/><text:tab/><text:tab/></text:span><text:span text:style-name="T9">value</text:span><text:span text:style-name="T6"> += </text:span><text:span text:style-name="T16">", "</text:span><text:span text:style-name="T6">;</text:span></text:p>
      <text:p text:style-name="P18"><text:span text:style-name="T6"><text:tab/><text:tab/>}</text:span></text:p>
      <text:p text:style-name="P18"><text:span text:style-name="T6"><text:tab/><text:tab/></text:span><text:span text:style-name="T9">value</text:span><text:span text:style-name="T6"> += </text:span><text:span text:style-name="T16">'}'</text:span><text:span text:style-name="T6">;</text:span></text:p>
      <text:p text:style-name="P18"><text:span text:style-name="T6"><text:tab/><text:tab/></text:span></text:p>
      <text:p text:style-name="P18"><text:span text:style-name="T6"><text:tab/><text:tab/></text:span><text:span text:style-name="T3">return</text:span><text:span text:style-name="T6"> </text:span><text:span text:style-name="T9">value</text:span><text:span text:style-name="T6">;</text:span></text:p>
      <text:p text:style-name="P18"><text:span text:style-name="T6"><text:tab/><text:tab/></text:span></text:p>
      <text:p text:style-name="P18"><text:span text:style-name="T6"><text:tab/>}</text:span></text:p>
      <text:p text:style-name="P18"><text:span text:style-name="T6"><text:tab/></text:span></text:p>
      <text:p text:style-name="P18"><text:span text:style-name="T6"><text:tab/></text:span><text:span text:style-name="T14">@Override</text:span></text:p>
      <text:p text:style-name="P18"><text:span text:style-name="T6"><text:tab/></text:span><text:span text:style-name="T3">public</text:span><text:span text:style-name="T6"> </text:span><text:span text:style-name="T3">boolean</text:span><text:span text:style-name="T6"> equals(Object </text:span><text:span text:style-name="T9">o</text:span><text:span text:style-name="T6">)</text:span></text:p>
      <text:p text:style-name="P18"><text:span text:style-name="T6"><text:tab/>{</text:span></text:p>
      <text:p text:style-name="P18"><text:span text:style-name="T6"><text:tab/><text:tab/></text:span><text:span text:style-name="T3">if</text:span><text:span text:style-name="T6">(!(</text:span><text:span text:style-name="T9">o</text:span><text:span text:style-name="T6"> </text:span><text:span text:style-name="T3">instanceof</text:span><text:span text:style-name="T6"> ObjectWithObjectArray))</text:span></text:p>
      <text:p text:style-name="P18"><text:span text:style-name="T6"><text:tab/><text:tab/><text:tab/></text:span><text:span text:style-name="T3">return</text:span><text:span text:style-name="T6"> </text:span><text:span text:style-name="T3">false</text:span><text:span text:style-name="T6">;</text:span></text:p>
      <text:p text:style-name="P18"><text:span text:style-name="T6"><text:tab/><text:tab/></text:span></text:p>
      <text:p text:style-name="P18"><text:span text:style-name="T6"><text:tab/><text:tab/></text:span><text:span text:style-name="T3">return</text:span><text:span text:style-name="T6"> Arrays.</text:span><text:span text:style-name="T8">equals</text:span><text:span text:style-name="T6">(((ObjectWithObjectArray)</text:span><text:span text:style-name="T9">o</text:span><text:span text:style-name="T6">).</text:span><text:span text:style-name="T11">array</text:span><text:span text:style-name="T6">, </text:span><text:span text:style-name="T3">this</text:span><text:span text:style-name="T6">.</text:span><text:span text:style-name="T11">array</text:span><text:span text:style-name="T6">);</text:span></text:p>
      <text:p text:style-name="P17"/>
      <text:p text:style-name="P18"><text:span text:style-name="T6"><text:tab/>}</text:span></text:p>
      <text:p text:style-name="P18"><text:span text:style-name="T6">}</text:span></text:p>
      <text:p text:style-name="P5"><text:soft-page-break/></text:p>
      <text:p text:style-name="P10"/>
      <text:p text:style-name="P10">ObjectWithPrimativeArray.java</text:p>
      <text:p text:style-name="P5"><text:span text:style-name="T2">package</text:span><text:span text:style-name="T6"> testClasses;</text:span></text:p>
      <text:p text:style-name="P17"/>
      <text:p text:style-name="P18"><text:span text:style-name="T3">import</text:span><text:span text:style-name="T6"> java.util.Arrays;</text:span></text:p>
      <text:p text:style-name="P17"/>
      <text:p text:style-name="P18"><text:span text:style-name="T3">public</text:span><text:span text:style-name="T6"> </text:span><text:span text:style-name="T3">class</text:span><text:span text:style-name="T6"> ObjectWithPrimitiveArray {</text:span></text:p>
      <text:p text:style-name="P17"/>
      <text:p text:style-name="P18"><text:span text:style-name="T6"><text:tab/></text:span><text:span text:style-name="T3">private</text:span><text:span text:style-name="T6"> </text:span><text:span text:style-name="T3">int</text:span><text:span text:style-name="T6">[] </text:span><text:span text:style-name="T11">array</text:span><text:span text:style-name="T6">;</text:span></text:p>
      <text:p text:style-name="P18"><text:span text:style-name="T6"><text:tab/></text:span></text:p>
      <text:p text:style-name="P18"><text:span text:style-name="T6"><text:tab/></text:span><text:span text:style-name="T3">public</text:span><text:span text:style-name="T6"> ObjectWithPrimitiveArray()</text:span></text:p>
      <text:p text:style-name="P18"><text:span text:style-name="T6"><text:tab/>{</text:span></text:p>
      <text:p text:style-name="P18"><text:span text:style-name="T6"><text:tab/><text:tab/></text:span><text:span text:style-name="T11">array</text:span><text:span text:style-name="T6"> = </text:span><text:span text:style-name="T3">null</text:span><text:span text:style-name="T6">;</text:span></text:p>
      <text:p text:style-name="P18"><text:span text:style-name="T6"><text:tab/>}</text:span></text:p>
      <text:p text:style-name="P18"><text:span text:style-name="T6"><text:tab/></text:span></text:p>
      <text:p text:style-name="P18"><text:span text:style-name="T6"><text:tab/></text:span><text:span text:style-name="T3">public</text:span><text:span text:style-name="T6"> ObjectWithPrimitiveArray(</text:span><text:span text:style-name="T3">int</text:span><text:span text:style-name="T6">[] </text:span><text:span text:style-name="T9">array</text:span><text:span text:style-name="T6">)</text:span></text:p>
      <text:p text:style-name="P18"><text:span text:style-name="T6"><text:tab/>{</text:span></text:p>
      <text:p text:style-name="P18"><text:span text:style-name="T6"><text:tab/><text:tab/></text:span><text:span text:style-name="T3">this</text:span><text:span text:style-name="T6">.</text:span><text:span text:style-name="T11">array</text:span><text:span text:style-name="T6"> = </text:span><text:span text:style-name="T9">array</text:span><text:span text:style-name="T6">;</text:span></text:p>
      <text:p text:style-name="P18"><text:span text:style-name="T6"><text:tab/>}</text:span></text:p>
      <text:p text:style-name="P18"><text:span text:style-name="T6"><text:tab/></text:span></text:p>
      <text:p text:style-name="P18"><text:span text:style-name="T6"><text:tab/></text:span><text:span text:style-name="T3">public</text:span><text:span text:style-name="T6"> String toString()</text:span></text:p>
      <text:p text:style-name="P18"><text:span text:style-name="T6"><text:tab/>{</text:span></text:p>
      <text:p text:style-name="P18"><text:span text:style-name="T6"><text:tab/><text:tab/>String </text:span><text:span text:style-name="T9">value</text:span><text:span text:style-name="T6"> = </text:span><text:span text:style-name="T16">"{"</text:span><text:span text:style-name="T6">;</text:span></text:p>
      <text:p text:style-name="P18"><text:span text:style-name="T6"><text:tab/><text:tab/></text:span></text:p>
      <text:p text:style-name="P18"><text:span text:style-name="T6"><text:tab/><text:tab/></text:span><text:span text:style-name="T3">for</text:span><text:span text:style-name="T6">(</text:span><text:span text:style-name="T3">int</text:span><text:span text:style-name="T6"> </text:span><text:span text:style-name="T9">i</text:span><text:span text:style-name="T6"> = 0; </text:span><text:span text:style-name="T9">i</text:span><text:span text:style-name="T6"> &lt; </text:span><text:span text:style-name="T11">array</text:span><text:span text:style-name="T6">.</text:span><text:span text:style-name="T11">length</text:span><text:span text:style-name="T6">; </text:span><text:span text:style-name="T9">i</text:span><text:span text:style-name="T6">++)</text:span></text:p>
      <text:p text:style-name="P18"><text:span text:style-name="T6"><text:tab/><text:tab/>{</text:span></text:p>
      <text:p text:style-name="P18"><text:span text:style-name="T6"><text:tab/><text:tab/><text:tab/></text:span><text:span text:style-name="T9">value</text:span><text:span text:style-name="T6"> += </text:span><text:span text:style-name="T11">array</text:span><text:span text:style-name="T6">[</text:span><text:span text:style-name="T9">i</text:span><text:span text:style-name="T6">];</text:span></text:p>
      <text:p text:style-name="P18"><text:span text:style-name="T6"><text:tab/><text:tab/><text:tab/></text:span></text:p>
      <text:p text:style-name="P18"><text:span text:style-name="T6"><text:tab/><text:tab/><text:tab/></text:span><text:span text:style-name="T3">if</text:span><text:span text:style-name="T6">(</text:span><text:span text:style-name="T9">i</text:span><text:span text:style-name="T6"> &lt; </text:span><text:span text:style-name="T11">array</text:span><text:span text:style-name="T6">.</text:span><text:span text:style-name="T11">length</text:span><text:span text:style-name="T6"> -1)</text:span></text:p>
      <text:p text:style-name="P18"><text:span text:style-name="T6"><text:tab/><text:tab/><text:tab/><text:tab/></text:span><text:span text:style-name="T9">value</text:span><text:span text:style-name="T6"> += </text:span><text:span text:style-name="T16">", "</text:span><text:span text:style-name="T6">;</text:span></text:p>
      <text:p text:style-name="P18"><text:span text:style-name="T6"><text:tab/><text:tab/>}</text:span></text:p>
      <text:p text:style-name="P18"><text:span text:style-name="T6"><text:tab/><text:tab/></text:span><text:span text:style-name="T9">value</text:span><text:span text:style-name="T6"> += </text:span><text:span text:style-name="T16">'}'</text:span><text:span text:style-name="T6">;</text:span></text:p>
      <text:p text:style-name="P18"><text:span text:style-name="T6"><text:tab/><text:tab/></text:span></text:p>
      <text:p text:style-name="P18"><text:span text:style-name="T6"><text:tab/><text:tab/></text:span><text:span text:style-name="T3">return</text:span><text:span text:style-name="T6"> </text:span><text:span text:style-name="T9">value</text:span><text:span text:style-name="T6">;</text:span></text:p>
      <text:p text:style-name="P18"><text:span text:style-name="T6"><text:tab/><text:tab/></text:span></text:p>
      <text:p text:style-name="P18"><text:span text:style-name="T6"><text:tab/>}</text:span></text:p>
      <text:p text:style-name="P18"><text:span text:style-name="T6"><text:tab/></text:span></text:p>
      <text:p text:style-name="P18"><text:span text:style-name="T6"><text:tab/></text:span><text:span text:style-name="T14">@Override</text:span></text:p>
      <text:p text:style-name="P18"><text:span text:style-name="T6"><text:tab/></text:span><text:span text:style-name="T3">public</text:span><text:span text:style-name="T6"> </text:span><text:span text:style-name="T3">boolean</text:span><text:span text:style-name="T6"> equals(Object </text:span><text:span text:style-name="T9">o</text:span><text:span text:style-name="T6">)</text:span></text:p>
      <text:p text:style-name="P18"><text:span text:style-name="T6"><text:tab/>{</text:span></text:p>
      <text:p text:style-name="P18"><text:span text:style-name="T6"><text:tab/><text:tab/></text:span><text:span text:style-name="T3">if</text:span><text:span text:style-name="T6">(!(</text:span><text:span text:style-name="T9">o</text:span><text:span text:style-name="T6"> </text:span><text:span text:style-name="T3">instanceof</text:span><text:span text:style-name="T6"> ObjectWithPrimitiveArray))</text:span></text:p>
      <text:p text:style-name="P18"><text:span text:style-name="T6"><text:tab/><text:tab/><text:tab/></text:span><text:span text:style-name="T3">return</text:span><text:span text:style-name="T6"> </text:span><text:span text:style-name="T3">false</text:span><text:span text:style-name="T6">;</text:span></text:p>
      <text:p text:style-name="P18"><text:span text:style-name="T6"><text:tab/><text:tab/></text:span></text:p>
      <text:p text:style-name="P18"><text:span text:style-name="T6"><text:tab/><text:tab/></text:span><text:span text:style-name="T3">return</text:span><text:span text:style-name="T6"> Arrays.</text:span><text:span text:style-name="T8">equals</text:span><text:span text:style-name="T6">(((ObjectWithPrimitiveArray)</text:span><text:span text:style-name="T9">o</text:span><text:span text:style-name="T6">).</text:span><text:span text:style-name="T11">array</text:span><text:span text:style-name="T6">, </text:span><text:span text:style-name="T3">this</text:span><text:span text:style-name="T6">.</text:span><text:span text:style-name="T11">array</text:span><text:span text:style-name="T6">);</text:span></text:p>
      <text:p text:style-name="P17"/>
      <text:p text:style-name="P18"><text:span text:style-name="T6"><text:tab/>}</text:span></text:p>
      <text:p text:style-name="P18"><text:span text:style-name="T6">}</text:span></text:p>
      <text:p text:style-name="P5"/>
      <text:p text:style-name="P10"/>
      <text:p text:style-name="P10">ObjectWithReferences.java</text:p>
      <text:p text:style-name="P5"><text:span text:style-name="T2">package</text:span><text:span text:style-name="T6"> testClasses;</text:span></text:p>
      <text:p text:style-name="P17"/>
      <text:p text:style-name="P18"><text:span text:style-name="T3">import</text:span><text:span text:style-name="T6"> </text:span><text:span text:style-name="T7">java.util.Arrays</text:span><text:span text:style-name="T6">;</text:span></text:p>
      <text:p text:style-name="P17"/>
      <text:p text:style-name="P18"><text:span text:style-name="T3">public</text:span><text:span text:style-name="T6"> </text:span><text:span text:style-name="T3">class</text:span><text:span text:style-name="T6"> ObjectWithReferences {</text:span></text:p>
      <text:p text:style-name="P17"/>
      <text:p text:style-name="P18"><text:span text:style-name="T6"><text:tab/></text:span><text:span text:style-name="T3">private</text:span><text:span text:style-name="T6"> SimpleObject </text:span><text:span text:style-name="T11">firstField</text:span><text:span text:style-name="T6">, </text:span><text:span text:style-name="T11">secondField</text:span><text:span text:style-name="T6">, </text:span><text:span text:style-name="T11">thirdField</text:span><text:span text:style-name="T6">;</text:span></text:p>
      <text:p text:style-name="P18"><text:span text:style-name="T6"><text:tab/></text:span></text:p>
      <text:p text:style-name="P18"><text:span text:style-name="T6"><text:tab/></text:span><text:span text:style-name="T3">public</text:span><text:span text:style-name="T6"> ObjectWithReferences()</text:span></text:p>
      <text:p text:style-name="P18"><text:span text:style-name="T6"><text:tab/>{</text:span></text:p>
      <text:p text:style-name="P18"><text:span text:style-name="T6"><text:tab/><text:tab/></text:span><text:span text:style-name="T11">firstField</text:span><text:span text:style-name="T6"> = </text:span><text:span text:style-name="T3">null</text:span><text:span text:style-name="T6">;</text:span></text:p>
      <text:p text:style-name="P18"><text:span text:style-name="T6"><text:tab/><text:tab/></text:span><text:span text:style-name="T11">secondField</text:span><text:span text:style-name="T6"> = </text:span><text:span text:style-name="T3">null</text:span><text:span text:style-name="T6">;</text:span></text:p>
      <text:p text:style-name="P18"><text:span text:style-name="T6"><text:tab/><text:tab/></text:span><text:span text:style-name="T11">thirdField</text:span><text:span text:style-name="T6"> = </text:span><text:span text:style-name="T3">null</text:span><text:span text:style-name="T6">;</text:span></text:p>
      <text:p text:style-name="P18"><text:span text:style-name="T6"><text:tab/>}</text:span></text:p>
      <text:p text:style-name="P18"><text:span text:style-name="T6"><text:tab/></text:span></text:p>
      <text:p text:style-name="P18"><text:span text:style-name="T6"><text:tab/></text:span><text:span text:style-name="T3">public</text:span><text:span text:style-name="T6"> ObjectWithReferences(SimpleObject </text:span><text:span text:style-name="T9">firstField</text:span><text:span text:style-name="T6">, SimpleObject </text:span><text:span text:style-name="T9">secondField</text:span><text:span text:style-name="T6">, SimpleObject </text:span><text:span text:style-name="T9">thirdField</text:span><text:span text:style-name="T6">)</text:span></text:p>
      <text:p text:style-name="P18"><text:span text:style-name="T6"><text:tab/>{</text:span></text:p>
      <text:p text:style-name="P18"><text:span text:style-name="T6"><text:tab/><text:tab/></text:span><text:span text:style-name="T3">this</text:span><text:span text:style-name="T6">.</text:span><text:span text:style-name="T11">firstField</text:span><text:span text:style-name="T6"> = </text:span><text:span text:style-name="T9">firstField</text:span><text:span text:style-name="T6">;</text:span></text:p>
      <text:p text:style-name="P18"><text:span text:style-name="T6"><text:tab/><text:tab/></text:span><text:span text:style-name="T3">this</text:span><text:span text:style-name="T6">.</text:span><text:span text:style-name="T11">secondField</text:span><text:span text:style-name="T6"> = </text:span><text:span text:style-name="T9">secondField</text:span><text:span text:style-name="T6">;</text:span></text:p>
      <text:p text:style-name="P18"><text:span text:style-name="T6"><text:tab/><text:tab/></text:span><text:span text:style-name="T3">this</text:span><text:span text:style-name="T6">.</text:span><text:span text:style-name="T11">thirdField</text:span><text:span text:style-name="T6"> = </text:span><text:span text:style-name="T9">thirdField</text:span><text:span text:style-name="T6">;</text:span></text:p>
      <text:p text:style-name="P18"><text:soft-page-break/><text:span text:style-name="T6"><text:tab/>}</text:span></text:p>
      <text:p text:style-name="P18"><text:span text:style-name="T6"><text:tab/></text:span></text:p>
      <text:p text:style-name="P18"><text:span text:style-name="T6"><text:tab/></text:span><text:span text:style-name="T3">public</text:span><text:span text:style-name="T6"> String toString()</text:span></text:p>
      <text:p text:style-name="P18"><text:span text:style-name="T6"><text:tab/>{</text:span></text:p>
      <text:p text:style-name="P18"><text:span text:style-name="T6"><text:tab/><text:tab/></text:span><text:span text:style-name="T3">return</text:span><text:span text:style-name="T6"> </text:span><text:span text:style-name="T16">"First Field:"</text:span><text:span text:style-name="T6"> + </text:span><text:span text:style-name="T11">firstField</text:span><text:span text:style-name="T6"> + </text:span><text:span text:style-name="T16">"\nSecond Field:"</text:span><text:span text:style-name="T6"> + </text:span><text:span text:style-name="T11">secondField</text:span><text:span text:style-name="T6"> + </text:span><text:span text:style-name="T16">"\nThird Field:"</text:span><text:span text:style-name="T6"> + </text:span><text:span text:style-name="T11">thirdField</text:span><text:span text:style-name="T6">;</text:span></text:p>
      <text:p text:style-name="P18"><text:span text:style-name="T6"><text:tab/>}</text:span></text:p>
      <text:p text:style-name="P18"><text:span text:style-name="T6"><text:tab/></text:span></text:p>
      <text:p text:style-name="P18"><text:span text:style-name="T6"><text:tab/></text:span><text:span text:style-name="T14">@Override</text:span></text:p>
      <text:p text:style-name="P18"><text:span text:style-name="T6"><text:tab/></text:span><text:span text:style-name="T3">public</text:span><text:span text:style-name="T6"> </text:span><text:span text:style-name="T3">boolean</text:span><text:span text:style-name="T6"> equals(Object </text:span><text:span text:style-name="T9">o</text:span><text:span text:style-name="T6">)</text:span></text:p>
      <text:p text:style-name="P18"><text:span text:style-name="T6"><text:tab/>{</text:span></text:p>
      <text:p text:style-name="P18"><text:span text:style-name="T6"><text:tab/><text:tab/></text:span><text:span text:style-name="T3">if</text:span><text:span text:style-name="T6">(!(</text:span><text:span text:style-name="T9">o</text:span><text:span text:style-name="T6"> </text:span><text:span text:style-name="T3">instanceof</text:span><text:span text:style-name="T6"> ObjectWithReferences))</text:span></text:p>
      <text:p text:style-name="P18"><text:span text:style-name="T6"><text:tab/><text:tab/><text:tab/></text:span><text:span text:style-name="T3">return</text:span><text:span text:style-name="T6"> </text:span><text:span text:style-name="T3">false</text:span><text:span text:style-name="T6">;</text:span></text:p>
      <text:p text:style-name="P18"><text:span text:style-name="T6"><text:tab/><text:tab/></text:span></text:p>
      <text:p text:style-name="P18"><text:span text:style-name="T6"><text:tab/><text:tab/></text:span><text:span text:style-name="T3">boolean</text:span><text:span text:style-name="T6"> </text:span><text:span text:style-name="T9">result</text:span><text:span text:style-name="T6"> = ((ObjectWithReferences)</text:span><text:span text:style-name="T9">o</text:span><text:span text:style-name="T6">).</text:span><text:span text:style-name="T11">firstField</text:span><text:span text:style-name="T6">.equals(</text:span><text:span text:style-name="T3">this</text:span><text:span text:style-name="T6">.</text:span><text:span text:style-name="T11">firstField</text:span><text:span text:style-name="T6">);</text:span></text:p>
      <text:p text:style-name="P18"><text:span text:style-name="T6"><text:tab/><text:tab/></text:span><text:span text:style-name="T9">result</text:span><text:span text:style-name="T6"> = </text:span><text:span text:style-name="T9">result</text:span><text:span text:style-name="T6"> &amp;&amp; ((ObjectWithReferences)</text:span><text:span text:style-name="T9">o</text:span><text:span text:style-name="T6">).</text:span><text:span text:style-name="T11">secondField</text:span><text:span text:style-name="T6">.equals(</text:span><text:span text:style-name="T3">this</text:span><text:span text:style-name="T6">.</text:span><text:span text:style-name="T11">secondField</text:span><text:span text:style-name="T6">);</text:span></text:p>
      <text:p text:style-name="P18"><text:span text:style-name="T6"><text:tab/><text:tab/></text:span><text:span text:style-name="T9">result</text:span><text:span text:style-name="T6"> = </text:span><text:span text:style-name="T9">result</text:span><text:span text:style-name="T6"> &amp;&amp; ((ObjectWithReferences)</text:span><text:span text:style-name="T9">o</text:span><text:span text:style-name="T6">).</text:span><text:span text:style-name="T11">thirdField</text:span><text:span text:style-name="T6">.equals(</text:span><text:span text:style-name="T3">this</text:span><text:span text:style-name="T6">.</text:span><text:span text:style-name="T11">thirdField</text:span><text:span text:style-name="T6">);</text:span></text:p>
      <text:p text:style-name="P18"><text:span text:style-name="T6"><text:tab/><text:tab/></text:span></text:p>
      <text:p text:style-name="P18"><text:span text:style-name="T6"><text:tab/><text:tab/></text:span><text:span text:style-name="T3">return</text:span><text:span text:style-name="T6"> </text:span><text:span text:style-name="T9">result</text:span><text:span text:style-name="T6">;</text:span></text:p>
      <text:p text:style-name="P18"><text:span text:style-name="T6"><text:tab/>}</text:span></text:p>
      <text:p text:style-name="P18"><text:span text:style-name="T6">}</text:span></text:p>
      <text:p text:style-name="P5"/>
      <text:p text:style-name="P10"/>
      <text:p text:style-name="P10">SimpleObject.java</text:p>
      <text:p text:style-name="P5"><text:span text:style-name="T2">package</text:span><text:span text:style-name="T6"> testClasses;</text:span></text:p>
      <text:p text:style-name="P17"/>
      <text:p text:style-name="P18"><text:span text:style-name="T3">public</text:span><text:span text:style-name="T6"> </text:span><text:span text:style-name="T3">class</text:span><text:span text:style-name="T6"> SimpleObject {</text:span></text:p>
      <text:p text:style-name="P17"/>
      <text:p text:style-name="P18"><text:span text:style-name="T6"><text:tab/></text:span><text:span text:style-name="T3">private</text:span><text:span text:style-name="T6"> </text:span><text:span text:style-name="T3">int</text:span><text:span text:style-name="T6"> </text:span><text:span text:style-name="T11">intField</text:span><text:span text:style-name="T6">;</text:span></text:p>
      <text:p text:style-name="P18"><text:span text:style-name="T6"><text:tab/></text:span><text:span text:style-name="T3">private</text:span><text:span text:style-name="T6"> </text:span><text:span text:style-name="T3">double</text:span><text:span text:style-name="T6"> </text:span><text:span text:style-name="T11">doubleField</text:span><text:span text:style-name="T6">;</text:span></text:p>
      <text:p text:style-name="P18"><text:span text:style-name="T6"><text:tab/></text:span><text:span text:style-name="T3">private</text:span><text:span text:style-name="T6"> </text:span><text:span text:style-name="T3">char</text:span><text:span text:style-name="T6"> </text:span><text:span text:style-name="T11">charField</text:span><text:span text:style-name="T6">;</text:span></text:p>
      <text:p text:style-name="P18"><text:span text:style-name="T6"><text:tab/></text:span><text:span text:style-name="T3">private</text:span><text:span text:style-name="T6"> </text:span><text:span text:style-name="T3">boolean</text:span><text:span text:style-name="T6"> </text:span><text:span text:style-name="T11">booleanField</text:span><text:span text:style-name="T6">;</text:span></text:p>
      <text:p text:style-name="P18"><text:span text:style-name="T6"><text:tab/></text:span></text:p>
      <text:p text:style-name="P18"><text:span text:style-name="T6"><text:tab/></text:span><text:span text:style-name="T3">public</text:span><text:span text:style-name="T6"> SimpleObject()</text:span></text:p>
      <text:p text:style-name="P18"><text:span text:style-name="T6"><text:tab/>{</text:span></text:p>
      <text:p text:style-name="P18"><text:span text:style-name="T6"><text:tab/><text:tab/></text:span><text:span text:style-name="T11">intField</text:span><text:span text:style-name="T6"> = -1;</text:span></text:p>
      <text:p text:style-name="P18"><text:span text:style-name="T6"><text:tab/><text:tab/></text:span><text:span text:style-name="T11">doubleField</text:span><text:span text:style-name="T6"> = -1;</text:span></text:p>
      <text:p text:style-name="P18"><text:span text:style-name="T6"><text:tab/><text:tab/></text:span><text:span text:style-name="T11">charField</text:span><text:span text:style-name="T6"> = </text:span><text:span text:style-name="T16">' '</text:span><text:span text:style-name="T6">;</text:span></text:p>
      <text:p text:style-name="P18"><text:span text:style-name="T6"><text:tab/><text:tab/></text:span><text:span text:style-name="T11">booleanField</text:span><text:span text:style-name="T6"> = </text:span><text:span text:style-name="T3">false</text:span><text:span text:style-name="T6">;</text:span></text:p>
      <text:p text:style-name="P18"><text:span text:style-name="T6"><text:tab/><text:tab/></text:span></text:p>
      <text:p text:style-name="P18"><text:span text:style-name="T6"><text:tab/>}</text:span></text:p>
      <text:p text:style-name="P18"><text:span text:style-name="T6"><text:tab/></text:span></text:p>
      <text:p text:style-name="P18"><text:span text:style-name="T6"><text:tab/></text:span><text:span text:style-name="T3">public</text:span><text:span text:style-name="T6"> SimpleObject(</text:span><text:span text:style-name="T3">int</text:span><text:span text:style-name="T6"> </text:span><text:span text:style-name="T9">intField</text:span><text:span text:style-name="T6">, </text:span><text:span text:style-name="T3">double</text:span><text:span text:style-name="T6"> </text:span><text:span text:style-name="T9">doubleField</text:span><text:span text:style-name="T6">, </text:span><text:span text:style-name="T3">char</text:span><text:span text:style-name="T6"> </text:span><text:span text:style-name="T9">charField</text:span><text:span text:style-name="T6">, </text:span><text:span text:style-name="T3">boolean</text:span><text:span text:style-name="T6"> </text:span><text:span text:style-name="T9">booleanField</text:span><text:span text:style-name="T6">)</text:span></text:p>
      <text:p text:style-name="P18"><text:span text:style-name="T6"><text:tab/>{</text:span></text:p>
      <text:p text:style-name="P18"><text:span text:style-name="T6"><text:tab/><text:tab/></text:span><text:span text:style-name="T3">this</text:span><text:span text:style-name="T6">.</text:span><text:span text:style-name="T11">intField</text:span><text:span text:style-name="T6"> = </text:span><text:span text:style-name="T9">intField</text:span><text:span text:style-name="T6">;</text:span></text:p>
      <text:p text:style-name="P18"><text:span text:style-name="T6"><text:tab/><text:tab/></text:span><text:span text:style-name="T3">this</text:span><text:span text:style-name="T6">.</text:span><text:span text:style-name="T11">doubleField</text:span><text:span text:style-name="T6"> = </text:span><text:span text:style-name="T9">doubleField</text:span><text:span text:style-name="T6">;</text:span></text:p>
      <text:p text:style-name="P18"><text:span text:style-name="T6"><text:tab/><text:tab/></text:span><text:span text:style-name="T3">this</text:span><text:span text:style-name="T6">.</text:span><text:span text:style-name="T11">charField</text:span><text:span text:style-name="T6"> = </text:span><text:span text:style-name="T9">charField</text:span><text:span text:style-name="T6">;</text:span></text:p>
      <text:p text:style-name="P18"><text:span text:style-name="T6"><text:tab/><text:tab/></text:span><text:span text:style-name="T3">this</text:span><text:span text:style-name="T6">.</text:span><text:span text:style-name="T11">booleanField</text:span><text:span text:style-name="T6"> = </text:span><text:span text:style-name="T9">booleanField</text:span><text:span text:style-name="T6">;</text:span></text:p>
      <text:p text:style-name="P18"><text:span text:style-name="T6"><text:tab/>}</text:span></text:p>
      <text:p text:style-name="P18"><text:span text:style-name="T6"><text:tab/></text:span></text:p>
      <text:p text:style-name="P18"><text:span text:style-name="T6"><text:tab/></text:span><text:span text:style-name="T3">public</text:span><text:span text:style-name="T6"> String toString()</text:span></text:p>
      <text:p text:style-name="P18"><text:span text:style-name="T6"><text:tab/>{</text:span></text:p>
      <text:p text:style-name="P18"><text:span text:style-name="T6"><text:tab/><text:tab/></text:span><text:span text:style-name="T3">return</text:span><text:span text:style-name="T6"> </text:span><text:span text:style-name="T16">"int: "</text:span><text:span text:style-name="T6"> + </text:span><text:span text:style-name="T11">intField</text:span><text:span text:style-name="T6"> + </text:span><text:span text:style-name="T16">" double:"</text:span><text:span text:style-name="T6"> + </text:span><text:span text:style-name="T11">doubleField</text:span><text:span text:style-name="T6"> + </text:span><text:span text:style-name="T16">" char:"</text:span><text:span text:style-name="T6"> + </text:span><text:span text:style-name="T11">charField</text:span><text:span text:style-name="T6"> + </text:span><text:span text:style-name="T16">" boolean:"</text:span><text:span text:style-name="T6"> + </text:span><text:span text:style-name="T11">booleanField</text:span><text:span text:style-name="T6">;</text:span></text:p>
      <text:p text:style-name="P18"><text:span text:style-name="T6"><text:tab/>}</text:span></text:p>
      <text:p text:style-name="P18"><text:span text:style-name="T6"><text:tab/></text:span></text:p>
      <text:p text:style-name="P18"><text:span text:style-name="T6"><text:tab/></text:span><text:span text:style-name="T14">@Override</text:span></text:p>
      <text:p text:style-name="P18"><text:span text:style-name="T6"><text:tab/></text:span><text:span text:style-name="T3">public</text:span><text:span text:style-name="T6"> </text:span><text:span text:style-name="T3">boolean</text:span><text:span text:style-name="T6"> equals(Object </text:span><text:span text:style-name="T9">o</text:span><text:span text:style-name="T6">)</text:span></text:p>
      <text:p text:style-name="P18"><text:span text:style-name="T6"><text:tab/>{</text:span></text:p>
      <text:p text:style-name="P18"><text:span text:style-name="T6"><text:tab/><text:tab/></text:span><text:span text:style-name="T3">if</text:span><text:span text:style-name="T6">(!(</text:span><text:span text:style-name="T9">o</text:span><text:span text:style-name="T6"> </text:span><text:span text:style-name="T3">instanceof</text:span><text:span text:style-name="T6"> SimpleObject))</text:span></text:p>
      <text:p text:style-name="P18"><text:span text:style-name="T6"><text:tab/><text:tab/><text:tab/></text:span><text:span text:style-name="T3">return</text:span><text:span text:style-name="T6"> </text:span><text:span text:style-name="T3">false</text:span><text:span text:style-name="T6">;</text:span></text:p>
      <text:p text:style-name="P18"><text:span text:style-name="T6"><text:tab/><text:tab/></text:span></text:p>
      <text:p text:style-name="P18"><text:span text:style-name="T6"><text:tab/><text:tab/></text:span><text:span text:style-name="T3">boolean</text:span><text:span text:style-name="T6"> </text:span><text:span text:style-name="T9">result</text:span><text:span text:style-name="T6"> = ((SimpleObject)</text:span><text:span text:style-name="T9">o</text:span><text:span text:style-name="T6">).</text:span><text:span text:style-name="T11">intField</text:span><text:span text:style-name="T6"> == </text:span><text:span text:style-name="T3">this</text:span><text:span text:style-name="T6">.</text:span><text:span text:style-name="T11">intField</text:span><text:span text:style-name="T6">;</text:span></text:p>
      <text:p text:style-name="P18"><text:span text:style-name="T6"><text:tab/><text:tab/></text:span><text:span text:style-name="T9">result</text:span><text:span text:style-name="T6"> = </text:span><text:span text:style-name="T9">result</text:span><text:span text:style-name="T6"> &amp;&amp; ((SimpleObject)</text:span><text:span text:style-name="T9">o</text:span><text:span text:style-name="T6">).</text:span><text:span text:style-name="T11">doubleField</text:span><text:span text:style-name="T6"> == </text:span><text:span text:style-name="T3">this</text:span><text:span text:style-name="T6">.</text:span><text:span text:style-name="T11">doubleField</text:span><text:span text:style-name="T6">;</text:span></text:p>
      <text:p text:style-name="P18"><text:span text:style-name="T6"><text:tab/><text:tab/></text:span><text:span text:style-name="T9">result</text:span><text:span text:style-name="T6"> = </text:span><text:span text:style-name="T9">result</text:span><text:span text:style-name="T6"> &amp;&amp; ((SimpleObject)</text:span><text:span text:style-name="T9">o</text:span><text:span text:style-name="T6">).</text:span><text:span text:style-name="T11">charField</text:span><text:span text:style-name="T6"> == </text:span><text:span text:style-name="T3">this</text:span><text:span text:style-name="T6">.</text:span><text:span text:style-name="T11">charField</text:span><text:span text:style-name="T6">;</text:span></text:p>
      <text:p text:style-name="P18"><text:span text:style-name="T6"><text:tab/><text:tab/></text:span><text:span text:style-name="T9">result</text:span><text:span text:style-name="T6"> = </text:span><text:span text:style-name="T9">result</text:span><text:span text:style-name="T6"> &amp;&amp; ((SimpleObject)</text:span><text:span text:style-name="T9">o</text:span><text:span text:style-name="T6">).</text:span><text:span text:style-name="T11">booleanField</text:span><text:span text:style-name="T6"> == </text:span><text:span text:style-name="T3">this</text:span><text:span text:style-name="T6">.</text:span><text:span text:style-name="T11">booleanField</text:span><text:span text:style-name="T6">;</text:span></text:p>
      <text:p text:style-name="P18"><text:span text:style-name="T6"><text:tab/><text:tab/></text:span></text:p>
      <text:p text:style-name="P18"><text:span text:style-name="T6"><text:tab/><text:tab/></text:span><text:span text:style-name="T3">return</text:span><text:span text:style-name="T6"> </text:span><text:span text:style-name="T9">result</text:span><text:span text:style-name="T6">;</text:span></text:p>
      <text:p text:style-name="P18"><text:span text:style-name="T6"><text:tab/>}</text:span></text:p>
      <text:p text:style-name="P18"><text:span text:style-name="T6">}</text:span></text:p>
      <text:p text:style-name="P5"/>
      <text:p text:style-name="P10"><text:soft-page-break/></text:p>
      <text:p text:style-name="P8">tests package</text:p>
      <text:p text:style-name="P8"/>
      <text:p text:style-name="P10">DeserializerTest.java</text:p>
      <text:p text:style-name="P5"><text:span text:style-name="T2">package</text:span><text:span text:style-name="T6"> tests;</text:span></text:p>
      <text:p text:style-name="P17"/>
      <text:p text:style-name="P18"><text:span text:style-name="T3">import</text:span><text:span text:style-name="T6"> </text:span><text:span text:style-name="T3">static</text:span><text:span text:style-name="T6"> org.junit.Assert.*;</text:span></text:p>
      <text:p text:style-name="P17"/>
      <text:p text:style-name="P18"><text:span text:style-name="T3">import</text:span><text:span text:style-name="T6"> java.io.IOException;</text:span></text:p>
      <text:p text:style-name="P18"><text:span text:style-name="T3">import</text:span><text:span text:style-name="T6"> java.io.StringReader;</text:span></text:p>
      <text:p text:style-name="P18"><text:span text:style-name="T3">import</text:span><text:span text:style-name="T6"> java.util.ArrayList;</text:span></text:p>
      <text:p text:style-name="P17"/>
      <text:p text:style-name="P18"><text:span text:style-name="T3">import</text:span><text:span text:style-name="T6"> org.jdom2.JDOMException;</text:span></text:p>
      <text:p text:style-name="P18"><text:span text:style-name="T3">import</text:span><text:span text:style-name="T6"> org.jdom2.input.SAXBuilder;</text:span></text:p>
      <text:p text:style-name="P18"><text:span text:style-name="T3">import</text:span><text:span text:style-name="T6"> org.jdom2.output.XMLOutputter;</text:span></text:p>
      <text:p text:style-name="P18"><text:span text:style-name="T3">import</text:span><text:span text:style-name="T6"> org.junit.BeforeClass;</text:span></text:p>
      <text:p text:style-name="P18"><text:span text:style-name="T3">import</text:span><text:span text:style-name="T6"> org.junit.Test;</text:span></text:p>
      <text:p text:style-name="P17"/>
      <text:p text:style-name="P18"><text:span text:style-name="T3">import</text:span><text:span text:style-name="T6"> reciever.Deserializer;</text:span></text:p>
      <text:p text:style-name="P18"><text:span text:style-name="T3">import</text:span><text:span text:style-name="T6"> testClasses.CircularNode;</text:span></text:p>
      <text:p text:style-name="P18"><text:span text:style-name="T3">import</text:span><text:span text:style-name="T6"> testClasses.ObjectWithCollection;</text:span></text:p>
      <text:p text:style-name="P18"><text:span text:style-name="T3">import</text:span><text:span text:style-name="T6"> testClasses.ObjectWithObjectArray;</text:span></text:p>
      <text:p text:style-name="P18"><text:span text:style-name="T3">import</text:span><text:span text:style-name="T6"> testClasses.ObjectWithPrimitiveArray;</text:span></text:p>
      <text:p text:style-name="P18"><text:span text:style-name="T3">import</text:span><text:span text:style-name="T6"> testClasses.ObjectWithReferences;</text:span></text:p>
      <text:p text:style-name="P18"><text:span text:style-name="T3">import</text:span><text:span text:style-name="T6"> testClasses.SimpleObject;</text:span></text:p>
      <text:p text:style-name="P17"/>
      <text:p text:style-name="P18"><text:span text:style-name="T3">public</text:span><text:span text:style-name="T6"> </text:span><text:span text:style-name="T3">class</text:span><text:span text:style-name="T6"> DeserializerTest {</text:span></text:p>
      <text:p text:style-name="P17"/>
      <text:p text:style-name="P18"><text:span text:style-name="T6"><text:tab/></text:span><text:span text:style-name="T3">static</text:span><text:span text:style-name="T6"> Deserializer </text:span><text:span text:style-name="T12">deserializer</text:span><text:span text:style-name="T6">;</text:span></text:p>
      <text:p text:style-name="P18"><text:span text:style-name="T6"><text:tab/></text:span><text:span text:style-name="T3">static</text:span><text:span text:style-name="T6"> XMLOutputter </text:span><text:span text:style-name="T12">outputter</text:span><text:span text:style-name="T6">;</text:span></text:p>
      <text:p text:style-name="P18"><text:span text:style-name="T6"><text:tab/></text:span><text:span text:style-name="T3">static</text:span><text:span text:style-name="T6"> SAXBuilder </text:span><text:span text:style-name="T12">builder</text:span><text:span text:style-name="T6">;</text:span></text:p>
      <text:p text:style-name="P18"><text:span text:style-name="T6"><text:tab/></text:span></text:p>
      <text:p text:style-name="P18"><text:span text:style-name="T6"><text:tab/></text:span><text:span text:style-name="T14">@BeforeClass</text:span></text:p>
      <text:p text:style-name="P18"><text:span text:style-name="T6"><text:tab/></text:span><text:span text:style-name="T3">public</text:span><text:span text:style-name="T6"> </text:span><text:span text:style-name="T3">static</text:span><text:span text:style-name="T6"> </text:span><text:span text:style-name="T3">void</text:span><text:span text:style-name="T6"> setUp()</text:span></text:p>
      <text:p text:style-name="P18"><text:span text:style-name="T6"><text:tab/>{</text:span></text:p>
      <text:p text:style-name="P18"><text:span text:style-name="T6"><text:tab/><text:tab/></text:span><text:span text:style-name="T12">deserializer</text:span><text:span text:style-name="T6"> = </text:span><text:span text:style-name="T3">new</text:span><text:span text:style-name="T6"> Deserializer();</text:span></text:p>
      <text:p text:style-name="P18"><text:span text:style-name="T6"><text:tab/><text:tab/></text:span><text:span text:style-name="T12">outputter</text:span><text:span text:style-name="T6"> = </text:span><text:span text:style-name="T3">new</text:span><text:span text:style-name="T6"> XMLOutputter();</text:span></text:p>
      <text:p text:style-name="P18"><text:span text:style-name="T6"><text:tab/><text:tab/></text:span><text:span text:style-name="T12">builder</text:span><text:span text:style-name="T6"> = </text:span><text:span text:style-name="T3">new</text:span><text:span text:style-name="T6"> SAXBuilder();</text:span></text:p>
      <text:p text:style-name="P18"><text:span text:style-name="T6"><text:tab/>}</text:span></text:p>
      <text:p text:style-name="P18"><text:span text:style-name="T6"><text:tab/></text:span></text:p>
      <text:p text:style-name="P18"><text:span text:style-name="T6"><text:tab/></text:span><text:span text:style-name="T14">@Test</text:span></text:p>
      <text:p text:style-name="P18"><text:span text:style-name="T6"><text:tab/></text:span><text:span text:style-name="T3">public</text:span><text:span text:style-name="T6"> </text:span><text:span text:style-name="T3">void</text:span><text:span text:style-name="T6"> testSimpleObject() </text:span></text:p>
      <text:p text:style-name="P18"><text:span text:style-name="T6"><text:tab/>{</text:span></text:p>
      <text:p text:style-name="P18"><text:span text:style-name="T6"><text:tab/><text:tab/></text:span><text:span text:style-name="T17">// Simple Object</text:span></text:p>
      <text:p text:style-name="P18"><text:span text:style-name="T6"><text:tab/><text:tab/>SimpleObject </text:span><text:span text:style-name="T9">first</text:span><text:span text:style-name="T6">;</text:span></text:p>
      <text:p text:style-name="P18"><text:span text:style-name="T6"><text:tab/><text:tab/></text:span><text:span text:style-name="T9">first</text:span><text:span text:style-name="T6"> = </text:span><text:span text:style-name="T3">new</text:span><text:span text:style-name="T6"> SimpleObject(0,0.0,</text:span><text:span text:style-name="T16">'c'</text:span><text:span text:style-name="T6">, </text:span><text:span text:style-name="T3">true</text:span><text:span text:style-name="T6">);</text:span></text:p>
      <text:p text:style-name="P18"><text:span text:style-name="T6"><text:tab/><text:tab/></text:span></text:p>
      <text:p text:style-name="P18"><text:span text:style-name="T6"><text:tab/><text:tab/>String </text:span><text:span text:style-name="T9">XML</text:span><text:span text:style-name="T6"> = </text:span><text:span text:style-name="T16">"&lt;?xml version=\"1.0\" encoding=\"UTF-8\"?&gt;\r\n&lt;serialized&gt;"</text:span></text:p>
      <text:p text:style-name="P18"><text:span text:style-name="T6"><text:tab/><text:tab/><text:tab/><text:tab/>+ </text:span><text:span text:style-name="T16">"&lt;object class=\"testClasses.SimpleObject\" id=\"0\"&gt;"</text:span></text:p>
      <text:p text:style-name="P18"><text:span text:style-name="T6"><text:tab/><text:tab/><text:tab/><text:tab/>+ </text:span><text:span text:style-name="T16">"&lt;field name=\"intField\" declaringClass=\"testClasses.SimpleObject\"&gt;"</text:span></text:p>
      <text:p text:style-name="P18"><text:span text:style-name="T6"><text:tab/><text:tab/><text:tab/><text:tab/>+ </text:span><text:span text:style-name="T16">"&lt;value&gt;0&lt;/value&gt;&lt;/field&gt;&lt;field name=\"doubleField\" declaringClass=\"testClasses.SimpleObject\"&gt;"</text:span></text:p>
      <text:p text:style-name="P18"><text:span text:style-name="T6"><text:tab/><text:tab/><text:tab/><text:tab/>+ </text:span><text:span text:style-name="T16">"&lt;value&gt;0.0&lt;/value&gt;&lt;/field&gt;&lt;field name=\"charField\" declaringClass=\"testClasses.SimpleObject\"&gt;"</text:span></text:p>
      <text:p text:style-name="P18"><text:span text:style-name="T6"><text:tab/><text:tab/><text:tab/><text:tab/>+ </text:span><text:span text:style-name="T16">"&lt;value&gt;c&lt;/value&gt;&lt;/field&gt;&lt;field name=\"booleanField\" declaringClass=\"testClasses.SimpleObject\"&gt;"</text:span></text:p>
      <text:p text:style-name="P18"><text:span text:style-name="T6"><text:tab/><text:tab/><text:tab/><text:tab/>+ </text:span><text:span text:style-name="T16">"&lt;value&gt;true&lt;/value&gt;&lt;/field&gt;&lt;/object&gt;&lt;/serialized&gt;\r\n"</text:span><text:span text:style-name="T6">;</text:span></text:p>
      <text:p text:style-name="P18"><text:span text:style-name="T6"><text:tab/><text:tab/></text:span></text:p>
      <text:p text:style-name="P18"><text:span text:style-name="T6"><text:tab/><text:tab/>Object </text:span><text:span text:style-name="T9">result</text:span><text:span text:style-name="T6"> = </text:span><text:span text:style-name="T3">null</text:span><text:span text:style-name="T6">;</text:span></text:p>
      <text:p text:style-name="P18"><text:span text:style-name="T6"><text:tab/><text:tab/></text:span><text:span text:style-name="T3">try</text:span><text:span text:style-name="T6"> {</text:span></text:p>
      <text:p text:style-name="P18"><text:span text:style-name="T6"><text:tab/><text:tab/><text:tab/></text:span><text:span text:style-name="T9">result</text:span><text:span text:style-name="T6"> = </text:span><text:span text:style-name="T12">deserializer</text:span><text:span text:style-name="T6">.deserialize(</text:span><text:span text:style-name="T12">builder</text:span><text:span text:style-name="T6">.build(</text:span><text:span text:style-name="T3">new</text:span><text:span text:style-name="T6"> StringReader(</text:span><text:span text:style-name="T9">XML</text:span><text:span text:style-name="T6">)));</text:span></text:p>
      <text:p text:style-name="P18"><text:span text:style-name="T6"><text:tab/><text:tab/>} </text:span><text:span text:style-name="T3">catch</text:span><text:span text:style-name="T6"> (JDOMException </text:span><text:span text:style-name="T9">e</text:span><text:span text:style-name="T6">) {</text:span></text:p>
      <text:p text:style-name="P18"><text:span text:style-name="T6"><text:tab/><text:tab/><text:tab/></text:span><text:span text:style-name="T17">// </text:span><text:span text:style-name="T19">TODO</text:span><text:span text:style-name="T17"> Auto-generated catch block</text:span></text:p>
      <text:p text:style-name="P18"><text:span text:style-name="T6"><text:tab/><text:tab/><text:tab/></text:span><text:span text:style-name="T9">e</text:span><text:span text:style-name="T6">.printStackTrace();</text:span></text:p>
      <text:p text:style-name="P18"><text:span text:style-name="T6"><text:tab/><text:tab/>} </text:span><text:span text:style-name="T3">catch</text:span><text:span text:style-name="T6"> (IOException </text:span><text:span text:style-name="T9">e</text:span><text:span text:style-name="T6">) {</text:span></text:p>
      <text:p text:style-name="P18"><text:span text:style-name="T6"><text:tab/><text:tab/><text:tab/></text:span><text:span text:style-name="T17">// </text:span><text:span text:style-name="T19">TODO</text:span><text:span text:style-name="T17"> Auto-generated catch block</text:span></text:p>
      <text:p text:style-name="P18"><text:span text:style-name="T6"><text:tab/><text:tab/><text:tab/></text:span><text:span text:style-name="T9">e</text:span><text:span text:style-name="T6">.printStackTrace();</text:span></text:p>
      <text:p text:style-name="P18"><text:span text:style-name="T6"><text:tab/><text:tab/>}</text:span></text:p>
      <text:p text:style-name="P18"><text:span text:style-name="T6"><text:tab/><text:tab/></text:span></text:p>
      <text:p text:style-name="P18"><text:span text:style-name="T6"><text:tab/><text:tab/></text:span><text:span text:style-name="T8">assertEquals</text:span><text:span text:style-name="T6">(</text:span><text:span text:style-name="T9">first</text:span><text:span text:style-name="T6">, </text:span><text:span text:style-name="T9">result</text:span><text:span text:style-name="T6">);<text:tab/></text:span></text:p>
      <text:p text:style-name="P18"><text:span text:style-name="T6"><text:tab/>}</text:span></text:p>
      <text:p text:style-name="P18"><text:soft-page-break/><text:span text:style-name="T6"><text:tab/></text:span></text:p>
      <text:p text:style-name="P18"><text:span text:style-name="T6"><text:tab/></text:span><text:span text:style-name="T14">@Test</text:span></text:p>
      <text:p text:style-name="P18"><text:span text:style-name="T6"><text:tab/></text:span><text:span text:style-name="T3">public</text:span><text:span text:style-name="T6"> </text:span><text:span text:style-name="T3">void</text:span><text:span text:style-name="T6"> testObjectWithReferences()</text:span></text:p>
      <text:p text:style-name="P18"><text:span text:style-name="T6"><text:tab/>{</text:span></text:p>
      <text:p text:style-name="P18"><text:span text:style-name="T6"><text:tab/><text:tab/></text:span><text:span text:style-name="T17">// Simple Objects</text:span></text:p>
      <text:p text:style-name="P18"><text:span text:style-name="T6"><text:tab/><text:tab/>SimpleObject </text:span><text:span text:style-name="T9">first</text:span><text:span text:style-name="T6">, </text:span><text:span text:style-name="T9">second</text:span><text:span text:style-name="T6">, </text:span><text:span text:style-name="T9">third</text:span><text:span text:style-name="T6">;</text:span></text:p>
      <text:p text:style-name="P18"><text:span text:style-name="T6"><text:tab/><text:tab/></text:span><text:span text:style-name="T9">first</text:span><text:span text:style-name="T6"> = </text:span><text:span text:style-name="T3">new</text:span><text:span text:style-name="T6"> SimpleObject(0,0.0,</text:span><text:span text:style-name="T16">'c'</text:span><text:span text:style-name="T6">, </text:span><text:span text:style-name="T3">true</text:span><text:span text:style-name="T6">);</text:span></text:p>
      <text:p text:style-name="P18"><text:span text:style-name="T6"><text:tab/><text:tab/></text:span><text:span text:style-name="T9">second</text:span><text:span text:style-name="T6"> = </text:span><text:span text:style-name="T3">new</text:span><text:span text:style-name="T6"> SimpleObject(1,1.1,</text:span><text:span text:style-name="T16">'h'</text:span><text:span text:style-name="T6">, </text:span><text:span text:style-name="T3">false</text:span><text:span text:style-name="T6">);</text:span></text:p>
      <text:p text:style-name="P18"><text:span text:style-name="T6"><text:tab/><text:tab/></text:span><text:span text:style-name="T9">third</text:span><text:span text:style-name="T6"> = </text:span><text:span text:style-name="T3">new</text:span><text:span text:style-name="T6"> SimpleObject(2,2.2,</text:span><text:span text:style-name="T16">'a'</text:span><text:span text:style-name="T6">, </text:span><text:span text:style-name="T3">true</text:span><text:span text:style-name="T6">);</text:span></text:p>
      <text:p text:style-name="P18"><text:span text:style-name="T6"><text:tab/><text:tab/><text:tab/><text:tab/></text:span></text:p>
      <text:p text:style-name="P18"><text:span text:style-name="T6"><text:tab/><text:tab/></text:span><text:span text:style-name="T17">// Object with references</text:span></text:p>
      <text:p text:style-name="P18"><text:span text:style-name="T6"><text:tab/><text:tab/>ObjectWithReferences </text:span><text:span text:style-name="T9">instance</text:span><text:span text:style-name="T6"> = </text:span><text:span text:style-name="T3">new</text:span><text:span text:style-name="T6"> ObjectWithReferences(</text:span><text:span text:style-name="T9">first</text:span><text:span text:style-name="T6">, </text:span><text:span text:style-name="T9">second</text:span><text:span text:style-name="T6">, </text:span><text:span text:style-name="T9">third</text:span><text:span text:style-name="T6">);</text:span></text:p>
      <text:p text:style-name="P18"><text:span text:style-name="T6"><text:tab/><text:tab/></text:span></text:p>
      <text:p text:style-name="P18"><text:span text:style-name="T6"><text:tab/><text:tab/>String </text:span><text:span text:style-name="T9">XML</text:span><text:span text:style-name="T6"> = </text:span><text:span text:style-name="T16">"&lt;?xml version=\"1.0\" encoding=\"UTF-8\"?&gt;\r\n&lt;serialized&gt;&lt;object class=\"testClasses.ObjectWithReferences\" id=\"0\"&gt;"</text:span></text:p>
      <text:p text:style-name="P18"><text:span text:style-name="T6"><text:tab/><text:tab/><text:tab/><text:tab/>+ </text:span><text:span text:style-name="T16">"&lt;field name=\"firstField\" declaringClass=\"testClasses.ObjectWithReferences\"&gt;&lt;reference&gt;1&lt;/reference&gt;&lt;/field&gt;"</text:span></text:p>
      <text:p text:style-name="P18"><text:span text:style-name="T6"><text:tab/><text:tab/><text:tab/><text:tab/>+ </text:span><text:span text:style-name="T16">"&lt;field name=\"secondField\" declaringClass=\"testClasses.ObjectWithReferences\"&gt;&lt;reference&gt;2&lt;/reference&gt;&lt;/field&gt;"</text:span></text:p>
      <text:p text:style-name="P18"><text:span text:style-name="T6"><text:tab/><text:tab/><text:tab/><text:tab/>+ </text:span><text:span text:style-name="T16">"&lt;field name=\"thirdField\" declaringClass=\"testClasses.ObjectWithReferences\"&gt;&lt;reference&gt;3&lt;/reference&gt;&lt;/field&gt;"</text:span></text:p>
      <text:p text:style-name="P18"><text:span text:style-name="T6"><text:tab/><text:tab/><text:tab/><text:tab/>+ </text:span><text:span text:style-name="T16">"&lt;/object&gt;&lt;object class=\"testClasses.SimpleObject\" id=\"1\"&gt;&lt;field name=\"intField\" declaringClass=\"testClasses.SimpleObject\"&gt;"</text:span></text:p>
      <text:p text:style-name="P18"><text:span text:style-name="T6"><text:tab/><text:tab/><text:tab/><text:tab/>+ </text:span><text:span text:style-name="T16">"&lt;value&gt;0&lt;/value&gt;&lt;/field&gt;&lt;field name=\"doubleField\" declaringClass=\"testClasses.SimpleObject\"&gt;&lt;value&gt;0.0&lt;/value&gt;"</text:span></text:p>
      <text:p text:style-name="P18"><text:span text:style-name="T6"><text:tab/><text:tab/><text:tab/><text:tab/>+ </text:span><text:span text:style-name="T16">"&lt;/field&gt;&lt;field name=\"charField\" declaringClass=\"testClasses.SimpleObject\"&gt;&lt;value&gt;c&lt;/value&gt;&lt;/field&gt;"</text:span></text:p>
      <text:p text:style-name="P18"><text:span text:style-name="T6"><text:tab/><text:tab/><text:tab/><text:tab/>+ </text:span><text:span text:style-name="T16">"&lt;field name=\"booleanField\" declaringClass=\"testClasses.SimpleObject\"&gt;&lt;value&gt;true&lt;/value&gt;&lt;/field&gt;&lt;/object&gt;"</text:span></text:p>
      <text:p text:style-name="P18"><text:span text:style-name="T6"><text:tab/><text:tab/><text:tab/><text:tab/>+ </text:span><text:span text:style-name="T16">"&lt;object class=\"testClasses.SimpleObject\" id=\"2\"&gt;&lt;field name=\"intField\" declaringClass=\"testClasses.SimpleObject\"&gt;"</text:span></text:p>
      <text:p text:style-name="P18"><text:span text:style-name="T6"><text:tab/><text:tab/><text:tab/><text:tab/>+ </text:span><text:span text:style-name="T16">"&lt;value&gt;1&lt;/value&gt;&lt;/field&gt;&lt;field name=\"doubleField\" declaringClass=\"testClasses.SimpleObject\"&gt;&lt;value&gt;1.1&lt;/value&gt;&lt;/field&gt;"</text:span></text:p>
      <text:p text:style-name="P18"><text:span text:style-name="T6"><text:tab/><text:tab/><text:tab/><text:tab/>+ </text:span><text:span text:style-name="T16">"&lt;field name=\"charField\" declaringClass=\"testClasses.SimpleObject\"&gt;&lt;value&gt;h&lt;/value&gt;&lt;/field&gt;"</text:span></text:p>
      <text:p text:style-name="P18"><text:span text:style-name="T6"><text:tab/><text:tab/><text:tab/><text:tab/>+ </text:span><text:span text:style-name="T16">"&lt;field name=\"booleanField\" declaringClass=\"testClasses.SimpleObject\"&gt;&lt;value&gt;false&lt;/value&gt;&lt;/field&gt;&lt;/object&gt;"</text:span></text:p>
      <text:p text:style-name="P18"><text:span text:style-name="T6"><text:tab/><text:tab/><text:tab/><text:tab/>+ </text:span><text:span text:style-name="T16">"&lt;object class=\"testClasses.SimpleObject\" id=\"3\"&gt;&lt;field name=\"intField\" declaringClass=\"testClasses.SimpleObject\"&gt;"</text:span></text:p>
      <text:p text:style-name="P18"><text:span text:style-name="T6"><text:tab/><text:tab/><text:tab/><text:tab/>+ </text:span><text:span text:style-name="T16">"&lt;value&gt;2&lt;/value&gt;&lt;/field&gt;&lt;field name=\"doubleField\" declaringClass=\"testClasses.SimpleObject\"&gt;&lt;value&gt;2.2&lt;/value&gt;&lt;/field&gt;"</text:span></text:p>
      <text:p text:style-name="P18"><text:span text:style-name="T6"><text:tab/><text:tab/><text:tab/><text:tab/>+ </text:span><text:span text:style-name="T16">"&lt;field name=\"charField\" declaringClass=\"testClasses.SimpleObject\"&gt;&lt;value&gt;a&lt;/value&gt;&lt;/field&gt;"</text:span></text:p>
      <text:p text:style-name="P18"><text:span text:style-name="T6"><text:tab/><text:tab/><text:tab/><text:tab/>+ </text:span><text:span text:style-name="T16">"&lt;field name=\"booleanField\" declaringClass=\"testClasses.SimpleObject\"&gt;&lt;value&gt;true&lt;/value&gt;&lt;/field&gt;&lt;/object&gt;&lt;/serialized&gt;\r\n"</text:span><text:span text:style-name="T6">;</text:span></text:p>
      <text:p text:style-name="P18"><text:span text:style-name="T6"><text:tab/><text:tab/></text:span></text:p>
      <text:p text:style-name="P18"><text:span text:style-name="T6"><text:tab/><text:tab/>Object </text:span><text:span text:style-name="T9">result</text:span><text:span text:style-name="T6"> = </text:span><text:span text:style-name="T3">null</text:span><text:span text:style-name="T6">;</text:span></text:p>
      <text:p text:style-name="P18"><text:span text:style-name="T6"><text:tab/><text:tab/></text:span><text:span text:style-name="T3">try</text:span><text:span text:style-name="T6"> {</text:span></text:p>
      <text:p text:style-name="P18"><text:span text:style-name="T6"><text:tab/><text:tab/><text:tab/></text:span><text:span text:style-name="T9">result</text:span><text:span text:style-name="T6"> = </text:span><text:span text:style-name="T12">deserializer</text:span><text:span text:style-name="T6">.deserialize(</text:span><text:span text:style-name="T12">builder</text:span><text:span text:style-name="T6">.build(</text:span><text:span text:style-name="T3">new</text:span><text:span text:style-name="T6"> StringReader(</text:span><text:span text:style-name="T9">XML</text:span><text:span text:style-name="T6">)));</text:span></text:p>
      <text:p text:style-name="P18"><text:span text:style-name="T6"><text:tab/><text:tab/>} </text:span><text:span text:style-name="T3">catch</text:span><text:span text:style-name="T6"> (JDOMException </text:span><text:span text:style-name="T9">e</text:span><text:span text:style-name="T6">) {</text:span></text:p>
      <text:p text:style-name="P18"><text:span text:style-name="T6"><text:tab/><text:tab/><text:tab/></text:span><text:span text:style-name="T17">// </text:span><text:span text:style-name="T19">TODO</text:span><text:span text:style-name="T17"> Auto-generated catch block</text:span></text:p>
      <text:p text:style-name="P18"><text:span text:style-name="T6"><text:tab/><text:tab/><text:tab/></text:span><text:span text:style-name="T9">e</text:span><text:span text:style-name="T6">.printStackTrace();</text:span></text:p>
      <text:p text:style-name="P18"><text:span text:style-name="T6"><text:tab/><text:tab/>} </text:span><text:span text:style-name="T3">catch</text:span><text:span text:style-name="T6"> (IOException </text:span><text:span text:style-name="T9">e</text:span><text:span text:style-name="T6">) {</text:span></text:p>
      <text:p text:style-name="P18"><text:span text:style-name="T6"><text:tab/><text:tab/><text:tab/></text:span><text:span text:style-name="T17">// </text:span><text:span text:style-name="T19">TODO</text:span><text:span text:style-name="T17"> Auto-generated catch block</text:span></text:p>
      <text:p text:style-name="P18"><text:span text:style-name="T6"><text:tab/><text:tab/><text:tab/></text:span><text:span text:style-name="T9">e</text:span><text:span text:style-name="T6">.printStackTrace();</text:span></text:p>
      <text:p text:style-name="P18"><text:span text:style-name="T6"><text:tab/><text:tab/>}</text:span></text:p>
      <text:p text:style-name="P18"><text:span text:style-name="T6"><text:tab/><text:tab/></text:span></text:p>
      <text:p text:style-name="P18"><text:span text:style-name="T6"><text:tab/><text:tab/></text:span><text:span text:style-name="T8">assertEquals</text:span><text:span text:style-name="T6">(</text:span><text:span text:style-name="T9">instance</text:span><text:span text:style-name="T6">, </text:span><text:span text:style-name="T9">result</text:span><text:span text:style-name="T6">);</text:span></text:p>
      <text:p text:style-name="P18"><text:span text:style-name="T6"><text:tab/><text:tab/></text:span></text:p>
      <text:p text:style-name="P18"><text:span text:style-name="T6"><text:tab/><text:tab/></text:span><text:span text:style-name="T17">// Circular references (1 -&gt; 2 -&gt; 3 -&gt; 1)</text:span></text:p>
      <text:p text:style-name="P18"><text:span text:style-name="T6"><text:tab/><text:tab/>CircularNode </text:span><text:span text:style-name="T9">one</text:span><text:span text:style-name="T6">, </text:span><text:span text:style-name="T9">two</text:span><text:span text:style-name="T6">, </text:span><text:span text:style-name="T9">three</text:span><text:span text:style-name="T6">;</text:span></text:p>
      <text:p text:style-name="P18"><text:span text:style-name="T6"><text:tab/><text:tab/></text:span><text:span text:style-name="T9">one</text:span><text:span text:style-name="T6"> = </text:span><text:span text:style-name="T3">new</text:span><text:span text:style-name="T6"> CircularNode(1);</text:span></text:p>
      <text:p text:style-name="P18"><text:span text:style-name="T6"><text:tab/><text:tab/></text:span><text:span text:style-name="T9">two</text:span><text:span text:style-name="T6"> = </text:span><text:span text:style-name="T3">new</text:span><text:span text:style-name="T6"> CircularNode(2);</text:span></text:p>
      <text:p text:style-name="P18"><text:span text:style-name="T6"><text:tab/><text:tab/></text:span><text:span text:style-name="T9">three</text:span><text:span text:style-name="T6"> = </text:span><text:span text:style-name="T3">new</text:span><text:span text:style-name="T6"> CircularNode(3);</text:span></text:p>
      <text:p text:style-name="P18"><text:span text:style-name="T6"><text:tab/><text:tab/></text:span><text:span text:style-name="T9">one</text:span><text:span text:style-name="T6">.</text:span><text:span text:style-name="T11">next</text:span><text:span text:style-name="T6"> = </text:span><text:span text:style-name="T9">two</text:span><text:span text:style-name="T6">;</text:span></text:p>
      <text:p text:style-name="P18"><text:span text:style-name="T6"><text:tab/><text:tab/></text:span><text:span text:style-name="T9">two</text:span><text:span text:style-name="T6">.</text:span><text:span text:style-name="T11">next</text:span><text:span text:style-name="T6"> = </text:span><text:span text:style-name="T9">three</text:span><text:span text:style-name="T6">;</text:span></text:p>
      <text:p text:style-name="P18"><text:span text:style-name="T6"><text:tab/><text:tab/></text:span><text:span text:style-name="T9">three</text:span><text:span text:style-name="T6">.</text:span><text:span text:style-name="T11">next</text:span><text:span text:style-name="T6"> = </text:span><text:span text:style-name="T9">one</text:span><text:span text:style-name="T6">;</text:span></text:p>
      <text:p text:style-name="P18"><text:span text:style-name="T6"><text:tab/><text:tab/></text:span></text:p>
      <text:p text:style-name="P18"><text:span text:style-name="T6"><text:tab/><text:tab/></text:span><text:span text:style-name="T9">XML</text:span><text:span text:style-name="T6"> = </text:span><text:span text:style-name="T16">"&lt;?xml version=\"1.0\" encoding=\"UTF-8\"?&gt;\r\n&lt;serialized&gt;&lt;object class=\"testClasses.CircularNode\" id=\"0\"&gt;"</text:span></text:p>
      <text:p text:style-name="P18"><text:span text:style-name="T6"><text:tab/><text:tab/><text:tab/><text:tab/>+ </text:span><text:span text:style-name="T16">"&lt;field name=\"identifier\" declaringClass=\"testClasses.CircularNode\"&gt;&lt;value&gt;1&lt;/value&gt;&lt;/field&gt;"</text:span></text:p>
      <text:p text:style-name="P18"><text:soft-page-break/><text:span text:style-name="T6"><text:tab/><text:tab/><text:tab/><text:tab/>+ </text:span><text:span text:style-name="T16">"&lt;field name=\"next\" declaringClass=\"testClasses.CircularNode\"&gt;&lt;reference&gt;1&lt;/reference&gt;&lt;/field&gt;&lt;/object&gt;"</text:span></text:p>
      <text:p text:style-name="P18"><text:span text:style-name="T6"><text:tab/><text:tab/><text:tab/><text:tab/>+ </text:span><text:span text:style-name="T16">"&lt;object class=\"testClasses.CircularNode\" id=\"2\"&gt;&lt;field name=\"identifier\" declaringClass=\"testClasses.CircularNode\"&gt;"</text:span></text:p>
      <text:p text:style-name="P18"><text:span text:style-name="T6"><text:tab/><text:tab/><text:tab/><text:tab/>+ </text:span><text:span text:style-name="T16">"&lt;value&gt;3&lt;/value&gt;&lt;/field&gt;&lt;field name=\"next\" declaringClass=\"testClasses.CircularNode\"&gt;&lt;reference&gt;0&lt;/reference&gt;&lt;/field&gt;"</text:span></text:p>
      <text:p text:style-name="P18"><text:span text:style-name="T6"><text:tab/><text:tab/><text:tab/><text:tab/>+ </text:span><text:span text:style-name="T16">"&lt;/object&gt;&lt;object class=\"testClasses.CircularNode\" id=\"1\"&gt;&lt;field name=\"identifier\" declaringClass=\"testClasses.CircularNode\"&gt;"</text:span></text:p>
      <text:p text:style-name="P18"><text:span text:style-name="T6"><text:tab/><text:tab/><text:tab/><text:tab/>+ </text:span><text:span text:style-name="T16">"&lt;value&gt;2&lt;/value&gt;&lt;/field&gt;&lt;field name=\"next\" declaringClass=\"testClasses.CircularNode\"&gt;&lt;reference&gt;2&lt;/reference&gt;&lt;/field&gt;&lt;/object&gt;"</text:span></text:p>
      <text:p text:style-name="P18"><text:span text:style-name="T6"><text:tab/><text:tab/><text:tab/><text:tab/>+ </text:span><text:span text:style-name="T16">"&lt;/serialized&gt;\r\n"</text:span><text:span text:style-name="T6">;</text:span></text:p>
      <text:p text:style-name="P18"><text:span text:style-name="T6"><text:tab/><text:tab/></text:span></text:p>
      <text:p text:style-name="P18"><text:span text:style-name="T6"><text:tab/><text:tab/></text:span><text:span text:style-name="T9">result</text:span><text:span text:style-name="T6"> = </text:span><text:span text:style-name="T3">null</text:span><text:span text:style-name="T6">;</text:span></text:p>
      <text:p text:style-name="P18"><text:span text:style-name="T6"><text:tab/><text:tab/></text:span><text:span text:style-name="T3">try</text:span><text:span text:style-name="T6"> {</text:span></text:p>
      <text:p text:style-name="P18"><text:span text:style-name="T6"><text:tab/><text:tab/><text:tab/></text:span><text:span text:style-name="T9">result</text:span><text:span text:style-name="T6"> = </text:span><text:span text:style-name="T12">deserializer</text:span><text:span text:style-name="T6">.deserialize(</text:span><text:span text:style-name="T12">builder</text:span><text:span text:style-name="T6">.build(</text:span><text:span text:style-name="T3">new</text:span><text:span text:style-name="T6"> StringReader(</text:span><text:span text:style-name="T9">XML</text:span><text:span text:style-name="T6">)));</text:span></text:p>
      <text:p text:style-name="P18"><text:span text:style-name="T6"><text:tab/><text:tab/>} </text:span><text:span text:style-name="T3">catch</text:span><text:span text:style-name="T6"> (JDOMException </text:span><text:span text:style-name="T9">e</text:span><text:span text:style-name="T6">) {</text:span></text:p>
      <text:p text:style-name="P18"><text:span text:style-name="T6"><text:tab/><text:tab/><text:tab/></text:span><text:span text:style-name="T17">// </text:span><text:span text:style-name="T19">TODO</text:span><text:span text:style-name="T17"> Auto-generated catch block</text:span></text:p>
      <text:p text:style-name="P18"><text:span text:style-name="T6"><text:tab/><text:tab/><text:tab/></text:span><text:span text:style-name="T9">e</text:span><text:span text:style-name="T6">.printStackTrace();</text:span></text:p>
      <text:p text:style-name="P18"><text:span text:style-name="T6"><text:tab/><text:tab/>} </text:span><text:span text:style-name="T3">catch</text:span><text:span text:style-name="T6"> (IOException </text:span><text:span text:style-name="T9">e</text:span><text:span text:style-name="T6">) {</text:span></text:p>
      <text:p text:style-name="P18"><text:span text:style-name="T6"><text:tab/><text:tab/><text:tab/></text:span><text:span text:style-name="T17">// </text:span><text:span text:style-name="T19">TODO</text:span><text:span text:style-name="T17"> Auto-generated catch block</text:span></text:p>
      <text:p text:style-name="P18"><text:span text:style-name="T6"><text:tab/><text:tab/><text:tab/></text:span><text:span text:style-name="T9">e</text:span><text:span text:style-name="T6">.printStackTrace();</text:span></text:p>
      <text:p text:style-name="P18"><text:span text:style-name="T6"><text:tab/><text:tab/>}</text:span></text:p>
      <text:p text:style-name="P18"><text:span text:style-name="T6"><text:tab/><text:tab/></text:span></text:p>
      <text:p text:style-name="P18"><text:span text:style-name="T6"><text:tab/><text:tab/></text:span><text:span text:style-name="T8">assertEquals</text:span><text:span text:style-name="T6">(</text:span><text:span text:style-name="T9">one</text:span><text:span text:style-name="T6">, </text:span><text:span text:style-name="T9">result</text:span><text:span text:style-name="T6">);</text:span></text:p>
      <text:p text:style-name="P18"><text:span text:style-name="T6"><text:tab/>}</text:span></text:p>
      <text:p text:style-name="P18"><text:span text:style-name="T6"><text:tab/></text:span></text:p>
      <text:p text:style-name="P18"><text:span text:style-name="T6"><text:tab/></text:span><text:span text:style-name="T14">@Test</text:span></text:p>
      <text:p text:style-name="P18"><text:span text:style-name="T6"><text:tab/></text:span><text:span text:style-name="T3">public</text:span><text:span text:style-name="T6"> </text:span><text:span text:style-name="T3">void</text:span><text:span text:style-name="T6"> testObjectWithPrimitiveArray()</text:span></text:p>
      <text:p text:style-name="P18"><text:span text:style-name="T6"><text:tab/>{</text:span></text:p>
      <text:p text:style-name="P18"><text:span text:style-name="T6"><text:tab/><text:tab/></text:span><text:span text:style-name="T17">// Primitive array</text:span></text:p>
      <text:p text:style-name="P18"><text:span text:style-name="T6"><text:tab/><text:tab/>ObjectWithPrimitiveArray </text:span><text:span text:style-name="T9">pArray</text:span><text:span text:style-name="T6"> = </text:span><text:span text:style-name="T3">new</text:span><text:span text:style-name="T6"> ObjectWithPrimitiveArray(</text:span><text:span text:style-name="T3">new</text:span><text:span text:style-name="T6"> </text:span><text:span text:style-name="T3">int</text:span><text:span text:style-name="T6">[]{1,2,3,4,5});</text:span></text:p>
      <text:p text:style-name="P18"><text:span text:style-name="T6"><text:tab/><text:tab/></text:span></text:p>
      <text:p text:style-name="P18"><text:span text:style-name="T6"><text:tab/><text:tab/>String </text:span><text:span text:style-name="T9">XML</text:span><text:span text:style-name="T6"> = </text:span><text:span text:style-name="T16">"&lt;?xml version=\"1.0\" encoding=\"UTF-8\"?&gt;\r\n&lt;serialized&gt;"</text:span></text:p>
      <text:p text:style-name="P18"><text:span text:style-name="T6"><text:tab/><text:tab/><text:tab/><text:tab/>+ </text:span><text:span text:style-name="T16">"&lt;object class=\"testClasses.ObjectWithPrimitiveArray\" id=\"0\"&gt;"</text:span></text:p>
      <text:p text:style-name="P18"><text:span text:style-name="T6"><text:tab/><text:tab/><text:tab/><text:tab/>+ </text:span><text:span text:style-name="T16">"&lt;field name=\"array\" declaringClass=\"testClasses.ObjectWithPrimitiveArray\"&gt;"</text:span></text:p>
      <text:p text:style-name="P18"><text:span text:style-name="T6"><text:tab/><text:tab/><text:tab/><text:tab/>+ </text:span><text:span text:style-name="T16">"&lt;reference&gt;1&lt;/reference&gt;&lt;/field&gt;&lt;/object&gt;&lt;object class=\"[I\" id=\"1\" length=\"5\"&gt;&lt;value&gt;1&lt;/value&gt;"</text:span></text:p>
      <text:p text:style-name="P18"><text:span text:style-name="T6"><text:tab/><text:tab/><text:tab/><text:tab/>+ </text:span><text:span text:style-name="T16">"&lt;value&gt;2&lt;/value&gt;&lt;value&gt;3&lt;/value&gt;&lt;value&gt;4&lt;/value&gt;&lt;value&gt;5&lt;/value&gt;&lt;/object&gt;&lt;/serialized&gt;\r\n"</text:span><text:span text:style-name="T6">;</text:span></text:p>
      <text:p text:style-name="P18"><text:span text:style-name="T6"><text:tab/><text:tab/></text:span></text:p>
      <text:p text:style-name="P18"><text:span text:style-name="T6"><text:tab/><text:tab/>Object </text:span><text:span text:style-name="T9">result</text:span><text:span text:style-name="T6"> = </text:span><text:span text:style-name="T3">null</text:span><text:span text:style-name="T6">;</text:span></text:p>
      <text:p text:style-name="P18"><text:span text:style-name="T6"><text:tab/><text:tab/></text:span><text:span text:style-name="T3">try</text:span><text:span text:style-name="T6"> {</text:span></text:p>
      <text:p text:style-name="P18"><text:span text:style-name="T6"><text:tab/><text:tab/><text:tab/></text:span><text:span text:style-name="T9">result</text:span><text:span text:style-name="T6"> = </text:span><text:span text:style-name="T12">deserializer</text:span><text:span text:style-name="T6">.deserialize(</text:span><text:span text:style-name="T12">builder</text:span><text:span text:style-name="T6">.build(</text:span><text:span text:style-name="T3">new</text:span><text:span text:style-name="T6"> StringReader(</text:span><text:span text:style-name="T9">XML</text:span><text:span text:style-name="T6">)));</text:span></text:p>
      <text:p text:style-name="P18"><text:span text:style-name="T6"><text:tab/><text:tab/>} </text:span><text:span text:style-name="T3">catch</text:span><text:span text:style-name="T6"> (JDOMException </text:span><text:span text:style-name="T9">e</text:span><text:span text:style-name="T6">) {</text:span></text:p>
      <text:p text:style-name="P18"><text:span text:style-name="T6"><text:tab/><text:tab/><text:tab/></text:span><text:span text:style-name="T17">// </text:span><text:span text:style-name="T19">TODO</text:span><text:span text:style-name="T17"> Auto-generated catch block</text:span></text:p>
      <text:p text:style-name="P18"><text:span text:style-name="T6"><text:tab/><text:tab/><text:tab/></text:span><text:span text:style-name="T9">e</text:span><text:span text:style-name="T6">.printStackTrace();</text:span></text:p>
      <text:p text:style-name="P18"><text:span text:style-name="T6"><text:tab/><text:tab/>} </text:span><text:span text:style-name="T3">catch</text:span><text:span text:style-name="T6"> (IOException </text:span><text:span text:style-name="T9">e</text:span><text:span text:style-name="T6">) {</text:span></text:p>
      <text:p text:style-name="P18"><text:span text:style-name="T6"><text:tab/><text:tab/><text:tab/></text:span><text:span text:style-name="T17">// </text:span><text:span text:style-name="T19">TODO</text:span><text:span text:style-name="T17"> Auto-generated catch block</text:span></text:p>
      <text:p text:style-name="P18"><text:span text:style-name="T6"><text:tab/><text:tab/><text:tab/></text:span><text:span text:style-name="T9">e</text:span><text:span text:style-name="T6">.printStackTrace();</text:span></text:p>
      <text:p text:style-name="P18"><text:span text:style-name="T6"><text:tab/><text:tab/>}</text:span></text:p>
      <text:p text:style-name="P18"><text:span text:style-name="T6"><text:tab/><text:tab/></text:span></text:p>
      <text:p text:style-name="P18"><text:span text:style-name="T6"><text:tab/><text:tab/></text:span><text:span text:style-name="T8">assertEquals</text:span><text:span text:style-name="T6">(</text:span><text:span text:style-name="T9">pArray</text:span><text:span text:style-name="T6">, </text:span><text:span text:style-name="T9">result</text:span><text:span text:style-name="T6">);</text:span></text:p>
      <text:p text:style-name="P18"><text:span text:style-name="T6"><text:tab/>}</text:span></text:p>
      <text:p text:style-name="P18"><text:span text:style-name="T6"><text:tab/></text:span></text:p>
      <text:p text:style-name="P18"><text:span text:style-name="T6"><text:tab/></text:span><text:span text:style-name="T14">@Test</text:span></text:p>
      <text:p text:style-name="P18"><text:span text:style-name="T6"><text:tab/></text:span><text:span text:style-name="T3">public</text:span><text:span text:style-name="T6"> </text:span><text:span text:style-name="T3">void</text:span><text:span text:style-name="T6"> testObjectWithObjectArray()</text:span></text:p>
      <text:p text:style-name="P18"><text:span text:style-name="T6"><text:tab/>{</text:span></text:p>
      <text:p text:style-name="P18"><text:span text:style-name="T6"><text:tab/><text:tab/></text:span><text:span text:style-name="T17">// Simple Objects</text:span></text:p>
      <text:p text:style-name="P18"><text:span text:style-name="T6"><text:tab/><text:tab/>SimpleObject </text:span><text:span text:style-name="T9">first</text:span><text:span text:style-name="T6">, </text:span><text:span text:style-name="T9">second</text:span><text:span text:style-name="T6">, </text:span><text:span text:style-name="T9">third</text:span><text:span text:style-name="T6">;</text:span></text:p>
      <text:p text:style-name="P18"><text:span text:style-name="T6"><text:tab/><text:tab/></text:span><text:span text:style-name="T9">first</text:span><text:span text:style-name="T6"> = </text:span><text:span text:style-name="T3">new</text:span><text:span text:style-name="T6"> SimpleObject(0,0.0,</text:span><text:span text:style-name="T16">'c'</text:span><text:span text:style-name="T6">, </text:span><text:span text:style-name="T3">true</text:span><text:span text:style-name="T6">);</text:span></text:p>
      <text:p text:style-name="P18"><text:span text:style-name="T6"><text:tab/><text:tab/></text:span><text:span text:style-name="T9">second</text:span><text:span text:style-name="T6"> = </text:span><text:span text:style-name="T3">new</text:span><text:span text:style-name="T6"> SimpleObject(1,1.1,</text:span><text:span text:style-name="T16">'h'</text:span><text:span text:style-name="T6">, </text:span><text:span text:style-name="T3">false</text:span><text:span text:style-name="T6">);</text:span></text:p>
      <text:p text:style-name="P18"><text:span text:style-name="T6"><text:tab/><text:tab/></text:span><text:span text:style-name="T9">third</text:span><text:span text:style-name="T6"> = </text:span><text:span text:style-name="T3">new</text:span><text:span text:style-name="T6"> SimpleObject(2,2.2,</text:span><text:span text:style-name="T16">'a'</text:span><text:span text:style-name="T6">, </text:span><text:span text:style-name="T3">true</text:span><text:span text:style-name="T6">);</text:span></text:p>
      <text:p text:style-name="P18"><text:span text:style-name="T6"><text:tab/><text:tab/></text:span></text:p>
      <text:p text:style-name="P18"><text:span text:style-name="T6"><text:tab/><text:tab/></text:span><text:span text:style-name="T17">// object array</text:span></text:p>
      <text:p text:style-name="P18"><text:span text:style-name="T6"><text:tab/><text:tab/>ObjectWithObjectArray </text:span><text:span text:style-name="T9">oArray</text:span><text:span text:style-name="T6"> = </text:span><text:span text:style-name="T3">new</text:span><text:span text:style-name="T6"> ObjectWithObjectArray(</text:span><text:span text:style-name="T3">new</text:span><text:span text:style-name="T6"> SimpleObject[]{</text:span><text:span text:style-name="T9">first</text:span><text:span text:style-name="T6">, </text:span><text:span text:style-name="T9">second</text:span><text:span text:style-name="T6">, </text:span><text:span text:style-name="T9">third</text:span><text:span text:style-name="T6">});</text:span></text:p>
      <text:p text:style-name="P18"><text:span text:style-name="T6"><text:tab/><text:tab/></text:span></text:p>
      <text:p text:style-name="P18"><text:span text:style-name="T6"><text:tab/><text:tab/>String </text:span><text:span text:style-name="T9">XML</text:span><text:span text:style-name="T6"> = </text:span><text:span text:style-name="T16">"&lt;?xml version=\"1.0\" encoding=\"UTF-8\"?&gt;\r\n&lt;serialized&gt;"</text:span></text:p>
      <text:p text:style-name="P18"><text:span text:style-name="T6"><text:tab/><text:tab/><text:tab/><text:tab/>+ </text:span><text:span text:style-name="T16">"&lt;object class=\"testClasses.ObjectWithObjectArray\" id=\"0\"&gt;"</text:span></text:p>
      <text:p text:style-name="P18"><text:span text:style-name="T6"><text:tab/><text:tab/><text:tab/><text:tab/>+ </text:span><text:span text:style-name="T16">"&lt;field name=\"array\" declaringClass=\"testClasses.ObjectWithObjectArray\"&gt;"</text:span></text:p>
      <text:p text:style-name="P18"><text:span text:style-name="T6"><text:tab/><text:tab/><text:tab/><text:tab/>+ </text:span><text:span text:style-name="T16">"&lt;reference&gt;1&lt;/reference&gt;&lt;/field&gt;&lt;/object&gt;&lt;object class=\"testClasses.SimpleObject\" id=\"2\"&gt;"</text:span></text:p>
      <text:p text:style-name="P18"><text:soft-page-break/><text:span text:style-name="T6"><text:tab/><text:tab/><text:tab/><text:tab/>+ </text:span><text:span text:style-name="T16">"&lt;field name=\"intField\" declaringClass=\"testClasses.SimpleObject\"&gt;&lt;value&gt;0&lt;/value&gt;&lt;/field&gt;"</text:span></text:p>
      <text:p text:style-name="P18"><text:span text:style-name="T6"><text:tab/><text:tab/><text:tab/><text:tab/>+ </text:span><text:span text:style-name="T16">"&lt;field name=\"doubleField\" declaringClass=\"testClasses.SimpleObject\"&gt;&lt;value&gt;0.0&lt;/value&gt;"</text:span></text:p>
      <text:p text:style-name="P18"><text:span text:style-name="T6"><text:tab/><text:tab/><text:tab/><text:tab/>+ </text:span><text:span text:style-name="T16">"&lt;/field&gt;&lt;field name=\"charField\" declaringClass=\"testClasses.SimpleObject\"&gt;&lt;value&gt;c&lt;/value&gt;"</text:span></text:p>
      <text:p text:style-name="P18"><text:span text:style-name="T6"><text:tab/><text:tab/><text:tab/><text:tab/>+ </text:span><text:span text:style-name="T16">"&lt;/field&gt;&lt;field name=\"booleanField\" declaringClass=\"testClasses.SimpleObject\"&gt;&lt;value&gt;true&lt;/value&gt;"</text:span></text:p>
      <text:p text:style-name="P18"><text:span text:style-name="T6"><text:tab/><text:tab/><text:tab/><text:tab/>+ </text:span><text:span text:style-name="T16">"&lt;/field&gt;&lt;/object&gt;&lt;object class=\"testClasses.SimpleObject\" id=\"3\"&gt;"</text:span></text:p>
      <text:p text:style-name="P18"><text:span text:style-name="T6"><text:tab/><text:tab/><text:tab/><text:tab/>+ </text:span><text:span text:style-name="T16">"&lt;field name=\"intField\" declaringClass=\"testClasses.SimpleObject\"&gt;&lt;value&gt;1&lt;/value&gt;&lt;/field&gt;"</text:span></text:p>
      <text:p text:style-name="P18"><text:span text:style-name="T6"><text:tab/><text:tab/><text:tab/><text:tab/>+ </text:span><text:span text:style-name="T16">"&lt;field name=\"doubleField\" declaringClass=\"testClasses.SimpleObject\"&gt;&lt;value&gt;1.1&lt;/value&gt;"</text:span></text:p>
      <text:p text:style-name="P18"><text:span text:style-name="T6"><text:tab/><text:tab/><text:tab/><text:tab/>+ </text:span><text:span text:style-name="T16">"&lt;/field&gt;&lt;field name=\"charField\" declaringClass=\"testClasses.SimpleObject\"&gt;&lt;value&gt;h&lt;/value&gt;"</text:span></text:p>
      <text:p text:style-name="P18"><text:span text:style-name="T6"><text:tab/><text:tab/><text:tab/><text:tab/>+ </text:span><text:span text:style-name="T16">"&lt;/field&gt;&lt;field name=\"booleanField\" declaringClass=\"testClasses.SimpleObject\"&gt;&lt;value&gt;false&lt;/value&gt;"</text:span></text:p>
      <text:p text:style-name="P18"><text:span text:style-name="T6"><text:tab/><text:tab/><text:tab/><text:tab/>+ </text:span><text:span text:style-name="T16">"&lt;/field&gt;&lt;/object&gt;&lt;object class=\"testClasses.SimpleObject\" id=\"4\"&gt;"</text:span></text:p>
      <text:p text:style-name="P18"><text:span text:style-name="T6"><text:tab/><text:tab/><text:tab/><text:tab/>+ </text:span><text:span text:style-name="T16">"&lt;field name=\"intField\" declaringClass=\"testClasses.SimpleObject\"&gt;&lt;value&gt;2&lt;/value&gt;&lt;/field&gt;"</text:span></text:p>
      <text:p text:style-name="P18"><text:span text:style-name="T6"><text:tab/><text:tab/><text:tab/><text:tab/>+ </text:span><text:span text:style-name="T16">"&lt;field name=\"doubleField\" declaringClass=\"testClasses.SimpleObject\"&gt;&lt;value&gt;2.2&lt;/value&gt;&lt;/field&gt;"</text:span></text:p>
      <text:p text:style-name="P18"><text:span text:style-name="T6"><text:tab/><text:tab/><text:tab/><text:tab/>+ </text:span><text:span text:style-name="T16">"&lt;field name=\"charField\" declaringClass=\"testClasses.SimpleObject\"&gt;&lt;value&gt;a&lt;/value&gt;&lt;/field&gt;"</text:span></text:p>
      <text:p text:style-name="P18"><text:span text:style-name="T6"><text:tab/><text:tab/><text:tab/><text:tab/>+ </text:span><text:span text:style-name="T16">"&lt;field name=\"booleanField\" declaringClass=\"testClasses.SimpleObject\"&gt;&lt;value&gt;true&lt;/value&gt;&lt;/field&gt;"</text:span></text:p>
      <text:p text:style-name="P18"><text:span text:style-name="T6"><text:tab/><text:tab/><text:tab/><text:tab/>+ </text:span><text:span text:style-name="T16">"&lt;/object&gt;&lt;object class=\"[LtestClasses.SimpleObject;\" id=\"1\" length=\"3\"&gt;&lt;reference&gt;2&lt;/reference&gt;"</text:span></text:p>
      <text:p text:style-name="P18"><text:span text:style-name="T6"><text:tab/><text:tab/><text:tab/><text:tab/>+ </text:span><text:span text:style-name="T16">"&lt;reference&gt;3&lt;/reference&gt;&lt;reference&gt;4&lt;/reference&gt;&lt;/object&gt;&lt;/serialized&gt;\r\n"</text:span><text:span text:style-name="T6">;</text:span></text:p>
      <text:p text:style-name="P18"><text:span text:style-name="T6"><text:tab/><text:tab/></text:span></text:p>
      <text:p text:style-name="P18"><text:span text:style-name="T6"><text:tab/><text:tab/>Object </text:span><text:span text:style-name="T9">result</text:span><text:span text:style-name="T6"> = </text:span><text:span text:style-name="T3">null</text:span><text:span text:style-name="T6">;</text:span></text:p>
      <text:p text:style-name="P18"><text:span text:style-name="T6"><text:tab/><text:tab/></text:span><text:span text:style-name="T3">try</text:span><text:span text:style-name="T6"> {</text:span></text:p>
      <text:p text:style-name="P18"><text:span text:style-name="T6"><text:tab/><text:tab/><text:tab/></text:span><text:span text:style-name="T9">result</text:span><text:span text:style-name="T6"> = </text:span><text:span text:style-name="T12">deserializer</text:span><text:span text:style-name="T6">.deserialize(</text:span><text:span text:style-name="T12">builder</text:span><text:span text:style-name="T6">.build(</text:span><text:span text:style-name="T3">new</text:span><text:span text:style-name="T6"> StringReader(</text:span><text:span text:style-name="T9">XML</text:span><text:span text:style-name="T6">)));</text:span></text:p>
      <text:p text:style-name="P18"><text:span text:style-name="T6"><text:tab/><text:tab/>} </text:span><text:span text:style-name="T3">catch</text:span><text:span text:style-name="T6"> (JDOMException </text:span><text:span text:style-name="T9">e</text:span><text:span text:style-name="T6">) {</text:span></text:p>
      <text:p text:style-name="P18"><text:span text:style-name="T6"><text:tab/><text:tab/><text:tab/></text:span><text:span text:style-name="T17">// </text:span><text:span text:style-name="T19">TODO</text:span><text:span text:style-name="T17"> Auto-generated catch block</text:span></text:p>
      <text:p text:style-name="P18"><text:span text:style-name="T6"><text:tab/><text:tab/><text:tab/></text:span><text:span text:style-name="T9">e</text:span><text:span text:style-name="T6">.printStackTrace();</text:span></text:p>
      <text:p text:style-name="P18"><text:span text:style-name="T6"><text:tab/><text:tab/>} </text:span><text:span text:style-name="T3">catch</text:span><text:span text:style-name="T6"> (IOException </text:span><text:span text:style-name="T9">e</text:span><text:span text:style-name="T6">) {</text:span></text:p>
      <text:p text:style-name="P18"><text:span text:style-name="T6"><text:tab/><text:tab/><text:tab/></text:span><text:span text:style-name="T17">// </text:span><text:span text:style-name="T19">TODO</text:span><text:span text:style-name="T17"> Auto-generated catch block</text:span></text:p>
      <text:p text:style-name="P18"><text:span text:style-name="T6"><text:tab/><text:tab/><text:tab/></text:span><text:span text:style-name="T9">e</text:span><text:span text:style-name="T6">.printStackTrace();</text:span></text:p>
      <text:p text:style-name="P18"><text:span text:style-name="T6"><text:tab/><text:tab/>}</text:span></text:p>
      <text:p text:style-name="P18"><text:span text:style-name="T6"><text:tab/><text:tab/></text:span></text:p>
      <text:p text:style-name="P18"><text:span text:style-name="T6"><text:tab/><text:tab/></text:span><text:span text:style-name="T8">assertEquals</text:span><text:span text:style-name="T6">(</text:span><text:span text:style-name="T9">oArray</text:span><text:span text:style-name="T6">, </text:span><text:span text:style-name="T9">result</text:span><text:span text:style-name="T6">);</text:span></text:p>
      <text:p text:style-name="P18"><text:span text:style-name="T6"><text:tab/>}</text:span></text:p>
      <text:p text:style-name="P18"><text:span text:style-name="T6"><text:tab/></text:span></text:p>
      <text:p text:style-name="P18"><text:span text:style-name="T6"><text:tab/></text:span><text:span text:style-name="T14">@Test</text:span></text:p>
      <text:p text:style-name="P18"><text:span text:style-name="T6"><text:tab/></text:span><text:span text:style-name="T3">public</text:span><text:span text:style-name="T6"> </text:span><text:span text:style-name="T3">void</text:span><text:span text:style-name="T6"> testObjectWithCollection()</text:span></text:p>
      <text:p text:style-name="P18"><text:span text:style-name="T6"><text:tab/>{</text:span></text:p>
      <text:p text:style-name="P18"><text:span text:style-name="T6"><text:tab/><text:tab/></text:span><text:span text:style-name="T17">// Simple Objects</text:span></text:p>
      <text:p text:style-name="P18"><text:span text:style-name="T6"><text:tab/><text:tab/>SimpleObject </text:span><text:span text:style-name="T9">first</text:span><text:span text:style-name="T6">, </text:span><text:span text:style-name="T9">second</text:span><text:span text:style-name="T6">, </text:span><text:span text:style-name="T9">third</text:span><text:span text:style-name="T6">;</text:span></text:p>
      <text:p text:style-name="P18"><text:span text:style-name="T6"><text:tab/><text:tab/></text:span><text:span text:style-name="T9">first</text:span><text:span text:style-name="T6"> = </text:span><text:span text:style-name="T3">new</text:span><text:span text:style-name="T6"> SimpleObject(0,0.0,</text:span><text:span text:style-name="T16">'c'</text:span><text:span text:style-name="T6">, </text:span><text:span text:style-name="T3">true</text:span><text:span text:style-name="T6">);</text:span></text:p>
      <text:p text:style-name="P18"><text:span text:style-name="T6"><text:tab/><text:tab/></text:span><text:span text:style-name="T9">second</text:span><text:span text:style-name="T6"> = </text:span><text:span text:style-name="T3">new</text:span><text:span text:style-name="T6"> SimpleObject(1,1.1,</text:span><text:span text:style-name="T16">'h'</text:span><text:span text:style-name="T6">, </text:span><text:span text:style-name="T3">false</text:span><text:span text:style-name="T6">);</text:span></text:p>
      <text:p text:style-name="P18"><text:span text:style-name="T6"><text:tab/><text:tab/></text:span><text:span text:style-name="T9">third</text:span><text:span text:style-name="T6"> = </text:span><text:span text:style-name="T3">new</text:span><text:span text:style-name="T6"> SimpleObject(2,2.2,</text:span><text:span text:style-name="T16">'a'</text:span><text:span text:style-name="T6">, </text:span><text:span text:style-name="T3">true</text:span><text:span text:style-name="T6">);</text:span></text:p>
      <text:p text:style-name="P18"><text:span text:style-name="T6"><text:tab/><text:tab/></text:span></text:p>
      <text:p text:style-name="P18"><text:span text:style-name="T6"><text:tab/><text:tab/></text:span><text:span text:style-name="T17">// Collection holding things</text:span></text:p>
      <text:p text:style-name="P18"><text:span text:style-name="T6"><text:tab/><text:tab/>ArrayList&lt;SimpleObject&gt; </text:span><text:span text:style-name="T9">list</text:span><text:span text:style-name="T6"> = </text:span><text:span text:style-name="T3">new</text:span><text:span text:style-name="T6"> ArrayList&lt;SimpleObject&gt;();</text:span></text:p>
      <text:p text:style-name="P18"><text:span text:style-name="T6"><text:tab/><text:tab/></text:span><text:span text:style-name="T9">list</text:span><text:span text:style-name="T6">.add(</text:span><text:span text:style-name="T9">first</text:span><text:span text:style-name="T6">);</text:span></text:p>
      <text:p text:style-name="P18"><text:span text:style-name="T6"><text:tab/><text:tab/></text:span><text:span text:style-name="T9">list</text:span><text:span text:style-name="T6">.add(</text:span><text:span text:style-name="T9">second</text:span><text:span text:style-name="T6">);</text:span></text:p>
      <text:p text:style-name="P18"><text:span text:style-name="T6"><text:tab/><text:tab/></text:span><text:span text:style-name="T9">list</text:span><text:span text:style-name="T6">.add(</text:span><text:span text:style-name="T9">third</text:span><text:span text:style-name="T6">);</text:span></text:p>
      <text:p text:style-name="P18"><text:span text:style-name="T6"><text:tab/><text:tab/></text:span></text:p>
      <text:p text:style-name="P18"><text:span text:style-name="T6"><text:tab/><text:tab/></text:span><text:span text:style-name="T17">// with collection</text:span></text:p>
      <text:p text:style-name="P18"><text:span text:style-name="T6"><text:tab/><text:tab/>ObjectWithCollection </text:span><text:span text:style-name="T9">col</text:span><text:span text:style-name="T6"> = </text:span><text:span text:style-name="T3">new</text:span><text:span text:style-name="T6"> ObjectWithCollection(</text:span><text:span text:style-name="T9">list</text:span><text:span text:style-name="T6">);</text:span></text:p>
      <text:p text:style-name="P18"><text:span text:style-name="T6"><text:tab/><text:tab/></text:span></text:p>
      <text:p text:style-name="P18"><text:span text:style-name="T6"><text:tab/><text:tab/>String </text:span><text:span text:style-name="T9">XML</text:span><text:span text:style-name="T6"> = </text:span><text:span text:style-name="T16">"&lt;?xml version=\"1.0\" encoding=\"UTF-8\"?&gt;\r\n&lt;serialized&gt;"</text:span></text:p>
      <text:p text:style-name="P18"><text:span text:style-name="T6"><text:tab/><text:tab/><text:tab/><text:tab/>+ </text:span><text:span text:style-name="T16">"&lt;object class=\"testClasses.ObjectWithCollection\" id=\"0\"&gt;"</text:span></text:p>
      <text:p text:style-name="P18"><text:span text:style-name="T6"><text:tab/><text:tab/><text:tab/><text:tab/>+ </text:span><text:span text:style-name="T16">"&lt;field name=\"list\" declaringClass=\"testClasses.ObjectWithCollection\"&gt;"</text:span></text:p>
      <text:p text:style-name="P18"><text:span text:style-name="T6"><text:tab/><text:tab/><text:tab/><text:tab/>+ </text:span><text:span text:style-name="T16">"&lt;reference&gt;1&lt;/reference&gt;&lt;/field&gt;&lt;/object&gt;&lt;object class=\"testClasses.SimpleObject\" id=\"3\"&gt;"</text:span></text:p>
      <text:p text:style-name="P18"><text:span text:style-name="T6"><text:tab/><text:tab/><text:tab/><text:tab/>+ </text:span><text:span text:style-name="T16">"&lt;field name=\"intField\" declaringClass=\"testClasses.SimpleObject\"&gt;&lt;value&gt;0&lt;/value&gt;&lt;/field&gt;"</text:span></text:p>
      <text:p text:style-name="P18"><text:span text:style-name="T6"><text:tab/><text:tab/><text:tab/><text:tab/>+ </text:span><text:span text:style-name="T16">"&lt;field name=\"doubleField\" declaringClass=\"testClasses.SimpleObject\"&gt;&lt;value&gt;0.0&lt;/value&gt;"</text:span></text:p>
      <text:p text:style-name="P18"><text:span text:style-name="T6"><text:tab/><text:tab/><text:tab/><text:tab/>+ </text:span><text:span text:style-name="T16">"&lt;/field&gt;&lt;field name=\"charField\" </text:span><text:soft-page-break/><text:span text:style-name="T16">declaringClass=\"testClasses.SimpleObject\"&gt;&lt;value&gt;c&lt;/value&gt;"</text:span></text:p>
      <text:p text:style-name="P18"><text:span text:style-name="T6"><text:tab/><text:tab/><text:tab/><text:tab/>+ </text:span><text:span text:style-name="T16">"&lt;/field&gt;&lt;field name=\"booleanField\" declaringClass=\"testClasses.SimpleObject\"&gt;&lt;value&gt;true&lt;/value&gt;"</text:span></text:p>
      <text:p text:style-name="P18"><text:span text:style-name="T6"><text:tab/><text:tab/><text:tab/><text:tab/>+ </text:span><text:span text:style-name="T16">"&lt;/field&gt;&lt;/object&gt;&lt;object class=\"testClasses.SimpleObject\" id=\"4\"&gt;"</text:span></text:p>
      <text:p text:style-name="P18"><text:span text:style-name="T6"><text:tab/><text:tab/><text:tab/><text:tab/>+ </text:span><text:span text:style-name="T16">"&lt;field name=\"intField\" declaringClass=\"testClasses.SimpleObject\"&gt;&lt;value&gt;1&lt;/value&gt;&lt;/field&gt;"</text:span></text:p>
      <text:p text:style-name="P18"><text:span text:style-name="T6"><text:tab/><text:tab/><text:tab/><text:tab/>+ </text:span><text:span text:style-name="T16">"&lt;field name=\"doubleField\" declaringClass=\"testClasses.SimpleObject\"&gt;&lt;value&gt;1.1&lt;/value&gt;&lt;/field&gt;"</text:span></text:p>
      <text:p text:style-name="P18"><text:span text:style-name="T6"><text:tab/><text:tab/><text:tab/><text:tab/>+ </text:span><text:span text:style-name="T16">"&lt;field name=\"charField\" declaringClass=\"testClasses.SimpleObject\"&gt;&lt;value&gt;h&lt;/value&gt;&lt;/field&gt;"</text:span></text:p>
      <text:p text:style-name="P18"><text:span text:style-name="T6"><text:tab/><text:tab/><text:tab/><text:tab/>+ </text:span><text:span text:style-name="T16">"&lt;field name=\"booleanField\" declaringClass=\"testClasses.SimpleObject\"&gt;&lt;value&gt;false&lt;/value&gt;&lt;/field&gt;"</text:span></text:p>
      <text:p text:style-name="P18"><text:span text:style-name="T6"><text:tab/><text:tab/><text:tab/><text:tab/>+ </text:span><text:span text:style-name="T16">"&lt;/object&gt;&lt;object class=\"testClasses.SimpleObject\" id=\"5\"&gt;"</text:span></text:p>
      <text:p text:style-name="P18"><text:span text:style-name="T6"><text:tab/><text:tab/><text:tab/><text:tab/>+ </text:span><text:span text:style-name="T16">"&lt;field name=\"intField\" declaringClass=\"testClasses.SimpleObject\"&gt;&lt;value&gt;2&lt;/value&gt;&lt;/field&gt;"</text:span></text:p>
      <text:p text:style-name="P18"><text:span text:style-name="T6"><text:tab/><text:tab/><text:tab/><text:tab/>+ </text:span><text:span text:style-name="T16">"&lt;field name=\"doubleField\" declaringClass=\"testClasses.SimpleObject\"&gt;&lt;value&gt;2.2&lt;/value&gt;&lt;/field&gt;"</text:span></text:p>
      <text:p text:style-name="P18"><text:span text:style-name="T6"><text:tab/><text:tab/><text:tab/><text:tab/>+ </text:span><text:span text:style-name="T16">"&lt;field name=\"charField\" declaringClass=\"testClasses.SimpleObject\"&gt;&lt;value&gt;a&lt;/value&gt;&lt;/field&gt;"</text:span></text:p>
      <text:p text:style-name="P18"><text:span text:style-name="T6"><text:tab/><text:tab/><text:tab/><text:tab/>+ </text:span><text:span text:style-name="T16">"&lt;field name=\"booleanField\" declaringClass=\"testClasses.SimpleObject\"&gt;&lt;value&gt;true&lt;/value&gt;"</text:span></text:p>
      <text:p text:style-name="P18"><text:span text:style-name="T6"><text:tab/><text:tab/><text:tab/><text:tab/>+ </text:span><text:span text:style-name="T16">"&lt;/field&gt;&lt;/object&gt;&lt;object class=\"[Ljava.lang.Object;\" id=\"2\" length=\"10\"&gt;&lt;reference&gt;3&lt;/reference&gt;"</text:span></text:p>
      <text:p text:style-name="P18"><text:span text:style-name="T6"><text:tab/><text:tab/><text:tab/><text:tab/>+ </text:span><text:span text:style-name="T16">"&lt;reference&gt;4&lt;/reference&gt;&lt;reference&gt;5&lt;/reference&gt;&lt;reference&gt;null&lt;/reference&gt;&lt;reference&gt;null&lt;/reference&gt;"</text:span></text:p>
      <text:p text:style-name="P18"><text:span text:style-name="T6"><text:tab/><text:tab/><text:tab/><text:tab/>+ </text:span><text:span text:style-name="T16">"&lt;reference&gt;null&lt;/reference&gt;&lt;reference&gt;null&lt;/reference&gt;&lt;reference&gt;null&lt;/reference&gt;"</text:span></text:p>
      <text:p text:style-name="P18"><text:span text:style-name="T6"><text:tab/><text:tab/><text:tab/><text:tab/>+ </text:span><text:span text:style-name="T16">"&lt;reference&gt;null&lt;/reference&gt;&lt;reference&gt;null&lt;/reference&gt;&lt;/object&gt;"</text:span></text:p>
      <text:p text:style-name="P18"><text:span text:style-name="T6"><text:tab/><text:tab/><text:tab/><text:tab/>+ </text:span><text:span text:style-name="T16">"&lt;object class=\"java.util.ArrayList\" id=\"1\"&gt;"</text:span></text:p>
      <text:p text:style-name="P18"><text:span text:style-name="T6"><text:tab/><text:tab/><text:tab/><text:tab/>+ </text:span><text:span text:style-name="T16">"&lt;field name=\"elementData\" declaringClass=\"java.util.ArrayList\"&gt;&lt;reference&gt;2&lt;/reference&gt;&lt;/field&gt;"</text:span></text:p>
      <text:p text:style-name="P18"><text:span text:style-name="T6"><text:tab/><text:tab/><text:tab/><text:tab/>+ </text:span><text:span text:style-name="T16">"&lt;field name=\"size\" declaringClass=\"java.util.ArrayList\"&gt;&lt;value&gt;3&lt;/value&gt;&lt;/field&gt;"</text:span></text:p>
      <text:p text:style-name="P18"><text:span text:style-name="T6"><text:tab/><text:tab/><text:tab/><text:tab/>+ </text:span><text:span text:style-name="T16">"&lt;field name=\"modCount\" declaringClass=\"java.util.AbstractList\"&gt;&lt;value&gt;3&lt;/value&gt;&lt;/field&gt;&lt;/object&gt;"</text:span></text:p>
      <text:p text:style-name="P18"><text:span text:style-name="T6"><text:tab/><text:tab/><text:tab/><text:tab/>+ </text:span><text:span text:style-name="T16">"&lt;/serialized&gt;\r\n"</text:span><text:span text:style-name="T6">;</text:span></text:p>
      <text:p text:style-name="P18"><text:span text:style-name="T6"><text:tab/><text:tab/></text:span></text:p>
      <text:p text:style-name="P18"><text:span text:style-name="T6"><text:tab/><text:tab/>Object </text:span><text:span text:style-name="T9">result</text:span><text:span text:style-name="T6"> = </text:span><text:span text:style-name="T3">null</text:span><text:span text:style-name="T6">;</text:span></text:p>
      <text:p text:style-name="P18"><text:span text:style-name="T6"><text:tab/><text:tab/></text:span><text:span text:style-name="T3">try</text:span><text:span text:style-name="T6"> {</text:span></text:p>
      <text:p text:style-name="P18"><text:span text:style-name="T6"><text:tab/><text:tab/><text:tab/></text:span><text:span text:style-name="T9">result</text:span><text:span text:style-name="T6"> = </text:span><text:span text:style-name="T12">deserializer</text:span><text:span text:style-name="T6">.deserialize(</text:span><text:span text:style-name="T12">builder</text:span><text:span text:style-name="T6">.build(</text:span><text:span text:style-name="T3">new</text:span><text:span text:style-name="T6"> StringReader(</text:span><text:span text:style-name="T9">XML</text:span><text:span text:style-name="T6">)));</text:span></text:p>
      <text:p text:style-name="P18"><text:span text:style-name="T6"><text:tab/><text:tab/>} </text:span><text:span text:style-name="T3">catch</text:span><text:span text:style-name="T6"> (JDOMException </text:span><text:span text:style-name="T9">e</text:span><text:span text:style-name="T6">) {</text:span></text:p>
      <text:p text:style-name="P18"><text:span text:style-name="T6"><text:tab/><text:tab/><text:tab/></text:span><text:span text:style-name="T17">// </text:span><text:span text:style-name="T19">TODO</text:span><text:span text:style-name="T17"> Auto-generated catch block</text:span></text:p>
      <text:p text:style-name="P18"><text:span text:style-name="T6"><text:tab/><text:tab/><text:tab/></text:span><text:span text:style-name="T9">e</text:span><text:span text:style-name="T6">.printStackTrace();</text:span></text:p>
      <text:p text:style-name="P18"><text:span text:style-name="T6"><text:tab/><text:tab/>} </text:span><text:span text:style-name="T3">catch</text:span><text:span text:style-name="T6"> (IOException </text:span><text:span text:style-name="T9">e</text:span><text:span text:style-name="T6">) {</text:span></text:p>
      <text:p text:style-name="P18"><text:span text:style-name="T6"><text:tab/><text:tab/><text:tab/></text:span><text:span text:style-name="T17">// </text:span><text:span text:style-name="T19">TODO</text:span><text:span text:style-name="T17"> Auto-generated catch block</text:span></text:p>
      <text:p text:style-name="P18"><text:span text:style-name="T6"><text:tab/><text:tab/><text:tab/></text:span><text:span text:style-name="T9">e</text:span><text:span text:style-name="T6">.printStackTrace();</text:span></text:p>
      <text:p text:style-name="P18"><text:span text:style-name="T6"><text:tab/><text:tab/>}</text:span></text:p>
      <text:p text:style-name="P18"><text:span text:style-name="T6"><text:tab/><text:tab/></text:span></text:p>
      <text:p text:style-name="P18"><text:span text:style-name="T6"><text:tab/><text:tab/></text:span><text:span text:style-name="T8">assertEquals</text:span><text:span text:style-name="T6">(</text:span><text:span text:style-name="T9">col</text:span><text:span text:style-name="T6">, </text:span><text:span text:style-name="T9">result</text:span><text:span text:style-name="T6">);</text:span></text:p>
      <text:p text:style-name="P18"><text:span text:style-name="T6"><text:tab/>}</text:span></text:p>
      <text:p text:style-name="P17"/>
      <text:p text:style-name="P18"><text:span text:style-name="T6">}</text:span></text:p>
      <text:p text:style-name="P5"/>
      <text:p text:style-name="P10"/>
      <text:p text:style-name="P10">SerializerTest.java</text:p>
      <text:p text:style-name="P5"><text:span text:style-name="T2">package</text:span><text:span text:style-name="T6"> tests;</text:span></text:p>
      <text:p text:style-name="P17"/>
      <text:p text:style-name="P18"><text:span text:style-name="T3">import</text:span><text:span text:style-name="T6"> </text:span><text:span text:style-name="T3">static</text:span><text:span text:style-name="T6"> org.junit.Assert.*;</text:span></text:p>
      <text:p text:style-name="P17"/>
      <text:p text:style-name="P18"><text:span text:style-name="T3">import</text:span><text:span text:style-name="T6"> java.util.ArrayList;</text:span></text:p>
      <text:p text:style-name="P17"/>
      <text:p text:style-name="P18"><text:span text:style-name="T3">import</text:span><text:span text:style-name="T6"> org.jdom2.Document;</text:span></text:p>
      <text:p text:style-name="P18"><text:span text:style-name="T3">import</text:span><text:span text:style-name="T6"> org.jdom2.output.XMLOutputter;</text:span></text:p>
      <text:p text:style-name="P18"><text:span text:style-name="T3">import</text:span><text:span text:style-name="T6"> org.junit.BeforeClass;</text:span></text:p>
      <text:p text:style-name="P18"><text:span text:style-name="T3">import</text:span><text:span text:style-name="T6"> org.junit.Test;</text:span></text:p>
      <text:p text:style-name="P17"/>
      <text:p text:style-name="P18"><text:span text:style-name="T3">import</text:span><text:span text:style-name="T6"> sender.Serializer;</text:span></text:p>
      <text:p text:style-name="P18"><text:span text:style-name="T3">import</text:span><text:span text:style-name="T6"> testClasses.CircularNode;</text:span></text:p>
      <text:p text:style-name="P18"><text:span text:style-name="T3">import</text:span><text:span text:style-name="T6"> testClasses.ObjectWithCollection;</text:span></text:p>
      <text:p text:style-name="P18"><text:span text:style-name="T3">import</text:span><text:span text:style-name="T6"> testClasses.ObjectWithObjectArray;</text:span></text:p>
      <text:p text:style-name="P18"><text:span text:style-name="T3">import</text:span><text:span text:style-name="T6"> testClasses.ObjectWithPrimitiveArray;</text:span></text:p>
      <text:p text:style-name="P18"><text:span text:style-name="T3">import</text:span><text:span text:style-name="T6"> testClasses.ObjectWithReferences;</text:span></text:p>
      <text:p text:style-name="P18"><text:soft-page-break/><text:span text:style-name="T3">import</text:span><text:span text:style-name="T6"> testClasses.SimpleObject;</text:span></text:p>
      <text:p text:style-name="P17"/>
      <text:p text:style-name="P18"><text:span text:style-name="T3">public</text:span><text:span text:style-name="T6"> </text:span><text:span text:style-name="T3">class</text:span><text:span text:style-name="T6"> SerializerTest {</text:span></text:p>
      <text:p text:style-name="P17"/>
      <text:p text:style-name="P18"><text:span text:style-name="T6"><text:tab/></text:span><text:span text:style-name="T3">static</text:span><text:span text:style-name="T6"> Serializer </text:span><text:span text:style-name="T12">serializer</text:span><text:span text:style-name="T6">;</text:span></text:p>
      <text:p text:style-name="P18"><text:span text:style-name="T6"><text:tab/></text:span><text:span text:style-name="T3">static</text:span><text:span text:style-name="T6"> XMLOutputter </text:span><text:span text:style-name="T12">outputter</text:span><text:span text:style-name="T6">;</text:span></text:p>
      <text:p text:style-name="P18"><text:span text:style-name="T6"><text:tab/></text:span></text:p>
      <text:p text:style-name="P18"><text:span text:style-name="T6"><text:tab/></text:span><text:span text:style-name="T14">@BeforeClass</text:span></text:p>
      <text:p text:style-name="P18"><text:span text:style-name="T6"><text:tab/></text:span><text:span text:style-name="T3">public</text:span><text:span text:style-name="T6"> </text:span><text:span text:style-name="T3">static</text:span><text:span text:style-name="T6"> </text:span><text:span text:style-name="T3">void</text:span><text:span text:style-name="T6"> setUp()</text:span></text:p>
      <text:p text:style-name="P18"><text:span text:style-name="T6"><text:tab/>{</text:span></text:p>
      <text:p text:style-name="P18"><text:span text:style-name="T6"><text:tab/><text:tab/></text:span><text:span text:style-name="T12">serializer</text:span><text:span text:style-name="T6"> = </text:span><text:span text:style-name="T3">new</text:span><text:span text:style-name="T6"> Serializer();</text:span></text:p>
      <text:p text:style-name="P18"><text:span text:style-name="T6"><text:tab/><text:tab/></text:span><text:span text:style-name="T12">outputter</text:span><text:span text:style-name="T6"> = </text:span><text:span text:style-name="T3">new</text:span><text:span text:style-name="T6"> XMLOutputter();</text:span></text:p>
      <text:p text:style-name="P18"><text:span text:style-name="T6"><text:tab/>}</text:span></text:p>
      <text:p text:style-name="P18"><text:span text:style-name="T6"><text:tab/></text:span></text:p>
      <text:p text:style-name="P18"><text:span text:style-name="T6"><text:tab/></text:span><text:span text:style-name="T14">@Test</text:span></text:p>
      <text:p text:style-name="P18"><text:span text:style-name="T6"><text:tab/></text:span><text:span text:style-name="T3">public</text:span><text:span text:style-name="T6"> </text:span><text:span text:style-name="T3">void</text:span><text:span text:style-name="T6"> testSimpleObject() </text:span></text:p>
      <text:p text:style-name="P18"><text:span text:style-name="T6"><text:tab/>{</text:span></text:p>
      <text:p text:style-name="P18"><text:span text:style-name="T6"><text:tab/><text:tab/></text:span><text:span text:style-name="T17">// Simple Object</text:span></text:p>
      <text:p text:style-name="P18"><text:span text:style-name="T6"><text:tab/><text:tab/>SimpleObject </text:span><text:span text:style-name="T9">first</text:span><text:span text:style-name="T6">;</text:span></text:p>
      <text:p text:style-name="P18"><text:span text:style-name="T6"><text:tab/><text:tab/></text:span><text:span text:style-name="T9">first</text:span><text:span text:style-name="T6"> = </text:span><text:span text:style-name="T3">new</text:span><text:span text:style-name="T6"> SimpleObject(0,0.0,</text:span><text:span text:style-name="T16">'c'</text:span><text:span text:style-name="T6">, </text:span><text:span text:style-name="T3">true</text:span><text:span text:style-name="T6">);</text:span></text:p>
      <text:p text:style-name="P18"><text:span text:style-name="T6"><text:tab/><text:tab/></text:span></text:p>
      <text:p text:style-name="P18"><text:span text:style-name="T6"><text:tab/><text:tab/>String </text:span><text:span text:style-name="T9">expected</text:span><text:span text:style-name="T6"> = </text:span><text:span text:style-name="T16">"&lt;?xml version=\"1.0\" encoding=\"UTF-8\"?&gt;\r\n&lt;serialized&gt;"</text:span></text:p>
      <text:p text:style-name="P18"><text:span text:style-name="T6"><text:tab/><text:tab/><text:tab/><text:tab/>+ </text:span><text:span text:style-name="T16">"&lt;object class=\"testClasses.SimpleObject\" id=\"0\"&gt;"</text:span></text:p>
      <text:p text:style-name="P18"><text:span text:style-name="T6"><text:tab/><text:tab/><text:tab/><text:tab/>+ </text:span><text:span text:style-name="T16">"&lt;field name=\"intField\" declaringClass=\"testClasses.SimpleObject\"&gt;"</text:span></text:p>
      <text:p text:style-name="P18"><text:span text:style-name="T6"><text:tab/><text:tab/><text:tab/><text:tab/>+ </text:span><text:span text:style-name="T16">"&lt;value&gt;0&lt;/value&gt;&lt;/field&gt;&lt;field name=\"doubleField\" declaringClass=\"testClasses.SimpleObject\"&gt;"</text:span></text:p>
      <text:p text:style-name="P18"><text:span text:style-name="T6"><text:tab/><text:tab/><text:tab/><text:tab/>+ </text:span><text:span text:style-name="T16">"&lt;value&gt;0.0&lt;/value&gt;&lt;/field&gt;&lt;field name=\"charField\" declaringClass=\"testClasses.SimpleObject\"&gt;"</text:span></text:p>
      <text:p text:style-name="P18"><text:span text:style-name="T6"><text:tab/><text:tab/><text:tab/><text:tab/>+ </text:span><text:span text:style-name="T16">"&lt;value&gt;c&lt;/value&gt;&lt;/field&gt;&lt;field name=\"booleanField\" declaringClass=\"testClasses.SimpleObject\"&gt;"</text:span></text:p>
      <text:p text:style-name="P18"><text:span text:style-name="T6"><text:tab/><text:tab/><text:tab/><text:tab/>+ </text:span><text:span text:style-name="T16">"&lt;value&gt;true&lt;/value&gt;&lt;/field&gt;&lt;/object&gt;&lt;/serialized&gt;\r\n"</text:span><text:span text:style-name="T6">;</text:span></text:p>
      <text:p text:style-name="P18"><text:span text:style-name="T6"><text:tab/><text:tab/></text:span></text:p>
      <text:p text:style-name="P18"><text:span text:style-name="T6"><text:tab/><text:tab/>Document </text:span><text:span text:style-name="T9">output</text:span><text:span text:style-name="T6"> = </text:span><text:span text:style-name="T12">serializer</text:span><text:span text:style-name="T6">.serialize(</text:span><text:span text:style-name="T9">first</text:span><text:span text:style-name="T6">);</text:span></text:p>
      <text:p text:style-name="P18"><text:span text:style-name="T6"><text:tab/><text:tab/>String </text:span><text:span text:style-name="T9">result</text:span><text:span text:style-name="T6"> = </text:span><text:span text:style-name="T12">outputter</text:span><text:span text:style-name="T6">.outputString(</text:span><text:span text:style-name="T9">output</text:span><text:span text:style-name="T6">);</text:span></text:p>
      <text:p text:style-name="P18"><text:span text:style-name="T6"><text:tab/><text:tab/></text:span></text:p>
      <text:p text:style-name="P18"><text:span text:style-name="T6"><text:tab/><text:tab/></text:span><text:span text:style-name="T8">assertEquals</text:span><text:span text:style-name="T6">(</text:span><text:span text:style-name="T9">expected</text:span><text:span text:style-name="T6">, </text:span><text:span text:style-name="T9">result</text:span><text:span text:style-name="T6">);<text:tab/></text:span></text:p>
      <text:p text:style-name="P18"><text:span text:style-name="T6"><text:tab/>}</text:span></text:p>
      <text:p text:style-name="P18"><text:span text:style-name="T6"><text:tab/></text:span></text:p>
      <text:p text:style-name="P18"><text:span text:style-name="T6"><text:tab/></text:span><text:span text:style-name="T14">@Test</text:span></text:p>
      <text:p text:style-name="P18"><text:span text:style-name="T6"><text:tab/></text:span><text:span text:style-name="T3">public</text:span><text:span text:style-name="T6"> </text:span><text:span text:style-name="T3">void</text:span><text:span text:style-name="T6"> testObjectWithReferences()</text:span></text:p>
      <text:p text:style-name="P18"><text:span text:style-name="T6"><text:tab/>{</text:span></text:p>
      <text:p text:style-name="P18"><text:span text:style-name="T6"><text:tab/><text:tab/></text:span><text:span text:style-name="T17">// Simple Objects</text:span></text:p>
      <text:p text:style-name="P18"><text:span text:style-name="T6"><text:tab/><text:tab/>SimpleObject </text:span><text:span text:style-name="T9">first</text:span><text:span text:style-name="T6">, </text:span><text:span text:style-name="T9">second</text:span><text:span text:style-name="T6">, </text:span><text:span text:style-name="T9">third</text:span><text:span text:style-name="T6">;</text:span></text:p>
      <text:p text:style-name="P18"><text:span text:style-name="T6"><text:tab/><text:tab/></text:span><text:span text:style-name="T9">first</text:span><text:span text:style-name="T6"> = </text:span><text:span text:style-name="T3">new</text:span><text:span text:style-name="T6"> SimpleObject(0,0.0,</text:span><text:span text:style-name="T16">'c'</text:span><text:span text:style-name="T6">, </text:span><text:span text:style-name="T3">true</text:span><text:span text:style-name="T6">);</text:span></text:p>
      <text:p text:style-name="P18"><text:span text:style-name="T6"><text:tab/><text:tab/></text:span><text:span text:style-name="T9">second</text:span><text:span text:style-name="T6"> = </text:span><text:span text:style-name="T3">new</text:span><text:span text:style-name="T6"> SimpleObject(1,1.1,</text:span><text:span text:style-name="T16">'h'</text:span><text:span text:style-name="T6">, </text:span><text:span text:style-name="T3">false</text:span><text:span text:style-name="T6">);</text:span></text:p>
      <text:p text:style-name="P18"><text:span text:style-name="T6"><text:tab/><text:tab/></text:span><text:span text:style-name="T9">third</text:span><text:span text:style-name="T6"> = </text:span><text:span text:style-name="T3">new</text:span><text:span text:style-name="T6"> SimpleObject(2,2.2,</text:span><text:span text:style-name="T16">'a'</text:span><text:span text:style-name="T6">, </text:span><text:span text:style-name="T3">true</text:span><text:span text:style-name="T6">);</text:span></text:p>
      <text:p text:style-name="P18"><text:span text:style-name="T6"><text:tab/><text:tab/><text:tab/><text:tab/></text:span></text:p>
      <text:p text:style-name="P18"><text:span text:style-name="T6"><text:tab/><text:tab/></text:span><text:span text:style-name="T17">// Object with references</text:span></text:p>
      <text:p text:style-name="P18"><text:span text:style-name="T6"><text:tab/><text:tab/>ObjectWithReferences </text:span><text:span text:style-name="T9">instance</text:span><text:span text:style-name="T6"> = </text:span><text:span text:style-name="T3">new</text:span><text:span text:style-name="T6"> ObjectWithReferences(</text:span><text:span text:style-name="T9">first</text:span><text:span text:style-name="T6">, </text:span><text:span text:style-name="T9">second</text:span><text:span text:style-name="T6">, </text:span><text:span text:style-name="T9">third</text:span><text:span text:style-name="T6">);</text:span></text:p>
      <text:p text:style-name="P18"><text:span text:style-name="T6"><text:tab/><text:tab/></text:span></text:p>
      <text:p text:style-name="P18"><text:span text:style-name="T6"><text:tab/><text:tab/>String </text:span><text:span text:style-name="T9">expected</text:span><text:span text:style-name="T6"> = </text:span><text:span text:style-name="T16">"&lt;?xml version=\"1.0\" encoding=\"UTF-8\"?&gt;\r\n&lt;serialized&gt;&lt;object class=\"testClasses.ObjectWithReferences\" id=\"0\"&gt;"</text:span></text:p>
      <text:p text:style-name="P18"><text:span text:style-name="T6"><text:tab/><text:tab/><text:tab/><text:tab/>+ </text:span><text:span text:style-name="T16">"&lt;field name=\"firstField\" declaringClass=\"testClasses.ObjectWithReferences\"&gt;&lt;reference&gt;1&lt;/reference&gt;&lt;/field&gt;"</text:span></text:p>
      <text:p text:style-name="P18"><text:span text:style-name="T6"><text:tab/><text:tab/><text:tab/><text:tab/>+ </text:span><text:span text:style-name="T16">"&lt;field name=\"secondField\" declaringClass=\"testClasses.ObjectWithReferences\"&gt;&lt;reference&gt;2&lt;/reference&gt;&lt;/field&gt;"</text:span></text:p>
      <text:p text:style-name="P18"><text:span text:style-name="T6"><text:tab/><text:tab/><text:tab/><text:tab/>+ </text:span><text:span text:style-name="T16">"&lt;field name=\"thirdField\" declaringClass=\"testClasses.ObjectWithReferences\"&gt;&lt;reference&gt;3&lt;/reference&gt;&lt;/field&gt;"</text:span></text:p>
      <text:p text:style-name="P18"><text:span text:style-name="T6"><text:tab/><text:tab/><text:tab/><text:tab/>+ </text:span><text:span text:style-name="T16">"&lt;/object&gt;&lt;object class=\"testClasses.SimpleObject\" id=\"1\"&gt;&lt;field name=\"intField\" declaringClass=\"testClasses.SimpleObject\"&gt;"</text:span></text:p>
      <text:p text:style-name="P18"><text:span text:style-name="T6"><text:tab/><text:tab/><text:tab/><text:tab/>+ </text:span><text:span text:style-name="T16">"&lt;value&gt;0&lt;/value&gt;&lt;/field&gt;&lt;field name=\"doubleField\" declaringClass=\"testClasses.SimpleObject\"&gt;&lt;value&gt;0.0&lt;/value&gt;"</text:span></text:p>
      <text:p text:style-name="P18"><text:span text:style-name="T6"><text:tab/><text:tab/><text:tab/><text:tab/>+ </text:span><text:span text:style-name="T16">"&lt;/field&gt;&lt;field name=\"charField\" declaringClass=\"testClasses.SimpleObject\"&gt;&lt;value&gt;c&lt;/value&gt;&lt;/field&gt;"</text:span></text:p>
      <text:p text:style-name="P18"><text:span text:style-name="T6"><text:tab/><text:tab/><text:tab/><text:tab/>+ </text:span><text:span text:style-name="T16">"&lt;field name=\"booleanField\" declaringClass=\"testClasses.SimpleObject\"&gt;&lt;value&gt;true&lt;/value&gt;&lt;/field&gt;&lt;/object&gt;"</text:span></text:p>
      <text:p text:style-name="P18"><text:span text:style-name="T6"><text:tab/><text:tab/><text:tab/><text:tab/>+ </text:span><text:span text:style-name="T16">"&lt;object class=\"testClasses.SimpleObject\" id=\"2\"&gt;&lt;field name=\"intField\" declaringClass=\"testClasses.SimpleObject\"&gt;"</text:span></text:p>
      <text:p text:style-name="P18"><text:span text:style-name="T6"><text:tab/><text:tab/><text:tab/><text:tab/>+ </text:span><text:span text:style-name="T16">"&lt;value&gt;1&lt;/value&gt;&lt;/field&gt;&lt;field name=\"doubleField\" declaringClass=\"testClasses.SimpleObject\"&gt;&lt;value&gt;1.1&lt;/value&gt;&lt;/field&gt;"</text:span></text:p>
      <text:p text:style-name="P18"><text:span text:style-name="T6"><text:tab/><text:tab/><text:tab/><text:tab/>+ </text:span><text:span text:style-name="T16">"&lt;field name=\"charField\" declaringClass=\"testClasses.SimpleObject\"&gt;&lt;value&gt;h&lt;/value&gt;&lt;/field&gt;"</text:span></text:p>
      <text:p text:style-name="P18"><text:soft-page-break/><text:span text:style-name="T6"><text:tab/><text:tab/><text:tab/><text:tab/>+ </text:span><text:span text:style-name="T16">"&lt;field name=\"booleanField\" declaringClass=\"testClasses.SimpleObject\"&gt;&lt;value&gt;false&lt;/value&gt;&lt;/field&gt;&lt;/object&gt;"</text:span></text:p>
      <text:p text:style-name="P18"><text:span text:style-name="T6"><text:tab/><text:tab/><text:tab/><text:tab/>+ </text:span><text:span text:style-name="T16">"&lt;object class=\"testClasses.SimpleObject\" id=\"3\"&gt;&lt;field name=\"intField\" declaringClass=\"testClasses.SimpleObject\"&gt;"</text:span></text:p>
      <text:p text:style-name="P18"><text:span text:style-name="T6"><text:tab/><text:tab/><text:tab/><text:tab/>+ </text:span><text:span text:style-name="T16">"&lt;value&gt;2&lt;/value&gt;&lt;/field&gt;&lt;field name=\"doubleField\" declaringClass=\"testClasses.SimpleObject\"&gt;&lt;value&gt;2.2&lt;/value&gt;&lt;/field&gt;"</text:span></text:p>
      <text:p text:style-name="P18"><text:span text:style-name="T6"><text:tab/><text:tab/><text:tab/><text:tab/>+ </text:span><text:span text:style-name="T16">"&lt;field name=\"charField\" declaringClass=\"testClasses.SimpleObject\"&gt;&lt;value&gt;a&lt;/value&gt;&lt;/field&gt;"</text:span></text:p>
      <text:p text:style-name="P18"><text:span text:style-name="T6"><text:tab/><text:tab/><text:tab/><text:tab/>+ </text:span><text:span text:style-name="T16">"&lt;field name=\"booleanField\" declaringClass=\"testClasses.SimpleObject\"&gt;&lt;value&gt;true&lt;/value&gt;&lt;/field&gt;&lt;/object&gt;&lt;/serialized&gt;\r\n"</text:span><text:span text:style-name="T6">;</text:span></text:p>
      <text:p text:style-name="P18"><text:span text:style-name="T6"><text:tab/><text:tab/></text:span></text:p>
      <text:p text:style-name="P18"><text:span text:style-name="T6"><text:tab/><text:tab/>Document </text:span><text:span text:style-name="T9">output</text:span><text:span text:style-name="T6"> = </text:span><text:span text:style-name="T12">serializer</text:span><text:span text:style-name="T6">.serialize(</text:span><text:span text:style-name="T9">instance</text:span><text:span text:style-name="T6">);</text:span></text:p>
      <text:p text:style-name="P18"><text:span text:style-name="T6"><text:tab/><text:tab/>String </text:span><text:span text:style-name="T9">result</text:span><text:span text:style-name="T6"> = </text:span><text:span text:style-name="T12">outputter</text:span><text:span text:style-name="T6">.outputString(</text:span><text:span text:style-name="T9">output</text:span><text:span text:style-name="T6">);</text:span></text:p>
      <text:p text:style-name="P18"><text:span text:style-name="T6"><text:tab/><text:tab/></text:span></text:p>
      <text:p text:style-name="P18"><text:span text:style-name="T6"><text:tab/><text:tab/></text:span><text:span text:style-name="T8">assertEquals</text:span><text:span text:style-name="T6">(</text:span><text:span text:style-name="T9">expected</text:span><text:span text:style-name="T6">, </text:span><text:span text:style-name="T9">result</text:span><text:span text:style-name="T6">);</text:span></text:p>
      <text:p text:style-name="P18"><text:span text:style-name="T6"><text:tab/><text:tab/></text:span></text:p>
      <text:p text:style-name="P18"><text:span text:style-name="T6"><text:tab/><text:tab/></text:span><text:span text:style-name="T17">// Circular references (1 -&gt; 2 -&gt; 3 -&gt; 1)</text:span></text:p>
      <text:p text:style-name="P18"><text:span text:style-name="T6"><text:tab/><text:tab/>CircularNode </text:span><text:span text:style-name="T9">one</text:span><text:span text:style-name="T6">, </text:span><text:span text:style-name="T9">two</text:span><text:span text:style-name="T6">, </text:span><text:span text:style-name="T9">three</text:span><text:span text:style-name="T6">;</text:span></text:p>
      <text:p text:style-name="P18"><text:span text:style-name="T6"><text:tab/><text:tab/></text:span><text:span text:style-name="T9">one</text:span><text:span text:style-name="T6"> = </text:span><text:span text:style-name="T3">new</text:span><text:span text:style-name="T6"> CircularNode(1);</text:span></text:p>
      <text:p text:style-name="P18"><text:span text:style-name="T6"><text:tab/><text:tab/></text:span><text:span text:style-name="T9">two</text:span><text:span text:style-name="T6"> = </text:span><text:span text:style-name="T3">new</text:span><text:span text:style-name="T6"> CircularNode(2);</text:span></text:p>
      <text:p text:style-name="P18"><text:span text:style-name="T6"><text:tab/><text:tab/></text:span><text:span text:style-name="T9">three</text:span><text:span text:style-name="T6"> = </text:span><text:span text:style-name="T3">new</text:span><text:span text:style-name="T6"> CircularNode(3);</text:span></text:p>
      <text:p text:style-name="P18"><text:span text:style-name="T6"><text:tab/><text:tab/></text:span><text:span text:style-name="T9">one</text:span><text:span text:style-name="T6">.</text:span><text:span text:style-name="T11">next</text:span><text:span text:style-name="T6"> = </text:span><text:span text:style-name="T9">two</text:span><text:span text:style-name="T6">;</text:span></text:p>
      <text:p text:style-name="P18"><text:span text:style-name="T6"><text:tab/><text:tab/></text:span><text:span text:style-name="T9">two</text:span><text:span text:style-name="T6">.</text:span><text:span text:style-name="T11">next</text:span><text:span text:style-name="T6"> = </text:span><text:span text:style-name="T9">three</text:span><text:span text:style-name="T6">;</text:span></text:p>
      <text:p text:style-name="P18"><text:span text:style-name="T6"><text:tab/><text:tab/></text:span><text:span text:style-name="T9">three</text:span><text:span text:style-name="T6">.</text:span><text:span text:style-name="T11">next</text:span><text:span text:style-name="T6"> = </text:span><text:span text:style-name="T9">one</text:span><text:span text:style-name="T6">;</text:span></text:p>
      <text:p text:style-name="P18"><text:span text:style-name="T6"><text:tab/><text:tab/></text:span></text:p>
      <text:p text:style-name="P18"><text:span text:style-name="T6"><text:tab/><text:tab/></text:span><text:span text:style-name="T9">expected</text:span><text:span text:style-name="T6"> = </text:span><text:span text:style-name="T16">"&lt;?xml version=\"1.0\" encoding=\"UTF-8\"?&gt;\r\n&lt;serialized&gt;&lt;object class=\"testClasses.CircularNode\" id=\"0\"&gt;"</text:span></text:p>
      <text:p text:style-name="P18"><text:span text:style-name="T6"><text:tab/><text:tab/><text:tab/><text:tab/>+ </text:span><text:span text:style-name="T16">"&lt;field name=\"identifier\" declaringClass=\"testClasses.CircularNode\"&gt;&lt;value&gt;1&lt;/value&gt;&lt;/field&gt;"</text:span></text:p>
      <text:p text:style-name="P18"><text:span text:style-name="T6"><text:tab/><text:tab/><text:tab/><text:tab/>+ </text:span><text:span text:style-name="T16">"&lt;field name=\"next\" declaringClass=\"testClasses.CircularNode\"&gt;&lt;reference&gt;1&lt;/reference&gt;&lt;/field&gt;&lt;/object&gt;"</text:span></text:p>
      <text:p text:style-name="P18"><text:span text:style-name="T6"><text:tab/><text:tab/><text:tab/><text:tab/>+ </text:span><text:span text:style-name="T16">"&lt;object class=\"testClasses.CircularNode\" id=\"2\"&gt;&lt;field name=\"identifier\" declaringClass=\"testClasses.CircularNode\"&gt;"</text:span></text:p>
      <text:p text:style-name="P18"><text:span text:style-name="T6"><text:tab/><text:tab/><text:tab/><text:tab/>+ </text:span><text:span text:style-name="T16">"&lt;value&gt;3&lt;/value&gt;&lt;/field&gt;&lt;field name=\"next\" declaringClass=\"testClasses.CircularNode\"&gt;&lt;reference&gt;0&lt;/reference&gt;&lt;/field&gt;"</text:span></text:p>
      <text:p text:style-name="P18"><text:span text:style-name="T6"><text:tab/><text:tab/><text:tab/><text:tab/>+ </text:span><text:span text:style-name="T16">"&lt;/object&gt;&lt;object class=\"testClasses.CircularNode\" id=\"1\"&gt;&lt;field name=\"identifier\" declaringClass=\"testClasses.CircularNode\"&gt;"</text:span></text:p>
      <text:p text:style-name="P18"><text:span text:style-name="T6"><text:tab/><text:tab/><text:tab/><text:tab/>+ </text:span><text:span text:style-name="T16">"&lt;value&gt;2&lt;/value&gt;&lt;/field&gt;&lt;field name=\"next\" declaringClass=\"testClasses.CircularNode\"&gt;&lt;reference&gt;2&lt;/reference&gt;&lt;/field&gt;&lt;/object&gt;"</text:span></text:p>
      <text:p text:style-name="P18"><text:span text:style-name="T6"><text:tab/><text:tab/><text:tab/><text:tab/>+ </text:span><text:span text:style-name="T16">"&lt;/serialized&gt;\r\n"</text:span><text:span text:style-name="T6">;</text:span></text:p>
      <text:p text:style-name="P18"><text:span text:style-name="T6"><text:tab/><text:tab/></text:span></text:p>
      <text:p text:style-name="P18"><text:span text:style-name="T6"><text:tab/><text:tab/></text:span><text:span text:style-name="T9">output</text:span><text:span text:style-name="T6"> = </text:span><text:span text:style-name="T12">serializer</text:span><text:span text:style-name="T6">.serialize(</text:span><text:span text:style-name="T9">one</text:span><text:span text:style-name="T6">);</text:span></text:p>
      <text:p text:style-name="P18"><text:span text:style-name="T6"><text:tab/><text:tab/></text:span><text:span text:style-name="T9">result</text:span><text:span text:style-name="T6"> = </text:span><text:span text:style-name="T12">outputter</text:span><text:span text:style-name="T6">.outputString(</text:span><text:span text:style-name="T9">output</text:span><text:span text:style-name="T6">);</text:span></text:p>
      <text:p text:style-name="P18"><text:span text:style-name="T6"><text:tab/><text:tab/></text:span></text:p>
      <text:p text:style-name="P18"><text:span text:style-name="T6"><text:tab/><text:tab/></text:span><text:span text:style-name="T8">assertEquals</text:span><text:span text:style-name="T6">(</text:span><text:span text:style-name="T9">expected</text:span><text:span text:style-name="T6">, </text:span><text:span text:style-name="T9">result</text:span><text:span text:style-name="T6">);</text:span></text:p>
      <text:p text:style-name="P18"><text:span text:style-name="T6"><text:tab/>}</text:span></text:p>
      <text:p text:style-name="P18"><text:span text:style-name="T6"><text:tab/></text:span></text:p>
      <text:p text:style-name="P18"><text:span text:style-name="T6"><text:tab/></text:span><text:span text:style-name="T14">@Test</text:span></text:p>
      <text:p text:style-name="P18"><text:span text:style-name="T6"><text:tab/></text:span><text:span text:style-name="T3">public</text:span><text:span text:style-name="T6"> </text:span><text:span text:style-name="T3">void</text:span><text:span text:style-name="T6"> testObjectWithPrimitiveArray()</text:span></text:p>
      <text:p text:style-name="P18"><text:span text:style-name="T6"><text:tab/>{</text:span></text:p>
      <text:p text:style-name="P18"><text:span text:style-name="T6"><text:tab/><text:tab/></text:span><text:span text:style-name="T17">// Primitive array</text:span></text:p>
      <text:p text:style-name="P18"><text:span text:style-name="T6"><text:tab/><text:tab/>ObjectWithPrimitiveArray </text:span><text:span text:style-name="T9">pArray</text:span><text:span text:style-name="T6"> = </text:span><text:span text:style-name="T3">new</text:span><text:span text:style-name="T6"> ObjectWithPrimitiveArray(</text:span><text:span text:style-name="T3">new</text:span><text:span text:style-name="T6"> </text:span><text:span text:style-name="T3">int</text:span><text:span text:style-name="T6">[]{1,2,3,4,5});</text:span></text:p>
      <text:p text:style-name="P18"><text:span text:style-name="T6"><text:tab/><text:tab/></text:span></text:p>
      <text:p text:style-name="P18"><text:span text:style-name="T6"><text:tab/><text:tab/>String </text:span><text:span text:style-name="T9">expected</text:span><text:span text:style-name="T6"> = </text:span><text:span text:style-name="T16">"&lt;?xml version=\"1.0\" encoding=\"UTF-8\"?&gt;\r\n&lt;serialized&gt;"</text:span></text:p>
      <text:p text:style-name="P18"><text:span text:style-name="T6"><text:tab/><text:tab/><text:tab/><text:tab/>+ </text:span><text:span text:style-name="T16">"&lt;object class=\"testClasses.ObjectWithPrimitiveArray\" id=\"0\"&gt;"</text:span></text:p>
      <text:p text:style-name="P18"><text:span text:style-name="T6"><text:tab/><text:tab/><text:tab/><text:tab/>+ </text:span><text:span text:style-name="T16">"&lt;field name=\"array\" declaringClass=\"testClasses.ObjectWithPrimitiveArray\"&gt;"</text:span></text:p>
      <text:p text:style-name="P18"><text:span text:style-name="T6"><text:tab/><text:tab/><text:tab/><text:tab/>+ </text:span><text:span text:style-name="T16">"&lt;reference&gt;1&lt;/reference&gt;&lt;/field&gt;&lt;/object&gt;&lt;object class=\"[I\" id=\"1\" length=\"5\"&gt;&lt;value&gt;1&lt;/value&gt;"</text:span></text:p>
      <text:p text:style-name="P18"><text:span text:style-name="T6"><text:tab/><text:tab/><text:tab/><text:tab/>+ </text:span><text:span text:style-name="T16">"&lt;value&gt;2&lt;/value&gt;&lt;value&gt;3&lt;/value&gt;&lt;value&gt;4&lt;/value&gt;&lt;value&gt;5&lt;/value&gt;&lt;/object&gt;&lt;/serialized&gt;\r\n"</text:span><text:span text:style-name="T6">;</text:span></text:p>
      <text:p text:style-name="P18"><text:span text:style-name="T6"><text:tab/><text:tab/></text:span></text:p>
      <text:p text:style-name="P18"><text:span text:style-name="T6"><text:tab/><text:tab/>Document </text:span><text:span text:style-name="T9">output</text:span><text:span text:style-name="T6"> = </text:span><text:span text:style-name="T12">serializer</text:span><text:span text:style-name="T6">.serialize(</text:span><text:span text:style-name="T9">pArray</text:span><text:span text:style-name="T6">);</text:span></text:p>
      <text:p text:style-name="P18"><text:span text:style-name="T6"><text:tab/><text:tab/>String </text:span><text:span text:style-name="T9">result</text:span><text:span text:style-name="T6"> = </text:span><text:span text:style-name="T12">outputter</text:span><text:span text:style-name="T6">.outputString(</text:span><text:span text:style-name="T9">output</text:span><text:span text:style-name="T6">);</text:span></text:p>
      <text:p text:style-name="P18"><text:span text:style-name="T6"><text:tab/><text:tab/></text:span></text:p>
      <text:p text:style-name="P18"><text:span text:style-name="T6"><text:tab/><text:tab/></text:span><text:span text:style-name="T8">assertEquals</text:span><text:span text:style-name="T6">(</text:span><text:span text:style-name="T9">expected</text:span><text:span text:style-name="T6">, </text:span><text:span text:style-name="T9">result</text:span><text:span text:style-name="T6">);</text:span></text:p>
      <text:p text:style-name="P18"><text:span text:style-name="T6"><text:tab/>}</text:span></text:p>
      <text:p text:style-name="P18"><text:span text:style-name="T6"><text:tab/></text:span></text:p>
      <text:p text:style-name="P18"><text:span text:style-name="T6"><text:tab/></text:span><text:span text:style-name="T14">@Test</text:span></text:p>
      <text:p text:style-name="P18"><text:span text:style-name="T6"><text:tab/></text:span><text:span text:style-name="T3">public</text:span><text:span text:style-name="T6"> </text:span><text:span text:style-name="T3">void</text:span><text:span text:style-name="T6"> testObjectWithObjectArray()</text:span></text:p>
      <text:p text:style-name="P18"><text:span text:style-name="T6"><text:tab/>{</text:span></text:p>
      <text:p text:style-name="P18"><text:span text:style-name="T6"><text:tab/><text:tab/></text:span><text:span text:style-name="T17">// Simple Objects</text:span></text:p>
      <text:p text:style-name="P18"><text:span text:style-name="T6"><text:tab/><text:tab/>SimpleObject </text:span><text:span text:style-name="T9">first</text:span><text:span text:style-name="T6">, </text:span><text:span text:style-name="T9">second</text:span><text:span text:style-name="T6">, </text:span><text:span text:style-name="T9">third</text:span><text:span text:style-name="T6">;</text:span></text:p>
      <text:p text:style-name="P18"><text:soft-page-break/><text:span text:style-name="T6"><text:tab/><text:tab/></text:span><text:span text:style-name="T9">first</text:span><text:span text:style-name="T6"> = </text:span><text:span text:style-name="T3">new</text:span><text:span text:style-name="T6"> SimpleObject(0,0.0,</text:span><text:span text:style-name="T16">'c'</text:span><text:span text:style-name="T6">, </text:span><text:span text:style-name="T3">true</text:span><text:span text:style-name="T6">);</text:span></text:p>
      <text:p text:style-name="P18"><text:span text:style-name="T6"><text:tab/><text:tab/></text:span><text:span text:style-name="T9">second</text:span><text:span text:style-name="T6"> = </text:span><text:span text:style-name="T3">new</text:span><text:span text:style-name="T6"> SimpleObject(1,1.1,</text:span><text:span text:style-name="T16">'h'</text:span><text:span text:style-name="T6">, </text:span><text:span text:style-name="T3">false</text:span><text:span text:style-name="T6">);</text:span></text:p>
      <text:p text:style-name="P18"><text:span text:style-name="T6"><text:tab/><text:tab/></text:span><text:span text:style-name="T9">third</text:span><text:span text:style-name="T6"> = </text:span><text:span text:style-name="T3">new</text:span><text:span text:style-name="T6"> SimpleObject(2,2.2,</text:span><text:span text:style-name="T16">'a'</text:span><text:span text:style-name="T6">, </text:span><text:span text:style-name="T3">true</text:span><text:span text:style-name="T6">);</text:span></text:p>
      <text:p text:style-name="P18"><text:span text:style-name="T6"><text:tab/><text:tab/></text:span></text:p>
      <text:p text:style-name="P18"><text:span text:style-name="T6"><text:tab/><text:tab/></text:span><text:span text:style-name="T17">// object array</text:span></text:p>
      <text:p text:style-name="P18"><text:span text:style-name="T6"><text:tab/><text:tab/>ObjectWithObjectArray </text:span><text:span text:style-name="T9">oArray</text:span><text:span text:style-name="T6"> = </text:span><text:span text:style-name="T3">new</text:span><text:span text:style-name="T6"> ObjectWithObjectArray(</text:span><text:span text:style-name="T3">new</text:span><text:span text:style-name="T6"> SimpleObject[]{</text:span><text:span text:style-name="T9">first</text:span><text:span text:style-name="T6">, </text:span><text:span text:style-name="T9">second</text:span><text:span text:style-name="T6">, </text:span><text:span text:style-name="T9">third</text:span><text:span text:style-name="T6">});</text:span></text:p>
      <text:p text:style-name="P18"><text:span text:style-name="T6"><text:tab/><text:tab/></text:span></text:p>
      <text:p text:style-name="P18"><text:span text:style-name="T6"><text:tab/><text:tab/>String </text:span><text:span text:style-name="T9">expected</text:span><text:span text:style-name="T6"> = </text:span><text:span text:style-name="T16">"&lt;?xml version=\"1.0\" encoding=\"UTF-8\"?&gt;\r\n&lt;serialized&gt;"</text:span></text:p>
      <text:p text:style-name="P18"><text:span text:style-name="T6"><text:tab/><text:tab/><text:tab/><text:tab/>+ </text:span><text:span text:style-name="T16">"&lt;object class=\"testClasses.ObjectWithObjectArray\" id=\"0\"&gt;"</text:span></text:p>
      <text:p text:style-name="P18"><text:span text:style-name="T6"><text:tab/><text:tab/><text:tab/><text:tab/>+ </text:span><text:span text:style-name="T16">"&lt;field name=\"array\" declaringClass=\"testClasses.ObjectWithObjectArray\"&gt;"</text:span></text:p>
      <text:p text:style-name="P18"><text:span text:style-name="T6"><text:tab/><text:tab/><text:tab/><text:tab/>+ </text:span><text:span text:style-name="T16">"&lt;reference&gt;1&lt;/reference&gt;&lt;/field&gt;&lt;/object&gt;&lt;object class=\"testClasses.SimpleObject\" id=\"2\"&gt;"</text:span></text:p>
      <text:p text:style-name="P18"><text:span text:style-name="T6"><text:tab/><text:tab/><text:tab/><text:tab/>+ </text:span><text:span text:style-name="T16">"&lt;field name=\"intField\" declaringClass=\"testClasses.SimpleObject\"&gt;&lt;value&gt;0&lt;/value&gt;&lt;/field&gt;"</text:span></text:p>
      <text:p text:style-name="P18"><text:span text:style-name="T6"><text:tab/><text:tab/><text:tab/><text:tab/>+ </text:span><text:span text:style-name="T16">"&lt;field name=\"doubleField\" declaringClass=\"testClasses.SimpleObject\"&gt;&lt;value&gt;0.0&lt;/value&gt;"</text:span></text:p>
      <text:p text:style-name="P18"><text:span text:style-name="T6"><text:tab/><text:tab/><text:tab/><text:tab/>+ </text:span><text:span text:style-name="T16">"&lt;/field&gt;&lt;field name=\"charField\" declaringClass=\"testClasses.SimpleObject\"&gt;&lt;value&gt;c&lt;/value&gt;"</text:span></text:p>
      <text:p text:style-name="P18"><text:span text:style-name="T6"><text:tab/><text:tab/><text:tab/><text:tab/>+ </text:span><text:span text:style-name="T16">"&lt;/field&gt;&lt;field name=\"booleanField\" declaringClass=\"testClasses.SimpleObject\"&gt;&lt;value&gt;true&lt;/value&gt;"</text:span></text:p>
      <text:p text:style-name="P18"><text:span text:style-name="T6"><text:tab/><text:tab/><text:tab/><text:tab/>+ </text:span><text:span text:style-name="T16">"&lt;/field&gt;&lt;/object&gt;&lt;object class=\"testClasses.SimpleObject\" id=\"3\"&gt;"</text:span></text:p>
      <text:p text:style-name="P18"><text:span text:style-name="T6"><text:tab/><text:tab/><text:tab/><text:tab/>+ </text:span><text:span text:style-name="T16">"&lt;field name=\"intField\" declaringClass=\"testClasses.SimpleObject\"&gt;&lt;value&gt;1&lt;/value&gt;&lt;/field&gt;"</text:span></text:p>
      <text:p text:style-name="P18"><text:span text:style-name="T6"><text:tab/><text:tab/><text:tab/><text:tab/>+ </text:span><text:span text:style-name="T16">"&lt;field name=\"doubleField\" declaringClass=\"testClasses.SimpleObject\"&gt;&lt;value&gt;1.1&lt;/value&gt;"</text:span></text:p>
      <text:p text:style-name="P18"><text:span text:style-name="T6"><text:tab/><text:tab/><text:tab/><text:tab/>+ </text:span><text:span text:style-name="T16">"&lt;/field&gt;&lt;field name=\"charField\" declaringClass=\"testClasses.SimpleObject\"&gt;&lt;value&gt;h&lt;/value&gt;"</text:span></text:p>
      <text:p text:style-name="P18"><text:span text:style-name="T6"><text:tab/><text:tab/><text:tab/><text:tab/>+ </text:span><text:span text:style-name="T16">"&lt;/field&gt;&lt;field name=\"booleanField\" declaringClass=\"testClasses.SimpleObject\"&gt;&lt;value&gt;false&lt;/value&gt;"</text:span></text:p>
      <text:p text:style-name="P18"><text:span text:style-name="T6"><text:tab/><text:tab/><text:tab/><text:tab/>+ </text:span><text:span text:style-name="T16">"&lt;/field&gt;&lt;/object&gt;&lt;object class=\"testClasses.SimpleObject\" id=\"4\"&gt;"</text:span></text:p>
      <text:p text:style-name="P18"><text:span text:style-name="T6"><text:tab/><text:tab/><text:tab/><text:tab/>+ </text:span><text:span text:style-name="T16">"&lt;field name=\"intField\" declaringClass=\"testClasses.SimpleObject\"&gt;&lt;value&gt;2&lt;/value&gt;&lt;/field&gt;"</text:span></text:p>
      <text:p text:style-name="P18"><text:span text:style-name="T6"><text:tab/><text:tab/><text:tab/><text:tab/>+ </text:span><text:span text:style-name="T16">"&lt;field name=\"doubleField\" declaringClass=\"testClasses.SimpleObject\"&gt;&lt;value&gt;2.2&lt;/value&gt;&lt;/field&gt;"</text:span></text:p>
      <text:p text:style-name="P18"><text:span text:style-name="T6"><text:tab/><text:tab/><text:tab/><text:tab/>+ </text:span><text:span text:style-name="T16">"&lt;field name=\"charField\" declaringClass=\"testClasses.SimpleObject\"&gt;&lt;value&gt;a&lt;/value&gt;&lt;/field&gt;"</text:span></text:p>
      <text:p text:style-name="P18"><text:span text:style-name="T6"><text:tab/><text:tab/><text:tab/><text:tab/>+ </text:span><text:span text:style-name="T16">"&lt;field name=\"booleanField\" declaringClass=\"testClasses.SimpleObject\"&gt;&lt;value&gt;true&lt;/value&gt;&lt;/field&gt;"</text:span></text:p>
      <text:p text:style-name="P18"><text:span text:style-name="T6"><text:tab/><text:tab/><text:tab/><text:tab/>+ </text:span><text:span text:style-name="T16">"&lt;/object&gt;&lt;object class=\"[LtestClasses.SimpleObject;\" id=\"1\" length=\"3\"&gt;&lt;reference&gt;2&lt;/reference&gt;"</text:span></text:p>
      <text:p text:style-name="P18"><text:span text:style-name="T6"><text:tab/><text:tab/><text:tab/><text:tab/>+ </text:span><text:span text:style-name="T16">"&lt;reference&gt;3&lt;/reference&gt;&lt;reference&gt;4&lt;/reference&gt;&lt;/object&gt;&lt;/serialized&gt;\r\n"</text:span><text:span text:style-name="T6">;</text:span></text:p>
      <text:p text:style-name="P18"><text:span text:style-name="T6"><text:tab/><text:tab/></text:span></text:p>
      <text:p text:style-name="P18"><text:span text:style-name="T6"><text:tab/><text:tab/>Document </text:span><text:span text:style-name="T9">output</text:span><text:span text:style-name="T6"> = </text:span><text:span text:style-name="T12">serializer</text:span><text:span text:style-name="T6">.serialize(</text:span><text:span text:style-name="T9">oArray</text:span><text:span text:style-name="T6">);</text:span></text:p>
      <text:p text:style-name="P18"><text:span text:style-name="T6"><text:tab/><text:tab/>String </text:span><text:span text:style-name="T9">result</text:span><text:span text:style-name="T6"> = </text:span><text:span text:style-name="T12">outputter</text:span><text:span text:style-name="T6">.outputString(</text:span><text:span text:style-name="T9">output</text:span><text:span text:style-name="T6">);</text:span></text:p>
      <text:p text:style-name="P18"><text:span text:style-name="T6"><text:tab/><text:tab/></text:span></text:p>
      <text:p text:style-name="P18"><text:span text:style-name="T6"><text:tab/><text:tab/></text:span><text:span text:style-name="T8">assertEquals</text:span><text:span text:style-name="T6">(</text:span><text:span text:style-name="T9">expected</text:span><text:span text:style-name="T6">, </text:span><text:span text:style-name="T9">result</text:span><text:span text:style-name="T6">);</text:span></text:p>
      <text:p text:style-name="P18"><text:span text:style-name="T6"><text:tab/>}</text:span></text:p>
      <text:p text:style-name="P18"><text:span text:style-name="T6"><text:tab/></text:span></text:p>
      <text:p text:style-name="P18"><text:span text:style-name="T6"><text:tab/></text:span><text:span text:style-name="T14">@Test</text:span></text:p>
      <text:p text:style-name="P18"><text:span text:style-name="T6"><text:tab/></text:span><text:span text:style-name="T3">public</text:span><text:span text:style-name="T6"> </text:span><text:span text:style-name="T3">void</text:span><text:span text:style-name="T6"> testObjectWithCollection()</text:span></text:p>
      <text:p text:style-name="P18"><text:span text:style-name="T6"><text:tab/>{</text:span></text:p>
      <text:p text:style-name="P18"><text:span text:style-name="T6"><text:tab/><text:tab/></text:span><text:span text:style-name="T17">// Simple Objects</text:span></text:p>
      <text:p text:style-name="P18"><text:span text:style-name="T6"><text:tab/><text:tab/>SimpleObject </text:span><text:span text:style-name="T9">first</text:span><text:span text:style-name="T6">, </text:span><text:span text:style-name="T9">second</text:span><text:span text:style-name="T6">, </text:span><text:span text:style-name="T9">third</text:span><text:span text:style-name="T6">;</text:span></text:p>
      <text:p text:style-name="P18"><text:span text:style-name="T6"><text:tab/><text:tab/></text:span><text:span text:style-name="T9">first</text:span><text:span text:style-name="T6"> = </text:span><text:span text:style-name="T3">new</text:span><text:span text:style-name="T6"> SimpleObject(0,0.0,</text:span><text:span text:style-name="T16">'c'</text:span><text:span text:style-name="T6">, </text:span><text:span text:style-name="T3">true</text:span><text:span text:style-name="T6">);</text:span></text:p>
      <text:p text:style-name="P18"><text:span text:style-name="T6"><text:tab/><text:tab/></text:span><text:span text:style-name="T9">second</text:span><text:span text:style-name="T6"> = </text:span><text:span text:style-name="T3">new</text:span><text:span text:style-name="T6"> SimpleObject(1,1.1,</text:span><text:span text:style-name="T16">'h'</text:span><text:span text:style-name="T6">, </text:span><text:span text:style-name="T3">false</text:span><text:span text:style-name="T6">);</text:span></text:p>
      <text:p text:style-name="P18"><text:span text:style-name="T6"><text:tab/><text:tab/></text:span><text:span text:style-name="T9">third</text:span><text:span text:style-name="T6"> = </text:span><text:span text:style-name="T3">new</text:span><text:span text:style-name="T6"> SimpleObject(2,2.2,</text:span><text:span text:style-name="T16">'a'</text:span><text:span text:style-name="T6">, </text:span><text:span text:style-name="T3">true</text:span><text:span text:style-name="T6">);</text:span></text:p>
      <text:p text:style-name="P18"><text:span text:style-name="T6"><text:tab/><text:tab/></text:span></text:p>
      <text:p text:style-name="P18"><text:span text:style-name="T6"><text:tab/><text:tab/></text:span><text:span text:style-name="T17">// Collection holding things</text:span></text:p>
      <text:p text:style-name="P18"><text:span text:style-name="T6"><text:tab/><text:tab/>ArrayList&lt;SimpleObject&gt; </text:span><text:span text:style-name="T9">list</text:span><text:span text:style-name="T6"> = </text:span><text:span text:style-name="T3">new</text:span><text:span text:style-name="T6"> ArrayList&lt;SimpleObject&gt;();</text:span></text:p>
      <text:p text:style-name="P18"><text:span text:style-name="T6"><text:tab/><text:tab/></text:span><text:span text:style-name="T9">list</text:span><text:span text:style-name="T6">.add(</text:span><text:span text:style-name="T9">first</text:span><text:span text:style-name="T6">);</text:span></text:p>
      <text:p text:style-name="P18"><text:span text:style-name="T6"><text:tab/><text:tab/></text:span><text:span text:style-name="T9">list</text:span><text:span text:style-name="T6">.add(</text:span><text:span text:style-name="T9">second</text:span><text:span text:style-name="T6">);</text:span></text:p>
      <text:p text:style-name="P18"><text:span text:style-name="T6"><text:tab/><text:tab/></text:span><text:span text:style-name="T9">list</text:span><text:span text:style-name="T6">.add(</text:span><text:span text:style-name="T9">third</text:span><text:span text:style-name="T6">);</text:span></text:p>
      <text:p text:style-name="P18"><text:span text:style-name="T6"><text:tab/><text:tab/></text:span></text:p>
      <text:p text:style-name="P18"><text:span text:style-name="T6"><text:tab/><text:tab/></text:span><text:span text:style-name="T17">// with collection</text:span></text:p>
      <text:p text:style-name="P18"><text:span text:style-name="T6"><text:tab/><text:tab/>ObjectWithCollection </text:span><text:span text:style-name="T9">col</text:span><text:span text:style-name="T6"> = </text:span><text:span text:style-name="T3">new</text:span><text:span text:style-name="T6"> ObjectWithCollection(</text:span><text:span text:style-name="T9">list</text:span><text:span text:style-name="T6">);</text:span></text:p>
      <text:p text:style-name="P18"><text:span text:style-name="T6"><text:tab/><text:tab/></text:span></text:p>
      <text:p text:style-name="P18"><text:span text:style-name="T6"><text:tab/><text:tab/>String </text:span><text:span text:style-name="T9">expected</text:span><text:span text:style-name="T6"> = </text:span><text:span text:style-name="T16">"&lt;?xml version=\"1.0\" encoding=\"UTF-8\"?&gt;\r\n&lt;serialized&gt;"</text:span></text:p>
      <text:p text:style-name="P18"><text:span text:style-name="T6"><text:tab/><text:tab/><text:tab/><text:tab/>+ </text:span><text:span text:style-name="T16">"&lt;object class=\"testClasses.ObjectWithCollection\" id=\"0\"&gt;"</text:span></text:p>
      <text:p text:style-name="P18"><text:span text:style-name="T6"><text:tab/><text:tab/><text:tab/><text:tab/>+ </text:span><text:span text:style-name="T16">"&lt;field name=\"list\" declaringClass=\"testClasses.ObjectWithCollection\"&gt;"</text:span></text:p>
      <text:p text:style-name="P18"><text:span text:style-name="T6"><text:tab/><text:tab/><text:tab/><text:tab/>+ </text:span><text:span text:style-name="T16">"&lt;reference&gt;1&lt;/reference&gt;&lt;/field&gt;&lt;/object&gt;&lt;object class=\"testClasses.SimpleObject\" id=\"3\"&gt;"</text:span></text:p>
      <text:p text:style-name="P18"><text:soft-page-break/><text:span text:style-name="T6"><text:tab/><text:tab/><text:tab/><text:tab/>+ </text:span><text:span text:style-name="T16">"&lt;field name=\"intField\" declaringClass=\"testClasses.SimpleObject\"&gt;&lt;value&gt;0&lt;/value&gt;&lt;/field&gt;"</text:span></text:p>
      <text:p text:style-name="P18"><text:span text:style-name="T6"><text:tab/><text:tab/><text:tab/><text:tab/>+ </text:span><text:span text:style-name="T16">"&lt;field name=\"doubleField\" declaringClass=\"testClasses.SimpleObject\"&gt;&lt;value&gt;0.0&lt;/value&gt;"</text:span></text:p>
      <text:p text:style-name="P18"><text:span text:style-name="T6"><text:tab/><text:tab/><text:tab/><text:tab/>+ </text:span><text:span text:style-name="T16">"&lt;/field&gt;&lt;field name=\"charField\" declaringClass=\"testClasses.SimpleObject\"&gt;&lt;value&gt;c&lt;/value&gt;"</text:span></text:p>
      <text:p text:style-name="P18"><text:span text:style-name="T6"><text:tab/><text:tab/><text:tab/><text:tab/>+ </text:span><text:span text:style-name="T16">"&lt;/field&gt;&lt;field name=\"booleanField\" declaringClass=\"testClasses.SimpleObject\"&gt;&lt;value&gt;true&lt;/value&gt;"</text:span></text:p>
      <text:p text:style-name="P18"><text:span text:style-name="T6"><text:tab/><text:tab/><text:tab/><text:tab/>+ </text:span><text:span text:style-name="T16">"&lt;/field&gt;&lt;/object&gt;&lt;object class=\"testClasses.SimpleObject\" id=\"4\"&gt;"</text:span></text:p>
      <text:p text:style-name="P18"><text:span text:style-name="T6"><text:tab/><text:tab/><text:tab/><text:tab/>+ </text:span><text:span text:style-name="T16">"&lt;field name=\"intField\" declaringClass=\"testClasses.SimpleObject\"&gt;&lt;value&gt;1&lt;/value&gt;&lt;/field&gt;"</text:span></text:p>
      <text:p text:style-name="P18"><text:span text:style-name="T6"><text:tab/><text:tab/><text:tab/><text:tab/>+ </text:span><text:span text:style-name="T16">"&lt;field name=\"doubleField\" declaringClass=\"testClasses.SimpleObject\"&gt;&lt;value&gt;1.1&lt;/value&gt;&lt;/field&gt;"</text:span></text:p>
      <text:p text:style-name="P18"><text:span text:style-name="T6"><text:tab/><text:tab/><text:tab/><text:tab/>+ </text:span><text:span text:style-name="T16">"&lt;field name=\"charField\" declaringClass=\"testClasses.SimpleObject\"&gt;&lt;value&gt;h&lt;/value&gt;&lt;/field&gt;"</text:span></text:p>
      <text:p text:style-name="P18"><text:span text:style-name="T6"><text:tab/><text:tab/><text:tab/><text:tab/>+ </text:span><text:span text:style-name="T16">"&lt;field name=\"booleanField\" declaringClass=\"testClasses.SimpleObject\"&gt;&lt;value&gt;false&lt;/value&gt;&lt;/field&gt;"</text:span></text:p>
      <text:p text:style-name="P18"><text:span text:style-name="T6"><text:tab/><text:tab/><text:tab/><text:tab/>+ </text:span><text:span text:style-name="T16">"&lt;/object&gt;&lt;object class=\"testClasses.SimpleObject\" id=\"5\"&gt;"</text:span></text:p>
      <text:p text:style-name="P18"><text:span text:style-name="T6"><text:tab/><text:tab/><text:tab/><text:tab/>+ </text:span><text:span text:style-name="T16">"&lt;field name=\"intField\" declaringClass=\"testClasses.SimpleObject\"&gt;&lt;value&gt;2&lt;/value&gt;&lt;/field&gt;"</text:span></text:p>
      <text:p text:style-name="P18"><text:span text:style-name="T6"><text:tab/><text:tab/><text:tab/><text:tab/>+ </text:span><text:span text:style-name="T16">"&lt;field name=\"doubleField\" declaringClass=\"testClasses.SimpleObject\"&gt;&lt;value&gt;2.2&lt;/value&gt;&lt;/field&gt;"</text:span></text:p>
      <text:p text:style-name="P18"><text:span text:style-name="T6"><text:tab/><text:tab/><text:tab/><text:tab/>+ </text:span><text:span text:style-name="T16">"&lt;field name=\"charField\" declaringClass=\"testClasses.SimpleObject\"&gt;&lt;value&gt;a&lt;/value&gt;&lt;/field&gt;"</text:span></text:p>
      <text:p text:style-name="P18"><text:span text:style-name="T6"><text:tab/><text:tab/><text:tab/><text:tab/>+ </text:span><text:span text:style-name="T16">"&lt;field name=\"booleanField\" declaringClass=\"testClasses.SimpleObject\"&gt;&lt;value&gt;true&lt;/value&gt;"</text:span></text:p>
      <text:p text:style-name="P18"><text:span text:style-name="T6"><text:tab/><text:tab/><text:tab/><text:tab/>+ </text:span><text:span text:style-name="T16">"&lt;/field&gt;&lt;/object&gt;&lt;object class=\"[Ljava.lang.Object;\" id=\"2\" length=\"10\"&gt;&lt;reference&gt;3&lt;/reference&gt;"</text:span></text:p>
      <text:p text:style-name="P18"><text:span text:style-name="T6"><text:tab/><text:tab/><text:tab/><text:tab/>+ </text:span><text:span text:style-name="T16">"&lt;reference&gt;4&lt;/reference&gt;&lt;reference&gt;5&lt;/reference&gt;&lt;reference&gt;null&lt;/reference&gt;&lt;reference&gt;null&lt;/reference&gt;"</text:span></text:p>
      <text:p text:style-name="P18"><text:span text:style-name="T6"><text:tab/><text:tab/><text:tab/><text:tab/>+ </text:span><text:span text:style-name="T16">"&lt;reference&gt;null&lt;/reference&gt;&lt;reference&gt;null&lt;/reference&gt;&lt;reference&gt;null&lt;/reference&gt;"</text:span></text:p>
      <text:p text:style-name="P18"><text:span text:style-name="T6"><text:tab/><text:tab/><text:tab/><text:tab/>+ </text:span><text:span text:style-name="T16">"&lt;reference&gt;null&lt;/reference&gt;&lt;reference&gt;null&lt;/reference&gt;&lt;/object&gt;"</text:span></text:p>
      <text:p text:style-name="P18"><text:span text:style-name="T6"><text:tab/><text:tab/><text:tab/><text:tab/>+ </text:span><text:span text:style-name="T16">"&lt;object class=\"java.util.ArrayList\" id=\"1\"&gt;"</text:span></text:p>
      <text:p text:style-name="P18"><text:span text:style-name="T6"><text:tab/><text:tab/><text:tab/><text:tab/>+ </text:span><text:span text:style-name="T16">"&lt;field name=\"elementData\" declaringClass=\"java.util.ArrayList\"&gt;&lt;reference&gt;2&lt;/reference&gt;&lt;/field&gt;"</text:span></text:p>
      <text:p text:style-name="P18"><text:span text:style-name="T6"><text:tab/><text:tab/><text:tab/><text:tab/>+ </text:span><text:span text:style-name="T16">"&lt;field name=\"size\" declaringClass=\"java.util.ArrayList\"&gt;&lt;value&gt;3&lt;/value&gt;&lt;/field&gt;"</text:span></text:p>
      <text:p text:style-name="P18"><text:span text:style-name="T6"><text:tab/><text:tab/><text:tab/><text:tab/>+ </text:span><text:span text:style-name="T16">"&lt;field name=\"modCount\" declaringClass=\"java.util.AbstractList\"&gt;&lt;value&gt;3&lt;/value&gt;&lt;/field&gt;&lt;/object&gt;"</text:span></text:p>
      <text:p text:style-name="P18"><text:span text:style-name="T6"><text:tab/><text:tab/><text:tab/><text:tab/>+ </text:span><text:span text:style-name="T16">"&lt;/serialized&gt;\r\n"</text:span><text:span text:style-name="T6">;</text:span></text:p>
      <text:p text:style-name="P18"><text:span text:style-name="T6"><text:tab/><text:tab/></text:span></text:p>
      <text:p text:style-name="P18"><text:span text:style-name="T6"><text:tab/><text:tab/>Document </text:span><text:span text:style-name="T9">output</text:span><text:span text:style-name="T6"> = </text:span><text:span text:style-name="T12">serializer</text:span><text:span text:style-name="T6">.serialize(</text:span><text:span text:style-name="T9">col</text:span><text:span text:style-name="T6">);</text:span></text:p>
      <text:p text:style-name="P18"><text:span text:style-name="T6"><text:tab/><text:tab/>String </text:span><text:span text:style-name="T9">result</text:span><text:span text:style-name="T6"> = </text:span><text:span text:style-name="T12">outputter</text:span><text:span text:style-name="T6">.outputString(</text:span><text:span text:style-name="T9">output</text:span><text:span text:style-name="T6">);</text:span></text:p>
      <text:p text:style-name="P18"><text:span text:style-name="T6"><text:tab/><text:tab/></text:span></text:p>
      <text:p text:style-name="P18"><text:span text:style-name="T6"><text:tab/><text:tab/></text:span><text:span text:style-name="T8">assertEquals</text:span><text:span text:style-name="T6">(</text:span><text:span text:style-name="T9">expected</text:span><text:span text:style-name="T6">, </text:span><text:span text:style-name="T9">result</text:span><text:span text:style-name="T6">);</text:span></text:p>
      <text:p text:style-name="P18"><text:span text:style-name="T6"><text:tab/>}</text:span></text:p>
      <text:p text:style-name="P17"/>
      <text:p text:style-name="P18"><text:span text:style-name="T6">}</text:span></text:p>
      <text:p text:style-name="P5"/>
      <text:p text:style-name="P9">Record of Refactorings</text:p>
      <text:p text:style-name="P11">Most of my refactorings were done at the time of writing the code rather than afterwards. My general approach was as such: I would create an interface for whatever class I needed (ie. ReflectiveSerializer and ReflectiveDeserializer), then create the implementing class with empty methods for what I needed to implement. I would then write the entire implementation (more or less) in one method. After I made sure it worked as expected, I would go through the method and extract anything I could.</text:p>
      <text:p text:style-name="P11"/>
      <text:p text:style-name="P12">Most of my refactoring was in the same vein as comm<text:span text:style-name="T20">it 5041687640c761ce6f3174df92d0cd526f80d1a2; basically going through methods that seem far too long and extracting methods where I can. I also did some usability refactoring in the object inspector in commit 4a9b6539ba71932230cce99b9fe7fbae145b99fb where I added some explanatory text </text:span><text:span text:style-name="T21">to help the user go through the process of serializing and deserializing an object. Another refactoring I did was add overloaded equals() methods to all of my test classes in </text:span><text:span text:style-name="T20">commit be71767d7df3219bb6987936c070d6953e93d1c9. </text:span><text:span text:style-name="T21">This was done in order to make them easier to deal with in my test cases, as the Junit assertEquals method uses this overloaded method if it is available.</text:span></text:p>
      <text:p text:style-name="P13"><text:span text:style-name="T20"/></text:p>
      <text:p text:style-name="P5"><text:soft-page-break/></text:p>
      <text:p text:style-name="P9">Git logs</text:p>
      <text:p text:style-name="P9"/>
      <text:p text:style-name="P16">commit 111d7dfe23a39be0e3bd64f6da841fe186436fd9</text:p>
      <text:p text:style-name="P16">Author: Danny Lewis &lt;nitomatik@gmail.com&gt;</text:p>
      <text:p text:style-name="P16">Date: <text:s text:c="2"/>Mon Nov 16 14:46:08 2015 -0700</text:p>
      <text:p text:style-name="P16"/>
      <text:p text:style-name="P16"><text:s text:c="4"/>Removing useless imports.</text:p>
      <text:p text:style-name="P16"/>
      <text:p text:style-name="P16">commit 4a9b6539ba71932230cce99b9fe7fbae145b99fb</text:p>
      <text:p text:style-name="P16">Author: Danny Lewis &lt;nitomatik@gmail.com&gt;</text:p>
      <text:p text:style-name="P16">Date: <text:s text:c="2"/>Mon Nov 16 14:01:26 2015 -0700</text:p>
      <text:p text:style-name="P16"/>
      <text:p text:style-name="P16"><text:s text:c="4"/>Added the visualizer (a stripped down version of A2), and updated some client / server code to have more explanitory text.</text:p>
      <text:p text:style-name="P16"/>
      <text:p text:style-name="P16">commit be71767d7df3219bb6987936c070d6953e93d1c9</text:p>
      <text:p text:style-name="P16">Author: Danny Lewis &lt;nitomatik@gmail.com&gt;</text:p>
      <text:p text:style-name="P16">Date: <text:s text:c="2"/>Mon Nov 16 01:04:26 2015 -0700</text:p>
      <text:p text:style-name="P16"/>
      <text:p text:style-name="P16"><text:s text:c="4"/>Adding equals overidden method so the test classes play nice with JUnit, and created tests for serializer and deserializer.</text:p>
      <text:p text:style-name="P16"/>
      <text:p text:style-name="P16">commit 5041687640c761ce6f3174df92d0cd526f80d1a2</text:p>
      <text:p text:style-name="P16">Author: Danny Lewis &lt;nitomatik@gmail.com&gt;</text:p>
      <text:p text:style-name="P16">Date: <text:s text:c="2"/>Sun Nov 15 22:16:10 2015 -0700</text:p>
      <text:p text:style-name="P16"/>
      <text:p text:style-name="P16"><text:s text:c="4"/>Extracted two methods in the deserializer, fillArray() and fillObject(), which just fill in the fields / indices of an object / array.</text:p>
      <text:p text:style-name="P16"/>
      <text:p text:style-name="P16">commit 0a8a671585c1864efe3a7ca6b53e07e23cf965c9</text:p>
      <text:p text:style-name="P16">Author: Danny Lewis &lt;nitomatik@gmail.com&gt;</text:p>
      <text:p text:style-name="P16">Date: <text:s text:c="2"/>Sun Nov 15 21:56:26 2015 -0700</text:p>
      <text:p text:style-name="P16"/>
      <text:p text:style-name="P16"><text:s text:c="4"/>Added Deserializer and server / client architecture. Working on refactoring and tests next.</text:p>
      <text:p text:style-name="P16"/>
      <text:p text:style-name="P16">commit 09613384859a73fdd0109772fd9a888c1f132892</text:p>
      <text:p text:style-name="P16">Author: Danny Lewis &lt;nitomatik@gmail.com&gt;</text:p>
      <text:p text:style-name="P16">Date: <text:s text:c="2"/>Sun Nov 15 00:15:51 2015 -0700</text:p>
      <text:p text:style-name="P16"/>
      <text:p text:style-name="P16"><text:s text:c="4"/>Adding JDOM and updated Object Creator menu.</text:p>
      <text:p text:style-name="P16"/>
      <text:p text:style-name="P16">commit 0eb558c72dc271b619cd622d8b88fb8426c17e1b</text:p>
      <text:p text:style-name="P16">Author: Danny Lewis &lt;nitomatik@gmail.com&gt;</text:p>
      <text:p text:style-name="P16">Date: <text:s text:c="2"/>Sat Nov 14 19:22:39 2015 -0700</text:p>
      <text:p text:style-name="P16"/>
      <text:p text:style-name="P16"><text:s text:c="4"/>Serializer is now done and working with all test Objects. Will work on deserializer next.</text:p>
      <text:p text:style-name="P16"/>
      <text:p text:style-name="P16">commit eb0fc99c6115b4c0ea50be4bb2ce0cb129b49f9e</text:p>
      <text:p text:style-name="P16">Author: Danny Lewis &lt;nitomatik@gmail.com&gt;</text:p>
      <text:p text:style-name="P16">Date: <text:s text:c="2"/>Thu Nov 5 18:46:35 2015 -0700</text:p>
      <text:p text:style-name="P16"/>
      <text:p text:style-name="P16"><text:s text:c="4"/>Created test classes as well as the API for creating them from the console</text:p>
      <text:p text:style-name="P16"/>
      <text:p text:style-name="P16">commit 8368c73bd579f839fd0b665e41df433990c0b2f8</text:p>
      <text:p text:style-name="P16">Author: Danny Lewis &lt;nitomatik@gmail.com&gt;</text:p>
      <text:p text:style-name="P16">Date: <text:s text:c="2"/>Thu Nov 5 17:22:15 2015 -0700</text:p>
      <text:p text:style-name="P16"/>
      <text:p text:style-name="P16"><text:s text:c="4"/>Changing folder structure.</text:p>
      <text:p text:style-name="P16"/>
      <text:p text:style-name="P16">commit ba034f8a526ea89e2bc690ca2a96c6d816a2cd48</text:p>
      <text:p text:style-name="P16">Author: dglewis &lt;dglewis@zone46-wa.cs.ucalgary.ca&gt;</text:p>
      <text:p text:style-name="P16">Date: <text:s text:c="2"/>Thu Nov 5 16:59:56 2015 -0700</text:p>
      <text:p text:style-name="P16"/>
      <text:p text:style-name="P16"><text:s text:c="4"/>Setting up sender and receiver folder structure</text:p>
      <text:p text:style-name="P16"/>
      <text:p text:style-name="P16">commit 6c0a2bad705d7a268e0d24b6187158d89dd4445f</text:p>
      <text:p text:style-name="P16">Author: Scraniel &lt;nitomatik@gmail.com&gt;</text:p>
      <text:p text:style-name="P16">Date: <text:s text:c="2"/>Thu Nov 5 12:46:27 2015 -0700</text:p>
      <text:p text:style-name="P16"/>
      <text:p text:style-name="P16"><text:s text:c="4"/>Initial comm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Monotype" svg:font-family="Monotyp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4354in" fo:margin-right="0.441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glewis </meta:initial-creator>
    <meta:creation-date>2015-11-16T14:13:22.152365867</meta:creation-date>
    <dc:date>2015-11-16T15:15:33.879540630</dc:date>
    <dc:creator>dglewis </dc:creator>
    <meta:editing-duration>PT20M31S</meta:editing-duration>
    <meta:editing-cycles>2</meta:editing-cycles>
    <meta:generator>LibreOffice/4.4.5.2$Linux_X86_64 LibreOffice_project/40$Build-2</meta:generator>
    <meta:printed-by>dglewis </meta:printed-by>
    <meta:print-date>2015-11-16T15:15:28.632584865</meta:print-date>
    <meta:document-statistic meta:table-count="0" meta:image-count="0" meta:object-count="0" meta:page-count="29" meta:paragraph-count="1702" meta:word-count="5059" meta:character-count="57717" meta:non-whitespace-character-count="50269"/>
  </office:meta>
</office:document-meta>
</file>